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9" table:formula="of:=FREQUENCY([.A1:.A300]; [.B1:.B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2" table:default-cell-style-name="ce1"/>
        <table:table-row table:style-name="ro1">
          <table:table-cell table:formula="of:=[$Sheet1.C1]" office:value-type="float" office:value="0" calcext:value-type="float">
            <text:p>0</text:p>
          </table:table-cell>
          <table:table-cell table:formula="of:=[$Sheet1.C2]" office:value-type="float" office:value="119" calcext:value-type="float">
            <text:p>119</text:p>
          </table:table-cell>
          <table:table-cell table:formula="of:=[$Sheet1.C3]" office:value-type="float" office:value="45" calcext:value-type="float">
            <text:p>45</text:p>
          </table:table-cell>
          <table:table-cell table:formula="of:=[$Sheet1.C4]" office:value-type="float" office:value="48" calcext:value-type="float">
            <text:p>48</text:p>
          </table:table-cell>
          <table:table-cell table:formula="of:=[$Sheet1.C5]" office:value-type="float" office:value="40" calcext:value-type="float">
            <text:p>40</text:p>
          </table:table-cell>
          <table:table-cell table:formula="of:=[$Sheet1.C6]" office:value-type="float" office:value="48" calcext:value-type="float">
            <text:p>48</text:p>
          </table:table-cell>
          <table:table-cell table:formula="of:=[$Sheet1.C7]" office:value-type="float" office:value="0" calcext:value-type="float">
            <text:p>0</text:p>
          </table:table-cell>
          <table:table-cell table:formula="of:=[$Sheet1.C8]" office:value-type="float" office:value="0" calcext:value-type="float">
            <text:p>0</text:p>
          </table:table-cell>
          <table:table-cell table:formula="of:=[$Sheet1.C9]" office:value-type="float" office:value="0" calcext:value-type="float">
            <text:p>0</text:p>
          </table:table-cell>
          <table:table-cell table:formula="of:=SUM([.A1:.I1])" office:value-type="float" office:value="300" calcext:value-type="float">
            <text:p>300</text:p>
          </table:table-cell>
        </table:table-row>
        <table:table-row table:style-name="ro1">
          <table:table-cell table:formula="of:=[.B1]" office:value-type="float" office:value="119" calcext:value-type="float">
            <text:p>119</text:p>
          </table:table-cell>
          <table:table-cell table:formula="of:=[.C1]" office:value-type="float" office:value="45" calcext:value-type="float">
            <text:p>45</text:p>
          </table:table-cell>
          <table:table-cell table:formula="of:=[.D1]" office:value-type="float" office:value="48" calcext:value-type="float">
            <text:p>48</text:p>
          </table:table-cell>
          <table:table-cell table:formula="of:=[.E1]" office:value-type="float" office:value="40" calcext:value-type="float">
            <text:p>40</text:p>
          </table:table-cell>
          <table:table-cell table:formula="of:=[.F1]" office:value-type="float" office:value="48" calcext:value-type="float">
            <text:p>48</text:p>
          </table:table-cell>
          <table:table-cell table:formula="of:=[.G1]" office:value-type="float" office:value="0" calcext:value-type="float">
            <text:p>0</text:p>
          </table:table-cell>
          <table:table-cell table:formula="of:=[.H1]+[.A1]" office:value-type="float" office:value="0" calcext:value-type="float">
            <text:p>0</text:p>
          </table:table-cell>
          <table:table-cell table:formula="of:=[.I1]" office:value-type="float" office:value="0" calcext:value-type="float">
            <text:p>0</text:p>
          </table:table-cell>
          <table:table-cell table:formula="of:=[.A1]" office:value-type="float" office:value="0" calcext:value-type="float">
            <text:p>0</text:p>
          </table:table-cell>
          <table:table-cell table:formula="of:=SUM([.A2:.I2])" office:value-type="float" office:value="300" calcext:value-type="float">
            <text:p>300</text:p>
          </table:table-cell>
        </table:table-row>
        <table:table-row table:style-name="ro1">
          <table:table-cell table:formula="of:=[.B2]" office:value-type="float" office:value="45" calcext:value-type="float">
            <text:p>45</text:p>
          </table:table-cell>
          <table:table-cell table:formula="of:=[.C2]" office:value-type="float" office:value="48" calcext:value-type="float">
            <text:p>48</text:p>
          </table:table-cell>
          <table:table-cell table:formula="of:=[.D2]" office:value-type="float" office:value="40" calcext:value-type="float">
            <text:p>40</text:p>
          </table:table-cell>
          <table:table-cell table:formula="of:=[.E2]" office:value-type="float" office:value="48" calcext:value-type="float">
            <text:p>48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+[.A2]" office:value-type="float" office:value="119" calcext:value-type="float">
            <text:p>119</text:p>
          </table:table-cell>
          <table:table-cell table:formula="of:=[.I2]" office:value-type="float" office:value="0" calcext:value-type="float">
            <text:p>0</text:p>
          </table:table-cell>
          <table:table-cell table:formula="of:=[.A2]" office:value-type="float" office:value="119" calcext:value-type="float">
            <text:p>119</text:p>
          </table:table-cell>
          <table:table-cell table:formula="of:=SUM([.A3:.I3])" office:value-type="float" office:value="419" calcext:value-type="float">
            <text:p>419</text:p>
          </table:table-cell>
        </table:table-row>
        <table:table-row table:style-name="ro1">
          <table:table-cell table:formula="of:=[.B3]" office:value-type="float" office:value="48" calcext:value-type="float">
            <text:p>48</text:p>
          </table:table-cell>
          <table:table-cell table:formula="of:=[.C3]" office:value-type="float" office:value="40" calcext:value-type="float">
            <text:p>40</text:p>
          </table:table-cell>
          <table:table-cell table:formula="of:=[.D3]" office:value-type="float" office:value="48" calcext:value-type="float">
            <text:p>48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119" calcext:value-type="float">
            <text:p>119</text:p>
          </table:table-cell>
          <table:table-cell table:formula="of:=[.H3]+[.A3]" office:value-type="float" office:value="45" calcext:value-type="float">
            <text:p>45</text:p>
          </table:table-cell>
          <table:table-cell table:formula="of:=[.I3]" office:value-type="float" office:value="119" calcext:value-type="float">
            <text:p>119</text:p>
          </table:table-cell>
          <table:table-cell table:formula="of:=[.A3]" office:value-type="float" office:value="45" calcext:value-type="float">
            <text:p>45</text:p>
          </table:table-cell>
          <table:table-cell table:formula="of:=SUM([.A4:.I4])" office:value-type="float" office:value="464" calcext:value-type="float">
            <text:p>464</text:p>
          </table:table-cell>
        </table:table-row>
        <table:table-row table:style-name="ro1">
          <table:table-cell table:formula="of:=[.B4]" office:value-type="float" office:value="40" calcext:value-type="float">
            <text:p>40</text:p>
          </table:table-cell>
          <table:table-cell table:formula="of:=[.C4]" office:value-type="float" office:value="48" calcext:value-type="float">
            <text:p>48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119" calcext:value-type="float">
            <text:p>119</text:p>
          </table:table-cell>
          <table:table-cell table:formula="of:=[.G4]" office:value-type="float" office:value="45" calcext:value-type="float">
            <text:p>45</text:p>
          </table:table-cell>
          <table:table-cell table:formula="of:=[.H4]+[.A4]" office:value-type="float" office:value="167" calcext:value-type="float">
            <text:p>167</text:p>
          </table:table-cell>
          <table:table-cell table:formula="of:=[.I4]" office:value-type="float" office:value="45" calcext:value-type="float">
            <text:p>45</text:p>
          </table:table-cell>
          <table:table-cell table:formula="of:=[.A4]" office:value-type="float" office:value="48" calcext:value-type="float">
            <text:p>48</text:p>
          </table:table-cell>
          <table:table-cell table:formula="of:=SUM([.A5:.I5])" office:value-type="float" office:value="512" calcext:value-type="float">
            <text:p>512</text:p>
          </table:table-cell>
        </table:table-row>
        <table:table-row table:style-name="ro1">
          <table:table-cell table:formula="of:=[.B5]" office:value-type="float" office:value="48" calcext:value-type="float">
            <text:p>48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19" calcext:value-type="float">
            <text:p>119</text:p>
          </table:table-cell>
          <table:table-cell table:formula="of:=[.F5]" office:value-type="float" office:value="45" calcext:value-type="float">
            <text:p>45</text:p>
          </table:table-cell>
          <table:table-cell table:formula="of:=[.G5]" office:value-type="float" office:value="167" calcext:value-type="float">
            <text:p>167</text:p>
          </table:table-cell>
          <table:table-cell table:formula="of:=[.H5]+[.A5]" office:value-type="float" office:value="85" calcext:value-type="float">
            <text:p>85</text:p>
          </table:table-cell>
          <table:table-cell table:formula="of:=[.I5]" office:value-type="float" office:value="48" calcext:value-type="float">
            <text:p>48</text:p>
          </table:table-cell>
          <table:table-cell table:formula="of:=[.A5]" office:value-type="float" office:value="40" calcext:value-type="float">
            <text:p>40</text:p>
          </table:table-cell>
          <table:table-cell table:formula="of:=SUM([.A6:.I6])" office:value-type="float" office:value="552" calcext:value-type="float">
            <text:p>552</text:p>
          </table:table-cell>
        </table:table-row>
        <table:table-row table:style-name="ro1"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119" calcext:value-type="float">
            <text:p>119</text:p>
          </table:table-cell>
          <table:table-cell table:formula="of:=[.E6]" office:value-type="float" office:value="45" calcext:value-type="float">
            <text:p>45</text:p>
          </table:table-cell>
          <table:table-cell table:formula="of:=[.F6]" office:value-type="float" office:value="167" calcext:value-type="float">
            <text:p>167</text:p>
          </table:table-cell>
          <table:table-cell table:formula="of:=[.G6]" office:value-type="float" office:value="85" calcext:value-type="float">
            <text:p>85</text:p>
          </table:table-cell>
          <table:table-cell table:formula="of:=[.H6]+[.A6]" office:value-type="float" office:value="96" calcext:value-type="float">
            <text:p>96</text:p>
          </table:table-cell>
          <table:table-cell table:formula="of:=[.I6]" office:value-type="float" office:value="40" calcext:value-type="float">
            <text:p>40</text:p>
          </table:table-cell>
          <table:table-cell table:formula="of:=[.A6]" office:value-type="float" office:value="48" calcext:value-type="float">
            <text:p>48</text:p>
          </table:table-cell>
          <table:table-cell table:formula="of:=SUM([.A7:.I7])" office:value-type="float" office:value="600" calcext:value-type="float">
            <text:p>600</text:p>
          </table:table-cell>
        </table:table-row>
        <table:table-row table:style-name="ro1"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19" calcext:value-type="float">
            <text:p>119</text:p>
          </table:table-cell>
          <table:table-cell table:formula="of:=[.D7]" office:value-type="float" office:value="45" calcext:value-type="float">
            <text:p>45</text:p>
          </table:table-cell>
          <table:table-cell table:formula="of:=[.E7]" office:value-type="float" office:value="167" calcext:value-type="float">
            <text:p>167</text:p>
          </table:table-cell>
          <table:table-cell table:formula="of:=[.F7]" office:value-type="float" office:value="85" calcext:value-type="float">
            <text:p>85</text:p>
          </table:table-cell>
          <table:table-cell table:formula="of:=[.G7]" office:value-type="float" office:value="96" calcext:value-type="float">
            <text:p>96</text:p>
          </table:table-cell>
          <table:table-cell table:formula="of:=[.H7]+[.A7]" office:value-type="float" office:value="40" calcext:value-type="float">
            <text:p>40</text:p>
          </table:table-cell>
          <table:table-cell table:formula="of:=[.I7]" office:value-type="float" office:value="48" calcext:value-type="float">
            <text:p>48</text:p>
          </table:table-cell>
          <table:table-cell table:formula="of:=[.A7]" office:value-type="float" office:value="0" calcext:value-type="float">
            <text:p>0</text:p>
          </table:table-cell>
          <table:table-cell table:formula="of:=SUM([.A8:.I8])" office:value-type="float" office:value="600" calcext:value-type="float">
            <text:p>600</text:p>
          </table:table-cell>
        </table:table-row>
        <table:table-row table:style-name="ro1">
          <table:table-cell table:formula="of:=[.B8]" office:value-type="float" office:value="119" calcext:value-type="float">
            <text:p>119</text:p>
          </table:table-cell>
          <table:table-cell table:formula="of:=[.C8]" office:value-type="float" office:value="45" calcext:value-type="float">
            <text:p>45</text:p>
          </table:table-cell>
          <table:table-cell table:formula="of:=[.D8]" office:value-type="float" office:value="167" calcext:value-type="float">
            <text:p>167</text:p>
          </table:table-cell>
          <table:table-cell table:formula="of:=[.E8]" office:value-type="float" office:value="85" calcext:value-type="float">
            <text:p>85</text:p>
          </table:table-cell>
          <table:table-cell table:formula="of:=[.F8]" office:value-type="float" office:value="96" calcext:value-type="float">
            <text:p>96</text:p>
          </table:table-cell>
          <table:table-cell table:formula="of:=[.G8]" office:value-type="float" office:value="40" calcext:value-type="float">
            <text:p>40</text:p>
          </table:table-cell>
          <table:table-cell table:formula="of:=[.H8]+[.A8]" office:value-type="float" office:value="48" calcext:value-type="float">
            <text:p>48</text:p>
          </table:table-cell>
          <table:table-cell table:formula="of:=[.I8]" office:value-type="float" office:value="0" calcext:value-type="float">
            <text:p>0</text:p>
          </table:table-cell>
          <table:table-cell table:formula="of:=[.A8]" office:value-type="float" office:value="0" calcext:value-type="float">
            <text:p>0</text:p>
          </table:table-cell>
          <table:table-cell table:formula="of:=SUM([.A9:.I9])" office:value-type="float" office:value="600" calcext:value-type="float">
            <text:p>600</text:p>
          </table:table-cell>
        </table:table-row>
        <table:table-row table:style-name="ro1">
          <table:table-cell table:formula="of:=[.B9]" office:value-type="float" office:value="45" calcext:value-type="float">
            <text:p>45</text:p>
          </table:table-cell>
          <table:table-cell table:formula="of:=[.C9]" office:value-type="float" office:value="167" calcext:value-type="float">
            <text:p>167</text:p>
          </table:table-cell>
          <table:table-cell table:formula="of:=[.D9]" office:value-type="float" office:value="85" calcext:value-type="float">
            <text:p>85</text:p>
          </table:table-cell>
          <table:table-cell table:formula="of:=[.E9]" office:value-type="float" office:value="96" calcext:value-type="float">
            <text:p>96</text:p>
          </table:table-cell>
          <table:table-cell table:formula="of:=[.F9]" office:value-type="float" office:value="40" calcext:value-type="float">
            <text:p>40</text:p>
          </table:table-cell>
          <table:table-cell table:formula="of:=[.G9]" office:value-type="float" office:value="48" calcext:value-type="float">
            <text:p>48</text:p>
          </table:table-cell>
          <table:table-cell table:formula="of:=[.H9]+[.A9]" office:value-type="float" office:value="119" calcext:value-type="float">
            <text:p>119</text:p>
          </table:table-cell>
          <table:table-cell table:formula="of:=[.I9]" office:value-type="float" office:value="0" calcext:value-type="float">
            <text:p>0</text:p>
          </table:table-cell>
          <table:table-cell table:formula="of:=[.A9]" office:value-type="float" office:value="119" calcext:value-type="float">
            <text:p>119</text:p>
          </table:table-cell>
          <table:table-cell table:formula="of:=SUM([.A10:.I10])" office:value-type="float" office:value="719" calcext:value-type="float">
            <text:p>719</text:p>
          </table:table-cell>
        </table:table-row>
        <table:table-row table:style-name="ro1">
          <table:table-cell table:formula="of:=[.B10]" office:value-type="float" office:value="167" calcext:value-type="float">
            <text:p>167</text:p>
          </table:table-cell>
          <table:table-cell table:formula="of:=[.C10]" office:value-type="float" office:value="85" calcext:value-type="float">
            <text:p>85</text:p>
          </table:table-cell>
          <table:table-cell table:formula="of:=[.D10]" office:value-type="float" office:value="96" calcext:value-type="float">
            <text:p>96</text:p>
          </table:table-cell>
          <table:table-cell table:formula="of:=[.E10]" office:value-type="float" office:value="40" calcext:value-type="float">
            <text:p>40</text:p>
          </table:table-cell>
          <table:table-cell table:formula="of:=[.F10]" office:value-type="float" office:value="48" calcext:value-type="float">
            <text:p>48</text:p>
          </table:table-cell>
          <table:table-cell table:formula="of:=[.G10]" office:value-type="float" office:value="119" calcext:value-type="float">
            <text:p>119</text:p>
          </table:table-cell>
          <table:table-cell table:formula="of:=[.H10]+[.A10]" office:value-type="float" office:value="45" calcext:value-type="float">
            <text:p>45</text:p>
          </table:table-cell>
          <table:table-cell table:formula="of:=[.I10]" office:value-type="float" office:value="119" calcext:value-type="float">
            <text:p>119</text:p>
          </table:table-cell>
          <table:table-cell table:formula="of:=[.A10]" office:value-type="float" office:value="45" calcext:value-type="float">
            <text:p>45</text:p>
          </table:table-cell>
          <table:table-cell table:formula="of:=SUM([.A11:.I11])" office:value-type="float" office:value="764" calcext:value-type="float">
            <text:p>764</text:p>
          </table:table-cell>
        </table:table-row>
        <table:table-row table:style-name="ro1">
          <table:table-cell table:formula="of:=[.B11]" office:value-type="float" office:value="85" calcext:value-type="float">
            <text:p>85</text:p>
          </table:table-cell>
          <table:table-cell table:formula="of:=[.C11]" office:value-type="float" office:value="96" calcext:value-type="float">
            <text:p>96</text:p>
          </table:table-cell>
          <table:table-cell table:formula="of:=[.D11]" office:value-type="float" office:value="40" calcext:value-type="float">
            <text:p>40</text:p>
          </table:table-cell>
          <table:table-cell table:formula="of:=[.E11]" office:value-type="float" office:value="48" calcext:value-type="float">
            <text:p>48</text:p>
          </table:table-cell>
          <table:table-cell table:formula="of:=[.F11]" office:value-type="float" office:value="119" calcext:value-type="float">
            <text:p>119</text:p>
          </table:table-cell>
          <table:table-cell table:formula="of:=[.G11]" office:value-type="float" office:value="45" calcext:value-type="float">
            <text:p>45</text:p>
          </table:table-cell>
          <table:table-cell table:formula="of:=[.H11]+[.A11]" office:value-type="float" office:value="286" calcext:value-type="float">
            <text:p>286</text:p>
          </table:table-cell>
          <table:table-cell table:formula="of:=[.I11]" office:value-type="float" office:value="45" calcext:value-type="float">
            <text:p>45</text:p>
          </table:table-cell>
          <table:table-cell table:formula="of:=[.A11]" office:value-type="float" office:value="167" calcext:value-type="float">
            <text:p>167</text:p>
          </table:table-cell>
          <table:table-cell table:formula="of:=SUM([.A12:.I12])" office:value-type="float" office:value="931" calcext:value-type="float">
            <text:p>931</text:p>
          </table:table-cell>
        </table:table-row>
        <table:table-row table:style-name="ro1">
          <table:table-cell table:formula="of:=[.B12]" office:value-type="float" office:value="96" calcext:value-type="float">
            <text:p>96</text:p>
          </table:table-cell>
          <table:table-cell table:formula="of:=[.C12]" office:value-type="float" office:value="40" calcext:value-type="float">
            <text:p>40</text:p>
          </table:table-cell>
          <table:table-cell table:formula="of:=[.D12]" office:value-type="float" office:value="48" calcext:value-type="float">
            <text:p>48</text:p>
          </table:table-cell>
          <table:table-cell table:formula="of:=[.E12]" office:value-type="float" office:value="119" calcext:value-type="float">
            <text:p>119</text:p>
          </table:table-cell>
          <table:table-cell table:formula="of:=[.F12]" office:value-type="float" office:value="45" calcext:value-type="float">
            <text:p>45</text:p>
          </table:table-cell>
          <table:table-cell table:formula="of:=[.G12]" office:value-type="float" office:value="286" calcext:value-type="float">
            <text:p>286</text:p>
          </table:table-cell>
          <table:table-cell table:formula="of:=[.H12]+[.A12]" office:value-type="float" office:value="130" calcext:value-type="float">
            <text:p>130</text:p>
          </table:table-cell>
          <table:table-cell table:formula="of:=[.I12]" office:value-type="float" office:value="167" calcext:value-type="float">
            <text:p>167</text:p>
          </table:table-cell>
          <table:table-cell table:formula="of:=[.A12]" office:value-type="float" office:value="85" calcext:value-type="float">
            <text:p>85</text:p>
          </table:table-cell>
          <table:table-cell table:formula="of:=SUM([.A13:.I13])" office:value-type="float" office:value="1016" calcext:value-type="float">
            <text:p>1016</text:p>
          </table:table-cell>
        </table:table-row>
        <table:table-row table:style-name="ro1">
          <table:table-cell table:formula="of:=[.B13]" office:value-type="float" office:value="40" calcext:value-type="float">
            <text:p>40</text:p>
          </table:table-cell>
          <table:table-cell table:formula="of:=[.C13]" office:value-type="float" office:value="48" calcext:value-type="float">
            <text:p>48</text:p>
          </table:table-cell>
          <table:table-cell table:formula="of:=[.D13]" office:value-type="float" office:value="119" calcext:value-type="float">
            <text:p>119</text:p>
          </table:table-cell>
          <table:table-cell table:formula="of:=[.E13]" office:value-type="float" office:value="45" calcext:value-type="float">
            <text:p>45</text:p>
          </table:table-cell>
          <table:table-cell table:formula="of:=[.F13]" office:value-type="float" office:value="286" calcext:value-type="float">
            <text:p>286</text:p>
          </table:table-cell>
          <table:table-cell table:formula="of:=[.G13]" office:value-type="float" office:value="130" calcext:value-type="float">
            <text:p>130</text:p>
          </table:table-cell>
          <table:table-cell table:formula="of:=[.H13]+[.A13]" office:value-type="float" office:value="263" calcext:value-type="float">
            <text:p>263</text:p>
          </table:table-cell>
          <table:table-cell table:formula="of:=[.I13]" office:value-type="float" office:value="85" calcext:value-type="float">
            <text:p>85</text:p>
          </table:table-cell>
          <table:table-cell table:formula="of:=[.A13]" office:value-type="float" office:value="96" calcext:value-type="float">
            <text:p>96</text:p>
          </table:table-cell>
          <table:table-cell table:formula="of:=SUM([.A14:.I14])" office:value-type="float" office:value="1112" calcext:value-type="float">
            <text:p>1112</text:p>
          </table:table-cell>
        </table:table-row>
        <table:table-row table:style-name="ro1">
          <table:table-cell table:formula="of:=[.B14]" office:value-type="float" office:value="48" calcext:value-type="float">
            <text:p>48</text:p>
          </table:table-cell>
          <table:table-cell table:formula="of:=[.C14]" office:value-type="float" office:value="119" calcext:value-type="float">
            <text:p>119</text:p>
          </table:table-cell>
          <table:table-cell table:formula="of:=[.D14]" office:value-type="float" office:value="45" calcext:value-type="float">
            <text:p>45</text:p>
          </table:table-cell>
          <table:table-cell table:formula="of:=[.E14]" office:value-type="float" office:value="286" calcext:value-type="float">
            <text:p>286</text:p>
          </table:table-cell>
          <table:table-cell table:formula="of:=[.F14]" office:value-type="float" office:value="130" calcext:value-type="float">
            <text:p>130</text:p>
          </table:table-cell>
          <table:table-cell table:formula="of:=[.G14]" office:value-type="float" office:value="263" calcext:value-type="float">
            <text:p>263</text:p>
          </table:table-cell>
          <table:table-cell table:formula="of:=[.H14]+[.A14]" office:value-type="float" office:value="125" calcext:value-type="float">
            <text:p>125</text:p>
          </table:table-cell>
          <table:table-cell table:formula="of:=[.I14]" office:value-type="float" office:value="96" calcext:value-type="float">
            <text:p>96</text:p>
          </table:table-cell>
          <table:table-cell table:formula="of:=[.A14]" office:value-type="float" office:value="40" calcext:value-type="float">
            <text:p>40</text:p>
          </table:table-cell>
          <table:table-cell table:formula="of:=SUM([.A15:.I15])" office:value-type="float" office:value="1152" calcext:value-type="float">
            <text:p>1152</text:p>
          </table:table-cell>
        </table:table-row>
        <table:table-row table:style-name="ro1">
          <table:table-cell table:formula="of:=[.B15]" office:value-type="float" office:value="119" calcext:value-type="float">
            <text:p>119</text:p>
          </table:table-cell>
          <table:table-cell table:formula="of:=[.C15]" office:value-type="float" office:value="45" calcext:value-type="float">
            <text:p>45</text:p>
          </table:table-cell>
          <table:table-cell table:formula="of:=[.D15]" office:value-type="float" office:value="286" calcext:value-type="float">
            <text:p>286</text:p>
          </table:table-cell>
          <table:table-cell table:formula="of:=[.E15]" office:value-type="float" office:value="130" calcext:value-type="float">
            <text:p>130</text:p>
          </table:table-cell>
          <table:table-cell table:formula="of:=[.F15]" office:value-type="float" office:value="263" calcext:value-type="float">
            <text:p>263</text:p>
          </table:table-cell>
          <table:table-cell table:formula="of:=[.G15]" office:value-type="float" office:value="125" calcext:value-type="float">
            <text:p>125</text:p>
          </table:table-cell>
          <table:table-cell table:formula="of:=[.H15]+[.A15]" office:value-type="float" office:value="144" calcext:value-type="float">
            <text:p>144</text:p>
          </table:table-cell>
          <table:table-cell table:formula="of:=[.I15]" office:value-type="float" office:value="40" calcext:value-type="float">
            <text:p>40</text:p>
          </table:table-cell>
          <table:table-cell table:formula="of:=[.A15]" office:value-type="float" office:value="48" calcext:value-type="float">
            <text:p>48</text:p>
          </table:table-cell>
          <table:table-cell table:formula="of:=SUM([.A16:.I16])" office:value-type="float" office:value="1200" calcext:value-type="float">
            <text:p>1200</text:p>
          </table:table-cell>
        </table:table-row>
        <table:table-row table:style-name="ro1">
          <table:table-cell table:formula="of:=[.B16]" office:value-type="float" office:value="45" calcext:value-type="float">
            <text:p>45</text:p>
          </table:table-cell>
          <table:table-cell table:formula="of:=[.C16]" office:value-type="float" office:value="286" calcext:value-type="float">
            <text:p>286</text:p>
          </table:table-cell>
          <table:table-cell table:formula="of:=[.D16]" office:value-type="float" office:value="130" calcext:value-type="float">
            <text:p>130</text:p>
          </table:table-cell>
          <table:table-cell table:formula="of:=[.E16]" office:value-type="float" office:value="263" calcext:value-type="float">
            <text:p>263</text:p>
          </table:table-cell>
          <table:table-cell table:formula="of:=[.F16]" office:value-type="float" office:value="125" calcext:value-type="float">
            <text:p>125</text:p>
          </table:table-cell>
          <table:table-cell table:formula="of:=[.G16]" office:value-type="float" office:value="144" calcext:value-type="float">
            <text:p>144</text:p>
          </table:table-cell>
          <table:table-cell table:formula="of:=[.H16]+[.A16]" office:value-type="float" office:value="159" calcext:value-type="float">
            <text:p>159</text:p>
          </table:table-cell>
          <table:table-cell table:formula="of:=[.I16]" office:value-type="float" office:value="48" calcext:value-type="float">
            <text:p>48</text:p>
          </table:table-cell>
          <table:table-cell table:formula="of:=[.A16]" office:value-type="float" office:value="119" calcext:value-type="float">
            <text:p>119</text:p>
          </table:table-cell>
          <table:table-cell table:formula="of:=SUM([.A17:.I17])" office:value-type="float" office:value="1319" calcext:value-type="float">
            <text:p>1319</text:p>
          </table:table-cell>
        </table:table-row>
        <table:table-row table:style-name="ro1">
          <table:table-cell table:formula="of:=[.B17]" office:value-type="float" office:value="286" calcext:value-type="float">
            <text:p>286</text:p>
          </table:table-cell>
          <table:table-cell table:formula="of:=[.C17]" office:value-type="float" office:value="130" calcext:value-type="float">
            <text:p>130</text:p>
          </table:table-cell>
          <table:table-cell table:formula="of:=[.D17]" office:value-type="float" office:value="263" calcext:value-type="float">
            <text:p>263</text:p>
          </table:table-cell>
          <table:table-cell table:formula="of:=[.E17]" office:value-type="float" office:value="125" calcext:value-type="float">
            <text:p>125</text:p>
          </table:table-cell>
          <table:table-cell table:formula="of:=[.F17]" office:value-type="float" office:value="144" calcext:value-type="float">
            <text:p>144</text:p>
          </table:table-cell>
          <table:table-cell table:formula="of:=[.G17]" office:value-type="float" office:value="159" calcext:value-type="float">
            <text:p>159</text:p>
          </table:table-cell>
          <table:table-cell table:formula="of:=[.H17]+[.A17]" office:value-type="float" office:value="93" calcext:value-type="float">
            <text:p>93</text:p>
          </table:table-cell>
          <table:table-cell table:formula="of:=[.I17]" office:value-type="float" office:value="119" calcext:value-type="float">
            <text:p>119</text:p>
          </table:table-cell>
          <table:table-cell table:formula="of:=[.A17]" office:value-type="float" office:value="45" calcext:value-type="float">
            <text:p>45</text:p>
          </table:table-cell>
          <table:table-cell table:formula="of:=SUM([.A18:.I18])" office:value-type="float" office:value="1364" calcext:value-type="float">
            <text:p>1364</text:p>
          </table:table-cell>
        </table:table-row>
        <table:table-row table:style-name="ro1">
          <table:table-cell table:formula="of:=[.B18]" office:value-type="float" office:value="130" calcext:value-type="float">
            <text:p>130</text:p>
          </table:table-cell>
          <table:table-cell table:formula="of:=[.C18]" office:value-type="float" office:value="263" calcext:value-type="float">
            <text:p>263</text:p>
          </table:table-cell>
          <table:table-cell table:formula="of:=[.D18]" office:value-type="float" office:value="125" calcext:value-type="float">
            <text:p>125</text:p>
          </table:table-cell>
          <table:table-cell table:formula="of:=[.E18]" office:value-type="float" office:value="144" calcext:value-type="float">
            <text:p>144</text:p>
          </table:table-cell>
          <table:table-cell table:formula="of:=[.F18]" office:value-type="float" office:value="159" calcext:value-type="float">
            <text:p>159</text:p>
          </table:table-cell>
          <table:table-cell table:formula="of:=[.G18]" office:value-type="float" office:value="93" calcext:value-type="float">
            <text:p>93</text:p>
          </table:table-cell>
          <table:table-cell table:formula="of:=[.H18]+[.A18]" office:value-type="float" office:value="405" calcext:value-type="float">
            <text:p>405</text:p>
          </table:table-cell>
          <table:table-cell table:formula="of:=[.I18]" office:value-type="float" office:value="45" calcext:value-type="float">
            <text:p>45</text:p>
          </table:table-cell>
          <table:table-cell table:formula="of:=[.A18]" office:value-type="float" office:value="286" calcext:value-type="float">
            <text:p>286</text:p>
          </table:table-cell>
          <table:table-cell table:formula="of:=SUM([.A19:.I19])" office:value-type="float" office:value="1650" calcext:value-type="float">
            <text:p>1650</text:p>
          </table:table-cell>
        </table:table-row>
        <table:table-row table:style-name="ro1">
          <table:table-cell table:formula="of:=[.B19]" office:value-type="float" office:value="263" calcext:value-type="float">
            <text:p>263</text:p>
          </table:table-cell>
          <table:table-cell table:formula="of:=[.C19]" office:value-type="float" office:value="125" calcext:value-type="float">
            <text:p>125</text:p>
          </table:table-cell>
          <table:table-cell table:formula="of:=[.D19]" office:value-type="float" office:value="144" calcext:value-type="float">
            <text:p>144</text:p>
          </table:table-cell>
          <table:table-cell table:formula="of:=[.E19]" office:value-type="float" office:value="159" calcext:value-type="float">
            <text:p>159</text:p>
          </table:table-cell>
          <table:table-cell table:formula="of:=[.F19]" office:value-type="float" office:value="93" calcext:value-type="float">
            <text:p>93</text:p>
          </table:table-cell>
          <table:table-cell table:formula="of:=[.G19]" office:value-type="float" office:value="405" calcext:value-type="float">
            <text:p>405</text:p>
          </table:table-cell>
          <table:table-cell table:formula="of:=[.H19]+[.A19]" office:value-type="float" office:value="175" calcext:value-type="float">
            <text:p>175</text:p>
          </table:table-cell>
          <table:table-cell table:formula="of:=[.I19]" office:value-type="float" office:value="286" calcext:value-type="float">
            <text:p>286</text:p>
          </table:table-cell>
          <table:table-cell table:formula="of:=[.A19]" office:value-type="float" office:value="130" calcext:value-type="float">
            <text:p>130</text:p>
          </table:table-cell>
          <table:table-cell table:formula="of:=SUM([.A20:.I20])" office:value-type="float" office:value="1780" calcext:value-type="float">
            <text:p>1780</text:p>
          </table:table-cell>
        </table:table-row>
        <table:table-row table:style-name="ro1">
          <table:table-cell table:formula="of:=[.B20]" office:value-type="float" office:value="125" calcext:value-type="float">
            <text:p>125</text:p>
          </table:table-cell>
          <table:table-cell table:formula="of:=[.C20]" office:value-type="float" office:value="144" calcext:value-type="float">
            <text:p>144</text:p>
          </table:table-cell>
          <table:table-cell table:formula="of:=[.D20]" office:value-type="float" office:value="159" calcext:value-type="float">
            <text:p>159</text:p>
          </table:table-cell>
          <table:table-cell table:formula="of:=[.E20]" office:value-type="float" office:value="93" calcext:value-type="float">
            <text:p>93</text:p>
          </table:table-cell>
          <table:table-cell table:formula="of:=[.F20]" office:value-type="float" office:value="405" calcext:value-type="float">
            <text:p>405</text:p>
          </table:table-cell>
          <table:table-cell table:formula="of:=[.G20]" office:value-type="float" office:value="175" calcext:value-type="float">
            <text:p>175</text:p>
          </table:table-cell>
          <table:table-cell table:formula="of:=[.H20]+[.A20]" office:value-type="float" office:value="549" calcext:value-type="float">
            <text:p>549</text:p>
          </table:table-cell>
          <table:table-cell table:formula="of:=[.I20]" office:value-type="float" office:value="130" calcext:value-type="float">
            <text:p>130</text:p>
          </table:table-cell>
          <table:table-cell table:formula="of:=[.A20]" office:value-type="float" office:value="263" calcext:value-type="float">
            <text:p>263</text:p>
          </table:table-cell>
          <table:table-cell table:formula="of:=SUM([.A21:.I21])" office:value-type="float" office:value="2043" calcext:value-type="float">
            <text:p>2043</text:p>
          </table:table-cell>
        </table:table-row>
        <table:table-row table:style-name="ro1">
          <table:table-cell table:formula="of:=[.B21]" office:value-type="float" office:value="144" calcext:value-type="float">
            <text:p>144</text:p>
          </table:table-cell>
          <table:table-cell table:formula="of:=[.C21]" office:value-type="float" office:value="159" calcext:value-type="float">
            <text:p>159</text:p>
          </table:table-cell>
          <table:table-cell table:formula="of:=[.D21]" office:value-type="float" office:value="93" calcext:value-type="float">
            <text:p>93</text:p>
          </table:table-cell>
          <table:table-cell table:formula="of:=[.E21]" office:value-type="float" office:value="405" calcext:value-type="float">
            <text:p>405</text:p>
          </table:table-cell>
          <table:table-cell table:formula="of:=[.F21]" office:value-type="float" office:value="175" calcext:value-type="float">
            <text:p>175</text:p>
          </table:table-cell>
          <table:table-cell table:formula="of:=[.G21]" office:value-type="float" office:value="549" calcext:value-type="float">
            <text:p>549</text:p>
          </table:table-cell>
          <table:table-cell table:formula="of:=[.H21]+[.A21]" office:value-type="float" office:value="255" calcext:value-type="float">
            <text:p>255</text:p>
          </table:table-cell>
          <table:table-cell table:formula="of:=[.I21]" office:value-type="float" office:value="263" calcext:value-type="float">
            <text:p>263</text:p>
          </table:table-cell>
          <table:table-cell table:formula="of:=[.A21]" office:value-type="float" office:value="125" calcext:value-type="float">
            <text:p>125</text:p>
          </table:table-cell>
          <table:table-cell table:formula="of:=SUM([.A22:.I22])" office:value-type="float" office:value="2168" calcext:value-type="float">
            <text:p>2168</text:p>
          </table:table-cell>
        </table:table-row>
        <table:table-row table:style-name="ro1">
          <table:table-cell table:formula="of:=[.B22]" office:value-type="float" office:value="159" calcext:value-type="float">
            <text:p>159</text:p>
          </table:table-cell>
          <table:table-cell table:formula="of:=[.C22]" office:value-type="float" office:value="93" calcext:value-type="float">
            <text:p>93</text:p>
          </table:table-cell>
          <table:table-cell table:formula="of:=[.D22]" office:value-type="float" office:value="405" calcext:value-type="float">
            <text:p>405</text:p>
          </table:table-cell>
          <table:table-cell table:formula="of:=[.E22]" office:value-type="float" office:value="175" calcext:value-type="float">
            <text:p>175</text:p>
          </table:table-cell>
          <table:table-cell table:formula="of:=[.F22]" office:value-type="float" office:value="549" calcext:value-type="float">
            <text:p>549</text:p>
          </table:table-cell>
          <table:table-cell table:formula="of:=[.G22]" office:value-type="float" office:value="255" calcext:value-type="float">
            <text:p>255</text:p>
          </table:table-cell>
          <table:table-cell table:formula="of:=[.H22]+[.A22]" office:value-type="float" office:value="407" calcext:value-type="float">
            <text:p>407</text:p>
          </table:table-cell>
          <table:table-cell table:formula="of:=[.I22]" office:value-type="float" office:value="125" calcext:value-type="float">
            <text:p>125</text:p>
          </table:table-cell>
          <table:table-cell table:formula="of:=[.A22]" office:value-type="float" office:value="144" calcext:value-type="float">
            <text:p>144</text:p>
          </table:table-cell>
          <table:table-cell table:formula="of:=SUM([.A23:.I23])" office:value-type="float" office:value="2312" calcext:value-type="float">
            <text:p>2312</text:p>
          </table:table-cell>
        </table:table-row>
        <table:table-row table:style-name="ro1">
          <table:table-cell table:formula="of:=[.B23]" office:value-type="float" office:value="93" calcext:value-type="float">
            <text:p>93</text:p>
          </table:table-cell>
          <table:table-cell table:formula="of:=[.C23]" office:value-type="float" office:value="405" calcext:value-type="float">
            <text:p>405</text:p>
          </table:table-cell>
          <table:table-cell table:formula="of:=[.D23]" office:value-type="float" office:value="175" calcext:value-type="float">
            <text:p>175</text:p>
          </table:table-cell>
          <table:table-cell table:formula="of:=[.E23]" office:value-type="float" office:value="549" calcext:value-type="float">
            <text:p>549</text:p>
          </table:table-cell>
          <table:table-cell table:formula="of:=[.F23]" office:value-type="float" office:value="255" calcext:value-type="float">
            <text:p>255</text:p>
          </table:table-cell>
          <table:table-cell table:formula="of:=[.G23]" office:value-type="float" office:value="407" calcext:value-type="float">
            <text:p>407</text:p>
          </table:table-cell>
          <table:table-cell table:formula="of:=[.H23]+[.A23]" office:value-type="float" office:value="284" calcext:value-type="float">
            <text:p>284</text:p>
          </table:table-cell>
          <table:table-cell table:formula="of:=[.I23]" office:value-type="float" office:value="144" calcext:value-type="float">
            <text:p>144</text:p>
          </table:table-cell>
          <table:table-cell table:formula="of:=[.A23]" office:value-type="float" office:value="159" calcext:value-type="float">
            <text:p>159</text:p>
          </table:table-cell>
          <table:table-cell table:formula="of:=SUM([.A24:.I24])" office:value-type="float" office:value="2471" calcext:value-type="float">
            <text:p>2471</text:p>
          </table:table-cell>
        </table:table-row>
        <table:table-row table:style-name="ro1">
          <table:table-cell table:formula="of:=[.B24]" office:value-type="float" office:value="405" calcext:value-type="float">
            <text:p>405</text:p>
          </table:table-cell>
          <table:table-cell table:formula="of:=[.C24]" office:value-type="float" office:value="175" calcext:value-type="float">
            <text:p>175</text:p>
          </table:table-cell>
          <table:table-cell table:formula="of:=[.D24]" office:value-type="float" office:value="549" calcext:value-type="float">
            <text:p>549</text:p>
          </table:table-cell>
          <table:table-cell table:formula="of:=[.E24]" office:value-type="float" office:value="255" calcext:value-type="float">
            <text:p>255</text:p>
          </table:table-cell>
          <table:table-cell table:formula="of:=[.F24]" office:value-type="float" office:value="407" calcext:value-type="float">
            <text:p>407</text:p>
          </table:table-cell>
          <table:table-cell table:formula="of:=[.G24]" office:value-type="float" office:value="284" calcext:value-type="float">
            <text:p>284</text:p>
          </table:table-cell>
          <table:table-cell table:formula="of:=[.H24]+[.A24]" office:value-type="float" office:value="237" calcext:value-type="float">
            <text:p>237</text:p>
          </table:table-cell>
          <table:table-cell table:formula="of:=[.I24]" office:value-type="float" office:value="159" calcext:value-type="float">
            <text:p>159</text:p>
          </table:table-cell>
          <table:table-cell table:formula="of:=[.A24]" office:value-type="float" office:value="93" calcext:value-type="float">
            <text:p>93</text:p>
          </table:table-cell>
          <table:table-cell table:formula="of:=SUM([.A25:.I25])" office:value-type="float" office:value="2564" calcext:value-type="float">
            <text:p>2564</text:p>
          </table:table-cell>
        </table:table-row>
        <table:table-row table:style-name="ro1">
          <table:table-cell table:formula="of:=[.B25]" office:value-type="float" office:value="175" calcext:value-type="float">
            <text:p>175</text:p>
          </table:table-cell>
          <table:table-cell table:formula="of:=[.C25]" office:value-type="float" office:value="549" calcext:value-type="float">
            <text:p>549</text:p>
          </table:table-cell>
          <table:table-cell table:formula="of:=[.D25]" office:value-type="float" office:value="255" calcext:value-type="float">
            <text:p>255</text:p>
          </table:table-cell>
          <table:table-cell table:formula="of:=[.E25]" office:value-type="float" office:value="407" calcext:value-type="float">
            <text:p>407</text:p>
          </table:table-cell>
          <table:table-cell table:formula="of:=[.F25]" office:value-type="float" office:value="284" calcext:value-type="float">
            <text:p>284</text:p>
          </table:table-cell>
          <table:table-cell table:formula="of:=[.G25]" office:value-type="float" office:value="237" calcext:value-type="float">
            <text:p>237</text:p>
          </table:table-cell>
          <table:table-cell table:formula="of:=[.H25]+[.A25]" office:value-type="float" office:value="564" calcext:value-type="float">
            <text:p>564</text:p>
          </table:table-cell>
          <table:table-cell table:formula="of:=[.I25]" office:value-type="float" office:value="93" calcext:value-type="float">
            <text:p>93</text:p>
          </table:table-cell>
          <table:table-cell table:formula="of:=[.A25]" office:value-type="float" office:value="405" calcext:value-type="float">
            <text:p>405</text:p>
          </table:table-cell>
          <table:table-cell table:formula="of:=SUM([.A26:.I26])" office:value-type="float" office:value="2969" calcext:value-type="float">
            <text:p>2969</text:p>
          </table:table-cell>
        </table:table-row>
        <table:table-row table:style-name="ro1">
          <table:table-cell table:formula="of:=[.B26]" office:value-type="float" office:value="549" calcext:value-type="float">
            <text:p>549</text:p>
          </table:table-cell>
          <table:table-cell table:formula="of:=[.C26]" office:value-type="float" office:value="255" calcext:value-type="float">
            <text:p>255</text:p>
          </table:table-cell>
          <table:table-cell table:formula="of:=[.D26]" office:value-type="float" office:value="407" calcext:value-type="float">
            <text:p>407</text:p>
          </table:table-cell>
          <table:table-cell table:formula="of:=[.E26]" office:value-type="float" office:value="284" calcext:value-type="float">
            <text:p>284</text:p>
          </table:table-cell>
          <table:table-cell table:formula="of:=[.F26]" office:value-type="float" office:value="237" calcext:value-type="float">
            <text:p>237</text:p>
          </table:table-cell>
          <table:table-cell table:formula="of:=[.G26]" office:value-type="float" office:value="564" calcext:value-type="float">
            <text:p>564</text:p>
          </table:table-cell>
          <table:table-cell table:formula="of:=[.H26]+[.A26]" office:value-type="float" office:value="268" calcext:value-type="float">
            <text:p>268</text:p>
          </table:table-cell>
          <table:table-cell table:formula="of:=[.I26]" office:value-type="float" office:value="405" calcext:value-type="float">
            <text:p>405</text:p>
          </table:table-cell>
          <table:table-cell table:formula="of:=[.A26]" office:value-type="float" office:value="175" calcext:value-type="float">
            <text:p>175</text:p>
          </table:table-cell>
          <table:table-cell table:formula="of:=SUM([.A27:.I27])" office:value-type="float" office:value="3144" calcext:value-type="float">
            <text:p>3144</text:p>
          </table:table-cell>
        </table:table-row>
        <table:table-row table:style-name="ro1">
          <table:table-cell table:formula="of:=[.B27]" office:value-type="float" office:value="255" calcext:value-type="float">
            <text:p>255</text:p>
          </table:table-cell>
          <table:table-cell table:formula="of:=[.C27]" office:value-type="float" office:value="407" calcext:value-type="float">
            <text:p>407</text:p>
          </table:table-cell>
          <table:table-cell table:formula="of:=[.D27]" office:value-type="float" office:value="284" calcext:value-type="float">
            <text:p>284</text:p>
          </table:table-cell>
          <table:table-cell table:formula="of:=[.E27]" office:value-type="float" office:value="237" calcext:value-type="float">
            <text:p>237</text:p>
          </table:table-cell>
          <table:table-cell table:formula="of:=[.F27]" office:value-type="float" office:value="564" calcext:value-type="float">
            <text:p>564</text:p>
          </table:table-cell>
          <table:table-cell table:formula="of:=[.G27]" office:value-type="float" office:value="268" calcext:value-type="float">
            <text:p>268</text:p>
          </table:table-cell>
          <table:table-cell table:formula="of:=[.H27]+[.A27]" office:value-type="float" office:value="954" calcext:value-type="float">
            <text:p>954</text:p>
          </table:table-cell>
          <table:table-cell table:formula="of:=[.I27]" office:value-type="float" office:value="175" calcext:value-type="float">
            <text:p>175</text:p>
          </table:table-cell>
          <table:table-cell table:formula="of:=[.A27]" office:value-type="float" office:value="549" calcext:value-type="float">
            <text:p>549</text:p>
          </table:table-cell>
          <table:table-cell table:formula="of:=SUM([.A28:.I28])" office:value-type="float" office:value="3693" calcext:value-type="float">
            <text:p>3693</text:p>
          </table:table-cell>
        </table:table-row>
        <table:table-row table:style-name="ro1">
          <table:table-cell table:formula="of:=[.B28]" office:value-type="float" office:value="407" calcext:value-type="float">
            <text:p>407</text:p>
          </table:table-cell>
          <table:table-cell table:formula="of:=[.C28]" office:value-type="float" office:value="284" calcext:value-type="float">
            <text:p>284</text:p>
          </table:table-cell>
          <table:table-cell table:formula="of:=[.D28]" office:value-type="float" office:value="237" calcext:value-type="float">
            <text:p>237</text:p>
          </table:table-cell>
          <table:table-cell table:formula="of:=[.E28]" office:value-type="float" office:value="564" calcext:value-type="float">
            <text:p>564</text:p>
          </table:table-cell>
          <table:table-cell table:formula="of:=[.F28]" office:value-type="float" office:value="268" calcext:value-type="float">
            <text:p>268</text:p>
          </table:table-cell>
          <table:table-cell table:formula="of:=[.G28]" office:value-type="float" office:value="954" calcext:value-type="float">
            <text:p>954</text:p>
          </table:table-cell>
          <table:table-cell table:formula="of:=[.H28]+[.A28]" office:value-type="float" office:value="430" calcext:value-type="float">
            <text:p>430</text:p>
          </table:table-cell>
          <table:table-cell table:formula="of:=[.I28]" office:value-type="float" office:value="549" calcext:value-type="float">
            <text:p>549</text:p>
          </table:table-cell>
          <table:table-cell table:formula="of:=[.A28]" office:value-type="float" office:value="255" calcext:value-type="float">
            <text:p>255</text:p>
          </table:table-cell>
          <table:table-cell table:formula="of:=SUM([.A29:.I29])" office:value-type="float" office:value="3948" calcext:value-type="float">
            <text:p>3948</text:p>
          </table:table-cell>
        </table:table-row>
        <table:table-row table:style-name="ro1">
          <table:table-cell table:formula="of:=[.B29]" office:value-type="float" office:value="284" calcext:value-type="float">
            <text:p>284</text:p>
          </table:table-cell>
          <table:table-cell table:formula="of:=[.C29]" office:value-type="float" office:value="237" calcext:value-type="float">
            <text:p>237</text:p>
          </table:table-cell>
          <table:table-cell table:formula="of:=[.D29]" office:value-type="float" office:value="564" calcext:value-type="float">
            <text:p>564</text:p>
          </table:table-cell>
          <table:table-cell table:formula="of:=[.E29]" office:value-type="float" office:value="268" calcext:value-type="float">
            <text:p>268</text:p>
          </table:table-cell>
          <table:table-cell table:formula="of:=[.F29]" office:value-type="float" office:value="954" calcext:value-type="float">
            <text:p>954</text:p>
          </table:table-cell>
          <table:table-cell table:formula="of:=[.G29]" office:value-type="float" office:value="430" calcext:value-type="float">
            <text:p>430</text:p>
          </table:table-cell>
          <table:table-cell table:formula="of:=[.H29]+[.A29]" office:value-type="float" office:value="956" calcext:value-type="float">
            <text:p>956</text:p>
          </table:table-cell>
          <table:table-cell table:formula="of:=[.I29]" office:value-type="float" office:value="255" calcext:value-type="float">
            <text:p>255</text:p>
          </table:table-cell>
          <table:table-cell table:formula="of:=[.A29]" office:value-type="float" office:value="407" calcext:value-type="float">
            <text:p>407</text:p>
          </table:table-cell>
          <table:table-cell table:formula="of:=SUM([.A30:.I30])" office:value-type="float" office:value="4355" calcext:value-type="float">
            <text:p>4355</text:p>
          </table:table-cell>
        </table:table-row>
        <table:table-row table:style-name="ro1">
          <table:table-cell table:formula="of:=[.B30]" office:value-type="float" office:value="237" calcext:value-type="float">
            <text:p>237</text:p>
          </table:table-cell>
          <table:table-cell table:formula="of:=[.C30]" office:value-type="float" office:value="564" calcext:value-type="float">
            <text:p>564</text:p>
          </table:table-cell>
          <table:table-cell table:formula="of:=[.D30]" office:value-type="float" office:value="268" calcext:value-type="float">
            <text:p>268</text:p>
          </table:table-cell>
          <table:table-cell table:formula="of:=[.E30]" office:value-type="float" office:value="954" calcext:value-type="float">
            <text:p>954</text:p>
          </table:table-cell>
          <table:table-cell table:formula="of:=[.F30]" office:value-type="float" office:value="430" calcext:value-type="float">
            <text:p>430</text:p>
          </table:table-cell>
          <table:table-cell table:formula="of:=[.G30]" office:value-type="float" office:value="956" calcext:value-type="float">
            <text:p>956</text:p>
          </table:table-cell>
          <table:table-cell table:formula="of:=[.H30]+[.A30]" office:value-type="float" office:value="539" calcext:value-type="float">
            <text:p>539</text:p>
          </table:table-cell>
          <table:table-cell table:formula="of:=[.I30]" office:value-type="float" office:value="407" calcext:value-type="float">
            <text:p>407</text:p>
          </table:table-cell>
          <table:table-cell table:formula="of:=[.A30]" office:value-type="float" office:value="284" calcext:value-type="float">
            <text:p>284</text:p>
          </table:table-cell>
          <table:table-cell table:formula="of:=SUM([.A31:.I31])" office:value-type="float" office:value="4639" calcext:value-type="float">
            <text:p>4639</text:p>
          </table:table-cell>
        </table:table-row>
        <table:table-row table:style-name="ro1">
          <table:table-cell table:formula="of:=[.B31]" office:value-type="float" office:value="564" calcext:value-type="float">
            <text:p>564</text:p>
          </table:table-cell>
          <table:table-cell table:formula="of:=[.C31]" office:value-type="float" office:value="268" calcext:value-type="float">
            <text:p>268</text:p>
          </table:table-cell>
          <table:table-cell table:formula="of:=[.D31]" office:value-type="float" office:value="954" calcext:value-type="float">
            <text:p>954</text:p>
          </table:table-cell>
          <table:table-cell table:formula="of:=[.E31]" office:value-type="float" office:value="430" calcext:value-type="float">
            <text:p>430</text:p>
          </table:table-cell>
          <table:table-cell table:formula="of:=[.F31]" office:value-type="float" office:value="956" calcext:value-type="float">
            <text:p>956</text:p>
          </table:table-cell>
          <table:table-cell table:formula="of:=[.G31]" office:value-type="float" office:value="539" calcext:value-type="float">
            <text:p>539</text:p>
          </table:table-cell>
          <table:table-cell table:formula="of:=[.H31]+[.A31]" office:value-type="float" office:value="644" calcext:value-type="float">
            <text:p>644</text:p>
          </table:table-cell>
          <table:table-cell table:formula="of:=[.I31]" office:value-type="float" office:value="284" calcext:value-type="float">
            <text:p>284</text:p>
          </table:table-cell>
          <table:table-cell table:formula="of:=[.A31]" office:value-type="float" office:value="237" calcext:value-type="float">
            <text:p>237</text:p>
          </table:table-cell>
          <table:table-cell table:formula="of:=SUM([.A32:.I32])" office:value-type="float" office:value="4876" calcext:value-type="float">
            <text:p>4876</text:p>
          </table:table-cell>
        </table:table-row>
        <table:table-row table:style-name="ro1">
          <table:table-cell table:formula="of:=[.B32]" office:value-type="float" office:value="268" calcext:value-type="float">
            <text:p>268</text:p>
          </table:table-cell>
          <table:table-cell table:formula="of:=[.C32]" office:value-type="float" office:value="954" calcext:value-type="float">
            <text:p>954</text:p>
          </table:table-cell>
          <table:table-cell table:formula="of:=[.D32]" office:value-type="float" office:value="430" calcext:value-type="float">
            <text:p>430</text:p>
          </table:table-cell>
          <table:table-cell table:formula="of:=[.E32]" office:value-type="float" office:value="956" calcext:value-type="float">
            <text:p>956</text:p>
          </table:table-cell>
          <table:table-cell table:formula="of:=[.F32]" office:value-type="float" office:value="539" calcext:value-type="float">
            <text:p>539</text:p>
          </table:table-cell>
          <table:table-cell table:formula="of:=[.G32]" office:value-type="float" office:value="644" calcext:value-type="float">
            <text:p>644</text:p>
          </table:table-cell>
          <table:table-cell table:formula="of:=[.H32]+[.A32]" office:value-type="float" office:value="848" calcext:value-type="float">
            <text:p>848</text:p>
          </table:table-cell>
          <table:table-cell table:formula="of:=[.I32]" office:value-type="float" office:value="237" calcext:value-type="float">
            <text:p>237</text:p>
          </table:table-cell>
          <table:table-cell table:formula="of:=[.A32]" office:value-type="float" office:value="564" calcext:value-type="float">
            <text:p>564</text:p>
          </table:table-cell>
          <table:table-cell table:formula="of:=SUM([.A33:.I33])" office:value-type="float" office:value="5440" calcext:value-type="float">
            <text:p>5440</text:p>
          </table:table-cell>
        </table:table-row>
        <table:table-row table:style-name="ro1">
          <table:table-cell table:formula="of:=[.B33]" office:value-type="float" office:value="954" calcext:value-type="float">
            <text:p>954</text:p>
          </table:table-cell>
          <table:table-cell table:formula="of:=[.C33]" office:value-type="float" office:value="430" calcext:value-type="float">
            <text:p>430</text:p>
          </table:table-cell>
          <table:table-cell table:formula="of:=[.D33]" office:value-type="float" office:value="956" calcext:value-type="float">
            <text:p>956</text:p>
          </table:table-cell>
          <table:table-cell table:formula="of:=[.E33]" office:value-type="float" office:value="539" calcext:value-type="float">
            <text:p>539</text:p>
          </table:table-cell>
          <table:table-cell table:formula="of:=[.F33]" office:value-type="float" office:value="644" calcext:value-type="float">
            <text:p>644</text:p>
          </table:table-cell>
          <table:table-cell table:formula="of:=[.G33]" office:value-type="float" office:value="848" calcext:value-type="float">
            <text:p>848</text:p>
          </table:table-cell>
          <table:table-cell table:formula="of:=[.H33]+[.A33]" office:value-type="float" office:value="505" calcext:value-type="float">
            <text:p>505</text:p>
          </table:table-cell>
          <table:table-cell table:formula="of:=[.I33]" office:value-type="float" office:value="564" calcext:value-type="float">
            <text:p>564</text:p>
          </table:table-cell>
          <table:table-cell table:formula="of:=[.A33]" office:value-type="float" office:value="268" calcext:value-type="float">
            <text:p>268</text:p>
          </table:table-cell>
          <table:table-cell table:formula="of:=SUM([.A34:.I34])" office:value-type="float" office:value="5708" calcext:value-type="float">
            <text:p>5708</text:p>
          </table:table-cell>
        </table:table-row>
        <table:table-row table:style-name="ro1">
          <table:table-cell table:formula="of:=[.B34]" office:value-type="float" office:value="430" calcext:value-type="float">
            <text:p>430</text:p>
          </table:table-cell>
          <table:table-cell table:formula="of:=[.C34]" office:value-type="float" office:value="956" calcext:value-type="float">
            <text:p>956</text:p>
          </table:table-cell>
          <table:table-cell table:formula="of:=[.D34]" office:value-type="float" office:value="539" calcext:value-type="float">
            <text:p>539</text:p>
          </table:table-cell>
          <table:table-cell table:formula="of:=[.E34]" office:value-type="float" office:value="644" calcext:value-type="float">
            <text:p>644</text:p>
          </table:table-cell>
          <table:table-cell table:formula="of:=[.F34]" office:value-type="float" office:value="848" calcext:value-type="float">
            <text:p>848</text:p>
          </table:table-cell>
          <table:table-cell table:formula="of:=[.G34]" office:value-type="float" office:value="505" calcext:value-type="float">
            <text:p>505</text:p>
          </table:table-cell>
          <table:table-cell table:formula="of:=[.H34]+[.A34]" office:value-type="float" office:value="1518" calcext:value-type="float">
            <text:p>1518</text:p>
          </table:table-cell>
          <table:table-cell table:formula="of:=[.I34]" office:value-type="float" office:value="268" calcext:value-type="float">
            <text:p>268</text:p>
          </table:table-cell>
          <table:table-cell table:formula="of:=[.A34]" office:value-type="float" office:value="954" calcext:value-type="float">
            <text:p>954</text:p>
          </table:table-cell>
          <table:table-cell table:formula="of:=SUM([.A35:.I35])" office:value-type="float" office:value="6662" calcext:value-type="float">
            <text:p>6662</text:p>
          </table:table-cell>
        </table:table-row>
        <table:table-row table:style-name="ro1">
          <table:table-cell table:formula="of:=[.B35]" office:value-type="float" office:value="956" calcext:value-type="float">
            <text:p>956</text:p>
          </table:table-cell>
          <table:table-cell table:formula="of:=[.C35]" office:value-type="float" office:value="539" calcext:value-type="float">
            <text:p>539</text:p>
          </table:table-cell>
          <table:table-cell table:formula="of:=[.D35]" office:value-type="float" office:value="644" calcext:value-type="float">
            <text:p>644</text:p>
          </table:table-cell>
          <table:table-cell table:formula="of:=[.E35]" office:value-type="float" office:value="848" calcext:value-type="float">
            <text:p>848</text:p>
          </table:table-cell>
          <table:table-cell table:formula="of:=[.F35]" office:value-type="float" office:value="505" calcext:value-type="float">
            <text:p>505</text:p>
          </table:table-cell>
          <table:table-cell table:formula="of:=[.G35]" office:value-type="float" office:value="1518" calcext:value-type="float">
            <text:p>1518</text:p>
          </table:table-cell>
          <table:table-cell table:formula="of:=[.H35]+[.A35]" office:value-type="float" office:value="698" calcext:value-type="float">
            <text:p>698</text:p>
          </table:table-cell>
          <table:table-cell table:formula="of:=[.I35]" office:value-type="float" office:value="954" calcext:value-type="float">
            <text:p>954</text:p>
          </table:table-cell>
          <table:table-cell table:formula="of:=[.A35]" office:value-type="float" office:value="430" calcext:value-type="float">
            <text:p>430</text:p>
          </table:table-cell>
          <table:table-cell table:formula="of:=SUM([.A36:.I36])" office:value-type="float" office:value="7092" calcext:value-type="float">
            <text:p>7092</text:p>
          </table:table-cell>
        </table:table-row>
        <table:table-row table:style-name="ro1">
          <table:table-cell table:formula="of:=[.B36]" office:value-type="float" office:value="539" calcext:value-type="float">
            <text:p>539</text:p>
          </table:table-cell>
          <table:table-cell table:formula="of:=[.C36]" office:value-type="float" office:value="644" calcext:value-type="float">
            <text:p>644</text:p>
          </table:table-cell>
          <table:table-cell table:formula="of:=[.D36]" office:value-type="float" office:value="848" calcext:value-type="float">
            <text:p>848</text:p>
          </table:table-cell>
          <table:table-cell table:formula="of:=[.E36]" office:value-type="float" office:value="505" calcext:value-type="float">
            <text:p>505</text:p>
          </table:table-cell>
          <table:table-cell table:formula="of:=[.F36]" office:value-type="float" office:value="1518" calcext:value-type="float">
            <text:p>1518</text:p>
          </table:table-cell>
          <table:table-cell table:formula="of:=[.G36]" office:value-type="float" office:value="698" calcext:value-type="float">
            <text:p>698</text:p>
          </table:table-cell>
          <table:table-cell table:formula="of:=[.H36]+[.A36]" office:value-type="float" office:value="1910" calcext:value-type="float">
            <text:p>1910</text:p>
          </table:table-cell>
          <table:table-cell table:formula="of:=[.I36]" office:value-type="float" office:value="430" calcext:value-type="float">
            <text:p>430</text:p>
          </table:table-cell>
          <table:table-cell table:formula="of:=[.A36]" office:value-type="float" office:value="956" calcext:value-type="float">
            <text:p>956</text:p>
          </table:table-cell>
          <table:table-cell table:formula="of:=SUM([.A37:.I37])" office:value-type="float" office:value="8048" calcext:value-type="float">
            <text:p>8048</text:p>
          </table:table-cell>
        </table:table-row>
        <table:table-row table:style-name="ro1">
          <table:table-cell table:formula="of:=[.B37]" office:value-type="float" office:value="644" calcext:value-type="float">
            <text:p>644</text:p>
          </table:table-cell>
          <table:table-cell table:formula="of:=[.C37]" office:value-type="float" office:value="848" calcext:value-type="float">
            <text:p>848</text:p>
          </table:table-cell>
          <table:table-cell table:formula="of:=[.D37]" office:value-type="float" office:value="505" calcext:value-type="float">
            <text:p>505</text:p>
          </table:table-cell>
          <table:table-cell table:formula="of:=[.E37]" office:value-type="float" office:value="1518" calcext:value-type="float">
            <text:p>1518</text:p>
          </table:table-cell>
          <table:table-cell table:formula="of:=[.F37]" office:value-type="float" office:value="698" calcext:value-type="float">
            <text:p>698</text:p>
          </table:table-cell>
          <table:table-cell table:formula="of:=[.G37]" office:value-type="float" office:value="1910" calcext:value-type="float">
            <text:p>1910</text:p>
          </table:table-cell>
          <table:table-cell table:formula="of:=[.H37]+[.A37]" office:value-type="float" office:value="969" calcext:value-type="float">
            <text:p>969</text:p>
          </table:table-cell>
          <table:table-cell table:formula="of:=[.I37]" office:value-type="float" office:value="956" calcext:value-type="float">
            <text:p>956</text:p>
          </table:table-cell>
          <table:table-cell table:formula="of:=[.A37]" office:value-type="float" office:value="539" calcext:value-type="float">
            <text:p>539</text:p>
          </table:table-cell>
          <table:table-cell table:formula="of:=SUM([.A38:.I38])" office:value-type="float" office:value="8587" calcext:value-type="float">
            <text:p>8587</text:p>
          </table:table-cell>
        </table:table-row>
        <table:table-row table:style-name="ro1">
          <table:table-cell table:formula="of:=[.B38]" office:value-type="float" office:value="848" calcext:value-type="float">
            <text:p>848</text:p>
          </table:table-cell>
          <table:table-cell table:formula="of:=[.C38]" office:value-type="float" office:value="505" calcext:value-type="float">
            <text:p>505</text:p>
          </table:table-cell>
          <table:table-cell table:formula="of:=[.D38]" office:value-type="float" office:value="1518" calcext:value-type="float">
            <text:p>1518</text:p>
          </table:table-cell>
          <table:table-cell table:formula="of:=[.E38]" office:value-type="float" office:value="698" calcext:value-type="float">
            <text:p>698</text:p>
          </table:table-cell>
          <table:table-cell table:formula="of:=[.F38]" office:value-type="float" office:value="1910" calcext:value-type="float">
            <text:p>1910</text:p>
          </table:table-cell>
          <table:table-cell table:formula="of:=[.G38]" office:value-type="float" office:value="969" calcext:value-type="float">
            <text:p>969</text:p>
          </table:table-cell>
          <table:table-cell table:formula="of:=[.H38]+[.A38]" office:value-type="float" office:value="1600" calcext:value-type="float">
            <text:p>1600</text:p>
          </table:table-cell>
          <table:table-cell table:formula="of:=[.I38]" office:value-type="float" office:value="539" calcext:value-type="float">
            <text:p>539</text:p>
          </table:table-cell>
          <table:table-cell table:formula="of:=[.A38]" office:value-type="float" office:value="644" calcext:value-type="float">
            <text:p>644</text:p>
          </table:table-cell>
          <table:table-cell table:formula="of:=SUM([.A39:.I39])" office:value-type="float" office:value="9231" calcext:value-type="float">
            <text:p>9231</text:p>
          </table:table-cell>
        </table:table-row>
        <table:table-row table:style-name="ro1">
          <table:table-cell table:formula="of:=[.B39]" office:value-type="float" office:value="505" calcext:value-type="float">
            <text:p>505</text:p>
          </table:table-cell>
          <table:table-cell table:formula="of:=[.C39]" office:value-type="float" office:value="1518" calcext:value-type="float">
            <text:p>1518</text:p>
          </table:table-cell>
          <table:table-cell table:formula="of:=[.D39]" office:value-type="float" office:value="698" calcext:value-type="float">
            <text:p>698</text:p>
          </table:table-cell>
          <table:table-cell table:formula="of:=[.E39]" office:value-type="float" office:value="1910" calcext:value-type="float">
            <text:p>1910</text:p>
          </table:table-cell>
          <table:table-cell table:formula="of:=[.F39]" office:value-type="float" office:value="969" calcext:value-type="float">
            <text:p>969</text:p>
          </table:table-cell>
          <table:table-cell table:formula="of:=[.G39]" office:value-type="float" office:value="1600" calcext:value-type="float">
            <text:p>1600</text:p>
          </table:table-cell>
          <table:table-cell table:formula="of:=[.H39]+[.A39]" office:value-type="float" office:value="1387" calcext:value-type="float">
            <text:p>1387</text:p>
          </table:table-cell>
          <table:table-cell table:formula="of:=[.I39]" office:value-type="float" office:value="644" calcext:value-type="float">
            <text:p>644</text:p>
          </table:table-cell>
          <table:table-cell table:formula="of:=[.A39]" office:value-type="float" office:value="848" calcext:value-type="float">
            <text:p>848</text:p>
          </table:table-cell>
          <table:table-cell table:formula="of:=SUM([.A40:.I40])" office:value-type="float" office:value="10079" calcext:value-type="float">
            <text:p>10079</text:p>
          </table:table-cell>
        </table:table-row>
        <table:table-row table:style-name="ro1">
          <table:table-cell table:formula="of:=[.B40]" office:value-type="float" office:value="1518" calcext:value-type="float">
            <text:p>1518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1910" calcext:value-type="float">
            <text:p>1910</text:p>
          </table:table-cell>
          <table:table-cell table:formula="of:=[.E40]" office:value-type="float" office:value="969" calcext:value-type="float">
            <text:p>969</text:p>
          </table:table-cell>
          <table:table-cell table:formula="of:=[.F40]" office:value-type="float" office:value="1600" calcext:value-type="float">
            <text:p>1600</text:p>
          </table:table-cell>
          <table:table-cell table:formula="of:=[.G40]" office:value-type="float" office:value="1387" calcext:value-type="float">
            <text:p>1387</text:p>
          </table:table-cell>
          <table:table-cell table:formula="of:=[.H40]+[.A40]" office:value-type="float" office:value="1149" calcext:value-type="float">
            <text:p>1149</text:p>
          </table:table-cell>
          <table:table-cell table:formula="of:=[.I40]" office:value-type="float" office:value="848" calcext:value-type="float">
            <text:p>848</text:p>
          </table:table-cell>
          <table:table-cell table:formula="of:=[.A40]" office:value-type="float" office:value="505" calcext:value-type="float">
            <text:p>505</text:p>
          </table:table-cell>
          <table:table-cell table:formula="of:=SUM([.A41:.I41])" office:value-type="float" office:value="10584" calcext:value-type="float">
            <text:p>10584</text:p>
          </table:table-cell>
        </table:table-row>
        <table:table-row table:style-name="ro1">
          <table:table-cell table:formula="of:=[.B41]" office:value-type="float" office:value="698" calcext:value-type="float">
            <text:p>698</text:p>
          </table:table-cell>
          <table:table-cell table:formula="of:=[.C41]" office:value-type="float" office:value="1910" calcext:value-type="float">
            <text:p>1910</text:p>
          </table:table-cell>
          <table:table-cell table:formula="of:=[.D41]" office:value-type="float" office:value="969" calcext:value-type="float">
            <text:p>969</text:p>
          </table:table-cell>
          <table:table-cell table:formula="of:=[.E41]" office:value-type="float" office:value="1600" calcext:value-type="float">
            <text:p>1600</text:p>
          </table:table-cell>
          <table:table-cell table:formula="of:=[.F41]" office:value-type="float" office:value="1387" calcext:value-type="float">
            <text:p>1387</text:p>
          </table:table-cell>
          <table:table-cell table:formula="of:=[.G41]" office:value-type="float" office:value="1149" calcext:value-type="float">
            <text:p>1149</text:p>
          </table:table-cell>
          <table:table-cell table:formula="of:=[.H41]+[.A41]" office:value-type="float" office:value="2366" calcext:value-type="float">
            <text:p>2366</text:p>
          </table:table-cell>
          <table:table-cell table:formula="of:=[.I41]" office:value-type="float" office:value="505" calcext:value-type="float">
            <text:p>505</text:p>
          </table:table-cell>
          <table:table-cell table:formula="of:=[.A41]" office:value-type="float" office:value="1518" calcext:value-type="float">
            <text:p>1518</text:p>
          </table:table-cell>
          <table:table-cell table:formula="of:=SUM([.A42:.I42])" office:value-type="float" office:value="12102" calcext:value-type="float">
            <text:p>12102</text:p>
          </table:table-cell>
        </table:table-row>
        <table:table-row table:style-name="ro1">
          <table:table-cell table:formula="of:=[.B42]" office:value-type="float" office:value="1910" calcext:value-type="float">
            <text:p>1910</text:p>
          </table:table-cell>
          <table:table-cell table:formula="of:=[.C42]" office:value-type="float" office:value="969" calcext:value-type="float">
            <text:p>969</text:p>
          </table:table-cell>
          <table:table-cell table:formula="of:=[.D42]" office:value-type="float" office:value="1600" calcext:value-type="float">
            <text:p>1600</text:p>
          </table:table-cell>
          <table:table-cell table:formula="of:=[.E42]" office:value-type="float" office:value="1387" calcext:value-type="float">
            <text:p>1387</text:p>
          </table:table-cell>
          <table:table-cell table:formula="of:=[.F42]" office:value-type="float" office:value="1149" calcext:value-type="float">
            <text:p>1149</text:p>
          </table:table-cell>
          <table:table-cell table:formula="of:=[.G42]" office:value-type="float" office:value="2366" calcext:value-type="float">
            <text:p>2366</text:p>
          </table:table-cell>
          <table:table-cell table:formula="of:=[.H42]+[.A42]" office:value-type="float" office:value="1203" calcext:value-type="float">
            <text:p>1203</text:p>
          </table:table-cell>
          <table:table-cell table:formula="of:=[.I42]" office:value-type="float" office:value="1518" calcext:value-type="float">
            <text:p>1518</text:p>
          </table:table-cell>
          <table:table-cell table:formula="of:=[.A42]" office:value-type="float" office:value="698" calcext:value-type="float">
            <text:p>698</text:p>
          </table:table-cell>
          <table:table-cell table:formula="of:=SUM([.A43:.I43])" office:value-type="float" office:value="12800" calcext:value-type="float">
            <text:p>12800</text:p>
          </table:table-cell>
        </table:table-row>
        <table:table-row table:style-name="ro1">
          <table:table-cell table:formula="of:=[.B43]" office:value-type="float" office:value="969" calcext:value-type="float">
            <text:p>969</text:p>
          </table:table-cell>
          <table:table-cell table:formula="of:=[.C43]" office:value-type="float" office:value="1600" calcext:value-type="float">
            <text:p>1600</text:p>
          </table:table-cell>
          <table:table-cell table:formula="of:=[.D43]" office:value-type="float" office:value="1387" calcext:value-type="float">
            <text:p>1387</text:p>
          </table:table-cell>
          <table:table-cell table:formula="of:=[.E43]" office:value-type="float" office:value="1149" calcext:value-type="float">
            <text:p>1149</text:p>
          </table:table-cell>
          <table:table-cell table:formula="of:=[.F43]" office:value-type="float" office:value="2366" calcext:value-type="float">
            <text:p>2366</text:p>
          </table:table-cell>
          <table:table-cell table:formula="of:=[.G43]" office:value-type="float" office:value="1203" calcext:value-type="float">
            <text:p>1203</text:p>
          </table:table-cell>
          <table:table-cell table:formula="of:=[.H43]+[.A43]" office:value-type="float" office:value="3428" calcext:value-type="float">
            <text:p>3428</text:p>
          </table:table-cell>
          <table:table-cell table:formula="of:=[.I43]" office:value-type="float" office:value="698" calcext:value-type="float">
            <text:p>698</text:p>
          </table:table-cell>
          <table:table-cell table:formula="of:=[.A43]" office:value-type="float" office:value="1910" calcext:value-type="float">
            <text:p>1910</text:p>
          </table:table-cell>
          <table:table-cell table:formula="of:=SUM([.A44:.I44])" office:value-type="float" office:value="14710" calcext:value-type="float">
            <text:p>14710</text:p>
          </table:table-cell>
        </table:table-row>
        <table:table-row table:style-name="ro1">
          <table:table-cell table:formula="of:=[.B44]" office:value-type="float" office:value="1600" calcext:value-type="float">
            <text:p>1600</text:p>
          </table:table-cell>
          <table:table-cell table:formula="of:=[.C44]" office:value-type="float" office:value="1387" calcext:value-type="float">
            <text:p>1387</text:p>
          </table:table-cell>
          <table:table-cell table:formula="of:=[.D44]" office:value-type="float" office:value="1149" calcext:value-type="float">
            <text:p>1149</text:p>
          </table:table-cell>
          <table:table-cell table:formula="of:=[.E44]" office:value-type="float" office:value="2366" calcext:value-type="float">
            <text:p>2366</text:p>
          </table:table-cell>
          <table:table-cell table:formula="of:=[.F44]" office:value-type="float" office:value="1203" calcext:value-type="float">
            <text:p>1203</text:p>
          </table:table-cell>
          <table:table-cell table:formula="of:=[.G44]" office:value-type="float" office:value="3428" calcext:value-type="float">
            <text:p>3428</text:p>
          </table:table-cell>
          <table:table-cell table:formula="of:=[.H44]+[.A44]" office:value-type="float" office:value="1667" calcext:value-type="float">
            <text:p>1667</text:p>
          </table:table-cell>
          <table:table-cell table:formula="of:=[.I44]" office:value-type="float" office:value="1910" calcext:value-type="float">
            <text:p>1910</text:p>
          </table:table-cell>
          <table:table-cell table:formula="of:=[.A44]" office:value-type="float" office:value="969" calcext:value-type="float">
            <text:p>969</text:p>
          </table:table-cell>
          <table:table-cell table:formula="of:=SUM([.A45:.I45])" office:value-type="float" office:value="15679" calcext:value-type="float">
            <text:p>15679</text:p>
          </table:table-cell>
        </table:table-row>
        <table:table-row table:style-name="ro1">
          <table:table-cell table:formula="of:=[.B45]" office:value-type="float" office:value="1387" calcext:value-type="float">
            <text:p>1387</text:p>
          </table:table-cell>
          <table:table-cell table:formula="of:=[.C45]" office:value-type="float" office:value="1149" calcext:value-type="float">
            <text:p>1149</text:p>
          </table:table-cell>
          <table:table-cell table:formula="of:=[.D45]" office:value-type="float" office:value="2366" calcext:value-type="float">
            <text:p>2366</text:p>
          </table:table-cell>
          <table:table-cell table:formula="of:=[.E45]" office:value-type="float" office:value="1203" calcext:value-type="float">
            <text:p>1203</text:p>
          </table:table-cell>
          <table:table-cell table:formula="of:=[.F45]" office:value-type="float" office:value="3428" calcext:value-type="float">
            <text:p>3428</text:p>
          </table:table-cell>
          <table:table-cell table:formula="of:=[.G45]" office:value-type="float" office:value="1667" calcext:value-type="float">
            <text:p>1667</text:p>
          </table:table-cell>
          <table:table-cell table:formula="of:=[.H45]+[.A45]" office:value-type="float" office:value="3510" calcext:value-type="float">
            <text:p>3510</text:p>
          </table:table-cell>
          <table:table-cell table:formula="of:=[.I45]" office:value-type="float" office:value="969" calcext:value-type="float">
            <text:p>969</text:p>
          </table:table-cell>
          <table:table-cell table:formula="of:=[.A45]" office:value-type="float" office:value="1600" calcext:value-type="float">
            <text:p>1600</text:p>
          </table:table-cell>
          <table:table-cell table:formula="of:=SUM([.A46:.I46])" office:value-type="float" office:value="17279" calcext:value-type="float">
            <text:p>17279</text:p>
          </table:table-cell>
        </table:table-row>
        <table:table-row table:style-name="ro1">
          <table:table-cell table:formula="of:=[.B46]" office:value-type="float" office:value="1149" calcext:value-type="float">
            <text:p>1149</text:p>
          </table:table-cell>
          <table:table-cell table:formula="of:=[.C46]" office:value-type="float" office:value="2366" calcext:value-type="float">
            <text:p>2366</text:p>
          </table:table-cell>
          <table:table-cell table:formula="of:=[.D46]" office:value-type="float" office:value="1203" calcext:value-type="float">
            <text:p>1203</text:p>
          </table:table-cell>
          <table:table-cell table:formula="of:=[.E46]" office:value-type="float" office:value="3428" calcext:value-type="float">
            <text:p>3428</text:p>
          </table:table-cell>
          <table:table-cell table:formula="of:=[.F46]" office:value-type="float" office:value="1667" calcext:value-type="float">
            <text:p>1667</text:p>
          </table:table-cell>
          <table:table-cell table:formula="of:=[.G46]" office:value-type="float" office:value="3510" calcext:value-type="float">
            <text:p>3510</text:p>
          </table:table-cell>
          <table:table-cell table:formula="of:=[.H46]+[.A46]" office:value-type="float" office:value="2356" calcext:value-type="float">
            <text:p>2356</text:p>
          </table:table-cell>
          <table:table-cell table:formula="of:=[.I46]" office:value-type="float" office:value="1600" calcext:value-type="float">
            <text:p>1600</text:p>
          </table:table-cell>
          <table:table-cell table:formula="of:=[.A46]" office:value-type="float" office:value="1387" calcext:value-type="float">
            <text:p>1387</text:p>
          </table:table-cell>
          <table:table-cell table:formula="of:=SUM([.A47:.I47])" office:value-type="float" office:value="18666" calcext:value-type="float">
            <text:p>18666</text:p>
          </table:table-cell>
        </table:table-row>
        <table:table-row table:style-name="ro1">
          <table:table-cell table:formula="of:=[.B47]" office:value-type="float" office:value="2366" calcext:value-type="float">
            <text:p>2366</text:p>
          </table:table-cell>
          <table:table-cell table:formula="of:=[.C47]" office:value-type="float" office:value="1203" calcext:value-type="float">
            <text:p>1203</text:p>
          </table:table-cell>
          <table:table-cell table:formula="of:=[.D47]" office:value-type="float" office:value="3428" calcext:value-type="float">
            <text:p>3428</text:p>
          </table:table-cell>
          <table:table-cell table:formula="of:=[.E47]" office:value-type="float" office:value="1667" calcext:value-type="float">
            <text:p>1667</text:p>
          </table:table-cell>
          <table:table-cell table:formula="of:=[.F47]" office:value-type="float" office:value="3510" calcext:value-type="float">
            <text:p>3510</text:p>
          </table:table-cell>
          <table:table-cell table:formula="of:=[.G47]" office:value-type="float" office:value="2356" calcext:value-type="float">
            <text:p>2356</text:p>
          </table:table-cell>
          <table:table-cell table:formula="of:=[.H47]+[.A47]" office:value-type="float" office:value="2749" calcext:value-type="float">
            <text:p>2749</text:p>
          </table:table-cell>
          <table:table-cell table:formula="of:=[.I47]" office:value-type="float" office:value="1387" calcext:value-type="float">
            <text:p>1387</text:p>
          </table:table-cell>
          <table:table-cell table:formula="of:=[.A47]" office:value-type="float" office:value="1149" calcext:value-type="float">
            <text:p>1149</text:p>
          </table:table-cell>
          <table:table-cell table:formula="of:=SUM([.A48:.I48])" office:value-type="float" office:value="19815" calcext:value-type="float">
            <text:p>19815</text:p>
          </table:table-cell>
        </table:table-row>
        <table:table-row table:style-name="ro1">
          <table:table-cell table:formula="of:=[.B48]" office:value-type="float" office:value="1203" calcext:value-type="float">
            <text:p>1203</text:p>
          </table:table-cell>
          <table:table-cell table:formula="of:=[.C48]" office:value-type="float" office:value="3428" calcext:value-type="float">
            <text:p>3428</text:p>
          </table:table-cell>
          <table:table-cell table:formula="of:=[.D48]" office:value-type="float" office:value="1667" calcext:value-type="float">
            <text:p>1667</text:p>
          </table:table-cell>
          <table:table-cell table:formula="of:=[.E48]" office:value-type="float" office:value="3510" calcext:value-type="float">
            <text:p>3510</text:p>
          </table:table-cell>
          <table:table-cell table:formula="of:=[.F48]" office:value-type="float" office:value="2356" calcext:value-type="float">
            <text:p>2356</text:p>
          </table:table-cell>
          <table:table-cell table:formula="of:=[.G48]" office:value-type="float" office:value="2749" calcext:value-type="float">
            <text:p>2749</text:p>
          </table:table-cell>
          <table:table-cell table:formula="of:=[.H48]+[.A48]" office:value-type="float" office:value="3753" calcext:value-type="float">
            <text:p>3753</text:p>
          </table:table-cell>
          <table:table-cell table:formula="of:=[.I48]" office:value-type="float" office:value="1149" calcext:value-type="float">
            <text:p>1149</text:p>
          </table:table-cell>
          <table:table-cell table:formula="of:=[.A48]" office:value-type="float" office:value="2366" calcext:value-type="float">
            <text:p>2366</text:p>
          </table:table-cell>
          <table:table-cell table:formula="of:=SUM([.A49:.I49])" office:value-type="float" office:value="22181" calcext:value-type="float">
            <text:p>22181</text:p>
          </table:table-cell>
        </table:table-row>
        <table:table-row table:style-name="ro1">
          <table:table-cell table:formula="of:=[.B49]" office:value-type="float" office:value="3428" calcext:value-type="float">
            <text:p>3428</text:p>
          </table:table-cell>
          <table:table-cell table:formula="of:=[.C49]" office:value-type="float" office:value="1667" calcext:value-type="float">
            <text:p>1667</text:p>
          </table:table-cell>
          <table:table-cell table:formula="of:=[.D49]" office:value-type="float" office:value="3510" calcext:value-type="float">
            <text:p>3510</text:p>
          </table:table-cell>
          <table:table-cell table:formula="of:=[.E49]" office:value-type="float" office:value="2356" calcext:value-type="float">
            <text:p>2356</text:p>
          </table:table-cell>
          <table:table-cell table:formula="of:=[.F49]" office:value-type="float" office:value="2749" calcext:value-type="float">
            <text:p>2749</text:p>
          </table:table-cell>
          <table:table-cell table:formula="of:=[.G49]" office:value-type="float" office:value="3753" calcext:value-type="float">
            <text:p>3753</text:p>
          </table:table-cell>
          <table:table-cell table:formula="of:=[.H49]+[.A49]" office:value-type="float" office:value="2352" calcext:value-type="float">
            <text:p>2352</text:p>
          </table:table-cell>
          <table:table-cell table:formula="of:=[.I49]" office:value-type="float" office:value="2366" calcext:value-type="float">
            <text:p>2366</text:p>
          </table:table-cell>
          <table:table-cell table:formula="of:=[.A49]" office:value-type="float" office:value="1203" calcext:value-type="float">
            <text:p>1203</text:p>
          </table:table-cell>
          <table:table-cell table:formula="of:=SUM([.A50:.I50])" office:value-type="float" office:value="23384" calcext:value-type="float">
            <text:p>23384</text:p>
          </table:table-cell>
        </table:table-row>
        <table:table-row table:style-name="ro1">
          <table:table-cell table:formula="of:=[.B50]" office:value-type="float" office:value="1667" calcext:value-type="float">
            <text:p>1667</text:p>
          </table:table-cell>
          <table:table-cell table:formula="of:=[.C50]" office:value-type="float" office:value="3510" calcext:value-type="float">
            <text:p>3510</text:p>
          </table:table-cell>
          <table:table-cell table:formula="of:=[.D50]" office:value-type="float" office:value="2356" calcext:value-type="float">
            <text:p>2356</text:p>
          </table:table-cell>
          <table:table-cell table:formula="of:=[.E50]" office:value-type="float" office:value="2749" calcext:value-type="float">
            <text:p>2749</text:p>
          </table:table-cell>
          <table:table-cell table:formula="of:=[.F50]" office:value-type="float" office:value="3753" calcext:value-type="float">
            <text:p>3753</text:p>
          </table:table-cell>
          <table:table-cell table:formula="of:=[.G50]" office:value-type="float" office:value="2352" calcext:value-type="float">
            <text:p>2352</text:p>
          </table:table-cell>
          <table:table-cell table:formula="of:=[.H50]+[.A50]" office:value-type="float" office:value="5794" calcext:value-type="float">
            <text:p>5794</text:p>
          </table:table-cell>
          <table:table-cell table:formula="of:=[.I50]" office:value-type="float" office:value="1203" calcext:value-type="float">
            <text:p>1203</text:p>
          </table:table-cell>
          <table:table-cell table:formula="of:=[.A50]" office:value-type="float" office:value="3428" calcext:value-type="float">
            <text:p>3428</text:p>
          </table:table-cell>
          <table:table-cell table:formula="of:=SUM([.A51:.I51])" office:value-type="float" office:value="26812" calcext:value-type="float">
            <text:p>26812</text:p>
          </table:table-cell>
        </table:table-row>
        <table:table-row table:style-name="ro1">
          <table:table-cell table:formula="of:=[.B51]" office:value-type="float" office:value="3510" calcext:value-type="float">
            <text:p>3510</text:p>
          </table:table-cell>
          <table:table-cell table:formula="of:=[.C51]" office:value-type="float" office:value="2356" calcext:value-type="float">
            <text:p>2356</text:p>
          </table:table-cell>
          <table:table-cell table:formula="of:=[.D51]" office:value-type="float" office:value="2749" calcext:value-type="float">
            <text:p>2749</text:p>
          </table:table-cell>
          <table:table-cell table:formula="of:=[.E51]" office:value-type="float" office:value="3753" calcext:value-type="float">
            <text:p>3753</text:p>
          </table:table-cell>
          <table:table-cell table:formula="of:=[.F51]" office:value-type="float" office:value="2352" calcext:value-type="float">
            <text:p>2352</text:p>
          </table:table-cell>
          <table:table-cell table:formula="of:=[.G51]" office:value-type="float" office:value="5794" calcext:value-type="float">
            <text:p>5794</text:p>
          </table:table-cell>
          <table:table-cell table:formula="of:=[.H51]+[.A51]" office:value-type="float" office:value="2870" calcext:value-type="float">
            <text:p>2870</text:p>
          </table:table-cell>
          <table:table-cell table:formula="of:=[.I51]" office:value-type="float" office:value="3428" calcext:value-type="float">
            <text:p>3428</text:p>
          </table:table-cell>
          <table:table-cell table:formula="of:=[.A51]" office:value-type="float" office:value="1667" calcext:value-type="float">
            <text:p>1667</text:p>
          </table:table-cell>
          <table:table-cell table:formula="of:=SUM([.A52:.I52])" office:value-type="float" office:value="28479" calcext:value-type="float">
            <text:p>28479</text:p>
          </table:table-cell>
        </table:table-row>
        <table:table-row table:style-name="ro1">
          <table:table-cell table:formula="of:=[.B52]" office:value-type="float" office:value="2356" calcext:value-type="float">
            <text:p>2356</text:p>
          </table:table-cell>
          <table:table-cell table:formula="of:=[.C52]" office:value-type="float" office:value="2749" calcext:value-type="float">
            <text:p>2749</text:p>
          </table:table-cell>
          <table:table-cell table:formula="of:=[.D52]" office:value-type="float" office:value="3753" calcext:value-type="float">
            <text:p>3753</text:p>
          </table:table-cell>
          <table:table-cell table:formula="of:=[.E52]" office:value-type="float" office:value="2352" calcext:value-type="float">
            <text:p>2352</text:p>
          </table:table-cell>
          <table:table-cell table:formula="of:=[.F52]" office:value-type="float" office:value="5794" calcext:value-type="float">
            <text:p>5794</text:p>
          </table:table-cell>
          <table:table-cell table:formula="of:=[.G52]" office:value-type="float" office:value="2870" calcext:value-type="float">
            <text:p>2870</text:p>
          </table:table-cell>
          <table:table-cell table:formula="of:=[.H52]+[.A52]" office:value-type="float" office:value="6938" calcext:value-type="float">
            <text:p>6938</text:p>
          </table:table-cell>
          <table:table-cell table:formula="of:=[.I52]" office:value-type="float" office:value="1667" calcext:value-type="float">
            <text:p>1667</text:p>
          </table:table-cell>
          <table:table-cell table:formula="of:=[.A52]" office:value-type="float" office:value="3510" calcext:value-type="float">
            <text:p>3510</text:p>
          </table:table-cell>
          <table:table-cell table:formula="of:=SUM([.A53:.I53])" office:value-type="float" office:value="31989" calcext:value-type="float">
            <text:p>31989</text:p>
          </table:table-cell>
        </table:table-row>
        <table:table-row table:style-name="ro1">
          <table:table-cell table:formula="of:=[.B53]" office:value-type="float" office:value="2749" calcext:value-type="float">
            <text:p>2749</text:p>
          </table:table-cell>
          <table:table-cell table:formula="of:=[.C53]" office:value-type="float" office:value="3753" calcext:value-type="float">
            <text:p>3753</text:p>
          </table:table-cell>
          <table:table-cell table:formula="of:=[.D53]" office:value-type="float" office:value="2352" calcext:value-type="float">
            <text:p>2352</text:p>
          </table:table-cell>
          <table:table-cell table:formula="of:=[.E53]" office:value-type="float" office:value="5794" calcext:value-type="float">
            <text:p>5794</text:p>
          </table:table-cell>
          <table:table-cell table:formula="of:=[.F53]" office:value-type="float" office:value="2870" calcext:value-type="float">
            <text:p>2870</text:p>
          </table:table-cell>
          <table:table-cell table:formula="of:=[.G53]" office:value-type="float" office:value="6938" calcext:value-type="float">
            <text:p>6938</text:p>
          </table:table-cell>
          <table:table-cell table:formula="of:=[.H53]+[.A53]" office:value-type="float" office:value="4023" calcext:value-type="float">
            <text:p>4023</text:p>
          </table:table-cell>
          <table:table-cell table:formula="of:=[.I53]" office:value-type="float" office:value="3510" calcext:value-type="float">
            <text:p>3510</text:p>
          </table:table-cell>
          <table:table-cell table:formula="of:=[.A53]" office:value-type="float" office:value="2356" calcext:value-type="float">
            <text:p>2356</text:p>
          </table:table-cell>
          <table:table-cell table:formula="of:=SUM([.A54:.I54])" office:value-type="float" office:value="34345" calcext:value-type="float">
            <text:p>34345</text:p>
          </table:table-cell>
        </table:table-row>
        <table:table-row table:style-name="ro1">
          <table:table-cell table:formula="of:=[.B54]" office:value-type="float" office:value="3753" calcext:value-type="float">
            <text:p>3753</text:p>
          </table:table-cell>
          <table:table-cell table:formula="of:=[.C54]" office:value-type="float" office:value="2352" calcext:value-type="float">
            <text:p>2352</text:p>
          </table:table-cell>
          <table:table-cell table:formula="of:=[.D54]" office:value-type="float" office:value="5794" calcext:value-type="float">
            <text:p>5794</text:p>
          </table:table-cell>
          <table:table-cell table:formula="of:=[.E54]" office:value-type="float" office:value="2870" calcext:value-type="float">
            <text:p>2870</text:p>
          </table:table-cell>
          <table:table-cell table:formula="of:=[.F54]" office:value-type="float" office:value="6938" calcext:value-type="float">
            <text:p>6938</text:p>
          </table:table-cell>
          <table:table-cell table:formula="of:=[.G54]" office:value-type="float" office:value="4023" calcext:value-type="float">
            <text:p>4023</text:p>
          </table:table-cell>
          <table:table-cell table:formula="of:=[.H54]+[.A54]" office:value-type="float" office:value="6259" calcext:value-type="float">
            <text:p>6259</text:p>
          </table:table-cell>
          <table:table-cell table:formula="of:=[.I54]" office:value-type="float" office:value="2356" calcext:value-type="float">
            <text:p>2356</text:p>
          </table:table-cell>
          <table:table-cell table:formula="of:=[.A54]" office:value-type="float" office:value="2749" calcext:value-type="float">
            <text:p>2749</text:p>
          </table:table-cell>
          <table:table-cell table:formula="of:=SUM([.A55:.I55])" office:value-type="float" office:value="37094" calcext:value-type="float">
            <text:p>37094</text:p>
          </table:table-cell>
        </table:table-row>
        <table:table-row table:style-name="ro1">
          <table:table-cell table:formula="of:=[.B55]" office:value-type="float" office:value="2352" calcext:value-type="float">
            <text:p>2352</text:p>
          </table:table-cell>
          <table:table-cell table:formula="of:=[.C55]" office:value-type="float" office:value="5794" calcext:value-type="float">
            <text:p>5794</text:p>
          </table:table-cell>
          <table:table-cell table:formula="of:=[.D55]" office:value-type="float" office:value="2870" calcext:value-type="float">
            <text:p>2870</text:p>
          </table:table-cell>
          <table:table-cell table:formula="of:=[.E55]" office:value-type="float" office:value="6938" calcext:value-type="float">
            <text:p>6938</text:p>
          </table:table-cell>
          <table:table-cell table:formula="of:=[.F55]" office:value-type="float" office:value="4023" calcext:value-type="float">
            <text:p>4023</text:p>
          </table:table-cell>
          <table:table-cell table:formula="of:=[.G55]" office:value-type="float" office:value="6259" calcext:value-type="float">
            <text:p>6259</text:p>
          </table:table-cell>
          <table:table-cell table:formula="of:=[.H55]+[.A55]" office:value-type="float" office:value="6109" calcext:value-type="float">
            <text:p>6109</text:p>
          </table:table-cell>
          <table:table-cell table:formula="of:=[.I55]" office:value-type="float" office:value="2749" calcext:value-type="float">
            <text:p>2749</text:p>
          </table:table-cell>
          <table:table-cell table:formula="of:=[.A55]" office:value-type="float" office:value="3753" calcext:value-type="float">
            <text:p>3753</text:p>
          </table:table-cell>
          <table:table-cell table:formula="of:=SUM([.A56:.I56])" office:value-type="float" office:value="40847" calcext:value-type="float">
            <text:p>40847</text:p>
          </table:table-cell>
        </table:table-row>
        <table:table-row table:style-name="ro1">
          <table:table-cell table:formula="of:=[.B56]" office:value-type="float" office:value="5794" calcext:value-type="float">
            <text:p>5794</text:p>
          </table:table-cell>
          <table:table-cell table:formula="of:=[.C56]" office:value-type="float" office:value="2870" calcext:value-type="float">
            <text:p>2870</text:p>
          </table:table-cell>
          <table:table-cell table:formula="of:=[.D56]" office:value-type="float" office:value="6938" calcext:value-type="float">
            <text:p>6938</text:p>
          </table:table-cell>
          <table:table-cell table:formula="of:=[.E56]" office:value-type="float" office:value="4023" calcext:value-type="float">
            <text:p>4023</text:p>
          </table:table-cell>
          <table:table-cell table:formula="of:=[.F56]" office:value-type="float" office:value="6259" calcext:value-type="float">
            <text:p>6259</text:p>
          </table:table-cell>
          <table:table-cell table:formula="of:=[.G56]" office:value-type="float" office:value="6109" calcext:value-type="float">
            <text:p>6109</text:p>
          </table:table-cell>
          <table:table-cell table:formula="of:=[.H56]+[.A56]" office:value-type="float" office:value="5101" calcext:value-type="float">
            <text:p>5101</text:p>
          </table:table-cell>
          <table:table-cell table:formula="of:=[.I56]" office:value-type="float" office:value="3753" calcext:value-type="float">
            <text:p>3753</text:p>
          </table:table-cell>
          <table:table-cell table:formula="of:=[.A56]" office:value-type="float" office:value="2352" calcext:value-type="float">
            <text:p>2352</text:p>
          </table:table-cell>
          <table:table-cell table:formula="of:=SUM([.A57:.I57])" office:value-type="float" office:value="43199" calcext:value-type="float">
            <text:p>43199</text:p>
          </table:table-cell>
        </table:table-row>
        <table:table-row table:style-name="ro1">
          <table:table-cell table:formula="of:=[.B57]" office:value-type="float" office:value="2870" calcext:value-type="float">
            <text:p>2870</text:p>
          </table:table-cell>
          <table:table-cell table:formula="of:=[.C57]" office:value-type="float" office:value="6938" calcext:value-type="float">
            <text:p>6938</text:p>
          </table:table-cell>
          <table:table-cell table:formula="of:=[.D57]" office:value-type="float" office:value="4023" calcext:value-type="float">
            <text:p>4023</text:p>
          </table:table-cell>
          <table:table-cell table:formula="of:=[.E57]" office:value-type="float" office:value="6259" calcext:value-type="float">
            <text:p>6259</text:p>
          </table:table-cell>
          <table:table-cell table:formula="of:=[.F57]" office:value-type="float" office:value="6109" calcext:value-type="float">
            <text:p>6109</text:p>
          </table:table-cell>
          <table:table-cell table:formula="of:=[.G57]" office:value-type="float" office:value="5101" calcext:value-type="float">
            <text:p>5101</text:p>
          </table:table-cell>
          <table:table-cell table:formula="of:=[.H57]+[.A57]" office:value-type="float" office:value="9547" calcext:value-type="float">
            <text:p>9547</text:p>
          </table:table-cell>
          <table:table-cell table:formula="of:=[.I57]" office:value-type="float" office:value="2352" calcext:value-type="float">
            <text:p>2352</text:p>
          </table:table-cell>
          <table:table-cell table:formula="of:=[.A57]" office:value-type="float" office:value="5794" calcext:value-type="float">
            <text:p>5794</text:p>
          </table:table-cell>
          <table:table-cell table:formula="of:=SUM([.A58:.I58])" office:value-type="float" office:value="48993" calcext:value-type="float">
            <text:p>48993</text:p>
          </table:table-cell>
        </table:table-row>
        <table:table-row table:style-name="ro1">
          <table:table-cell table:formula="of:=[.B58]" office:value-type="float" office:value="6938" calcext:value-type="float">
            <text:p>6938</text:p>
          </table:table-cell>
          <table:table-cell table:formula="of:=[.C58]" office:value-type="float" office:value="4023" calcext:value-type="float">
            <text:p>4023</text:p>
          </table:table-cell>
          <table:table-cell table:formula="of:=[.D58]" office:value-type="float" office:value="6259" calcext:value-type="float">
            <text:p>6259</text:p>
          </table:table-cell>
          <table:table-cell table:formula="of:=[.E58]" office:value-type="float" office:value="6109" calcext:value-type="float">
            <text:p>6109</text:p>
          </table:table-cell>
          <table:table-cell table:formula="of:=[.F58]" office:value-type="float" office:value="5101" calcext:value-type="float">
            <text:p>5101</text:p>
          </table:table-cell>
          <table:table-cell table:formula="of:=[.G58]" office:value-type="float" office:value="9547" calcext:value-type="float">
            <text:p>9547</text:p>
          </table:table-cell>
          <table:table-cell table:formula="of:=[.H58]+[.A58]" office:value-type="float" office:value="5222" calcext:value-type="float">
            <text:p>5222</text:p>
          </table:table-cell>
          <table:table-cell table:formula="of:=[.I58]" office:value-type="float" office:value="5794" calcext:value-type="float">
            <text:p>5794</text:p>
          </table:table-cell>
          <table:table-cell table:formula="of:=[.A58]" office:value-type="float" office:value="2870" calcext:value-type="float">
            <text:p>2870</text:p>
          </table:table-cell>
          <table:table-cell table:formula="of:=SUM([.A59:.I59])" office:value-type="float" office:value="51863" calcext:value-type="float">
            <text:p>51863</text:p>
          </table:table-cell>
        </table:table-row>
        <table:table-row table:style-name="ro1">
          <table:table-cell table:formula="of:=[.B59]" office:value-type="float" office:value="4023" calcext:value-type="float">
            <text:p>4023</text:p>
          </table:table-cell>
          <table:table-cell table:formula="of:=[.C59]" office:value-type="float" office:value="6259" calcext:value-type="float">
            <text:p>6259</text:p>
          </table:table-cell>
          <table:table-cell table:formula="of:=[.D59]" office:value-type="float" office:value="6109" calcext:value-type="float">
            <text:p>6109</text:p>
          </table:table-cell>
          <table:table-cell table:formula="of:=[.E59]" office:value-type="float" office:value="5101" calcext:value-type="float">
            <text:p>5101</text:p>
          </table:table-cell>
          <table:table-cell table:formula="of:=[.F59]" office:value-type="float" office:value="9547" calcext:value-type="float">
            <text:p>9547</text:p>
          </table:table-cell>
          <table:table-cell table:formula="of:=[.G59]" office:value-type="float" office:value="5222" calcext:value-type="float">
            <text:p>5222</text:p>
          </table:table-cell>
          <table:table-cell table:formula="of:=[.H59]+[.A59]" office:value-type="float" office:value="12732" calcext:value-type="float">
            <text:p>12732</text:p>
          </table:table-cell>
          <table:table-cell table:formula="of:=[.I59]" office:value-type="float" office:value="2870" calcext:value-type="float">
            <text:p>2870</text:p>
          </table:table-cell>
          <table:table-cell table:formula="of:=[.A59]" office:value-type="float" office:value="6938" calcext:value-type="float">
            <text:p>6938</text:p>
          </table:table-cell>
          <table:table-cell table:formula="of:=SUM([.A60:.I60])" office:value-type="float" office:value="58801" calcext:value-type="float">
            <text:p>58801</text:p>
          </table:table-cell>
        </table:table-row>
        <table:table-row table:style-name="ro1">
          <table:table-cell table:formula="of:=[.B60]" office:value-type="float" office:value="6259" calcext:value-type="float">
            <text:p>6259</text:p>
          </table:table-cell>
          <table:table-cell table:formula="of:=[.C60]" office:value-type="float" office:value="6109" calcext:value-type="float">
            <text:p>6109</text:p>
          </table:table-cell>
          <table:table-cell table:formula="of:=[.D60]" office:value-type="float" office:value="5101" calcext:value-type="float">
            <text:p>5101</text:p>
          </table:table-cell>
          <table:table-cell table:formula="of:=[.E60]" office:value-type="float" office:value="9547" calcext:value-type="float">
            <text:p>9547</text:p>
          </table:table-cell>
          <table:table-cell table:formula="of:=[.F60]" office:value-type="float" office:value="5222" calcext:value-type="float">
            <text:p>5222</text:p>
          </table:table-cell>
          <table:table-cell table:formula="of:=[.G60]" office:value-type="float" office:value="12732" calcext:value-type="float">
            <text:p>12732</text:p>
          </table:table-cell>
          <table:table-cell table:formula="of:=[.H60]+[.A60]" office:value-type="float" office:value="6893" calcext:value-type="float">
            <text:p>6893</text:p>
          </table:table-cell>
          <table:table-cell table:formula="of:=[.I60]" office:value-type="float" office:value="6938" calcext:value-type="float">
            <text:p>6938</text:p>
          </table:table-cell>
          <table:table-cell table:formula="of:=[.A60]" office:value-type="float" office:value="4023" calcext:value-type="float">
            <text:p>4023</text:p>
          </table:table-cell>
          <table:table-cell table:formula="of:=SUM([.A61:.I61])" office:value-type="float" office:value="62824" calcext:value-type="float">
            <text:p>62824</text:p>
          </table:table-cell>
        </table:table-row>
        <table:table-row table:style-name="ro1">
          <table:table-cell table:formula="of:=[.B61]" office:value-type="float" office:value="6109" calcext:value-type="float">
            <text:p>6109</text:p>
          </table:table-cell>
          <table:table-cell table:formula="of:=[.C61]" office:value-type="float" office:value="5101" calcext:value-type="float">
            <text:p>5101</text:p>
          </table:table-cell>
          <table:table-cell table:formula="of:=[.D61]" office:value-type="float" office:value="9547" calcext:value-type="float">
            <text:p>9547</text:p>
          </table:table-cell>
          <table:table-cell table:formula="of:=[.E61]" office:value-type="float" office:value="5222" calcext:value-type="float">
            <text:p>5222</text:p>
          </table:table-cell>
          <table:table-cell table:formula="of:=[.F61]" office:value-type="float" office:value="12732" calcext:value-type="float">
            <text:p>12732</text:p>
          </table:table-cell>
          <table:table-cell table:formula="of:=[.G61]" office:value-type="float" office:value="6893" calcext:value-type="float">
            <text:p>6893</text:p>
          </table:table-cell>
          <table:table-cell table:formula="of:=[.H61]+[.A61]" office:value-type="float" office:value="13197" calcext:value-type="float">
            <text:p>13197</text:p>
          </table:table-cell>
          <table:table-cell table:formula="of:=[.I61]" office:value-type="float" office:value="4023" calcext:value-type="float">
            <text:p>4023</text:p>
          </table:table-cell>
          <table:table-cell table:formula="of:=[.A61]" office:value-type="float" office:value="6259" calcext:value-type="float">
            <text:p>6259</text:p>
          </table:table-cell>
          <table:table-cell table:formula="of:=SUM([.A62:.I62])" office:value-type="float" office:value="69083" calcext:value-type="float">
            <text:p>69083</text:p>
          </table:table-cell>
        </table:table-row>
        <table:table-row table:style-name="ro1">
          <table:table-cell table:formula="of:=[.B62]" office:value-type="float" office:value="5101" calcext:value-type="float">
            <text:p>5101</text:p>
          </table:table-cell>
          <table:table-cell table:formula="of:=[.C62]" office:value-type="float" office:value="9547" calcext:value-type="float">
            <text:p>9547</text:p>
          </table:table-cell>
          <table:table-cell table:formula="of:=[.D62]" office:value-type="float" office:value="5222" calcext:value-type="float">
            <text:p>5222</text:p>
          </table:table-cell>
          <table:table-cell table:formula="of:=[.E62]" office:value-type="float" office:value="12732" calcext:value-type="float">
            <text:p>12732</text:p>
          </table:table-cell>
          <table:table-cell table:formula="of:=[.F62]" office:value-type="float" office:value="6893" calcext:value-type="float">
            <text:p>6893</text:p>
          </table:table-cell>
          <table:table-cell table:formula="of:=[.G62]" office:value-type="float" office:value="13197" calcext:value-type="float">
            <text:p>13197</text:p>
          </table:table-cell>
          <table:table-cell table:formula="of:=[.H62]+[.A62]" office:value-type="float" office:value="10132" calcext:value-type="float">
            <text:p>10132</text:p>
          </table:table-cell>
          <table:table-cell table:formula="of:=[.I62]" office:value-type="float" office:value="6259" calcext:value-type="float">
            <text:p>6259</text:p>
          </table:table-cell>
          <table:table-cell table:formula="of:=[.A62]" office:value-type="float" office:value="6109" calcext:value-type="float">
            <text:p>6109</text:p>
          </table:table-cell>
          <table:table-cell table:formula="of:=SUM([.A63:.I63])" office:value-type="float" office:value="75192" calcext:value-type="float">
            <text:p>75192</text:p>
          </table:table-cell>
        </table:table-row>
        <table:table-row table:style-name="ro1">
          <table:table-cell table:formula="of:=[.B63]" office:value-type="float" office:value="9547" calcext:value-type="float">
            <text:p>9547</text:p>
          </table:table-cell>
          <table:table-cell table:formula="of:=[.C63]" office:value-type="float" office:value="5222" calcext:value-type="float">
            <text:p>5222</text:p>
          </table:table-cell>
          <table:table-cell table:formula="of:=[.D63]" office:value-type="float" office:value="12732" calcext:value-type="float">
            <text:p>12732</text:p>
          </table:table-cell>
          <table:table-cell table:formula="of:=[.E63]" office:value-type="float" office:value="6893" calcext:value-type="float">
            <text:p>6893</text:p>
          </table:table-cell>
          <table:table-cell table:formula="of:=[.F63]" office:value-type="float" office:value="13197" calcext:value-type="float">
            <text:p>13197</text:p>
          </table:table-cell>
          <table:table-cell table:formula="of:=[.G63]" office:value-type="float" office:value="10132" calcext:value-type="float">
            <text:p>10132</text:p>
          </table:table-cell>
          <table:table-cell table:formula="of:=[.H63]+[.A63]" office:value-type="float" office:value="11360" calcext:value-type="float">
            <text:p>11360</text:p>
          </table:table-cell>
          <table:table-cell table:formula="of:=[.I63]" office:value-type="float" office:value="6109" calcext:value-type="float">
            <text:p>6109</text:p>
          </table:table-cell>
          <table:table-cell table:formula="of:=[.A63]" office:value-type="float" office:value="5101" calcext:value-type="float">
            <text:p>5101</text:p>
          </table:table-cell>
          <table:table-cell table:formula="of:=SUM([.A64:.I64])" office:value-type="float" office:value="80293" calcext:value-type="float">
            <text:p>80293</text:p>
          </table:table-cell>
        </table:table-row>
        <table:table-row table:style-name="ro1">
          <table:table-cell table:formula="of:=[.B64]" office:value-type="float" office:value="5222" calcext:value-type="float">
            <text:p>5222</text:p>
          </table:table-cell>
          <table:table-cell table:formula="of:=[.C64]" office:value-type="float" office:value="12732" calcext:value-type="float">
            <text:p>12732</text:p>
          </table:table-cell>
          <table:table-cell table:formula="of:=[.D64]" office:value-type="float" office:value="6893" calcext:value-type="float">
            <text:p>6893</text:p>
          </table:table-cell>
          <table:table-cell table:formula="of:=[.E64]" office:value-type="float" office:value="13197" calcext:value-type="float">
            <text:p>13197</text:p>
          </table:table-cell>
          <table:table-cell table:formula="of:=[.F64]" office:value-type="float" office:value="10132" calcext:value-type="float">
            <text:p>10132</text:p>
          </table:table-cell>
          <table:table-cell table:formula="of:=[.G64]" office:value-type="float" office:value="11360" calcext:value-type="float">
            <text:p>11360</text:p>
          </table:table-cell>
          <table:table-cell table:formula="of:=[.H64]+[.A64]" office:value-type="float" office:value="15656" calcext:value-type="float">
            <text:p>15656</text:p>
          </table:table-cell>
          <table:table-cell table:formula="of:=[.I64]" office:value-type="float" office:value="5101" calcext:value-type="float">
            <text:p>5101</text:p>
          </table:table-cell>
          <table:table-cell table:formula="of:=[.A64]" office:value-type="float" office:value="9547" calcext:value-type="float">
            <text:p>9547</text:p>
          </table:table-cell>
          <table:table-cell table:formula="of:=SUM([.A65:.I65])" office:value-type="float" office:value="89840" calcext:value-type="float">
            <text:p>89840</text:p>
          </table:table-cell>
        </table:table-row>
        <table:table-row table:style-name="ro1">
          <table:table-cell table:formula="of:=[.B65]" office:value-type="float" office:value="12732" calcext:value-type="float">
            <text:p>12732</text:p>
          </table:table-cell>
          <table:table-cell table:formula="of:=[.C65]" office:value-type="float" office:value="6893" calcext:value-type="float">
            <text:p>6893</text:p>
          </table:table-cell>
          <table:table-cell table:formula="of:=[.D65]" office:value-type="float" office:value="13197" calcext:value-type="float">
            <text:p>13197</text:p>
          </table:table-cell>
          <table:table-cell table:formula="of:=[.E65]" office:value-type="float" office:value="10132" calcext:value-type="float">
            <text:p>10132</text:p>
          </table:table-cell>
          <table:table-cell table:formula="of:=[.F65]" office:value-type="float" office:value="11360" calcext:value-type="float">
            <text:p>11360</text:p>
          </table:table-cell>
          <table:table-cell table:formula="of:=[.G65]" office:value-type="float" office:value="15656" calcext:value-type="float">
            <text:p>15656</text:p>
          </table:table-cell>
          <table:table-cell table:formula="of:=[.H65]+[.A65]" office:value-type="float" office:value="10323" calcext:value-type="float">
            <text:p>10323</text:p>
          </table:table-cell>
          <table:table-cell table:formula="of:=[.I65]" office:value-type="float" office:value="9547" calcext:value-type="float">
            <text:p>9547</text:p>
          </table:table-cell>
          <table:table-cell table:formula="of:=[.A65]" office:value-type="float" office:value="5222" calcext:value-type="float">
            <text:p>5222</text:p>
          </table:table-cell>
          <table:table-cell table:formula="of:=SUM([.A66:.I66])" office:value-type="float" office:value="95062" calcext:value-type="float">
            <text:p>95062</text:p>
          </table:table-cell>
        </table:table-row>
        <table:table-row table:style-name="ro1">
          <table:table-cell table:formula="of:=[.B66]" office:value-type="float" office:value="6893" calcext:value-type="float">
            <text:p>6893</text:p>
          </table:table-cell>
          <table:table-cell table:formula="of:=[.C66]" office:value-type="float" office:value="13197" calcext:value-type="float">
            <text:p>13197</text:p>
          </table:table-cell>
          <table:table-cell table:formula="of:=[.D66]" office:value-type="float" office:value="10132" calcext:value-type="float">
            <text:p>10132</text:p>
          </table:table-cell>
          <table:table-cell table:formula="of:=[.E66]" office:value-type="float" office:value="11360" calcext:value-type="float">
            <text:p>11360</text:p>
          </table:table-cell>
          <table:table-cell table:formula="of:=[.F66]" office:value-type="float" office:value="15656" calcext:value-type="float">
            <text:p>15656</text:p>
          </table:table-cell>
          <table:table-cell table:formula="of:=[.G66]" office:value-type="float" office:value="10323" calcext:value-type="float">
            <text:p>10323</text:p>
          </table:table-cell>
          <table:table-cell table:formula="of:=[.H66]+[.A66]" office:value-type="float" office:value="22279" calcext:value-type="float">
            <text:p>22279</text:p>
          </table:table-cell>
          <table:table-cell table:formula="of:=[.I66]" office:value-type="float" office:value="5222" calcext:value-type="float">
            <text:p>5222</text:p>
          </table:table-cell>
          <table:table-cell table:formula="of:=[.A66]" office:value-type="float" office:value="12732" calcext:value-type="float">
            <text:p>12732</text:p>
          </table:table-cell>
          <table:table-cell table:formula="of:=SUM([.A67:.I67])" office:value-type="float" office:value="107794" calcext:value-type="float">
            <text:p>107794</text:p>
          </table:table-cell>
        </table:table-row>
        <table:table-row table:style-name="ro1">
          <table:table-cell table:formula="of:=[.B67]" office:value-type="float" office:value="13197" calcext:value-type="float">
            <text:p>13197</text:p>
          </table:table-cell>
          <table:table-cell table:formula="of:=[.C67]" office:value-type="float" office:value="10132" calcext:value-type="float">
            <text:p>10132</text:p>
          </table:table-cell>
          <table:table-cell table:formula="of:=[.D67]" office:value-type="float" office:value="11360" calcext:value-type="float">
            <text:p>11360</text:p>
          </table:table-cell>
          <table:table-cell table:formula="of:=[.E67]" office:value-type="float" office:value="15656" calcext:value-type="float">
            <text:p>15656</text:p>
          </table:table-cell>
          <table:table-cell table:formula="of:=[.F67]" office:value-type="float" office:value="10323" calcext:value-type="float">
            <text:p>10323</text:p>
          </table:table-cell>
          <table:table-cell table:formula="of:=[.G67]" office:value-type="float" office:value="22279" calcext:value-type="float">
            <text:p>22279</text:p>
          </table:table-cell>
          <table:table-cell table:formula="of:=[.H67]+[.A67]" office:value-type="float" office:value="12115" calcext:value-type="float">
            <text:p>12115</text:p>
          </table:table-cell>
          <table:table-cell table:formula="of:=[.I67]" office:value-type="float" office:value="12732" calcext:value-type="float">
            <text:p>12732</text:p>
          </table:table-cell>
          <table:table-cell table:formula="of:=[.A67]" office:value-type="float" office:value="6893" calcext:value-type="float">
            <text:p>6893</text:p>
          </table:table-cell>
          <table:table-cell table:formula="of:=SUM([.A68:.I68])" office:value-type="float" office:value="114687" calcext:value-type="float">
            <text:p>114687</text:p>
          </table:table-cell>
        </table:table-row>
        <table:table-row table:style-name="ro1">
          <table:table-cell table:formula="of:=[.B68]" office:value-type="float" office:value="10132" calcext:value-type="float">
            <text:p>10132</text:p>
          </table:table-cell>
          <table:table-cell table:formula="of:=[.C68]" office:value-type="float" office:value="11360" calcext:value-type="float">
            <text:p>11360</text:p>
          </table:table-cell>
          <table:table-cell table:formula="of:=[.D68]" office:value-type="float" office:value="15656" calcext:value-type="float">
            <text:p>15656</text:p>
          </table:table-cell>
          <table:table-cell table:formula="of:=[.E68]" office:value-type="float" office:value="10323" calcext:value-type="float">
            <text:p>10323</text:p>
          </table:table-cell>
          <table:table-cell table:formula="of:=[.F68]" office:value-type="float" office:value="22279" calcext:value-type="float">
            <text:p>22279</text:p>
          </table:table-cell>
          <table:table-cell table:formula="of:=[.G68]" office:value-type="float" office:value="12115" calcext:value-type="float">
            <text:p>12115</text:p>
          </table:table-cell>
          <table:table-cell table:formula="of:=[.H68]+[.A68]" office:value-type="float" office:value="25929" calcext:value-type="float">
            <text:p>25929</text:p>
          </table:table-cell>
          <table:table-cell table:formula="of:=[.I68]" office:value-type="float" office:value="6893" calcext:value-type="float">
            <text:p>6893</text:p>
          </table:table-cell>
          <table:table-cell table:formula="of:=[.A68]" office:value-type="float" office:value="13197" calcext:value-type="float">
            <text:p>13197</text:p>
          </table:table-cell>
          <table:table-cell table:formula="of:=SUM([.A69:.I69])" office:value-type="float" office:value="127884" calcext:value-type="float">
            <text:p>127884</text:p>
          </table:table-cell>
        </table:table-row>
        <table:table-row table:style-name="ro1">
          <table:table-cell table:formula="of:=[.B69]" office:value-type="float" office:value="11360" calcext:value-type="float">
            <text:p>11360</text:p>
          </table:table-cell>
          <table:table-cell table:formula="of:=[.C69]" office:value-type="float" office:value="15656" calcext:value-type="float">
            <text:p>15656</text:p>
          </table:table-cell>
          <table:table-cell table:formula="of:=[.D69]" office:value-type="float" office:value="10323" calcext:value-type="float">
            <text:p>10323</text:p>
          </table:table-cell>
          <table:table-cell table:formula="of:=[.E69]" office:value-type="float" office:value="22279" calcext:value-type="float">
            <text:p>22279</text:p>
          </table:table-cell>
          <table:table-cell table:formula="of:=[.F69]" office:value-type="float" office:value="12115" calcext:value-type="float">
            <text:p>12115</text:p>
          </table:table-cell>
          <table:table-cell table:formula="of:=[.G69]" office:value-type="float" office:value="25929" calcext:value-type="float">
            <text:p>25929</text:p>
          </table:table-cell>
          <table:table-cell table:formula="of:=[.H69]+[.A69]" office:value-type="float" office:value="17025" calcext:value-type="float">
            <text:p>17025</text:p>
          </table:table-cell>
          <table:table-cell table:formula="of:=[.I69]" office:value-type="float" office:value="13197" calcext:value-type="float">
            <text:p>13197</text:p>
          </table:table-cell>
          <table:table-cell table:formula="of:=[.A69]" office:value-type="float" office:value="10132" calcext:value-type="float">
            <text:p>10132</text:p>
          </table:table-cell>
          <table:table-cell table:formula="of:=SUM([.A70:.I70])" office:value-type="float" office:value="138016" calcext:value-type="float">
            <text:p>138016</text:p>
          </table:table-cell>
        </table:table-row>
        <table:table-row table:style-name="ro1">
          <table:table-cell table:formula="of:=[.B70]" office:value-type="float" office:value="15656" calcext:value-type="float">
            <text:p>15656</text:p>
          </table:table-cell>
          <table:table-cell table:formula="of:=[.C70]" office:value-type="float" office:value="10323" calcext:value-type="float">
            <text:p>10323</text:p>
          </table:table-cell>
          <table:table-cell table:formula="of:=[.D70]" office:value-type="float" office:value="22279" calcext:value-type="float">
            <text:p>22279</text:p>
          </table:table-cell>
          <table:table-cell table:formula="of:=[.E70]" office:value-type="float" office:value="12115" calcext:value-type="float">
            <text:p>12115</text:p>
          </table:table-cell>
          <table:table-cell table:formula="of:=[.F70]" office:value-type="float" office:value="25929" calcext:value-type="float">
            <text:p>25929</text:p>
          </table:table-cell>
          <table:table-cell table:formula="of:=[.G70]" office:value-type="float" office:value="17025" calcext:value-type="float">
            <text:p>17025</text:p>
          </table:table-cell>
          <table:table-cell table:formula="of:=[.H70]+[.A70]" office:value-type="float" office:value="24557" calcext:value-type="float">
            <text:p>24557</text:p>
          </table:table-cell>
          <table:table-cell table:formula="of:=[.I70]" office:value-type="float" office:value="10132" calcext:value-type="float">
            <text:p>10132</text:p>
          </table:table-cell>
          <table:table-cell table:formula="of:=[.A70]" office:value-type="float" office:value="11360" calcext:value-type="float">
            <text:p>11360</text:p>
          </table:table-cell>
          <table:table-cell table:formula="of:=SUM([.A71:.I71])" office:value-type="float" office:value="149376" calcext:value-type="float">
            <text:p>149376</text:p>
          </table:table-cell>
        </table:table-row>
        <table:table-row table:style-name="ro1">
          <table:table-cell table:formula="of:=[.B71]" office:value-type="float" office:value="10323" calcext:value-type="float">
            <text:p>10323</text:p>
          </table:table-cell>
          <table:table-cell table:formula="of:=[.C71]" office:value-type="float" office:value="22279" calcext:value-type="float">
            <text:p>22279</text:p>
          </table:table-cell>
          <table:table-cell table:formula="of:=[.D71]" office:value-type="float" office:value="12115" calcext:value-type="float">
            <text:p>12115</text:p>
          </table:table-cell>
          <table:table-cell table:formula="of:=[.E71]" office:value-type="float" office:value="25929" calcext:value-type="float">
            <text:p>25929</text:p>
          </table:table-cell>
          <table:table-cell table:formula="of:=[.F71]" office:value-type="float" office:value="17025" calcext:value-type="float">
            <text:p>17025</text:p>
          </table:table-cell>
          <table:table-cell table:formula="of:=[.G71]" office:value-type="float" office:value="24557" calcext:value-type="float">
            <text:p>24557</text:p>
          </table:table-cell>
          <table:table-cell table:formula="of:=[.H71]+[.A71]" office:value-type="float" office:value="25788" calcext:value-type="float">
            <text:p>25788</text:p>
          </table:table-cell>
          <table:table-cell table:formula="of:=[.I71]" office:value-type="float" office:value="11360" calcext:value-type="float">
            <text:p>11360</text:p>
          </table:table-cell>
          <table:table-cell table:formula="of:=[.A71]" office:value-type="float" office:value="15656" calcext:value-type="float">
            <text:p>15656</text:p>
          </table:table-cell>
          <table:table-cell table:formula="of:=SUM([.A72:.I72])" office:value-type="float" office:value="165032" calcext:value-type="float">
            <text:p>165032</text:p>
          </table:table-cell>
        </table:table-row>
        <table:table-row table:style-name="ro1">
          <table:table-cell table:formula="of:=[.B72]" office:value-type="float" office:value="22279" calcext:value-type="float">
            <text:p>22279</text:p>
          </table:table-cell>
          <table:table-cell table:formula="of:=[.C72]" office:value-type="float" office:value="12115" calcext:value-type="float">
            <text:p>12115</text:p>
          </table:table-cell>
          <table:table-cell table:formula="of:=[.D72]" office:value-type="float" office:value="25929" calcext:value-type="float">
            <text:p>25929</text:p>
          </table:table-cell>
          <table:table-cell table:formula="of:=[.E72]" office:value-type="float" office:value="17025" calcext:value-type="float">
            <text:p>17025</text:p>
          </table:table-cell>
          <table:table-cell table:formula="of:=[.F72]" office:value-type="float" office:value="24557" calcext:value-type="float">
            <text:p>24557</text:p>
          </table:table-cell>
          <table:table-cell table:formula="of:=[.G72]" office:value-type="float" office:value="25788" calcext:value-type="float">
            <text:p>25788</text:p>
          </table:table-cell>
          <table:table-cell table:formula="of:=[.H72]+[.A72]" office:value-type="float" office:value="21683" calcext:value-type="float">
            <text:p>21683</text:p>
          </table:table-cell>
          <table:table-cell table:formula="of:=[.I72]" office:value-type="float" office:value="15656" calcext:value-type="float">
            <text:p>15656</text:p>
          </table:table-cell>
          <table:table-cell table:formula="of:=[.A72]" office:value-type="float" office:value="10323" calcext:value-type="float">
            <text:p>10323</text:p>
          </table:table-cell>
          <table:table-cell table:formula="of:=SUM([.A73:.I73])" office:value-type="float" office:value="175355" calcext:value-type="float">
            <text:p>175355</text:p>
          </table:table-cell>
        </table:table-row>
        <table:table-row table:style-name="ro1">
          <table:table-cell table:formula="of:=[.B73]" office:value-type="float" office:value="12115" calcext:value-type="float">
            <text:p>12115</text:p>
          </table:table-cell>
          <table:table-cell table:formula="of:=[.C73]" office:value-type="float" office:value="25929" calcext:value-type="float">
            <text:p>25929</text:p>
          </table:table-cell>
          <table:table-cell table:formula="of:=[.D73]" office:value-type="float" office:value="17025" calcext:value-type="float">
            <text:p>17025</text:p>
          </table:table-cell>
          <table:table-cell table:formula="of:=[.E73]" office:value-type="float" office:value="24557" calcext:value-type="float">
            <text:p>24557</text:p>
          </table:table-cell>
          <table:table-cell table:formula="of:=[.F73]" office:value-type="float" office:value="25788" calcext:value-type="float">
            <text:p>25788</text:p>
          </table:table-cell>
          <table:table-cell table:formula="of:=[.G73]" office:value-type="float" office:value="21683" calcext:value-type="float">
            <text:p>21683</text:p>
          </table:table-cell>
          <table:table-cell table:formula="of:=[.H73]+[.A73]" office:value-type="float" office:value="37935" calcext:value-type="float">
            <text:p>37935</text:p>
          </table:table-cell>
          <table:table-cell table:formula="of:=[.I73]" office:value-type="float" office:value="10323" calcext:value-type="float">
            <text:p>10323</text:p>
          </table:table-cell>
          <table:table-cell table:formula="of:=[.A73]" office:value-type="float" office:value="22279" calcext:value-type="float">
            <text:p>22279</text:p>
          </table:table-cell>
          <table:table-cell table:formula="of:=SUM([.A74:.I74])" office:value-type="float" office:value="197634" calcext:value-type="float">
            <text:p>197634</text:p>
          </table:table-cell>
        </table:table-row>
        <table:table-row table:style-name="ro1">
          <table:table-cell table:formula="of:=[.B74]" office:value-type="float" office:value="25929" calcext:value-type="float">
            <text:p>25929</text:p>
          </table:table-cell>
          <table:table-cell table:formula="of:=[.C74]" office:value-type="float" office:value="17025" calcext:value-type="float">
            <text:p>17025</text:p>
          </table:table-cell>
          <table:table-cell table:formula="of:=[.D74]" office:value-type="float" office:value="24557" calcext:value-type="float">
            <text:p>24557</text:p>
          </table:table-cell>
          <table:table-cell table:formula="of:=[.E74]" office:value-type="float" office:value="25788" calcext:value-type="float">
            <text:p>25788</text:p>
          </table:table-cell>
          <table:table-cell table:formula="of:=[.F74]" office:value-type="float" office:value="21683" calcext:value-type="float">
            <text:p>21683</text:p>
          </table:table-cell>
          <table:table-cell table:formula="of:=[.G74]" office:value-type="float" office:value="37935" calcext:value-type="float">
            <text:p>37935</text:p>
          </table:table-cell>
          <table:table-cell table:formula="of:=[.H74]+[.A74]" office:value-type="float" office:value="22438" calcext:value-type="float">
            <text:p>22438</text:p>
          </table:table-cell>
          <table:table-cell table:formula="of:=[.I74]" office:value-type="float" office:value="22279" calcext:value-type="float">
            <text:p>22279</text:p>
          </table:table-cell>
          <table:table-cell table:formula="of:=[.A74]" office:value-type="float" office:value="12115" calcext:value-type="float">
            <text:p>12115</text:p>
          </table:table-cell>
          <table:table-cell table:formula="of:=SUM([.A75:.I75])" office:value-type="float" office:value="209749" calcext:value-type="float">
            <text:p>209749</text:p>
          </table:table-cell>
        </table:table-row>
        <table:table-row table:style-name="ro1">
          <table:table-cell table:formula="of:=[.B75]" office:value-type="float" office:value="17025" calcext:value-type="float">
            <text:p>17025</text:p>
          </table:table-cell>
          <table:table-cell table:formula="of:=[.C75]" office:value-type="float" office:value="24557" calcext:value-type="float">
            <text:p>24557</text:p>
          </table:table-cell>
          <table:table-cell table:formula="of:=[.D75]" office:value-type="float" office:value="25788" calcext:value-type="float">
            <text:p>25788</text:p>
          </table:table-cell>
          <table:table-cell table:formula="of:=[.E75]" office:value-type="float" office:value="21683" calcext:value-type="float">
            <text:p>21683</text:p>
          </table:table-cell>
          <table:table-cell table:formula="of:=[.F75]" office:value-type="float" office:value="37935" calcext:value-type="float">
            <text:p>37935</text:p>
          </table:table-cell>
          <table:table-cell table:formula="of:=[.G75]" office:value-type="float" office:value="22438" calcext:value-type="float">
            <text:p>22438</text:p>
          </table:table-cell>
          <table:table-cell table:formula="of:=[.H75]+[.A75]" office:value-type="float" office:value="48208" calcext:value-type="float">
            <text:p>48208</text:p>
          </table:table-cell>
          <table:table-cell table:formula="of:=[.I75]" office:value-type="float" office:value="12115" calcext:value-type="float">
            <text:p>12115</text:p>
          </table:table-cell>
          <table:table-cell table:formula="of:=[.A75]" office:value-type="float" office:value="25929" calcext:value-type="float">
            <text:p>25929</text:p>
          </table:table-cell>
          <table:table-cell table:formula="of:=SUM([.A76:.I76])" office:value-type="float" office:value="235678" calcext:value-type="float">
            <text:p>235678</text:p>
          </table:table-cell>
        </table:table-row>
        <table:table-row table:style-name="ro1">
          <table:table-cell table:formula="of:=[.B76]" office:value-type="float" office:value="24557" calcext:value-type="float">
            <text:p>24557</text:p>
          </table:table-cell>
          <table:table-cell table:formula="of:=[.C76]" office:value-type="float" office:value="25788" calcext:value-type="float">
            <text:p>25788</text:p>
          </table:table-cell>
          <table:table-cell table:formula="of:=[.D76]" office:value-type="float" office:value="21683" calcext:value-type="float">
            <text:p>21683</text:p>
          </table:table-cell>
          <table:table-cell table:formula="of:=[.E76]" office:value-type="float" office:value="37935" calcext:value-type="float">
            <text:p>37935</text:p>
          </table:table-cell>
          <table:table-cell table:formula="of:=[.F76]" office:value-type="float" office:value="22438" calcext:value-type="float">
            <text:p>22438</text:p>
          </table:table-cell>
          <table:table-cell table:formula="of:=[.G76]" office:value-type="float" office:value="48208" calcext:value-type="float">
            <text:p>48208</text:p>
          </table:table-cell>
          <table:table-cell table:formula="of:=[.H76]+[.A76]" office:value-type="float" office:value="29140" calcext:value-type="float">
            <text:p>29140</text:p>
          </table:table-cell>
          <table:table-cell table:formula="of:=[.I76]" office:value-type="float" office:value="25929" calcext:value-type="float">
            <text:p>25929</text:p>
          </table:table-cell>
          <table:table-cell table:formula="of:=[.A76]" office:value-type="float" office:value="17025" calcext:value-type="float">
            <text:p>17025</text:p>
          </table:table-cell>
          <table:table-cell table:formula="of:=SUM([.A77:.I77])" office:value-type="float" office:value="252703" calcext:value-type="float">
            <text:p>252703</text:p>
          </table:table-cell>
        </table:table-row>
        <table:table-row table:style-name="ro1">
          <table:table-cell table:formula="of:=[.B77]" office:value-type="float" office:value="25788" calcext:value-type="float">
            <text:p>25788</text:p>
          </table:table-cell>
          <table:table-cell table:formula="of:=[.C77]" office:value-type="float" office:value="21683" calcext:value-type="float">
            <text:p>21683</text:p>
          </table:table-cell>
          <table:table-cell table:formula="of:=[.D77]" office:value-type="float" office:value="37935" calcext:value-type="float">
            <text:p>37935</text:p>
          </table:table-cell>
          <table:table-cell table:formula="of:=[.E77]" office:value-type="float" office:value="22438" calcext:value-type="float">
            <text:p>22438</text:p>
          </table:table-cell>
          <table:table-cell table:formula="of:=[.F77]" office:value-type="float" office:value="48208" calcext:value-type="float">
            <text:p>48208</text:p>
          </table:table-cell>
          <table:table-cell table:formula="of:=[.G77]" office:value-type="float" office:value="29140" calcext:value-type="float">
            <text:p>29140</text:p>
          </table:table-cell>
          <table:table-cell table:formula="of:=[.H77]+[.A77]" office:value-type="float" office:value="50486" calcext:value-type="float">
            <text:p>50486</text:p>
          </table:table-cell>
          <table:table-cell table:formula="of:=[.I77]" office:value-type="float" office:value="17025" calcext:value-type="float">
            <text:p>17025</text:p>
          </table:table-cell>
          <table:table-cell table:formula="of:=[.A77]" office:value-type="float" office:value="24557" calcext:value-type="float">
            <text:p>24557</text:p>
          </table:table-cell>
          <table:table-cell table:formula="of:=SUM([.A78:.I78])" office:value-type="float" office:value="277260" calcext:value-type="float">
            <text:p>277260</text:p>
          </table:table-cell>
        </table:table-row>
        <table:table-row table:style-name="ro1">
          <table:table-cell table:formula="of:=[.B78]" office:value-type="float" office:value="21683" calcext:value-type="float">
            <text:p>21683</text:p>
          </table:table-cell>
          <table:table-cell table:formula="of:=[.C78]" office:value-type="float" office:value="37935" calcext:value-type="float">
            <text:p>37935</text:p>
          </table:table-cell>
          <table:table-cell table:formula="of:=[.D78]" office:value-type="float" office:value="22438" calcext:value-type="float">
            <text:p>22438</text:p>
          </table:table-cell>
          <table:table-cell table:formula="of:=[.E78]" office:value-type="float" office:value="48208" calcext:value-type="float">
            <text:p>48208</text:p>
          </table:table-cell>
          <table:table-cell table:formula="of:=[.F78]" office:value-type="float" office:value="29140" calcext:value-type="float">
            <text:p>29140</text:p>
          </table:table-cell>
          <table:table-cell table:formula="of:=[.G78]" office:value-type="float" office:value="50486" calcext:value-type="float">
            <text:p>50486</text:p>
          </table:table-cell>
          <table:table-cell table:formula="of:=[.H78]+[.A78]" office:value-type="float" office:value="42813" calcext:value-type="float">
            <text:p>42813</text:p>
          </table:table-cell>
          <table:table-cell table:formula="of:=[.I78]" office:value-type="float" office:value="24557" calcext:value-type="float">
            <text:p>24557</text:p>
          </table:table-cell>
          <table:table-cell table:formula="of:=[.A78]" office:value-type="float" office:value="25788" calcext:value-type="float">
            <text:p>25788</text:p>
          </table:table-cell>
          <table:table-cell table:formula="of:=SUM([.A79:.I79])" office:value-type="float" office:value="303048" calcext:value-type="float">
            <text:p>303048</text:p>
          </table:table-cell>
        </table:table-row>
        <table:table-row table:style-name="ro1">
          <table:table-cell table:formula="of:=[.B79]" office:value-type="float" office:value="37935" calcext:value-type="float">
            <text:p>37935</text:p>
          </table:table-cell>
          <table:table-cell table:formula="of:=[.C79]" office:value-type="float" office:value="22438" calcext:value-type="float">
            <text:p>22438</text:p>
          </table:table-cell>
          <table:table-cell table:formula="of:=[.D79]" office:value-type="float" office:value="48208" calcext:value-type="float">
            <text:p>48208</text:p>
          </table:table-cell>
          <table:table-cell table:formula="of:=[.E79]" office:value-type="float" office:value="29140" calcext:value-type="float">
            <text:p>29140</text:p>
          </table:table-cell>
          <table:table-cell table:formula="of:=[.F79]" office:value-type="float" office:value="50486" calcext:value-type="float">
            <text:p>50486</text:p>
          </table:table-cell>
          <table:table-cell table:formula="of:=[.G79]" office:value-type="float" office:value="42813" calcext:value-type="float">
            <text:p>42813</text:p>
          </table:table-cell>
          <table:table-cell table:formula="of:=[.H79]+[.A79]" office:value-type="float" office:value="46240" calcext:value-type="float">
            <text:p>46240</text:p>
          </table:table-cell>
          <table:table-cell table:formula="of:=[.I79]" office:value-type="float" office:value="25788" calcext:value-type="float">
            <text:p>25788</text:p>
          </table:table-cell>
          <table:table-cell table:formula="of:=[.A79]" office:value-type="float" office:value="21683" calcext:value-type="float">
            <text:p>21683</text:p>
          </table:table-cell>
          <table:table-cell table:formula="of:=SUM([.A80:.I80])" office:value-type="float" office:value="324731" calcext:value-type="float">
            <text:p>324731</text:p>
          </table:table-cell>
        </table:table-row>
        <table:table-row table:style-name="ro1">
          <table:table-cell table:formula="of:=[.B80]" office:value-type="float" office:value="22438" calcext:value-type="float">
            <text:p>22438</text:p>
          </table:table-cell>
          <table:table-cell table:formula="of:=[.C80]" office:value-type="float" office:value="48208" calcext:value-type="float">
            <text:p>48208</text:p>
          </table:table-cell>
          <table:table-cell table:formula="of:=[.D80]" office:value-type="float" office:value="29140" calcext:value-type="float">
            <text:p>29140</text:p>
          </table:table-cell>
          <table:table-cell table:formula="of:=[.E80]" office:value-type="float" office:value="50486" calcext:value-type="float">
            <text:p>50486</text:p>
          </table:table-cell>
          <table:table-cell table:formula="of:=[.F80]" office:value-type="float" office:value="42813" calcext:value-type="float">
            <text:p>42813</text:p>
          </table:table-cell>
          <table:table-cell table:formula="of:=[.G80]" office:value-type="float" office:value="46240" calcext:value-type="float">
            <text:p>46240</text:p>
          </table:table-cell>
          <table:table-cell table:formula="of:=[.H80]+[.A80]" office:value-type="float" office:value="63723" calcext:value-type="float">
            <text:p>63723</text:p>
          </table:table-cell>
          <table:table-cell table:formula="of:=[.I80]" office:value-type="float" office:value="21683" calcext:value-type="float">
            <text:p>21683</text:p>
          </table:table-cell>
          <table:table-cell table:formula="of:=[.A80]" office:value-type="float" office:value="37935" calcext:value-type="float">
            <text:p>37935</text:p>
          </table:table-cell>
          <table:table-cell table:formula="of:=SUM([.A81:.I81])" office:value-type="float" office:value="362666" calcext:value-type="float">
            <text:p>362666</text:p>
          </table:table-cell>
        </table:table-row>
        <table:table-row table:style-name="ro1">
          <table:table-cell table:formula="of:=[.B81]" office:value-type="float" office:value="48208" calcext:value-type="float">
            <text:p>48208</text:p>
          </table:table-cell>
          <table:table-cell table:formula="of:=[.C81]" office:value-type="float" office:value="29140" calcext:value-type="float">
            <text:p>29140</text:p>
          </table:table-cell>
          <table:table-cell table:formula="of:=[.D81]" office:value-type="float" office:value="50486" calcext:value-type="float">
            <text:p>50486</text:p>
          </table:table-cell>
          <table:table-cell table:formula="of:=[.E81]" office:value-type="float" office:value="42813" calcext:value-type="float">
            <text:p>42813</text:p>
          </table:table-cell>
          <table:table-cell table:formula="of:=[.F81]" office:value-type="float" office:value="46240" calcext:value-type="float">
            <text:p>46240</text:p>
          </table:table-cell>
          <table:table-cell table:formula="of:=[.G81]" office:value-type="float" office:value="63723" calcext:value-type="float">
            <text:p>63723</text:p>
          </table:table-cell>
          <table:table-cell table:formula="of:=[.H81]+[.A81]" office:value-type="float" office:value="44121" calcext:value-type="float">
            <text:p>44121</text:p>
          </table:table-cell>
          <table:table-cell table:formula="of:=[.I81]" office:value-type="float" office:value="37935" calcext:value-type="float">
            <text:p>37935</text:p>
          </table:table-cell>
          <table:table-cell table:formula="of:=[.A81]" office:value-type="float" office:value="22438" calcext:value-type="float">
            <text:p>22438</text:p>
          </table:table-cell>
          <table:table-cell table:formula="of:=SUM([.A82:.I82])" office:value-type="float" office:value="385104" calcext:value-type="float">
            <text:p>385104</text:p>
          </table:table-cell>
        </table:table-row>
        <table:table-row table:style-name="ro1">
          <table:table-cell table:formula="of:=[.B82]" office:value-type="float" office:value="29140" calcext:value-type="float">
            <text:p>29140</text:p>
          </table:table-cell>
          <table:table-cell table:formula="of:=[.C82]" office:value-type="float" office:value="50486" calcext:value-type="float">
            <text:p>50486</text:p>
          </table:table-cell>
          <table:table-cell table:formula="of:=[.D82]" office:value-type="float" office:value="42813" calcext:value-type="float">
            <text:p>42813</text:p>
          </table:table-cell>
          <table:table-cell table:formula="of:=[.E82]" office:value-type="float" office:value="46240" calcext:value-type="float">
            <text:p>46240</text:p>
          </table:table-cell>
          <table:table-cell table:formula="of:=[.F82]" office:value-type="float" office:value="63723" calcext:value-type="float">
            <text:p>63723</text:p>
          </table:table-cell>
          <table:table-cell table:formula="of:=[.G82]" office:value-type="float" office:value="44121" calcext:value-type="float">
            <text:p>44121</text:p>
          </table:table-cell>
          <table:table-cell table:formula="of:=[.H82]+[.A82]" office:value-type="float" office:value="86143" calcext:value-type="float">
            <text:p>86143</text:p>
          </table:table-cell>
          <table:table-cell table:formula="of:=[.I82]" office:value-type="float" office:value="22438" calcext:value-type="float">
            <text:p>22438</text:p>
          </table:table-cell>
          <table:table-cell table:formula="of:=[.A82]" office:value-type="float" office:value="48208" calcext:value-type="float">
            <text:p>48208</text:p>
          </table:table-cell>
          <table:table-cell table:formula="of:=SUM([.A83:.I83])" office:value-type="float" office:value="433312" calcext:value-type="float">
            <text:p>433312</text:p>
          </table:table-cell>
        </table:table-row>
        <table:table-row table:style-name="ro1">
          <table:table-cell table:formula="of:=[.B83]" office:value-type="float" office:value="50486" calcext:value-type="float">
            <text:p>50486</text:p>
          </table:table-cell>
          <table:table-cell table:formula="of:=[.C83]" office:value-type="float" office:value="42813" calcext:value-type="float">
            <text:p>42813</text:p>
          </table:table-cell>
          <table:table-cell table:formula="of:=[.D83]" office:value-type="float" office:value="46240" calcext:value-type="float">
            <text:p>46240</text:p>
          </table:table-cell>
          <table:table-cell table:formula="of:=[.E83]" office:value-type="float" office:value="63723" calcext:value-type="float">
            <text:p>63723</text:p>
          </table:table-cell>
          <table:table-cell table:formula="of:=[.F83]" office:value-type="float" office:value="44121" calcext:value-type="float">
            <text:p>44121</text:p>
          </table:table-cell>
          <table:table-cell table:formula="of:=[.G83]" office:value-type="float" office:value="86143" calcext:value-type="float">
            <text:p>86143</text:p>
          </table:table-cell>
          <table:table-cell table:formula="of:=[.H83]+[.A83]" office:value-type="float" office:value="51578" calcext:value-type="float">
            <text:p>51578</text:p>
          </table:table-cell>
          <table:table-cell table:formula="of:=[.I83]" office:value-type="float" office:value="48208" calcext:value-type="float">
            <text:p>48208</text:p>
          </table:table-cell>
          <table:table-cell table:formula="of:=[.A83]" office:value-type="float" office:value="29140" calcext:value-type="float">
            <text:p>29140</text:p>
          </table:table-cell>
          <table:table-cell table:formula="of:=SUM([.A84:.I84])" office:value-type="float" office:value="462452" calcext:value-type="float">
            <text:p>462452</text:p>
          </table:table-cell>
        </table:table-row>
        <table:table-row table:style-name="ro1">
          <table:table-cell table:formula="of:=[.B84]" office:value-type="float" office:value="42813" calcext:value-type="float">
            <text:p>42813</text:p>
          </table:table-cell>
          <table:table-cell table:formula="of:=[.C84]" office:value-type="float" office:value="46240" calcext:value-type="float">
            <text:p>46240</text:p>
          </table:table-cell>
          <table:table-cell table:formula="of:=[.D84]" office:value-type="float" office:value="63723" calcext:value-type="float">
            <text:p>63723</text:p>
          </table:table-cell>
          <table:table-cell table:formula="of:=[.E84]" office:value-type="float" office:value="44121" calcext:value-type="float">
            <text:p>44121</text:p>
          </table:table-cell>
          <table:table-cell table:formula="of:=[.F84]" office:value-type="float" office:value="86143" calcext:value-type="float">
            <text:p>86143</text:p>
          </table:table-cell>
          <table:table-cell table:formula="of:=[.G84]" office:value-type="float" office:value="51578" calcext:value-type="float">
            <text:p>51578</text:p>
          </table:table-cell>
          <table:table-cell table:formula="of:=[.H84]+[.A84]" office:value-type="float" office:value="98694" calcext:value-type="float">
            <text:p>98694</text:p>
          </table:table-cell>
          <table:table-cell table:formula="of:=[.I84]" office:value-type="float" office:value="29140" calcext:value-type="float">
            <text:p>29140</text:p>
          </table:table-cell>
          <table:table-cell table:formula="of:=[.A84]" office:value-type="float" office:value="50486" calcext:value-type="float">
            <text:p>50486</text:p>
          </table:table-cell>
          <table:table-cell table:formula="of:=SUM([.A85:.I85])" office:value-type="float" office:value="512938" calcext:value-type="float">
            <text:p>512938</text:p>
          </table:table-cell>
        </table:table-row>
        <table:table-row table:style-name="ro1">
          <table:table-cell table:formula="of:=[.B85]" office:value-type="float" office:value="46240" calcext:value-type="float">
            <text:p>46240</text:p>
          </table:table-cell>
          <table:table-cell table:formula="of:=[.C85]" office:value-type="float" office:value="63723" calcext:value-type="float">
            <text:p>63723</text:p>
          </table:table-cell>
          <table:table-cell table:formula="of:=[.D85]" office:value-type="float" office:value="44121" calcext:value-type="float">
            <text:p>44121</text:p>
          </table:table-cell>
          <table:table-cell table:formula="of:=[.E85]" office:value-type="float" office:value="86143" calcext:value-type="float">
            <text:p>86143</text:p>
          </table:table-cell>
          <table:table-cell table:formula="of:=[.F85]" office:value-type="float" office:value="51578" calcext:value-type="float">
            <text:p>51578</text:p>
          </table:table-cell>
          <table:table-cell table:formula="of:=[.G85]" office:value-type="float" office:value="98694" calcext:value-type="float">
            <text:p>98694</text:p>
          </table:table-cell>
          <table:table-cell table:formula="of:=[.H85]+[.A85]" office:value-type="float" office:value="71953" calcext:value-type="float">
            <text:p>71953</text:p>
          </table:table-cell>
          <table:table-cell table:formula="of:=[.I85]" office:value-type="float" office:value="50486" calcext:value-type="float">
            <text:p>50486</text:p>
          </table:table-cell>
          <table:table-cell table:formula="of:=[.A85]" office:value-type="float" office:value="42813" calcext:value-type="float">
            <text:p>42813</text:p>
          </table:table-cell>
          <table:table-cell table:formula="of:=SUM([.A86:.I86])" office:value-type="float" office:value="555751" calcext:value-type="float">
            <text:p>555751</text:p>
          </table:table-cell>
        </table:table-row>
        <table:table-row table:style-name="ro1">
          <table:table-cell table:formula="of:=[.B86]" office:value-type="float" office:value="63723" calcext:value-type="float">
            <text:p>63723</text:p>
          </table:table-cell>
          <table:table-cell table:formula="of:=[.C86]" office:value-type="float" office:value="44121" calcext:value-type="float">
            <text:p>44121</text:p>
          </table:table-cell>
          <table:table-cell table:formula="of:=[.D86]" office:value-type="float" office:value="86143" calcext:value-type="float">
            <text:p>86143</text:p>
          </table:table-cell>
          <table:table-cell table:formula="of:=[.E86]" office:value-type="float" office:value="51578" calcext:value-type="float">
            <text:p>51578</text:p>
          </table:table-cell>
          <table:table-cell table:formula="of:=[.F86]" office:value-type="float" office:value="98694" calcext:value-type="float">
            <text:p>98694</text:p>
          </table:table-cell>
          <table:table-cell table:formula="of:=[.G86]" office:value-type="float" office:value="71953" calcext:value-type="float">
            <text:p>71953</text:p>
          </table:table-cell>
          <table:table-cell table:formula="of:=[.H86]+[.A86]" office:value-type="float" office:value="96726" calcext:value-type="float">
            <text:p>96726</text:p>
          </table:table-cell>
          <table:table-cell table:formula="of:=[.I86]" office:value-type="float" office:value="42813" calcext:value-type="float">
            <text:p>42813</text:p>
          </table:table-cell>
          <table:table-cell table:formula="of:=[.A86]" office:value-type="float" office:value="46240" calcext:value-type="float">
            <text:p>46240</text:p>
          </table:table-cell>
          <table:table-cell table:formula="of:=SUM([.A87:.I87])" office:value-type="float" office:value="601991" calcext:value-type="float">
            <text:p>601991</text:p>
          </table:table-cell>
        </table:table-row>
        <table:table-row table:style-name="ro1">
          <table:table-cell table:formula="of:=[.B87]" office:value-type="float" office:value="44121" calcext:value-type="float">
            <text:p>44121</text:p>
          </table:table-cell>
          <table:table-cell table:formula="of:=[.C87]" office:value-type="float" office:value="86143" calcext:value-type="float">
            <text:p>86143</text:p>
          </table:table-cell>
          <table:table-cell table:formula="of:=[.D87]" office:value-type="float" office:value="51578" calcext:value-type="float">
            <text:p>51578</text:p>
          </table:table-cell>
          <table:table-cell table:formula="of:=[.E87]" office:value-type="float" office:value="98694" calcext:value-type="float">
            <text:p>98694</text:p>
          </table:table-cell>
          <table:table-cell table:formula="of:=[.F87]" office:value-type="float" office:value="71953" calcext:value-type="float">
            <text:p>71953</text:p>
          </table:table-cell>
          <table:table-cell table:formula="of:=[.G87]" office:value-type="float" office:value="96726" calcext:value-type="float">
            <text:p>96726</text:p>
          </table:table-cell>
          <table:table-cell table:formula="of:=[.H87]+[.A87]" office:value-type="float" office:value="106536" calcext:value-type="float">
            <text:p>106536</text:p>
          </table:table-cell>
          <table:table-cell table:formula="of:=[.I87]" office:value-type="float" office:value="46240" calcext:value-type="float">
            <text:p>46240</text:p>
          </table:table-cell>
          <table:table-cell table:formula="of:=[.A87]" office:value-type="float" office:value="63723" calcext:value-type="float">
            <text:p>63723</text:p>
          </table:table-cell>
          <table:table-cell table:formula="of:=SUM([.A88:.I88])" office:value-type="float" office:value="665714" calcext:value-type="float">
            <text:p>665714</text:p>
          </table:table-cell>
        </table:table-row>
        <table:table-row table:style-name="ro1">
          <table:table-cell table:formula="of:=[.B88]" office:value-type="float" office:value="86143" calcext:value-type="float">
            <text:p>86143</text:p>
          </table:table-cell>
          <table:table-cell table:formula="of:=[.C88]" office:value-type="float" office:value="51578" calcext:value-type="float">
            <text:p>51578</text:p>
          </table:table-cell>
          <table:table-cell table:formula="of:=[.D88]" office:value-type="float" office:value="98694" calcext:value-type="float">
            <text:p>98694</text:p>
          </table:table-cell>
          <table:table-cell table:formula="of:=[.E88]" office:value-type="float" office:value="71953" calcext:value-type="float">
            <text:p>71953</text:p>
          </table:table-cell>
          <table:table-cell table:formula="of:=[.F88]" office:value-type="float" office:value="96726" calcext:value-type="float">
            <text:p>96726</text:p>
          </table:table-cell>
          <table:table-cell table:formula="of:=[.G88]" office:value-type="float" office:value="106536" calcext:value-type="float">
            <text:p>106536</text:p>
          </table:table-cell>
          <table:table-cell table:formula="of:=[.H88]+[.A88]" office:value-type="float" office:value="90361" calcext:value-type="float">
            <text:p>90361</text:p>
          </table:table-cell>
          <table:table-cell table:formula="of:=[.I88]" office:value-type="float" office:value="63723" calcext:value-type="float">
            <text:p>63723</text:p>
          </table:table-cell>
          <table:table-cell table:formula="of:=[.A88]" office:value-type="float" office:value="44121" calcext:value-type="float">
            <text:p>44121</text:p>
          </table:table-cell>
          <table:table-cell table:formula="of:=SUM([.A89:.I89])" office:value-type="float" office:value="709835" calcext:value-type="float">
            <text:p>709835</text:p>
          </table:table-cell>
        </table:table-row>
        <table:table-row table:style-name="ro1">
          <table:table-cell table:formula="of:=[.B89]" office:value-type="float" office:value="51578" calcext:value-type="float">
            <text:p>51578</text:p>
          </table:table-cell>
          <table:table-cell table:formula="of:=[.C89]" office:value-type="float" office:value="98694" calcext:value-type="float">
            <text:p>98694</text:p>
          </table:table-cell>
          <table:table-cell table:formula="of:=[.D89]" office:value-type="float" office:value="71953" calcext:value-type="float">
            <text:p>71953</text:p>
          </table:table-cell>
          <table:table-cell table:formula="of:=[.E89]" office:value-type="float" office:value="96726" calcext:value-type="float">
            <text:p>96726</text:p>
          </table:table-cell>
          <table:table-cell table:formula="of:=[.F89]" office:value-type="float" office:value="106536" calcext:value-type="float">
            <text:p>106536</text:p>
          </table:table-cell>
          <table:table-cell table:formula="of:=[.G89]" office:value-type="float" office:value="90361" calcext:value-type="float">
            <text:p>90361</text:p>
          </table:table-cell>
          <table:table-cell table:formula="of:=[.H89]+[.A89]" office:value-type="float" office:value="149866" calcext:value-type="float">
            <text:p>149866</text:p>
          </table:table-cell>
          <table:table-cell table:formula="of:=[.I89]" office:value-type="float" office:value="44121" calcext:value-type="float">
            <text:p>44121</text:p>
          </table:table-cell>
          <table:table-cell table:formula="of:=[.A89]" office:value-type="float" office:value="86143" calcext:value-type="float">
            <text:p>86143</text:p>
          </table:table-cell>
          <table:table-cell table:formula="of:=SUM([.A90:.I90])" office:value-type="float" office:value="795978" calcext:value-type="float">
            <text:p>795978</text:p>
          </table:table-cell>
        </table:table-row>
        <table:table-row table:style-name="ro1">
          <table:table-cell table:formula="of:=[.B90]" office:value-type="float" office:value="98694" calcext:value-type="float">
            <text:p>98694</text:p>
          </table:table-cell>
          <table:table-cell table:formula="of:=[.C90]" office:value-type="float" office:value="71953" calcext:value-type="float">
            <text:p>71953</text:p>
          </table:table-cell>
          <table:table-cell table:formula="of:=[.D90]" office:value-type="float" office:value="96726" calcext:value-type="float">
            <text:p>96726</text:p>
          </table:table-cell>
          <table:table-cell table:formula="of:=[.E90]" office:value-type="float" office:value="106536" calcext:value-type="float">
            <text:p>106536</text:p>
          </table:table-cell>
          <table:table-cell table:formula="of:=[.F90]" office:value-type="float" office:value="90361" calcext:value-type="float">
            <text:p>90361</text:p>
          </table:table-cell>
          <table:table-cell table:formula="of:=[.G90]" office:value-type="float" office:value="149866" calcext:value-type="float">
            <text:p>149866</text:p>
          </table:table-cell>
          <table:table-cell table:formula="of:=[.H90]+[.A90]" office:value-type="float" office:value="95699" calcext:value-type="float">
            <text:p>95699</text:p>
          </table:table-cell>
          <table:table-cell table:formula="of:=[.I90]" office:value-type="float" office:value="86143" calcext:value-type="float">
            <text:p>86143</text:p>
          </table:table-cell>
          <table:table-cell table:formula="of:=[.A90]" office:value-type="float" office:value="51578" calcext:value-type="float">
            <text:p>51578</text:p>
          </table:table-cell>
          <table:table-cell table:formula="of:=SUM([.A91:.I91])" office:value-type="float" office:value="847556" calcext:value-type="float">
            <text:p>847556</text:p>
          </table:table-cell>
        </table:table-row>
        <table:table-row table:style-name="ro1">
          <table:table-cell table:formula="of:=[.B91]" office:value-type="float" office:value="71953" calcext:value-type="float">
            <text:p>71953</text:p>
          </table:table-cell>
          <table:table-cell table:formula="of:=[.C91]" office:value-type="float" office:value="96726" calcext:value-type="float">
            <text:p>96726</text:p>
          </table:table-cell>
          <table:table-cell table:formula="of:=[.D91]" office:value-type="float" office:value="106536" calcext:value-type="float">
            <text:p>106536</text:p>
          </table:table-cell>
          <table:table-cell table:formula="of:=[.E91]" office:value-type="float" office:value="90361" calcext:value-type="float">
            <text:p>90361</text:p>
          </table:table-cell>
          <table:table-cell table:formula="of:=[.F91]" office:value-type="float" office:value="149866" calcext:value-type="float">
            <text:p>149866</text:p>
          </table:table-cell>
          <table:table-cell table:formula="of:=[.G91]" office:value-type="float" office:value="95699" calcext:value-type="float">
            <text:p>95699</text:p>
          </table:table-cell>
          <table:table-cell table:formula="of:=[.H91]+[.A91]" office:value-type="float" office:value="184837" calcext:value-type="float">
            <text:p>184837</text:p>
          </table:table-cell>
          <table:table-cell table:formula="of:=[.I91]" office:value-type="float" office:value="51578" calcext:value-type="float">
            <text:p>51578</text:p>
          </table:table-cell>
          <table:table-cell table:formula="of:=[.A91]" office:value-type="float" office:value="98694" calcext:value-type="float">
            <text:p>98694</text:p>
          </table:table-cell>
          <table:table-cell table:formula="of:=SUM([.A92:.I92])" office:value-type="float" office:value="946250" calcext:value-type="float">
            <text:p>946250</text:p>
          </table:table-cell>
        </table:table-row>
        <table:table-row table:style-name="ro1">
          <table:table-cell table:formula="of:=[.B92]" office:value-type="float" office:value="96726" calcext:value-type="float">
            <text:p>96726</text:p>
          </table:table-cell>
          <table:table-cell table:formula="of:=[.C92]" office:value-type="float" office:value="106536" calcext:value-type="float">
            <text:p>106536</text:p>
          </table:table-cell>
          <table:table-cell table:formula="of:=[.D92]" office:value-type="float" office:value="90361" calcext:value-type="float">
            <text:p>90361</text:p>
          </table:table-cell>
          <table:table-cell table:formula="of:=[.E92]" office:value-type="float" office:value="149866" calcext:value-type="float">
            <text:p>149866</text:p>
          </table:table-cell>
          <table:table-cell table:formula="of:=[.F92]" office:value-type="float" office:value="95699" calcext:value-type="float">
            <text:p>95699</text:p>
          </table:table-cell>
          <table:table-cell table:formula="of:=[.G92]" office:value-type="float" office:value="184837" calcext:value-type="float">
            <text:p>184837</text:p>
          </table:table-cell>
          <table:table-cell table:formula="of:=[.H92]+[.A92]" office:value-type="float" office:value="123531" calcext:value-type="float">
            <text:p>123531</text:p>
          </table:table-cell>
          <table:table-cell table:formula="of:=[.I92]" office:value-type="float" office:value="98694" calcext:value-type="float">
            <text:p>98694</text:p>
          </table:table-cell>
          <table:table-cell table:formula="of:=[.A92]" office:value-type="float" office:value="71953" calcext:value-type="float">
            <text:p>71953</text:p>
          </table:table-cell>
          <table:table-cell table:formula="of:=SUM([.A93:.I93])" office:value-type="float" office:value="1018203" calcext:value-type="float">
            <text:p>1018203</text:p>
          </table:table-cell>
        </table:table-row>
        <table:table-row table:style-name="ro1">
          <table:table-cell table:formula="of:=[.B93]" office:value-type="float" office:value="106536" calcext:value-type="float">
            <text:p>106536</text:p>
          </table:table-cell>
          <table:table-cell table:formula="of:=[.C93]" office:value-type="float" office:value="90361" calcext:value-type="float">
            <text:p>90361</text:p>
          </table:table-cell>
          <table:table-cell table:formula="of:=[.D93]" office:value-type="float" office:value="149866" calcext:value-type="float">
            <text:p>149866</text:p>
          </table:table-cell>
          <table:table-cell table:formula="of:=[.E93]" office:value-type="float" office:value="95699" calcext:value-type="float">
            <text:p>95699</text:p>
          </table:table-cell>
          <table:table-cell table:formula="of:=[.F93]" office:value-type="float" office:value="184837" calcext:value-type="float">
            <text:p>184837</text:p>
          </table:table-cell>
          <table:table-cell table:formula="of:=[.G93]" office:value-type="float" office:value="123531" calcext:value-type="float">
            <text:p>123531</text:p>
          </table:table-cell>
          <table:table-cell table:formula="of:=[.H93]+[.A93]" office:value-type="float" office:value="195420" calcext:value-type="float">
            <text:p>195420</text:p>
          </table:table-cell>
          <table:table-cell table:formula="of:=[.I93]" office:value-type="float" office:value="71953" calcext:value-type="float">
            <text:p>71953</text:p>
          </table:table-cell>
          <table:table-cell table:formula="of:=[.A93]" office:value-type="float" office:value="96726" calcext:value-type="float">
            <text:p>96726</text:p>
          </table:table-cell>
          <table:table-cell table:formula="of:=SUM([.A94:.I94])" office:value-type="float" office:value="1114929" calcext:value-type="float">
            <text:p>1114929</text:p>
          </table:table-cell>
        </table:table-row>
        <table:table-row table:style-name="ro1">
          <table:table-cell table:formula="of:=[.B94]" office:value-type="float" office:value="90361" calcext:value-type="float">
            <text:p>90361</text:p>
          </table:table-cell>
          <table:table-cell table:formula="of:=[.C94]" office:value-type="float" office:value="149866" calcext:value-type="float">
            <text:p>149866</text:p>
          </table:table-cell>
          <table:table-cell table:formula="of:=[.D94]" office:value-type="float" office:value="95699" calcext:value-type="float">
            <text:p>95699</text:p>
          </table:table-cell>
          <table:table-cell table:formula="of:=[.E94]" office:value-type="float" office:value="184837" calcext:value-type="float">
            <text:p>184837</text:p>
          </table:table-cell>
          <table:table-cell table:formula="of:=[.F94]" office:value-type="float" office:value="123531" calcext:value-type="float">
            <text:p>123531</text:p>
          </table:table-cell>
          <table:table-cell table:formula="of:=[.G94]" office:value-type="float" office:value="195420" calcext:value-type="float">
            <text:p>195420</text:p>
          </table:table-cell>
          <table:table-cell table:formula="of:=[.H94]+[.A94]" office:value-type="float" office:value="178489" calcext:value-type="float">
            <text:p>178489</text:p>
          </table:table-cell>
          <table:table-cell table:formula="of:=[.I94]" office:value-type="float" office:value="96726" calcext:value-type="float">
            <text:p>96726</text:p>
          </table:table-cell>
          <table:table-cell table:formula="of:=[.A94]" office:value-type="float" office:value="106536" calcext:value-type="float">
            <text:p>106536</text:p>
          </table:table-cell>
          <table:table-cell table:formula="of:=SUM([.A95:.I95])" office:value-type="float" office:value="1221465" calcext:value-type="float">
            <text:p>1221465</text:p>
          </table:table-cell>
        </table:table-row>
        <table:table-row table:style-name="ro1">
          <table:table-cell table:formula="of:=[.B95]" office:value-type="float" office:value="149866" calcext:value-type="float">
            <text:p>149866</text:p>
          </table:table-cell>
          <table:table-cell table:formula="of:=[.C95]" office:value-type="float" office:value="95699" calcext:value-type="float">
            <text:p>95699</text:p>
          </table:table-cell>
          <table:table-cell table:formula="of:=[.D95]" office:value-type="float" office:value="184837" calcext:value-type="float">
            <text:p>184837</text:p>
          </table:table-cell>
          <table:table-cell table:formula="of:=[.E95]" office:value-type="float" office:value="123531" calcext:value-type="float">
            <text:p>123531</text:p>
          </table:table-cell>
          <table:table-cell table:formula="of:=[.F95]" office:value-type="float" office:value="195420" calcext:value-type="float">
            <text:p>195420</text:p>
          </table:table-cell>
          <table:table-cell table:formula="of:=[.G95]" office:value-type="float" office:value="178489" calcext:value-type="float">
            <text:p>178489</text:p>
          </table:table-cell>
          <table:table-cell table:formula="of:=[.H95]+[.A95]" office:value-type="float" office:value="187087" calcext:value-type="float">
            <text:p>187087</text:p>
          </table:table-cell>
          <table:table-cell table:formula="of:=[.I95]" office:value-type="float" office:value="106536" calcext:value-type="float">
            <text:p>106536</text:p>
          </table:table-cell>
          <table:table-cell table:formula="of:=[.A95]" office:value-type="float" office:value="90361" calcext:value-type="float">
            <text:p>90361</text:p>
          </table:table-cell>
          <table:table-cell table:formula="of:=SUM([.A96:.I96])" office:value-type="float" office:value="1311826" calcext:value-type="float">
            <text:p>1311826</text:p>
          </table:table-cell>
        </table:table-row>
        <table:table-row table:style-name="ro1">
          <table:table-cell table:formula="of:=[.B96]" office:value-type="float" office:value="95699" calcext:value-type="float">
            <text:p>95699</text:p>
          </table:table-cell>
          <table:table-cell table:formula="of:=[.C96]" office:value-type="float" office:value="184837" calcext:value-type="float">
            <text:p>184837</text:p>
          </table:table-cell>
          <table:table-cell table:formula="of:=[.D96]" office:value-type="float" office:value="123531" calcext:value-type="float">
            <text:p>123531</text:p>
          </table:table-cell>
          <table:table-cell table:formula="of:=[.E96]" office:value-type="float" office:value="195420" calcext:value-type="float">
            <text:p>195420</text:p>
          </table:table-cell>
          <table:table-cell table:formula="of:=[.F96]" office:value-type="float" office:value="178489" calcext:value-type="float">
            <text:p>178489</text:p>
          </table:table-cell>
          <table:table-cell table:formula="of:=[.G96]" office:value-type="float" office:value="187087" calcext:value-type="float">
            <text:p>187087</text:p>
          </table:table-cell>
          <table:table-cell table:formula="of:=[.H96]+[.A96]" office:value-type="float" office:value="256402" calcext:value-type="float">
            <text:p>256402</text:p>
          </table:table-cell>
          <table:table-cell table:formula="of:=[.I96]" office:value-type="float" office:value="90361" calcext:value-type="float">
            <text:p>90361</text:p>
          </table:table-cell>
          <table:table-cell table:formula="of:=[.A96]" office:value-type="float" office:value="149866" calcext:value-type="float">
            <text:p>149866</text:p>
          </table:table-cell>
          <table:table-cell table:formula="of:=SUM([.A97:.I97])" office:value-type="float" office:value="1461692" calcext:value-type="float">
            <text:p>1461692</text:p>
          </table:table-cell>
        </table:table-row>
        <table:table-row table:style-name="ro1">
          <table:table-cell table:formula="of:=[.B97]" office:value-type="float" office:value="184837" calcext:value-type="float">
            <text:p>184837</text:p>
          </table:table-cell>
          <table:table-cell table:formula="of:=[.C97]" office:value-type="float" office:value="123531" calcext:value-type="float">
            <text:p>123531</text:p>
          </table:table-cell>
          <table:table-cell table:formula="of:=[.D97]" office:value-type="float" office:value="195420" calcext:value-type="float">
            <text:p>195420</text:p>
          </table:table-cell>
          <table:table-cell table:formula="of:=[.E97]" office:value-type="float" office:value="178489" calcext:value-type="float">
            <text:p>178489</text:p>
          </table:table-cell>
          <table:table-cell table:formula="of:=[.F97]" office:value-type="float" office:value="187087" calcext:value-type="float">
            <text:p>187087</text:p>
          </table:table-cell>
          <table:table-cell table:formula="of:=[.G97]" office:value-type="float" office:value="256402" calcext:value-type="float">
            <text:p>256402</text:p>
          </table:table-cell>
          <table:table-cell table:formula="of:=[.H97]+[.A97]" office:value-type="float" office:value="186060" calcext:value-type="float">
            <text:p>186060</text:p>
          </table:table-cell>
          <table:table-cell table:formula="of:=[.I97]" office:value-type="float" office:value="149866" calcext:value-type="float">
            <text:p>149866</text:p>
          </table:table-cell>
          <table:table-cell table:formula="of:=[.A97]" office:value-type="float" office:value="95699" calcext:value-type="float">
            <text:p>95699</text:p>
          </table:table-cell>
          <table:table-cell table:formula="of:=SUM([.A98:.I98])" office:value-type="float" office:value="1557391" calcext:value-type="float">
            <text:p>1557391</text:p>
          </table:table-cell>
        </table:table-row>
        <table:table-row table:style-name="ro1">
          <table:table-cell table:formula="of:=[.B98]" office:value-type="float" office:value="123531" calcext:value-type="float">
            <text:p>123531</text:p>
          </table:table-cell>
          <table:table-cell table:formula="of:=[.C98]" office:value-type="float" office:value="195420" calcext:value-type="float">
            <text:p>195420</text:p>
          </table:table-cell>
          <table:table-cell table:formula="of:=[.D98]" office:value-type="float" office:value="178489" calcext:value-type="float">
            <text:p>178489</text:p>
          </table:table-cell>
          <table:table-cell table:formula="of:=[.E98]" office:value-type="float" office:value="187087" calcext:value-type="float">
            <text:p>187087</text:p>
          </table:table-cell>
          <table:table-cell table:formula="of:=[.F98]" office:value-type="float" office:value="256402" calcext:value-type="float">
            <text:p>256402</text:p>
          </table:table-cell>
          <table:table-cell table:formula="of:=[.G98]" office:value-type="float" office:value="186060" calcext:value-type="float">
            <text:p>186060</text:p>
          </table:table-cell>
          <table:table-cell table:formula="of:=[.H98]+[.A98]" office:value-type="float" office:value="334703" calcext:value-type="float">
            <text:p>334703</text:p>
          </table:table-cell>
          <table:table-cell table:formula="of:=[.I98]" office:value-type="float" office:value="95699" calcext:value-type="float">
            <text:p>95699</text:p>
          </table:table-cell>
          <table:table-cell table:formula="of:=[.A98]" office:value-type="float" office:value="184837" calcext:value-type="float">
            <text:p>184837</text:p>
          </table:table-cell>
          <table:table-cell table:formula="of:=SUM([.A99:.I99])" office:value-type="float" office:value="1742228" calcext:value-type="float">
            <text:p>1742228</text:p>
          </table:table-cell>
        </table:table-row>
        <table:table-row table:style-name="ro1">
          <table:table-cell table:formula="of:=[.B99]" office:value-type="float" office:value="195420" calcext:value-type="float">
            <text:p>195420</text:p>
          </table:table-cell>
          <table:table-cell table:formula="of:=[.C99]" office:value-type="float" office:value="178489" calcext:value-type="float">
            <text:p>178489</text:p>
          </table:table-cell>
          <table:table-cell table:formula="of:=[.D99]" office:value-type="float" office:value="187087" calcext:value-type="float">
            <text:p>187087</text:p>
          </table:table-cell>
          <table:table-cell table:formula="of:=[.E99]" office:value-type="float" office:value="256402" calcext:value-type="float">
            <text:p>256402</text:p>
          </table:table-cell>
          <table:table-cell table:formula="of:=[.F99]" office:value-type="float" office:value="186060" calcext:value-type="float">
            <text:p>186060</text:p>
          </table:table-cell>
          <table:table-cell table:formula="of:=[.G99]" office:value-type="float" office:value="334703" calcext:value-type="float">
            <text:p>334703</text:p>
          </table:table-cell>
          <table:table-cell table:formula="of:=[.H99]+[.A99]" office:value-type="float" office:value="219230" calcext:value-type="float">
            <text:p>219230</text:p>
          </table:table-cell>
          <table:table-cell table:formula="of:=[.I99]" office:value-type="float" office:value="184837" calcext:value-type="float">
            <text:p>184837</text:p>
          </table:table-cell>
          <table:table-cell table:formula="of:=[.A99]" office:value-type="float" office:value="123531" calcext:value-type="float">
            <text:p>123531</text:p>
          </table:table-cell>
          <table:table-cell table:formula="of:=SUM([.A100:.I100])" office:value-type="float" office:value="1865759" calcext:value-type="float">
            <text:p>1865759</text:p>
          </table:table-cell>
        </table:table-row>
        <table:table-row table:style-name="ro1">
          <table:table-cell table:formula="of:=[.B100]" office:value-type="float" office:value="178489" calcext:value-type="float">
            <text:p>178489</text:p>
          </table:table-cell>
          <table:table-cell table:formula="of:=[.C100]" office:value-type="float" office:value="187087" calcext:value-type="float">
            <text:p>187087</text:p>
          </table:table-cell>
          <table:table-cell table:formula="of:=[.D100]" office:value-type="float" office:value="256402" calcext:value-type="float">
            <text:p>256402</text:p>
          </table:table-cell>
          <table:table-cell table:formula="of:=[.E100]" office:value-type="float" office:value="186060" calcext:value-type="float">
            <text:p>186060</text:p>
          </table:table-cell>
          <table:table-cell table:formula="of:=[.F100]" office:value-type="float" office:value="334703" calcext:value-type="float">
            <text:p>334703</text:p>
          </table:table-cell>
          <table:table-cell table:formula="of:=[.G100]" office:value-type="float" office:value="219230" calcext:value-type="float">
            <text:p>219230</text:p>
          </table:table-cell>
          <table:table-cell table:formula="of:=[.H100]+[.A100]" office:value-type="float" office:value="380257" calcext:value-type="float">
            <text:p>380257</text:p>
          </table:table-cell>
          <table:table-cell table:formula="of:=[.I100]" office:value-type="float" office:value="123531" calcext:value-type="float">
            <text:p>123531</text:p>
          </table:table-cell>
          <table:table-cell table:formula="of:=[.A100]" office:value-type="float" office:value="195420" calcext:value-type="float">
            <text:p>195420</text:p>
          </table:table-cell>
          <table:table-cell table:formula="of:=SUM([.A101:.I101])" office:value-type="float" office:value="2061179" calcext:value-type="float">
            <text:p>2061179</text:p>
          </table:table-cell>
        </table:table-row>
        <table:table-row table:style-name="ro1">
          <table:table-cell table:formula="of:=[.B101]" office:value-type="float" office:value="187087" calcext:value-type="float">
            <text:p>187087</text:p>
          </table:table-cell>
          <table:table-cell table:formula="of:=[.C101]" office:value-type="float" office:value="256402" calcext:value-type="float">
            <text:p>256402</text:p>
          </table:table-cell>
          <table:table-cell table:formula="of:=[.D101]" office:value-type="float" office:value="186060" calcext:value-type="float">
            <text:p>186060</text:p>
          </table:table-cell>
          <table:table-cell table:formula="of:=[.E101]" office:value-type="float" office:value="334703" calcext:value-type="float">
            <text:p>334703</text:p>
          </table:table-cell>
          <table:table-cell table:formula="of:=[.F101]" office:value-type="float" office:value="219230" calcext:value-type="float">
            <text:p>219230</text:p>
          </table:table-cell>
          <table:table-cell table:formula="of:=[.G101]" office:value-type="float" office:value="380257" calcext:value-type="float">
            <text:p>380257</text:p>
          </table:table-cell>
          <table:table-cell table:formula="of:=[.H101]+[.A101]" office:value-type="float" office:value="302020" calcext:value-type="float">
            <text:p>302020</text:p>
          </table:table-cell>
          <table:table-cell table:formula="of:=[.I101]" office:value-type="float" office:value="195420" calcext:value-type="float">
            <text:p>195420</text:p>
          </table:table-cell>
          <table:table-cell table:formula="of:=[.A101]" office:value-type="float" office:value="178489" calcext:value-type="float">
            <text:p>178489</text:p>
          </table:table-cell>
          <table:table-cell table:formula="of:=SUM([.A102:.I102])" office:value-type="float" office:value="2239668" calcext:value-type="float">
            <text:p>2239668</text:p>
          </table:table-cell>
        </table:table-row>
        <table:table-row table:style-name="ro1">
          <table:table-cell table:formula="of:=[.B102]" office:value-type="float" office:value="256402" calcext:value-type="float">
            <text:p>256402</text:p>
          </table:table-cell>
          <table:table-cell table:formula="of:=[.C102]" office:value-type="float" office:value="186060" calcext:value-type="float">
            <text:p>186060</text:p>
          </table:table-cell>
          <table:table-cell table:formula="of:=[.D102]" office:value-type="float" office:value="334703" calcext:value-type="float">
            <text:p>334703</text:p>
          </table:table-cell>
          <table:table-cell table:formula="of:=[.E102]" office:value-type="float" office:value="219230" calcext:value-type="float">
            <text:p>219230</text:p>
          </table:table-cell>
          <table:table-cell table:formula="of:=[.F102]" office:value-type="float" office:value="380257" calcext:value-type="float">
            <text:p>380257</text:p>
          </table:table-cell>
          <table:table-cell table:formula="of:=[.G102]" office:value-type="float" office:value="302020" calcext:value-type="float">
            <text:p>302020</text:p>
          </table:table-cell>
          <table:table-cell table:formula="of:=[.H102]+[.A102]" office:value-type="float" office:value="382507" calcext:value-type="float">
            <text:p>382507</text:p>
          </table:table-cell>
          <table:table-cell table:formula="of:=[.I102]" office:value-type="float" office:value="178489" calcext:value-type="float">
            <text:p>178489</text:p>
          </table:table-cell>
          <table:table-cell table:formula="of:=[.A102]" office:value-type="float" office:value="187087" calcext:value-type="float">
            <text:p>187087</text:p>
          </table:table-cell>
          <table:table-cell table:formula="of:=SUM([.A103:.I103])" office:value-type="float" office:value="2426755" calcext:value-type="float">
            <text:p>2426755</text:p>
          </table:table-cell>
        </table:table-row>
        <table:table-row table:style-name="ro1">
          <table:table-cell table:formula="of:=[.B103]" office:value-type="float" office:value="186060" calcext:value-type="float">
            <text:p>186060</text:p>
          </table:table-cell>
          <table:table-cell table:formula="of:=[.C103]" office:value-type="float" office:value="334703" calcext:value-type="float">
            <text:p>334703</text:p>
          </table:table-cell>
          <table:table-cell table:formula="of:=[.D103]" office:value-type="float" office:value="219230" calcext:value-type="float">
            <text:p>219230</text:p>
          </table:table-cell>
          <table:table-cell table:formula="of:=[.E103]" office:value-type="float" office:value="380257" calcext:value-type="float">
            <text:p>380257</text:p>
          </table:table-cell>
          <table:table-cell table:formula="of:=[.F103]" office:value-type="float" office:value="302020" calcext:value-type="float">
            <text:p>302020</text:p>
          </table:table-cell>
          <table:table-cell table:formula="of:=[.G103]" office:value-type="float" office:value="382507" calcext:value-type="float">
            <text:p>382507</text:p>
          </table:table-cell>
          <table:table-cell table:formula="of:=[.H103]+[.A103]" office:value-type="float" office:value="434891" calcext:value-type="float">
            <text:p>434891</text:p>
          </table:table-cell>
          <table:table-cell table:formula="of:=[.I103]" office:value-type="float" office:value="187087" calcext:value-type="float">
            <text:p>187087</text:p>
          </table:table-cell>
          <table:table-cell table:formula="of:=[.A103]" office:value-type="float" office:value="256402" calcext:value-type="float">
            <text:p>256402</text:p>
          </table:table-cell>
          <table:table-cell table:formula="of:=SUM([.A104:.I104])" office:value-type="float" office:value="2683157" calcext:value-type="float">
            <text:p>2683157</text:p>
          </table:table-cell>
        </table:table-row>
        <table:table-row table:style-name="ro1">
          <table:table-cell table:formula="of:=[.B104]" office:value-type="float" office:value="334703" calcext:value-type="float">
            <text:p>334703</text:p>
          </table:table-cell>
          <table:table-cell table:formula="of:=[.C104]" office:value-type="float" office:value="219230" calcext:value-type="float">
            <text:p>219230</text:p>
          </table:table-cell>
          <table:table-cell table:formula="of:=[.D104]" office:value-type="float" office:value="380257" calcext:value-type="float">
            <text:p>380257</text:p>
          </table:table-cell>
          <table:table-cell table:formula="of:=[.E104]" office:value-type="float" office:value="302020" calcext:value-type="float">
            <text:p>302020</text:p>
          </table:table-cell>
          <table:table-cell table:formula="of:=[.F104]" office:value-type="float" office:value="382507" calcext:value-type="float">
            <text:p>382507</text:p>
          </table:table-cell>
          <table:table-cell table:formula="of:=[.G104]" office:value-type="float" office:value="434891" calcext:value-type="float">
            <text:p>434891</text:p>
          </table:table-cell>
          <table:table-cell table:formula="of:=[.H104]+[.A104]" office:value-type="float" office:value="373147" calcext:value-type="float">
            <text:p>373147</text:p>
          </table:table-cell>
          <table:table-cell table:formula="of:=[.I104]" office:value-type="float" office:value="256402" calcext:value-type="float">
            <text:p>256402</text:p>
          </table:table-cell>
          <table:table-cell table:formula="of:=[.A104]" office:value-type="float" office:value="186060" calcext:value-type="float">
            <text:p>186060</text:p>
          </table:table-cell>
          <table:table-cell table:formula="of:=SUM([.A105:.I105])" office:value-type="float" office:value="2869217" calcext:value-type="float">
            <text:p>2869217</text:p>
          </table:table-cell>
        </table:table-row>
        <table:table-row table:style-name="ro1">
          <table:table-cell table:formula="of:=[.B105]" office:value-type="float" office:value="219230" calcext:value-type="float">
            <text:p>219230</text:p>
          </table:table-cell>
          <table:table-cell table:formula="of:=[.C105]" office:value-type="float" office:value="380257" calcext:value-type="float">
            <text:p>380257</text:p>
          </table:table-cell>
          <table:table-cell table:formula="of:=[.D105]" office:value-type="float" office:value="302020" calcext:value-type="float">
            <text:p>302020</text:p>
          </table:table-cell>
          <table:table-cell table:formula="of:=[.E105]" office:value-type="float" office:value="382507" calcext:value-type="float">
            <text:p>382507</text:p>
          </table:table-cell>
          <table:table-cell table:formula="of:=[.F105]" office:value-type="float" office:value="434891" calcext:value-type="float">
            <text:p>434891</text:p>
          </table:table-cell>
          <table:table-cell table:formula="of:=[.G105]" office:value-type="float" office:value="373147" calcext:value-type="float">
            <text:p>373147</text:p>
          </table:table-cell>
          <table:table-cell table:formula="of:=[.H105]+[.A105]" office:value-type="float" office:value="591105" calcext:value-type="float">
            <text:p>591105</text:p>
          </table:table-cell>
          <table:table-cell table:formula="of:=[.I105]" office:value-type="float" office:value="186060" calcext:value-type="float">
            <text:p>186060</text:p>
          </table:table-cell>
          <table:table-cell table:formula="of:=[.A105]" office:value-type="float" office:value="334703" calcext:value-type="float">
            <text:p>334703</text:p>
          </table:table-cell>
          <table:table-cell table:formula="of:=SUM([.A106:.I106])" office:value-type="float" office:value="3203920" calcext:value-type="float">
            <text:p>3203920</text:p>
          </table:table-cell>
        </table:table-row>
        <table:table-row table:style-name="ro1">
          <table:table-cell table:formula="of:=[.B106]" office:value-type="float" office:value="380257" calcext:value-type="float">
            <text:p>380257</text:p>
          </table:table-cell>
          <table:table-cell table:formula="of:=[.C106]" office:value-type="float" office:value="302020" calcext:value-type="float">
            <text:p>302020</text:p>
          </table:table-cell>
          <table:table-cell table:formula="of:=[.D106]" office:value-type="float" office:value="382507" calcext:value-type="float">
            <text:p>382507</text:p>
          </table:table-cell>
          <table:table-cell table:formula="of:=[.E106]" office:value-type="float" office:value="434891" calcext:value-type="float">
            <text:p>434891</text:p>
          </table:table-cell>
          <table:table-cell table:formula="of:=[.F106]" office:value-type="float" office:value="373147" calcext:value-type="float">
            <text:p>373147</text:p>
          </table:table-cell>
          <table:table-cell table:formula="of:=[.G106]" office:value-type="float" office:value="591105" calcext:value-type="float">
            <text:p>591105</text:p>
          </table:table-cell>
          <table:table-cell table:formula="of:=[.H106]+[.A106]" office:value-type="float" office:value="405290" calcext:value-type="float">
            <text:p>405290</text:p>
          </table:table-cell>
          <table:table-cell table:formula="of:=[.I106]" office:value-type="float" office:value="334703" calcext:value-type="float">
            <text:p>334703</text:p>
          </table:table-cell>
          <table:table-cell table:formula="of:=[.A106]" office:value-type="float" office:value="219230" calcext:value-type="float">
            <text:p>219230</text:p>
          </table:table-cell>
          <table:table-cell table:formula="of:=SUM([.A107:.I107])" office:value-type="float" office:value="3423150" calcext:value-type="float">
            <text:p>3423150</text:p>
          </table:table-cell>
        </table:table-row>
        <table:table-row table:style-name="ro1">
          <table:table-cell table:formula="of:=[.B107]" office:value-type="float" office:value="302020" calcext:value-type="float">
            <text:p>302020</text:p>
          </table:table-cell>
          <table:table-cell table:formula="of:=[.C107]" office:value-type="float" office:value="382507" calcext:value-type="float">
            <text:p>382507</text:p>
          </table:table-cell>
          <table:table-cell table:formula="of:=[.D107]" office:value-type="float" office:value="434891" calcext:value-type="float">
            <text:p>434891</text:p>
          </table:table-cell>
          <table:table-cell table:formula="of:=[.E107]" office:value-type="float" office:value="373147" calcext:value-type="float">
            <text:p>373147</text:p>
          </table:table-cell>
          <table:table-cell table:formula="of:=[.F107]" office:value-type="float" office:value="591105" calcext:value-type="float">
            <text:p>591105</text:p>
          </table:table-cell>
          <table:table-cell table:formula="of:=[.G107]" office:value-type="float" office:value="405290" calcext:value-type="float">
            <text:p>405290</text:p>
          </table:table-cell>
          <table:table-cell table:formula="of:=[.H107]+[.A107]" office:value-type="float" office:value="714960" calcext:value-type="float">
            <text:p>714960</text:p>
          </table:table-cell>
          <table:table-cell table:formula="of:=[.I107]" office:value-type="float" office:value="219230" calcext:value-type="float">
            <text:p>219230</text:p>
          </table:table-cell>
          <table:table-cell table:formula="of:=[.A107]" office:value-type="float" office:value="380257" calcext:value-type="float">
            <text:p>380257</text:p>
          </table:table-cell>
          <table:table-cell table:formula="of:=SUM([.A108:.I108])" office:value-type="float" office:value="3803407" calcext:value-type="float">
            <text:p>3803407</text:p>
          </table:table-cell>
        </table:table-row>
        <table:table-row table:style-name="ro1">
          <table:table-cell table:formula="of:=[.B108]" office:value-type="float" office:value="382507" calcext:value-type="float">
            <text:p>382507</text:p>
          </table:table-cell>
          <table:table-cell table:formula="of:=[.C108]" office:value-type="float" office:value="434891" calcext:value-type="float">
            <text:p>434891</text:p>
          </table:table-cell>
          <table:table-cell table:formula="of:=[.D108]" office:value-type="float" office:value="373147" calcext:value-type="float">
            <text:p>373147</text:p>
          </table:table-cell>
          <table:table-cell table:formula="of:=[.E108]" office:value-type="float" office:value="591105" calcext:value-type="float">
            <text:p>591105</text:p>
          </table:table-cell>
          <table:table-cell table:formula="of:=[.F108]" office:value-type="float" office:value="405290" calcext:value-type="float">
            <text:p>405290</text:p>
          </table:table-cell>
          <table:table-cell table:formula="of:=[.G108]" office:value-type="float" office:value="714960" calcext:value-type="float">
            <text:p>714960</text:p>
          </table:table-cell>
          <table:table-cell table:formula="of:=[.H108]+[.A108]" office:value-type="float" office:value="521250" calcext:value-type="float">
            <text:p>521250</text:p>
          </table:table-cell>
          <table:table-cell table:formula="of:=[.I108]" office:value-type="float" office:value="380257" calcext:value-type="float">
            <text:p>380257</text:p>
          </table:table-cell>
          <table:table-cell table:formula="of:=[.A108]" office:value-type="float" office:value="302020" calcext:value-type="float">
            <text:p>302020</text:p>
          </table:table-cell>
          <table:table-cell table:formula="of:=SUM([.A109:.I109])" office:value-type="float" office:value="4105427" calcext:value-type="float">
            <text:p>4105427</text:p>
          </table:table-cell>
        </table:table-row>
        <table:table-row table:style-name="ro1">
          <table:table-cell table:formula="of:=[.B109]" office:value-type="float" office:value="434891" calcext:value-type="float">
            <text:p>434891</text:p>
          </table:table-cell>
          <table:table-cell table:formula="of:=[.C109]" office:value-type="float" office:value="373147" calcext:value-type="float">
            <text:p>373147</text:p>
          </table:table-cell>
          <table:table-cell table:formula="of:=[.D109]" office:value-type="float" office:value="591105" calcext:value-type="float">
            <text:p>591105</text:p>
          </table:table-cell>
          <table:table-cell table:formula="of:=[.E109]" office:value-type="float" office:value="405290" calcext:value-type="float">
            <text:p>405290</text:p>
          </table:table-cell>
          <table:table-cell table:formula="of:=[.F109]" office:value-type="float" office:value="714960" calcext:value-type="float">
            <text:p>714960</text:p>
          </table:table-cell>
          <table:table-cell table:formula="of:=[.G109]" office:value-type="float" office:value="521250" calcext:value-type="float">
            <text:p>521250</text:p>
          </table:table-cell>
          <table:table-cell table:formula="of:=[.H109]+[.A109]" office:value-type="float" office:value="762764" calcext:value-type="float">
            <text:p>762764</text:p>
          </table:table-cell>
          <table:table-cell table:formula="of:=[.I109]" office:value-type="float" office:value="302020" calcext:value-type="float">
            <text:p>302020</text:p>
          </table:table-cell>
          <table:table-cell table:formula="of:=[.A109]" office:value-type="float" office:value="382507" calcext:value-type="float">
            <text:p>382507</text:p>
          </table:table-cell>
          <table:table-cell table:formula="of:=SUM([.A110:.I110])" office:value-type="float" office:value="4487934" calcext:value-type="float">
            <text:p>4487934</text:p>
          </table:table-cell>
        </table:table-row>
        <table:table-row table:style-name="ro1">
          <table:table-cell table:formula="of:=[.B110]" office:value-type="float" office:value="373147" calcext:value-type="float">
            <text:p>373147</text:p>
          </table:table-cell>
          <table:table-cell table:formula="of:=[.C110]" office:value-type="float" office:value="591105" calcext:value-type="float">
            <text:p>591105</text:p>
          </table:table-cell>
          <table:table-cell table:formula="of:=[.D110]" office:value-type="float" office:value="405290" calcext:value-type="float">
            <text:p>405290</text:p>
          </table:table-cell>
          <table:table-cell table:formula="of:=[.E110]" office:value-type="float" office:value="714960" calcext:value-type="float">
            <text:p>714960</text:p>
          </table:table-cell>
          <table:table-cell table:formula="of:=[.F110]" office:value-type="float" office:value="521250" calcext:value-type="float">
            <text:p>521250</text:p>
          </table:table-cell>
          <table:table-cell table:formula="of:=[.G110]" office:value-type="float" office:value="762764" calcext:value-type="float">
            <text:p>762764</text:p>
          </table:table-cell>
          <table:table-cell table:formula="of:=[.H110]+[.A110]" office:value-type="float" office:value="736911" calcext:value-type="float">
            <text:p>736911</text:p>
          </table:table-cell>
          <table:table-cell table:formula="of:=[.I110]" office:value-type="float" office:value="382507" calcext:value-type="float">
            <text:p>382507</text:p>
          </table:table-cell>
          <table:table-cell table:formula="of:=[.A110]" office:value-type="float" office:value="434891" calcext:value-type="float">
            <text:p>434891</text:p>
          </table:table-cell>
          <table:table-cell table:formula="of:=SUM([.A111:.I111])" office:value-type="float" office:value="4922825" calcext:value-type="float">
            <text:p>4922825</text:p>
          </table:table-cell>
        </table:table-row>
        <table:table-row table:style-name="ro1">
          <table:table-cell table:formula="of:=[.B111]" office:value-type="float" office:value="591105" calcext:value-type="float">
            <text:p>591105</text:p>
          </table:table-cell>
          <table:table-cell table:formula="of:=[.C111]" office:value-type="float" office:value="405290" calcext:value-type="float">
            <text:p>405290</text:p>
          </table:table-cell>
          <table:table-cell table:formula="of:=[.D111]" office:value-type="float" office:value="714960" calcext:value-type="float">
            <text:p>714960</text:p>
          </table:table-cell>
          <table:table-cell table:formula="of:=[.E111]" office:value-type="float" office:value="521250" calcext:value-type="float">
            <text:p>521250</text:p>
          </table:table-cell>
          <table:table-cell table:formula="of:=[.F111]" office:value-type="float" office:value="762764" calcext:value-type="float">
            <text:p>762764</text:p>
          </table:table-cell>
          <table:table-cell table:formula="of:=[.G111]" office:value-type="float" office:value="736911" calcext:value-type="float">
            <text:p>736911</text:p>
          </table:table-cell>
          <table:table-cell table:formula="of:=[.H111]+[.A111]" office:value-type="float" office:value="755654" calcext:value-type="float">
            <text:p>755654</text:p>
          </table:table-cell>
          <table:table-cell table:formula="of:=[.I111]" office:value-type="float" office:value="434891" calcext:value-type="float">
            <text:p>434891</text:p>
          </table:table-cell>
          <table:table-cell table:formula="of:=[.A111]" office:value-type="float" office:value="373147" calcext:value-type="float">
            <text:p>373147</text:p>
          </table:table-cell>
          <table:table-cell table:formula="of:=SUM([.A112:.I112])" office:value-type="float" office:value="5295972" calcext:value-type="float">
            <text:p>5295972</text:p>
          </table:table-cell>
        </table:table-row>
        <table:table-row table:style-name="ro1">
          <table:table-cell table:formula="of:=[.B112]" office:value-type="float" office:value="405290" calcext:value-type="float">
            <text:p>405290</text:p>
          </table:table-cell>
          <table:table-cell table:formula="of:=[.C112]" office:value-type="float" office:value="714960" calcext:value-type="float">
            <text:p>714960</text:p>
          </table:table-cell>
          <table:table-cell table:formula="of:=[.D112]" office:value-type="float" office:value="521250" calcext:value-type="float">
            <text:p>521250</text:p>
          </table:table-cell>
          <table:table-cell table:formula="of:=[.E112]" office:value-type="float" office:value="762764" calcext:value-type="float">
            <text:p>762764</text:p>
          </table:table-cell>
          <table:table-cell table:formula="of:=[.F112]" office:value-type="float" office:value="736911" calcext:value-type="float">
            <text:p>736911</text:p>
          </table:table-cell>
          <table:table-cell table:formula="of:=[.G112]" office:value-type="float" office:value="755654" calcext:value-type="float">
            <text:p>755654</text:p>
          </table:table-cell>
          <table:table-cell table:formula="of:=[.H112]+[.A112]" office:value-type="float" office:value="1025996" calcext:value-type="float">
            <text:p>1025996</text:p>
          </table:table-cell>
          <table:table-cell table:formula="of:=[.I112]" office:value-type="float" office:value="373147" calcext:value-type="float">
            <text:p>373147</text:p>
          </table:table-cell>
          <table:table-cell table:formula="of:=[.A112]" office:value-type="float" office:value="591105" calcext:value-type="float">
            <text:p>591105</text:p>
          </table:table-cell>
          <table:table-cell table:formula="of:=SUM([.A113:.I113])" office:value-type="float" office:value="5887077" calcext:value-type="float">
            <text:p>5887077</text:p>
          </table:table-cell>
        </table:table-row>
        <table:table-row table:style-name="ro1">
          <table:table-cell table:formula="of:=[.B113]" office:value-type="float" office:value="714960" calcext:value-type="float">
            <text:p>714960</text:p>
          </table:table-cell>
          <table:table-cell table:formula="of:=[.C113]" office:value-type="float" office:value="521250" calcext:value-type="float">
            <text:p>521250</text:p>
          </table:table-cell>
          <table:table-cell table:formula="of:=[.D113]" office:value-type="float" office:value="762764" calcext:value-type="float">
            <text:p>762764</text:p>
          </table:table-cell>
          <table:table-cell table:formula="of:=[.E113]" office:value-type="float" office:value="736911" calcext:value-type="float">
            <text:p>736911</text:p>
          </table:table-cell>
          <table:table-cell table:formula="of:=[.F113]" office:value-type="float" office:value="755654" calcext:value-type="float">
            <text:p>755654</text:p>
          </table:table-cell>
          <table:table-cell table:formula="of:=[.G113]" office:value-type="float" office:value="1025996" calcext:value-type="float">
            <text:p>1025996</text:p>
          </table:table-cell>
          <table:table-cell table:formula="of:=[.H113]+[.A113]" office:value-type="float" office:value="778437" calcext:value-type="float">
            <text:p>778437</text:p>
          </table:table-cell>
          <table:table-cell table:formula="of:=[.I113]" office:value-type="float" office:value="591105" calcext:value-type="float">
            <text:p>591105</text:p>
          </table:table-cell>
          <table:table-cell table:formula="of:=[.A113]" office:value-type="float" office:value="405290" calcext:value-type="float">
            <text:p>405290</text:p>
          </table:table-cell>
          <table:table-cell table:formula="of:=SUM([.A114:.I114])" office:value-type="float" office:value="6292367" calcext:value-type="float">
            <text:p>6292367</text:p>
          </table:table-cell>
        </table:table-row>
        <table:table-row table:style-name="ro1">
          <table:table-cell table:formula="of:=[.B114]" office:value-type="float" office:value="521250" calcext:value-type="float">
            <text:p>521250</text:p>
          </table:table-cell>
          <table:table-cell table:formula="of:=[.C114]" office:value-type="float" office:value="762764" calcext:value-type="float">
            <text:p>762764</text:p>
          </table:table-cell>
          <table:table-cell table:formula="of:=[.D114]" office:value-type="float" office:value="736911" calcext:value-type="float">
            <text:p>736911</text:p>
          </table:table-cell>
          <table:table-cell table:formula="of:=[.E114]" office:value-type="float" office:value="755654" calcext:value-type="float">
            <text:p>755654</text:p>
          </table:table-cell>
          <table:table-cell table:formula="of:=[.F114]" office:value-type="float" office:value="1025996" calcext:value-type="float">
            <text:p>1025996</text:p>
          </table:table-cell>
          <table:table-cell table:formula="of:=[.G114]" office:value-type="float" office:value="778437" calcext:value-type="float">
            <text:p>778437</text:p>
          </table:table-cell>
          <table:table-cell table:formula="of:=[.H114]+[.A114]" office:value-type="float" office:value="1306065" calcext:value-type="float">
            <text:p>1306065</text:p>
          </table:table-cell>
          <table:table-cell table:formula="of:=[.I114]" office:value-type="float" office:value="405290" calcext:value-type="float">
            <text:p>405290</text:p>
          </table:table-cell>
          <table:table-cell table:formula="of:=[.A114]" office:value-type="float" office:value="714960" calcext:value-type="float">
            <text:p>714960</text:p>
          </table:table-cell>
          <table:table-cell table:formula="of:=SUM([.A115:.I115])" office:value-type="float" office:value="7007327" calcext:value-type="float">
            <text:p>7007327</text:p>
          </table:table-cell>
        </table:table-row>
        <table:table-row table:style-name="ro1">
          <table:table-cell table:formula="of:=[.B115]" office:value-type="float" office:value="762764" calcext:value-type="float">
            <text:p>762764</text:p>
          </table:table-cell>
          <table:table-cell table:formula="of:=[.C115]" office:value-type="float" office:value="736911" calcext:value-type="float">
            <text:p>736911</text:p>
          </table:table-cell>
          <table:table-cell table:formula="of:=[.D115]" office:value-type="float" office:value="755654" calcext:value-type="float">
            <text:p>755654</text:p>
          </table:table-cell>
          <table:table-cell table:formula="of:=[.E115]" office:value-type="float" office:value="1025996" calcext:value-type="float">
            <text:p>1025996</text:p>
          </table:table-cell>
          <table:table-cell table:formula="of:=[.F115]" office:value-type="float" office:value="778437" calcext:value-type="float">
            <text:p>778437</text:p>
          </table:table-cell>
          <table:table-cell table:formula="of:=[.G115]" office:value-type="float" office:value="1306065" calcext:value-type="float">
            <text:p>1306065</text:p>
          </table:table-cell>
          <table:table-cell table:formula="of:=[.H115]+[.A115]" office:value-type="float" office:value="926540" calcext:value-type="float">
            <text:p>926540</text:p>
          </table:table-cell>
          <table:table-cell table:formula="of:=[.I115]" office:value-type="float" office:value="714960" calcext:value-type="float">
            <text:p>714960</text:p>
          </table:table-cell>
          <table:table-cell table:formula="of:=[.A115]" office:value-type="float" office:value="521250" calcext:value-type="float">
            <text:p>521250</text:p>
          </table:table-cell>
          <table:table-cell table:formula="of:=SUM([.A116:.I116])" office:value-type="float" office:value="7528577" calcext:value-type="float">
            <text:p>7528577</text:p>
          </table:table-cell>
        </table:table-row>
        <table:table-row table:style-name="ro1">
          <table:table-cell table:formula="of:=[.B116]" office:value-type="float" office:value="736911" calcext:value-type="float">
            <text:p>736911</text:p>
          </table:table-cell>
          <table:table-cell table:formula="of:=[.C116]" office:value-type="float" office:value="755654" calcext:value-type="float">
            <text:p>755654</text:p>
          </table:table-cell>
          <table:table-cell table:formula="of:=[.D116]" office:value-type="float" office:value="1025996" calcext:value-type="float">
            <text:p>1025996</text:p>
          </table:table-cell>
          <table:table-cell table:formula="of:=[.E116]" office:value-type="float" office:value="778437" calcext:value-type="float">
            <text:p>778437</text:p>
          </table:table-cell>
          <table:table-cell table:formula="of:=[.F116]" office:value-type="float" office:value="1306065" calcext:value-type="float">
            <text:p>1306065</text:p>
          </table:table-cell>
          <table:table-cell table:formula="of:=[.G116]" office:value-type="float" office:value="926540" calcext:value-type="float">
            <text:p>926540</text:p>
          </table:table-cell>
          <table:table-cell table:formula="of:=[.H116]+[.A116]" office:value-type="float" office:value="1477724" calcext:value-type="float">
            <text:p>1477724</text:p>
          </table:table-cell>
          <table:table-cell table:formula="of:=[.I116]" office:value-type="float" office:value="521250" calcext:value-type="float">
            <text:p>521250</text:p>
          </table:table-cell>
          <table:table-cell table:formula="of:=[.A116]" office:value-type="float" office:value="762764" calcext:value-type="float">
            <text:p>762764</text:p>
          </table:table-cell>
          <table:table-cell table:formula="of:=SUM([.A117:.I117])" office:value-type="float" office:value="8291341" calcext:value-type="float">
            <text:p>8291341</text:p>
          </table:table-cell>
        </table:table-row>
        <table:table-row table:style-name="ro1">
          <table:table-cell table:formula="of:=[.B117]" office:value-type="float" office:value="755654" calcext:value-type="float">
            <text:p>755654</text:p>
          </table:table-cell>
          <table:table-cell table:formula="of:=[.C117]" office:value-type="float" office:value="1025996" calcext:value-type="float">
            <text:p>1025996</text:p>
          </table:table-cell>
          <table:table-cell table:formula="of:=[.D117]" office:value-type="float" office:value="778437" calcext:value-type="float">
            <text:p>778437</text:p>
          </table:table-cell>
          <table:table-cell table:formula="of:=[.E117]" office:value-type="float" office:value="1306065" calcext:value-type="float">
            <text:p>1306065</text:p>
          </table:table-cell>
          <table:table-cell table:formula="of:=[.F117]" office:value-type="float" office:value="926540" calcext:value-type="float">
            <text:p>926540</text:p>
          </table:table-cell>
          <table:table-cell table:formula="of:=[.G117]" office:value-type="float" office:value="1477724" calcext:value-type="float">
            <text:p>1477724</text:p>
          </table:table-cell>
          <table:table-cell table:formula="of:=[.H117]+[.A117]" office:value-type="float" office:value="1258161" calcext:value-type="float">
            <text:p>1258161</text:p>
          </table:table-cell>
          <table:table-cell table:formula="of:=[.I117]" office:value-type="float" office:value="762764" calcext:value-type="float">
            <text:p>762764</text:p>
          </table:table-cell>
          <table:table-cell table:formula="of:=[.A117]" office:value-type="float" office:value="736911" calcext:value-type="float">
            <text:p>736911</text:p>
          </table:table-cell>
          <table:table-cell table:formula="of:=SUM([.A118:.I118])" office:value-type="float" office:value="9028252" calcext:value-type="float">
            <text:p>9028252</text:p>
          </table:table-cell>
        </table:table-row>
        <table:table-row table:style-name="ro1">
          <table:table-cell table:formula="of:=[.B118]" office:value-type="float" office:value="1025996" calcext:value-type="float">
            <text:p>1025996</text:p>
          </table:table-cell>
          <table:table-cell table:formula="of:=[.C118]" office:value-type="float" office:value="778437" calcext:value-type="float">
            <text:p>778437</text:p>
          </table:table-cell>
          <table:table-cell table:formula="of:=[.D118]" office:value-type="float" office:value="1306065" calcext:value-type="float">
            <text:p>1306065</text:p>
          </table:table-cell>
          <table:table-cell table:formula="of:=[.E118]" office:value-type="float" office:value="926540" calcext:value-type="float">
            <text:p>926540</text:p>
          </table:table-cell>
          <table:table-cell table:formula="of:=[.F118]" office:value-type="float" office:value="1477724" calcext:value-type="float">
            <text:p>1477724</text:p>
          </table:table-cell>
          <table:table-cell table:formula="of:=[.G118]" office:value-type="float" office:value="1258161" calcext:value-type="float">
            <text:p>1258161</text:p>
          </table:table-cell>
          <table:table-cell table:formula="of:=[.H118]+[.A118]" office:value-type="float" office:value="1518418" calcext:value-type="float">
            <text:p>1518418</text:p>
          </table:table-cell>
          <table:table-cell table:formula="of:=[.I118]" office:value-type="float" office:value="736911" calcext:value-type="float">
            <text:p>736911</text:p>
          </table:table-cell>
          <table:table-cell table:formula="of:=[.A118]" office:value-type="float" office:value="755654" calcext:value-type="float">
            <text:p>755654</text:p>
          </table:table-cell>
          <table:table-cell table:formula="of:=SUM([.A119:.I119])" office:value-type="float" office:value="9783906" calcext:value-type="float">
            <text:p>9783906</text:p>
          </table:table-cell>
        </table:table-row>
        <table:table-row table:style-name="ro1">
          <table:table-cell table:formula="of:=[.B119]" office:value-type="float" office:value="778437" calcext:value-type="float">
            <text:p>778437</text:p>
          </table:table-cell>
          <table:table-cell table:formula="of:=[.C119]" office:value-type="float" office:value="1306065" calcext:value-type="float">
            <text:p>1306065</text:p>
          </table:table-cell>
          <table:table-cell table:formula="of:=[.D119]" office:value-type="float" office:value="926540" calcext:value-type="float">
            <text:p>926540</text:p>
          </table:table-cell>
          <table:table-cell table:formula="of:=[.E119]" office:value-type="float" office:value="1477724" calcext:value-type="float">
            <text:p>1477724</text:p>
          </table:table-cell>
          <table:table-cell table:formula="of:=[.F119]" office:value-type="float" office:value="1258161" calcext:value-type="float">
            <text:p>1258161</text:p>
          </table:table-cell>
          <table:table-cell table:formula="of:=[.G119]" office:value-type="float" office:value="1518418" calcext:value-type="float">
            <text:p>1518418</text:p>
          </table:table-cell>
          <table:table-cell table:formula="of:=[.H119]+[.A119]" office:value-type="float" office:value="1762907" calcext:value-type="float">
            <text:p>1762907</text:p>
          </table:table-cell>
          <table:table-cell table:formula="of:=[.I119]" office:value-type="float" office:value="755654" calcext:value-type="float">
            <text:p>755654</text:p>
          </table:table-cell>
          <table:table-cell table:formula="of:=[.A119]" office:value-type="float" office:value="1025996" calcext:value-type="float">
            <text:p>1025996</text:p>
          </table:table-cell>
          <table:table-cell table:formula="of:=SUM([.A120:.I120])" office:value-type="float" office:value="10809902" calcext:value-type="float">
            <text:p>10809902</text:p>
          </table:table-cell>
        </table:table-row>
        <table:table-row table:style-name="ro1">
          <table:table-cell table:formula="of:=[.B120]" office:value-type="float" office:value="1306065" calcext:value-type="float">
            <text:p>1306065</text:p>
          </table:table-cell>
          <table:table-cell table:formula="of:=[.C120]" office:value-type="float" office:value="926540" calcext:value-type="float">
            <text:p>926540</text:p>
          </table:table-cell>
          <table:table-cell table:formula="of:=[.D120]" office:value-type="float" office:value="1477724" calcext:value-type="float">
            <text:p>1477724</text:p>
          </table:table-cell>
          <table:table-cell table:formula="of:=[.E120]" office:value-type="float" office:value="1258161" calcext:value-type="float">
            <text:p>1258161</text:p>
          </table:table-cell>
          <table:table-cell table:formula="of:=[.F120]" office:value-type="float" office:value="1518418" calcext:value-type="float">
            <text:p>1518418</text:p>
          </table:table-cell>
          <table:table-cell table:formula="of:=[.G120]" office:value-type="float" office:value="1762907" calcext:value-type="float">
            <text:p>1762907</text:p>
          </table:table-cell>
          <table:table-cell table:formula="of:=[.H120]+[.A120]" office:value-type="float" office:value="1534091" calcext:value-type="float">
            <text:p>1534091</text:p>
          </table:table-cell>
          <table:table-cell table:formula="of:=[.I120]" office:value-type="float" office:value="1025996" calcext:value-type="float">
            <text:p>1025996</text:p>
          </table:table-cell>
          <table:table-cell table:formula="of:=[.A120]" office:value-type="float" office:value="778437" calcext:value-type="float">
            <text:p>778437</text:p>
          </table:table-cell>
          <table:table-cell table:formula="of:=SUM([.A121:.I121])" office:value-type="float" office:value="11588339" calcext:value-type="float">
            <text:p>11588339</text:p>
          </table:table-cell>
        </table:table-row>
        <table:table-row table:style-name="ro1">
          <table:table-cell table:formula="of:=[.B121]" office:value-type="float" office:value="926540" calcext:value-type="float">
            <text:p>926540</text:p>
          </table:table-cell>
          <table:table-cell table:formula="of:=[.C121]" office:value-type="float" office:value="1477724" calcext:value-type="float">
            <text:p>1477724</text:p>
          </table:table-cell>
          <table:table-cell table:formula="of:=[.D121]" office:value-type="float" office:value="1258161" calcext:value-type="float">
            <text:p>1258161</text:p>
          </table:table-cell>
          <table:table-cell table:formula="of:=[.E121]" office:value-type="float" office:value="1518418" calcext:value-type="float">
            <text:p>1518418</text:p>
          </table:table-cell>
          <table:table-cell table:formula="of:=[.F121]" office:value-type="float" office:value="1762907" calcext:value-type="float">
            <text:p>1762907</text:p>
          </table:table-cell>
          <table:table-cell table:formula="of:=[.G121]" office:value-type="float" office:value="1534091" calcext:value-type="float">
            <text:p>1534091</text:p>
          </table:table-cell>
          <table:table-cell table:formula="of:=[.H121]+[.A121]" office:value-type="float" office:value="2332061" calcext:value-type="float">
            <text:p>2332061</text:p>
          </table:table-cell>
          <table:table-cell table:formula="of:=[.I121]" office:value-type="float" office:value="778437" calcext:value-type="float">
            <text:p>778437</text:p>
          </table:table-cell>
          <table:table-cell table:formula="of:=[.A121]" office:value-type="float" office:value="1306065" calcext:value-type="float">
            <text:p>1306065</text:p>
          </table:table-cell>
          <table:table-cell table:formula="of:=SUM([.A122:.I122])" office:value-type="float" office:value="12894404" calcext:value-type="float">
            <text:p>12894404</text:p>
          </table:table-cell>
        </table:table-row>
        <table:table-row table:style-name="ro1">
          <table:table-cell table:formula="of:=[.B122]" office:value-type="float" office:value="1477724" calcext:value-type="float">
            <text:p>1477724</text:p>
          </table:table-cell>
          <table:table-cell table:formula="of:=[.C122]" office:value-type="float" office:value="1258161" calcext:value-type="float">
            <text:p>1258161</text:p>
          </table:table-cell>
          <table:table-cell table:formula="of:=[.D122]" office:value-type="float" office:value="1518418" calcext:value-type="float">
            <text:p>1518418</text:p>
          </table:table-cell>
          <table:table-cell table:formula="of:=[.E122]" office:value-type="float" office:value="1762907" calcext:value-type="float">
            <text:p>1762907</text:p>
          </table:table-cell>
          <table:table-cell table:formula="of:=[.F122]" office:value-type="float" office:value="1534091" calcext:value-type="float">
            <text:p>1534091</text:p>
          </table:table-cell>
          <table:table-cell table:formula="of:=[.G122]" office:value-type="float" office:value="2332061" calcext:value-type="float">
            <text:p>2332061</text:p>
          </table:table-cell>
          <table:table-cell table:formula="of:=[.H122]+[.A122]" office:value-type="float" office:value="1704977" calcext:value-type="float">
            <text:p>1704977</text:p>
          </table:table-cell>
          <table:table-cell table:formula="of:=[.I122]" office:value-type="float" office:value="1306065" calcext:value-type="float">
            <text:p>1306065</text:p>
          </table:table-cell>
          <table:table-cell table:formula="of:=[.A122]" office:value-type="float" office:value="926540" calcext:value-type="float">
            <text:p>926540</text:p>
          </table:table-cell>
          <table:table-cell table:formula="of:=SUM([.A123:.I123])" office:value-type="float" office:value="13820944" calcext:value-type="float">
            <text:p>13820944</text:p>
          </table:table-cell>
        </table:table-row>
        <table:table-row table:style-name="ro1">
          <table:table-cell table:formula="of:=[.B123]" office:value-type="float" office:value="1258161" calcext:value-type="float">
            <text:p>1258161</text:p>
          </table:table-cell>
          <table:table-cell table:formula="of:=[.C123]" office:value-type="float" office:value="1518418" calcext:value-type="float">
            <text:p>1518418</text:p>
          </table:table-cell>
          <table:table-cell table:formula="of:=[.D123]" office:value-type="float" office:value="1762907" calcext:value-type="float">
            <text:p>1762907</text:p>
          </table:table-cell>
          <table:table-cell table:formula="of:=[.E123]" office:value-type="float" office:value="1534091" calcext:value-type="float">
            <text:p>1534091</text:p>
          </table:table-cell>
          <table:table-cell table:formula="of:=[.F123]" office:value-type="float" office:value="2332061" calcext:value-type="float">
            <text:p>2332061</text:p>
          </table:table-cell>
          <table:table-cell table:formula="of:=[.G123]" office:value-type="float" office:value="1704977" calcext:value-type="float">
            <text:p>1704977</text:p>
          </table:table-cell>
          <table:table-cell table:formula="of:=[.H123]+[.A123]" office:value-type="float" office:value="2783789" calcext:value-type="float">
            <text:p>2783789</text:p>
          </table:table-cell>
          <table:table-cell table:formula="of:=[.I123]" office:value-type="float" office:value="926540" calcext:value-type="float">
            <text:p>926540</text:p>
          </table:table-cell>
          <table:table-cell table:formula="of:=[.A123]" office:value-type="float" office:value="1477724" calcext:value-type="float">
            <text:p>1477724</text:p>
          </table:table-cell>
          <table:table-cell table:formula="of:=SUM([.A124:.I124])" office:value-type="float" office:value="15298668" calcext:value-type="float">
            <text:p>15298668</text:p>
          </table:table-cell>
        </table:table-row>
        <table:table-row table:style-name="ro1">
          <table:table-cell table:formula="of:=[.B124]" office:value-type="float" office:value="1518418" calcext:value-type="float">
            <text:p>1518418</text:p>
          </table:table-cell>
          <table:table-cell table:formula="of:=[.C124]" office:value-type="float" office:value="1762907" calcext:value-type="float">
            <text:p>1762907</text:p>
          </table:table-cell>
          <table:table-cell table:formula="of:=[.D124]" office:value-type="float" office:value="1534091" calcext:value-type="float">
            <text:p>1534091</text:p>
          </table:table-cell>
          <table:table-cell table:formula="of:=[.E124]" office:value-type="float" office:value="2332061" calcext:value-type="float">
            <text:p>2332061</text:p>
          </table:table-cell>
          <table:table-cell table:formula="of:=[.F124]" office:value-type="float" office:value="1704977" calcext:value-type="float">
            <text:p>1704977</text:p>
          </table:table-cell>
          <table:table-cell table:formula="of:=[.G124]" office:value-type="float" office:value="2783789" calcext:value-type="float">
            <text:p>2783789</text:p>
          </table:table-cell>
          <table:table-cell table:formula="of:=[.H124]+[.A124]" office:value-type="float" office:value="2184701" calcext:value-type="float">
            <text:p>2184701</text:p>
          </table:table-cell>
          <table:table-cell table:formula="of:=[.I124]" office:value-type="float" office:value="1477724" calcext:value-type="float">
            <text:p>1477724</text:p>
          </table:table-cell>
          <table:table-cell table:formula="of:=[.A124]" office:value-type="float" office:value="1258161" calcext:value-type="float">
            <text:p>1258161</text:p>
          </table:table-cell>
          <table:table-cell table:formula="of:=SUM([.A125:.I125])" office:value-type="float" office:value="16556829" calcext:value-type="float">
            <text:p>16556829</text:p>
          </table:table-cell>
        </table:table-row>
        <table:table-row table:style-name="ro1">
          <table:table-cell table:formula="of:=[.B125]" office:value-type="float" office:value="1762907" calcext:value-type="float">
            <text:p>1762907</text:p>
          </table:table-cell>
          <table:table-cell table:formula="of:=[.C125]" office:value-type="float" office:value="1534091" calcext:value-type="float">
            <text:p>1534091</text:p>
          </table:table-cell>
          <table:table-cell table:formula="of:=[.D125]" office:value-type="float" office:value="2332061" calcext:value-type="float">
            <text:p>2332061</text:p>
          </table:table-cell>
          <table:table-cell table:formula="of:=[.E125]" office:value-type="float" office:value="1704977" calcext:value-type="float">
            <text:p>1704977</text:p>
          </table:table-cell>
          <table:table-cell table:formula="of:=[.F125]" office:value-type="float" office:value="2783789" calcext:value-type="float">
            <text:p>2783789</text:p>
          </table:table-cell>
          <table:table-cell table:formula="of:=[.G125]" office:value-type="float" office:value="2184701" calcext:value-type="float">
            <text:p>2184701</text:p>
          </table:table-cell>
          <table:table-cell table:formula="of:=[.H125]+[.A125]" office:value-type="float" office:value="2996142" calcext:value-type="float">
            <text:p>2996142</text:p>
          </table:table-cell>
          <table:table-cell table:formula="of:=[.I125]" office:value-type="float" office:value="1258161" calcext:value-type="float">
            <text:p>1258161</text:p>
          </table:table-cell>
          <table:table-cell table:formula="of:=[.A125]" office:value-type="float" office:value="1518418" calcext:value-type="float">
            <text:p>1518418</text:p>
          </table:table-cell>
          <table:table-cell table:formula="of:=SUM([.A126:.I126])" office:value-type="float" office:value="18075247" calcext:value-type="float">
            <text:p>18075247</text:p>
          </table:table-cell>
        </table:table-row>
        <table:table-row table:style-name="ro1">
          <table:table-cell table:formula="of:=[.B126]" office:value-type="float" office:value="1534091" calcext:value-type="float">
            <text:p>1534091</text:p>
          </table:table-cell>
          <table:table-cell table:formula="of:=[.C126]" office:value-type="float" office:value="2332061" calcext:value-type="float">
            <text:p>2332061</text:p>
          </table:table-cell>
          <table:table-cell table:formula="of:=[.D126]" office:value-type="float" office:value="1704977" calcext:value-type="float">
            <text:p>1704977</text:p>
          </table:table-cell>
          <table:table-cell table:formula="of:=[.E126]" office:value-type="float" office:value="2783789" calcext:value-type="float">
            <text:p>2783789</text:p>
          </table:table-cell>
          <table:table-cell table:formula="of:=[.F126]" office:value-type="float" office:value="2184701" calcext:value-type="float">
            <text:p>2184701</text:p>
          </table:table-cell>
          <table:table-cell table:formula="of:=[.G126]" office:value-type="float" office:value="2996142" calcext:value-type="float">
            <text:p>2996142</text:p>
          </table:table-cell>
          <table:table-cell table:formula="of:=[.H126]+[.A126]" office:value-type="float" office:value="3021068" calcext:value-type="float">
            <text:p>3021068</text:p>
          </table:table-cell>
          <table:table-cell table:formula="of:=[.I126]" office:value-type="float" office:value="1518418" calcext:value-type="float">
            <text:p>1518418</text:p>
          </table:table-cell>
          <table:table-cell table:formula="of:=[.A126]" office:value-type="float" office:value="1762907" calcext:value-type="float">
            <text:p>1762907</text:p>
          </table:table-cell>
          <table:table-cell table:formula="of:=SUM([.A127:.I127])" office:value-type="float" office:value="19838154" calcext:value-type="float">
            <text:p>19838154</text:p>
          </table:table-cell>
        </table:table-row>
        <table:table-row table:style-name="ro1">
          <table:table-cell table:formula="of:=[.B127]" office:value-type="float" office:value="2332061" calcext:value-type="float">
            <text:p>2332061</text:p>
          </table:table-cell>
          <table:table-cell table:formula="of:=[.C127]" office:value-type="float" office:value="1704977" calcext:value-type="float">
            <text:p>1704977</text:p>
          </table:table-cell>
          <table:table-cell table:formula="of:=[.D127]" office:value-type="float" office:value="2783789" calcext:value-type="float">
            <text:p>2783789</text:p>
          </table:table-cell>
          <table:table-cell table:formula="of:=[.E127]" office:value-type="float" office:value="2184701" calcext:value-type="float">
            <text:p>2184701</text:p>
          </table:table-cell>
          <table:table-cell table:formula="of:=[.F127]" office:value-type="float" office:value="2996142" calcext:value-type="float">
            <text:p>2996142</text:p>
          </table:table-cell>
          <table:table-cell table:formula="of:=[.G127]" office:value-type="float" office:value="3021068" calcext:value-type="float">
            <text:p>3021068</text:p>
          </table:table-cell>
          <table:table-cell table:formula="of:=[.H127]+[.A127]" office:value-type="float" office:value="3052509" calcext:value-type="float">
            <text:p>3052509</text:p>
          </table:table-cell>
          <table:table-cell table:formula="of:=[.I127]" office:value-type="float" office:value="1762907" calcext:value-type="float">
            <text:p>1762907</text:p>
          </table:table-cell>
          <table:table-cell table:formula="of:=[.A127]" office:value-type="float" office:value="1534091" calcext:value-type="float">
            <text:p>1534091</text:p>
          </table:table-cell>
          <table:table-cell table:formula="of:=SUM([.A128:.I128])" office:value-type="float" office:value="21372245" calcext:value-type="float">
            <text:p>21372245</text:p>
          </table:table-cell>
        </table:table-row>
        <table:table-row table:style-name="ro1">
          <table:table-cell table:formula="of:=[.B128]" office:value-type="float" office:value="1704977" calcext:value-type="float">
            <text:p>1704977</text:p>
          </table:table-cell>
          <table:table-cell table:formula="of:=[.C128]" office:value-type="float" office:value="2783789" calcext:value-type="float">
            <text:p>2783789</text:p>
          </table:table-cell>
          <table:table-cell table:formula="of:=[.D128]" office:value-type="float" office:value="2184701" calcext:value-type="float">
            <text:p>2184701</text:p>
          </table:table-cell>
          <table:table-cell table:formula="of:=[.E128]" office:value-type="float" office:value="2996142" calcext:value-type="float">
            <text:p>2996142</text:p>
          </table:table-cell>
          <table:table-cell table:formula="of:=[.F128]" office:value-type="float" office:value="3021068" calcext:value-type="float">
            <text:p>3021068</text:p>
          </table:table-cell>
          <table:table-cell table:formula="of:=[.G128]" office:value-type="float" office:value="3052509" calcext:value-type="float">
            <text:p>3052509</text:p>
          </table:table-cell>
          <table:table-cell table:formula="of:=[.H128]+[.A128]" office:value-type="float" office:value="4094968" calcext:value-type="float">
            <text:p>4094968</text:p>
          </table:table-cell>
          <table:table-cell table:formula="of:=[.I128]" office:value-type="float" office:value="1534091" calcext:value-type="float">
            <text:p>1534091</text:p>
          </table:table-cell>
          <table:table-cell table:formula="of:=[.A128]" office:value-type="float" office:value="2332061" calcext:value-type="float">
            <text:p>2332061</text:p>
          </table:table-cell>
          <table:table-cell table:formula="of:=SUM([.A129:.I129])" office:value-type="float" office:value="23704306" calcext:value-type="float">
            <text:p>23704306</text:p>
          </table:table-cell>
        </table:table-row>
        <table:table-row table:style-name="ro1">
          <table:table-cell table:formula="of:=[.B129]" office:value-type="float" office:value="2783789" calcext:value-type="float">
            <text:p>2783789</text:p>
          </table:table-cell>
          <table:table-cell table:formula="of:=[.C129]" office:value-type="float" office:value="2184701" calcext:value-type="float">
            <text:p>2184701</text:p>
          </table:table-cell>
          <table:table-cell table:formula="of:=[.D129]" office:value-type="float" office:value="2996142" calcext:value-type="float">
            <text:p>2996142</text:p>
          </table:table-cell>
          <table:table-cell table:formula="of:=[.E129]" office:value-type="float" office:value="3021068" calcext:value-type="float">
            <text:p>3021068</text:p>
          </table:table-cell>
          <table:table-cell table:formula="of:=[.F129]" office:value-type="float" office:value="3052509" calcext:value-type="float">
            <text:p>3052509</text:p>
          </table:table-cell>
          <table:table-cell table:formula="of:=[.G129]" office:value-type="float" office:value="4094968" calcext:value-type="float">
            <text:p>4094968</text:p>
          </table:table-cell>
          <table:table-cell table:formula="of:=[.H129]+[.A129]" office:value-type="float" office:value="3239068" calcext:value-type="float">
            <text:p>3239068</text:p>
          </table:table-cell>
          <table:table-cell table:formula="of:=[.I129]" office:value-type="float" office:value="2332061" calcext:value-type="float">
            <text:p>2332061</text:p>
          </table:table-cell>
          <table:table-cell table:formula="of:=[.A129]" office:value-type="float" office:value="1704977" calcext:value-type="float">
            <text:p>1704977</text:p>
          </table:table-cell>
          <table:table-cell table:formula="of:=SUM([.A130:.I130])" office:value-type="float" office:value="25409283" calcext:value-type="float">
            <text:p>25409283</text:p>
          </table:table-cell>
        </table:table-row>
        <table:table-row table:style-name="ro1">
          <table:table-cell table:formula="of:=[.B130]" office:value-type="float" office:value="2184701" calcext:value-type="float">
            <text:p>2184701</text:p>
          </table:table-cell>
          <table:table-cell table:formula="of:=[.C130]" office:value-type="float" office:value="2996142" calcext:value-type="float">
            <text:p>2996142</text:p>
          </table:table-cell>
          <table:table-cell table:formula="of:=[.D130]" office:value-type="float" office:value="3021068" calcext:value-type="float">
            <text:p>3021068</text:p>
          </table:table-cell>
          <table:table-cell table:formula="of:=[.E130]" office:value-type="float" office:value="3052509" calcext:value-type="float">
            <text:p>3052509</text:p>
          </table:table-cell>
          <table:table-cell table:formula="of:=[.F130]" office:value-type="float" office:value="4094968" calcext:value-type="float">
            <text:p>4094968</text:p>
          </table:table-cell>
          <table:table-cell table:formula="of:=[.G130]" office:value-type="float" office:value="3239068" calcext:value-type="float">
            <text:p>3239068</text:p>
          </table:table-cell>
          <table:table-cell table:formula="of:=[.H130]+[.A130]" office:value-type="float" office:value="5115850" calcext:value-type="float">
            <text:p>5115850</text:p>
          </table:table-cell>
          <table:table-cell table:formula="of:=[.I130]" office:value-type="float" office:value="1704977" calcext:value-type="float">
            <text:p>1704977</text:p>
          </table:table-cell>
          <table:table-cell table:formula="of:=[.A130]" office:value-type="float" office:value="2783789" calcext:value-type="float">
            <text:p>2783789</text:p>
          </table:table-cell>
          <table:table-cell table:formula="of:=SUM([.A131:.I131])" office:value-type="float" office:value="28193072" calcext:value-type="float">
            <text:p>28193072</text:p>
          </table:table-cell>
        </table:table-row>
        <table:table-row table:style-name="ro1">
          <table:table-cell table:formula="of:=[.B131]" office:value-type="float" office:value="2996142" calcext:value-type="float">
            <text:p>2996142</text:p>
          </table:table-cell>
          <table:table-cell table:formula="of:=[.C131]" office:value-type="float" office:value="3021068" calcext:value-type="float">
            <text:p>3021068</text:p>
          </table:table-cell>
          <table:table-cell table:formula="of:=[.D131]" office:value-type="float" office:value="3052509" calcext:value-type="float">
            <text:p>3052509</text:p>
          </table:table-cell>
          <table:table-cell table:formula="of:=[.E131]" office:value-type="float" office:value="4094968" calcext:value-type="float">
            <text:p>4094968</text:p>
          </table:table-cell>
          <table:table-cell table:formula="of:=[.F131]" office:value-type="float" office:value="3239068" calcext:value-type="float">
            <text:p>3239068</text:p>
          </table:table-cell>
          <table:table-cell table:formula="of:=[.G131]" office:value-type="float" office:value="5115850" calcext:value-type="float">
            <text:p>5115850</text:p>
          </table:table-cell>
          <table:table-cell table:formula="of:=[.H131]+[.A131]" office:value-type="float" office:value="3889678" calcext:value-type="float">
            <text:p>3889678</text:p>
          </table:table-cell>
          <table:table-cell table:formula="of:=[.I131]" office:value-type="float" office:value="2783789" calcext:value-type="float">
            <text:p>2783789</text:p>
          </table:table-cell>
          <table:table-cell table:formula="of:=[.A131]" office:value-type="float" office:value="2184701" calcext:value-type="float">
            <text:p>2184701</text:p>
          </table:table-cell>
          <table:table-cell table:formula="of:=SUM([.A132:.I132])" office:value-type="float" office:value="30377773" calcext:value-type="float">
            <text:p>30377773</text:p>
          </table:table-cell>
        </table:table-row>
        <table:table-row table:style-name="ro1">
          <table:table-cell table:formula="of:=[.B132]" office:value-type="float" office:value="3021068" calcext:value-type="float">
            <text:p>3021068</text:p>
          </table:table-cell>
          <table:table-cell table:formula="of:=[.C132]" office:value-type="float" office:value="3052509" calcext:value-type="float">
            <text:p>3052509</text:p>
          </table:table-cell>
          <table:table-cell table:formula="of:=[.D132]" office:value-type="float" office:value="4094968" calcext:value-type="float">
            <text:p>4094968</text:p>
          </table:table-cell>
          <table:table-cell table:formula="of:=[.E132]" office:value-type="float" office:value="3239068" calcext:value-type="float">
            <text:p>3239068</text:p>
          </table:table-cell>
          <table:table-cell table:formula="of:=[.F132]" office:value-type="float" office:value="5115850" calcext:value-type="float">
            <text:p>5115850</text:p>
          </table:table-cell>
          <table:table-cell table:formula="of:=[.G132]" office:value-type="float" office:value="3889678" calcext:value-type="float">
            <text:p>3889678</text:p>
          </table:table-cell>
          <table:table-cell table:formula="of:=[.H132]+[.A132]" office:value-type="float" office:value="5779931" calcext:value-type="float">
            <text:p>5779931</text:p>
          </table:table-cell>
          <table:table-cell table:formula="of:=[.I132]" office:value-type="float" office:value="2184701" calcext:value-type="float">
            <text:p>2184701</text:p>
          </table:table-cell>
          <table:table-cell table:formula="of:=[.A132]" office:value-type="float" office:value="2996142" calcext:value-type="float">
            <text:p>2996142</text:p>
          </table:table-cell>
          <table:table-cell table:formula="of:=SUM([.A133:.I133])" office:value-type="float" office:value="33373915" calcext:value-type="float">
            <text:p>33373915</text:p>
          </table:table-cell>
        </table:table-row>
        <table:table-row table:style-name="ro1">
          <table:table-cell table:formula="of:=[.B133]" office:value-type="float" office:value="3052509" calcext:value-type="float">
            <text:p>3052509</text:p>
          </table:table-cell>
          <table:table-cell table:formula="of:=[.C133]" office:value-type="float" office:value="4094968" calcext:value-type="float">
            <text:p>4094968</text:p>
          </table:table-cell>
          <table:table-cell table:formula="of:=[.D133]" office:value-type="float" office:value="3239068" calcext:value-type="float">
            <text:p>3239068</text:p>
          </table:table-cell>
          <table:table-cell table:formula="of:=[.E133]" office:value-type="float" office:value="5115850" calcext:value-type="float">
            <text:p>5115850</text:p>
          </table:table-cell>
          <table:table-cell table:formula="of:=[.F133]" office:value-type="float" office:value="3889678" calcext:value-type="float">
            <text:p>3889678</text:p>
          </table:table-cell>
          <table:table-cell table:formula="of:=[.G133]" office:value-type="float" office:value="5779931" calcext:value-type="float">
            <text:p>5779931</text:p>
          </table:table-cell>
          <table:table-cell table:formula="of:=[.H133]+[.A133]" office:value-type="float" office:value="5205769" calcext:value-type="float">
            <text:p>5205769</text:p>
          </table:table-cell>
          <table:table-cell table:formula="of:=[.I133]" office:value-type="float" office:value="2996142" calcext:value-type="float">
            <text:p>2996142</text:p>
          </table:table-cell>
          <table:table-cell table:formula="of:=[.A133]" office:value-type="float" office:value="3021068" calcext:value-type="float">
            <text:p>3021068</text:p>
          </table:table-cell>
          <table:table-cell table:formula="of:=SUM([.A134:.I134])" office:value-type="float" office:value="36394983" calcext:value-type="float">
            <text:p>36394983</text:p>
          </table:table-cell>
        </table:table-row>
        <table:table-row table:style-name="ro1">
          <table:table-cell table:formula="of:=[.B134]" office:value-type="float" office:value="4094968" calcext:value-type="float">
            <text:p>4094968</text:p>
          </table:table-cell>
          <table:table-cell table:formula="of:=[.C134]" office:value-type="float" office:value="3239068" calcext:value-type="float">
            <text:p>3239068</text:p>
          </table:table-cell>
          <table:table-cell table:formula="of:=[.D134]" office:value-type="float" office:value="5115850" calcext:value-type="float">
            <text:p>5115850</text:p>
          </table:table-cell>
          <table:table-cell table:formula="of:=[.E134]" office:value-type="float" office:value="3889678" calcext:value-type="float">
            <text:p>3889678</text:p>
          </table:table-cell>
          <table:table-cell table:formula="of:=[.F134]" office:value-type="float" office:value="5779931" calcext:value-type="float">
            <text:p>5779931</text:p>
          </table:table-cell>
          <table:table-cell table:formula="of:=[.G134]" office:value-type="float" office:value="5205769" calcext:value-type="float">
            <text:p>5205769</text:p>
          </table:table-cell>
          <table:table-cell table:formula="of:=[.H134]+[.A134]" office:value-type="float" office:value="6048651" calcext:value-type="float">
            <text:p>6048651</text:p>
          </table:table-cell>
          <table:table-cell table:formula="of:=[.I134]" office:value-type="float" office:value="3021068" calcext:value-type="float">
            <text:p>3021068</text:p>
          </table:table-cell>
          <table:table-cell table:formula="of:=[.A134]" office:value-type="float" office:value="3052509" calcext:value-type="float">
            <text:p>3052509</text:p>
          </table:table-cell>
          <table:table-cell table:formula="of:=SUM([.A135:.I135])" office:value-type="float" office:value="39447492" calcext:value-type="float">
            <text:p>39447492</text:p>
          </table:table-cell>
        </table:table-row>
        <table:table-row table:style-name="ro1">
          <table:table-cell table:formula="of:=[.B135]" office:value-type="float" office:value="3239068" calcext:value-type="float">
            <text:p>3239068</text:p>
          </table:table-cell>
          <table:table-cell table:formula="of:=[.C135]" office:value-type="float" office:value="5115850" calcext:value-type="float">
            <text:p>5115850</text:p>
          </table:table-cell>
          <table:table-cell table:formula="of:=[.D135]" office:value-type="float" office:value="3889678" calcext:value-type="float">
            <text:p>3889678</text:p>
          </table:table-cell>
          <table:table-cell table:formula="of:=[.E135]" office:value-type="float" office:value="5779931" calcext:value-type="float">
            <text:p>5779931</text:p>
          </table:table-cell>
          <table:table-cell table:formula="of:=[.F135]" office:value-type="float" office:value="5205769" calcext:value-type="float">
            <text:p>5205769</text:p>
          </table:table-cell>
          <table:table-cell table:formula="of:=[.G135]" office:value-type="float" office:value="6048651" calcext:value-type="float">
            <text:p>6048651</text:p>
          </table:table-cell>
          <table:table-cell table:formula="of:=[.H135]+[.A135]" office:value-type="float" office:value="7116036" calcext:value-type="float">
            <text:p>7116036</text:p>
          </table:table-cell>
          <table:table-cell table:formula="of:=[.I135]" office:value-type="float" office:value="3052509" calcext:value-type="float">
            <text:p>3052509</text:p>
          </table:table-cell>
          <table:table-cell table:formula="of:=[.A135]" office:value-type="float" office:value="4094968" calcext:value-type="float">
            <text:p>4094968</text:p>
          </table:table-cell>
          <table:table-cell table:formula="of:=SUM([.A136:.I136])" office:value-type="float" office:value="43542460" calcext:value-type="float">
            <text:p>43542460</text:p>
          </table:table-cell>
        </table:table-row>
        <table:table-row table:style-name="ro1">
          <table:table-cell table:formula="of:=[.B136]" office:value-type="float" office:value="5115850" calcext:value-type="float">
            <text:p>5115850</text:p>
          </table:table-cell>
          <table:table-cell table:formula="of:=[.C136]" office:value-type="float" office:value="3889678" calcext:value-type="float">
            <text:p>3889678</text:p>
          </table:table-cell>
          <table:table-cell table:formula="of:=[.D136]" office:value-type="float" office:value="5779931" calcext:value-type="float">
            <text:p>5779931</text:p>
          </table:table-cell>
          <table:table-cell table:formula="of:=[.E136]" office:value-type="float" office:value="5205769" calcext:value-type="float">
            <text:p>5205769</text:p>
          </table:table-cell>
          <table:table-cell table:formula="of:=[.F136]" office:value-type="float" office:value="6048651" calcext:value-type="float">
            <text:p>6048651</text:p>
          </table:table-cell>
          <table:table-cell table:formula="of:=[.G136]" office:value-type="float" office:value="7116036" calcext:value-type="float">
            <text:p>7116036</text:p>
          </table:table-cell>
          <table:table-cell table:formula="of:=[.H136]+[.A136]" office:value-type="float" office:value="6291577" calcext:value-type="float">
            <text:p>6291577</text:p>
          </table:table-cell>
          <table:table-cell table:formula="of:=[.I136]" office:value-type="float" office:value="4094968" calcext:value-type="float">
            <text:p>4094968</text:p>
          </table:table-cell>
          <table:table-cell table:formula="of:=[.A136]" office:value-type="float" office:value="3239068" calcext:value-type="float">
            <text:p>3239068</text:p>
          </table:table-cell>
          <table:table-cell table:formula="of:=SUM([.A137:.I137])" office:value-type="float" office:value="46781528" calcext:value-type="float">
            <text:p>46781528</text:p>
          </table:table-cell>
        </table:table-row>
        <table:table-row table:style-name="ro1">
          <table:table-cell table:formula="of:=[.B137]" office:value-type="float" office:value="3889678" calcext:value-type="float">
            <text:p>3889678</text:p>
          </table:table-cell>
          <table:table-cell table:formula="of:=[.C137]" office:value-type="float" office:value="5779931" calcext:value-type="float">
            <text:p>5779931</text:p>
          </table:table-cell>
          <table:table-cell table:formula="of:=[.D137]" office:value-type="float" office:value="5205769" calcext:value-type="float">
            <text:p>5205769</text:p>
          </table:table-cell>
          <table:table-cell table:formula="of:=[.E137]" office:value-type="float" office:value="6048651" calcext:value-type="float">
            <text:p>6048651</text:p>
          </table:table-cell>
          <table:table-cell table:formula="of:=[.F137]" office:value-type="float" office:value="7116036" calcext:value-type="float">
            <text:p>7116036</text:p>
          </table:table-cell>
          <table:table-cell table:formula="of:=[.G137]" office:value-type="float" office:value="6291577" calcext:value-type="float">
            <text:p>6291577</text:p>
          </table:table-cell>
          <table:table-cell table:formula="of:=[.H137]+[.A137]" office:value-type="float" office:value="9210818" calcext:value-type="float">
            <text:p>9210818</text:p>
          </table:table-cell>
          <table:table-cell table:formula="of:=[.I137]" office:value-type="float" office:value="3239068" calcext:value-type="float">
            <text:p>3239068</text:p>
          </table:table-cell>
          <table:table-cell table:formula="of:=[.A137]" office:value-type="float" office:value="5115850" calcext:value-type="float">
            <text:p>5115850</text:p>
          </table:table-cell>
          <table:table-cell table:formula="of:=SUM([.A138:.I138])" office:value-type="float" office:value="51897378" calcext:value-type="float">
            <text:p>51897378</text:p>
          </table:table-cell>
        </table:table-row>
        <table:table-row table:style-name="ro1">
          <table:table-cell table:formula="of:=[.B138]" office:value-type="float" office:value="5779931" calcext:value-type="float">
            <text:p>5779931</text:p>
          </table:table-cell>
          <table:table-cell table:formula="of:=[.C138]" office:value-type="float" office:value="5205769" calcext:value-type="float">
            <text:p>5205769</text:p>
          </table:table-cell>
          <table:table-cell table:formula="of:=[.D138]" office:value-type="float" office:value="6048651" calcext:value-type="float">
            <text:p>6048651</text:p>
          </table:table-cell>
          <table:table-cell table:formula="of:=[.E138]" office:value-type="float" office:value="7116036" calcext:value-type="float">
            <text:p>7116036</text:p>
          </table:table-cell>
          <table:table-cell table:formula="of:=[.F138]" office:value-type="float" office:value="6291577" calcext:value-type="float">
            <text:p>6291577</text:p>
          </table:table-cell>
          <table:table-cell table:formula="of:=[.G138]" office:value-type="float" office:value="9210818" calcext:value-type="float">
            <text:p>9210818</text:p>
          </table:table-cell>
          <table:table-cell table:formula="of:=[.H138]+[.A138]" office:value-type="float" office:value="7128746" calcext:value-type="float">
            <text:p>7128746</text:p>
          </table:table-cell>
          <table:table-cell table:formula="of:=[.I138]" office:value-type="float" office:value="5115850" calcext:value-type="float">
            <text:p>5115850</text:p>
          </table:table-cell>
          <table:table-cell table:formula="of:=[.A138]" office:value-type="float" office:value="3889678" calcext:value-type="float">
            <text:p>3889678</text:p>
          </table:table-cell>
          <table:table-cell table:formula="of:=SUM([.A139:.I139])" office:value-type="float" office:value="55787056" calcext:value-type="float">
            <text:p>55787056</text:p>
          </table:table-cell>
        </table:table-row>
        <table:table-row table:style-name="ro1">
          <table:table-cell table:formula="of:=[.B139]" office:value-type="float" office:value="5205769" calcext:value-type="float">
            <text:p>5205769</text:p>
          </table:table-cell>
          <table:table-cell table:formula="of:=[.C139]" office:value-type="float" office:value="6048651" calcext:value-type="float">
            <text:p>6048651</text:p>
          </table:table-cell>
          <table:table-cell table:formula="of:=[.D139]" office:value-type="float" office:value="7116036" calcext:value-type="float">
            <text:p>7116036</text:p>
          </table:table-cell>
          <table:table-cell table:formula="of:=[.E139]" office:value-type="float" office:value="6291577" calcext:value-type="float">
            <text:p>6291577</text:p>
          </table:table-cell>
          <table:table-cell table:formula="of:=[.F139]" office:value-type="float" office:value="9210818" calcext:value-type="float">
            <text:p>9210818</text:p>
          </table:table-cell>
          <table:table-cell table:formula="of:=[.G139]" office:value-type="float" office:value="7128746" calcext:value-type="float">
            <text:p>7128746</text:p>
          </table:table-cell>
          <table:table-cell table:formula="of:=[.H139]+[.A139]" office:value-type="float" office:value="10895781" calcext:value-type="float">
            <text:p>10895781</text:p>
          </table:table-cell>
          <table:table-cell table:formula="of:=[.I139]" office:value-type="float" office:value="3889678" calcext:value-type="float">
            <text:p>3889678</text:p>
          </table:table-cell>
          <table:table-cell table:formula="of:=[.A139]" office:value-type="float" office:value="5779931" calcext:value-type="float">
            <text:p>5779931</text:p>
          </table:table-cell>
          <table:table-cell table:formula="of:=SUM([.A140:.I140])" office:value-type="float" office:value="61566987" calcext:value-type="float">
            <text:p>61566987</text:p>
          </table:table-cell>
        </table:table-row>
        <table:table-row table:style-name="ro1">
          <table:table-cell table:formula="of:=[.B140]" office:value-type="float" office:value="6048651" calcext:value-type="float">
            <text:p>6048651</text:p>
          </table:table-cell>
          <table:table-cell table:formula="of:=[.C140]" office:value-type="float" office:value="7116036" calcext:value-type="float">
            <text:p>7116036</text:p>
          </table:table-cell>
          <table:table-cell table:formula="of:=[.D140]" office:value-type="float" office:value="6291577" calcext:value-type="float">
            <text:p>6291577</text:p>
          </table:table-cell>
          <table:table-cell table:formula="of:=[.E140]" office:value-type="float" office:value="9210818" calcext:value-type="float">
            <text:p>9210818</text:p>
          </table:table-cell>
          <table:table-cell table:formula="of:=[.F140]" office:value-type="float" office:value="7128746" calcext:value-type="float">
            <text:p>7128746</text:p>
          </table:table-cell>
          <table:table-cell table:formula="of:=[.G140]" office:value-type="float" office:value="10895781" calcext:value-type="float">
            <text:p>10895781</text:p>
          </table:table-cell>
          <table:table-cell table:formula="of:=[.H140]+[.A140]" office:value-type="float" office:value="9095447" calcext:value-type="float">
            <text:p>9095447</text:p>
          </table:table-cell>
          <table:table-cell table:formula="of:=[.I140]" office:value-type="float" office:value="5779931" calcext:value-type="float">
            <text:p>5779931</text:p>
          </table:table-cell>
          <table:table-cell table:formula="of:=[.A140]" office:value-type="float" office:value="5205769" calcext:value-type="float">
            <text:p>5205769</text:p>
          </table:table-cell>
          <table:table-cell table:formula="of:=SUM([.A141:.I141])" office:value-type="float" office:value="66772756" calcext:value-type="float">
            <text:p>66772756</text:p>
          </table:table-cell>
        </table:table-row>
        <table:table-row table:style-name="ro1">
          <table:table-cell table:formula="of:=[.B141]" office:value-type="float" office:value="7116036" calcext:value-type="float">
            <text:p>7116036</text:p>
          </table:table-cell>
          <table:table-cell table:formula="of:=[.C141]" office:value-type="float" office:value="6291577" calcext:value-type="float">
            <text:p>6291577</text:p>
          </table:table-cell>
          <table:table-cell table:formula="of:=[.D141]" office:value-type="float" office:value="9210818" calcext:value-type="float">
            <text:p>9210818</text:p>
          </table:table-cell>
          <table:table-cell table:formula="of:=[.E141]" office:value-type="float" office:value="7128746" calcext:value-type="float">
            <text:p>7128746</text:p>
          </table:table-cell>
          <table:table-cell table:formula="of:=[.F141]" office:value-type="float" office:value="10895781" calcext:value-type="float">
            <text:p>10895781</text:p>
          </table:table-cell>
          <table:table-cell table:formula="of:=[.G141]" office:value-type="float" office:value="9095447" calcext:value-type="float">
            <text:p>9095447</text:p>
          </table:table-cell>
          <table:table-cell table:formula="of:=[.H141]+[.A141]" office:value-type="float" office:value="11828582" calcext:value-type="float">
            <text:p>11828582</text:p>
          </table:table-cell>
          <table:table-cell table:formula="of:=[.I141]" office:value-type="float" office:value="5205769" calcext:value-type="float">
            <text:p>5205769</text:p>
          </table:table-cell>
          <table:table-cell table:formula="of:=[.A141]" office:value-type="float" office:value="6048651" calcext:value-type="float">
            <text:p>6048651</text:p>
          </table:table-cell>
          <table:table-cell table:formula="of:=SUM([.A142:.I142])" office:value-type="float" office:value="72821407" calcext:value-type="float">
            <text:p>72821407</text:p>
          </table:table-cell>
        </table:table-row>
        <table:table-row table:style-name="ro1">
          <table:table-cell table:formula="of:=[.B142]" office:value-type="float" office:value="6291577" calcext:value-type="float">
            <text:p>6291577</text:p>
          </table:table-cell>
          <table:table-cell table:formula="of:=[.C142]" office:value-type="float" office:value="9210818" calcext:value-type="float">
            <text:p>9210818</text:p>
          </table:table-cell>
          <table:table-cell table:formula="of:=[.D142]" office:value-type="float" office:value="7128746" calcext:value-type="float">
            <text:p>7128746</text:p>
          </table:table-cell>
          <table:table-cell table:formula="of:=[.E142]" office:value-type="float" office:value="10895781" calcext:value-type="float">
            <text:p>10895781</text:p>
          </table:table-cell>
          <table:table-cell table:formula="of:=[.F142]" office:value-type="float" office:value="9095447" calcext:value-type="float">
            <text:p>9095447</text:p>
          </table:table-cell>
          <table:table-cell table:formula="of:=[.G142]" office:value-type="float" office:value="11828582" calcext:value-type="float">
            <text:p>11828582</text:p>
          </table:table-cell>
          <table:table-cell table:formula="of:=[.H142]+[.A142]" office:value-type="float" office:value="12321805" calcext:value-type="float">
            <text:p>12321805</text:p>
          </table:table-cell>
          <table:table-cell table:formula="of:=[.I142]" office:value-type="float" office:value="6048651" calcext:value-type="float">
            <text:p>6048651</text:p>
          </table:table-cell>
          <table:table-cell table:formula="of:=[.A142]" office:value-type="float" office:value="7116036" calcext:value-type="float">
            <text:p>7116036</text:p>
          </table:table-cell>
          <table:table-cell table:formula="of:=SUM([.A143:.I143])" office:value-type="float" office:value="79937443" calcext:value-type="float">
            <text:p>79937443</text:p>
          </table:table-cell>
        </table:table-row>
        <table:table-row table:style-name="ro1">
          <table:table-cell table:formula="of:=[.B143]" office:value-type="float" office:value="9210818" calcext:value-type="float">
            <text:p>9210818</text:p>
          </table:table-cell>
          <table:table-cell table:formula="of:=[.C143]" office:value-type="float" office:value="7128746" calcext:value-type="float">
            <text:p>7128746</text:p>
          </table:table-cell>
          <table:table-cell table:formula="of:=[.D143]" office:value-type="float" office:value="10895781" calcext:value-type="float">
            <text:p>10895781</text:p>
          </table:table-cell>
          <table:table-cell table:formula="of:=[.E143]" office:value-type="float" office:value="9095447" calcext:value-type="float">
            <text:p>9095447</text:p>
          </table:table-cell>
          <table:table-cell table:formula="of:=[.F143]" office:value-type="float" office:value="11828582" calcext:value-type="float">
            <text:p>11828582</text:p>
          </table:table-cell>
          <table:table-cell table:formula="of:=[.G143]" office:value-type="float" office:value="12321805" calcext:value-type="float">
            <text:p>12321805</text:p>
          </table:table-cell>
          <table:table-cell table:formula="of:=[.H143]+[.A143]" office:value-type="float" office:value="12340228" calcext:value-type="float">
            <text:p>12340228</text:p>
          </table:table-cell>
          <table:table-cell table:formula="of:=[.I143]" office:value-type="float" office:value="7116036" calcext:value-type="float">
            <text:p>7116036</text:p>
          </table:table-cell>
          <table:table-cell table:formula="of:=[.A143]" office:value-type="float" office:value="6291577" calcext:value-type="float">
            <text:p>6291577</text:p>
          </table:table-cell>
          <table:table-cell table:formula="of:=SUM([.A144:.I144])" office:value-type="float" office:value="86229020" calcext:value-type="float">
            <text:p>86229020</text:p>
          </table:table-cell>
        </table:table-row>
        <table:table-row table:style-name="ro1">
          <table:table-cell table:formula="of:=[.B144]" office:value-type="float" office:value="7128746" calcext:value-type="float">
            <text:p>7128746</text:p>
          </table:table-cell>
          <table:table-cell table:formula="of:=[.C144]" office:value-type="float" office:value="10895781" calcext:value-type="float">
            <text:p>10895781</text:p>
          </table:table-cell>
          <table:table-cell table:formula="of:=[.D144]" office:value-type="float" office:value="9095447" calcext:value-type="float">
            <text:p>9095447</text:p>
          </table:table-cell>
          <table:table-cell table:formula="of:=[.E144]" office:value-type="float" office:value="11828582" calcext:value-type="float">
            <text:p>11828582</text:p>
          </table:table-cell>
          <table:table-cell table:formula="of:=[.F144]" office:value-type="float" office:value="12321805" calcext:value-type="float">
            <text:p>12321805</text:p>
          </table:table-cell>
          <table:table-cell table:formula="of:=[.G144]" office:value-type="float" office:value="12340228" calcext:value-type="float">
            <text:p>12340228</text:p>
          </table:table-cell>
          <table:table-cell table:formula="of:=[.H144]+[.A144]" office:value-type="float" office:value="16326854" calcext:value-type="float">
            <text:p>16326854</text:p>
          </table:table-cell>
          <table:table-cell table:formula="of:=[.I144]" office:value-type="float" office:value="6291577" calcext:value-type="float">
            <text:p>6291577</text:p>
          </table:table-cell>
          <table:table-cell table:formula="of:=[.A144]" office:value-type="float" office:value="9210818" calcext:value-type="float">
            <text:p>9210818</text:p>
          </table:table-cell>
          <table:table-cell table:formula="of:=SUM([.A145:.I145])" office:value-type="float" office:value="95439838" calcext:value-type="float">
            <text:p>95439838</text:p>
          </table:table-cell>
        </table:table-row>
        <table:table-row table:style-name="ro1">
          <table:table-cell table:formula="of:=[.B145]" office:value-type="float" office:value="10895781" calcext:value-type="float">
            <text:p>10895781</text:p>
          </table:table-cell>
          <table:table-cell table:formula="of:=[.C145]" office:value-type="float" office:value="9095447" calcext:value-type="float">
            <text:p>9095447</text:p>
          </table:table-cell>
          <table:table-cell table:formula="of:=[.D145]" office:value-type="float" office:value="11828582" calcext:value-type="float">
            <text:p>11828582</text:p>
          </table:table-cell>
          <table:table-cell table:formula="of:=[.E145]" office:value-type="float" office:value="12321805" calcext:value-type="float">
            <text:p>12321805</text:p>
          </table:table-cell>
          <table:table-cell table:formula="of:=[.F145]" office:value-type="float" office:value="12340228" calcext:value-type="float">
            <text:p>12340228</text:p>
          </table:table-cell>
          <table:table-cell table:formula="of:=[.G145]" office:value-type="float" office:value="16326854" calcext:value-type="float">
            <text:p>16326854</text:p>
          </table:table-cell>
          <table:table-cell table:formula="of:=[.H145]+[.A145]" office:value-type="float" office:value="13420323" calcext:value-type="float">
            <text:p>13420323</text:p>
          </table:table-cell>
          <table:table-cell table:formula="of:=[.I145]" office:value-type="float" office:value="9210818" calcext:value-type="float">
            <text:p>9210818</text:p>
          </table:table-cell>
          <table:table-cell table:formula="of:=[.A145]" office:value-type="float" office:value="7128746" calcext:value-type="float">
            <text:p>7128746</text:p>
          </table:table-cell>
          <table:table-cell table:formula="of:=SUM([.A146:.I146])" office:value-type="float" office:value="102568584" calcext:value-type="float">
            <text:p>102568584</text:p>
          </table:table-cell>
        </table:table-row>
        <table:table-row table:style-name="ro1">
          <table:table-cell table:formula="of:=[.B146]" office:value-type="float" office:value="9095447" calcext:value-type="float">
            <text:p>9095447</text:p>
          </table:table-cell>
          <table:table-cell table:formula="of:=[.C146]" office:value-type="float" office:value="11828582" calcext:value-type="float">
            <text:p>11828582</text:p>
          </table:table-cell>
          <table:table-cell table:formula="of:=[.D146]" office:value-type="float" office:value="12321805" calcext:value-type="float">
            <text:p>12321805</text:p>
          </table:table-cell>
          <table:table-cell table:formula="of:=[.E146]" office:value-type="float" office:value="12340228" calcext:value-type="float">
            <text:p>12340228</text:p>
          </table:table-cell>
          <table:table-cell table:formula="of:=[.F146]" office:value-type="float" office:value="16326854" calcext:value-type="float">
            <text:p>16326854</text:p>
          </table:table-cell>
          <table:table-cell table:formula="of:=[.G146]" office:value-type="float" office:value="13420323" calcext:value-type="float">
            <text:p>13420323</text:p>
          </table:table-cell>
          <table:table-cell table:formula="of:=[.H146]+[.A146]" office:value-type="float" office:value="20106599" calcext:value-type="float">
            <text:p>20106599</text:p>
          </table:table-cell>
          <table:table-cell table:formula="of:=[.I146]" office:value-type="float" office:value="7128746" calcext:value-type="float">
            <text:p>7128746</text:p>
          </table:table-cell>
          <table:table-cell table:formula="of:=[.A146]" office:value-type="float" office:value="10895781" calcext:value-type="float">
            <text:p>10895781</text:p>
          </table:table-cell>
          <table:table-cell table:formula="of:=SUM([.A147:.I147])" office:value-type="float" office:value="113464365" calcext:value-type="float">
            <text:p>113464365</text:p>
          </table:table-cell>
        </table:table-row>
        <table:table-row table:style-name="ro1">
          <table:table-cell table:formula="of:=[.B147]" office:value-type="float" office:value="11828582" calcext:value-type="float">
            <text:p>11828582</text:p>
          </table:table-cell>
          <table:table-cell table:formula="of:=[.C147]" office:value-type="float" office:value="12321805" calcext:value-type="float">
            <text:p>12321805</text:p>
          </table:table-cell>
          <table:table-cell table:formula="of:=[.D147]" office:value-type="float" office:value="12340228" calcext:value-type="float">
            <text:p>12340228</text:p>
          </table:table-cell>
          <table:table-cell table:formula="of:=[.E147]" office:value-type="float" office:value="16326854" calcext:value-type="float">
            <text:p>16326854</text:p>
          </table:table-cell>
          <table:table-cell table:formula="of:=[.F147]" office:value-type="float" office:value="13420323" calcext:value-type="float">
            <text:p>13420323</text:p>
          </table:table-cell>
          <table:table-cell table:formula="of:=[.G147]" office:value-type="float" office:value="20106599" calcext:value-type="float">
            <text:p>20106599</text:p>
          </table:table-cell>
          <table:table-cell table:formula="of:=[.H147]+[.A147]" office:value-type="float" office:value="16224193" calcext:value-type="float">
            <text:p>16224193</text:p>
          </table:table-cell>
          <table:table-cell table:formula="of:=[.I147]" office:value-type="float" office:value="10895781" calcext:value-type="float">
            <text:p>10895781</text:p>
          </table:table-cell>
          <table:table-cell table:formula="of:=[.A147]" office:value-type="float" office:value="9095447" calcext:value-type="float">
            <text:p>9095447</text:p>
          </table:table-cell>
          <table:table-cell table:formula="of:=SUM([.A148:.I148])" office:value-type="float" office:value="122559812" calcext:value-type="float">
            <text:p>122559812</text:p>
          </table:table-cell>
        </table:table-row>
        <table:table-row table:style-name="ro1">
          <table:table-cell table:formula="of:=[.B148]" office:value-type="float" office:value="12321805" calcext:value-type="float">
            <text:p>12321805</text:p>
          </table:table-cell>
          <table:table-cell table:formula="of:=[.C148]" office:value-type="float" office:value="12340228" calcext:value-type="float">
            <text:p>12340228</text:p>
          </table:table-cell>
          <table:table-cell table:formula="of:=[.D148]" office:value-type="float" office:value="16326854" calcext:value-type="float">
            <text:p>16326854</text:p>
          </table:table-cell>
          <table:table-cell table:formula="of:=[.E148]" office:value-type="float" office:value="13420323" calcext:value-type="float">
            <text:p>13420323</text:p>
          </table:table-cell>
          <table:table-cell table:formula="of:=[.F148]" office:value-type="float" office:value="20106599" calcext:value-type="float">
            <text:p>20106599</text:p>
          </table:table-cell>
          <table:table-cell table:formula="of:=[.G148]" office:value-type="float" office:value="16224193" calcext:value-type="float">
            <text:p>16224193</text:p>
          </table:table-cell>
          <table:table-cell table:formula="of:=[.H148]+[.A148]" office:value-type="float" office:value="22724363" calcext:value-type="float">
            <text:p>22724363</text:p>
          </table:table-cell>
          <table:table-cell table:formula="of:=[.I148]" office:value-type="float" office:value="9095447" calcext:value-type="float">
            <text:p>9095447</text:p>
          </table:table-cell>
          <table:table-cell table:formula="of:=[.A148]" office:value-type="float" office:value="11828582" calcext:value-type="float">
            <text:p>11828582</text:p>
          </table:table-cell>
          <table:table-cell table:formula="of:=SUM([.A149:.I149])" office:value-type="float" office:value="134388394" calcext:value-type="float">
            <text:p>134388394</text:p>
          </table:table-cell>
        </table:table-row>
        <table:table-row table:style-name="ro1">
          <table:table-cell table:formula="of:=[.B149]" office:value-type="float" office:value="12340228" calcext:value-type="float">
            <text:p>12340228</text:p>
          </table:table-cell>
          <table:table-cell table:formula="of:=[.C149]" office:value-type="float" office:value="16326854" calcext:value-type="float">
            <text:p>16326854</text:p>
          </table:table-cell>
          <table:table-cell table:formula="of:=[.D149]" office:value-type="float" office:value="13420323" calcext:value-type="float">
            <text:p>13420323</text:p>
          </table:table-cell>
          <table:table-cell table:formula="of:=[.E149]" office:value-type="float" office:value="20106599" calcext:value-type="float">
            <text:p>20106599</text:p>
          </table:table-cell>
          <table:table-cell table:formula="of:=[.F149]" office:value-type="float" office:value="16224193" calcext:value-type="float">
            <text:p>16224193</text:p>
          </table:table-cell>
          <table:table-cell table:formula="of:=[.G149]" office:value-type="float" office:value="22724363" calcext:value-type="float">
            <text:p>22724363</text:p>
          </table:table-cell>
          <table:table-cell table:formula="of:=[.H149]+[.A149]" office:value-type="float" office:value="21417252" calcext:value-type="float">
            <text:p>21417252</text:p>
          </table:table-cell>
          <table:table-cell table:formula="of:=[.I149]" office:value-type="float" office:value="11828582" calcext:value-type="float">
            <text:p>11828582</text:p>
          </table:table-cell>
          <table:table-cell table:formula="of:=[.A149]" office:value-type="float" office:value="12321805" calcext:value-type="float">
            <text:p>12321805</text:p>
          </table:table-cell>
          <table:table-cell table:formula="of:=SUM([.A150:.I150])" office:value-type="float" office:value="146710199" calcext:value-type="float">
            <text:p>146710199</text:p>
          </table:table-cell>
        </table:table-row>
        <table:table-row table:style-name="ro1">
          <table:table-cell table:formula="of:=[.B150]" office:value-type="float" office:value="16326854" calcext:value-type="float">
            <text:p>16326854</text:p>
          </table:table-cell>
          <table:table-cell table:formula="of:=[.C150]" office:value-type="float" office:value="13420323" calcext:value-type="float">
            <text:p>13420323</text:p>
          </table:table-cell>
          <table:table-cell table:formula="of:=[.D150]" office:value-type="float" office:value="20106599" calcext:value-type="float">
            <text:p>20106599</text:p>
          </table:table-cell>
          <table:table-cell table:formula="of:=[.E150]" office:value-type="float" office:value="16224193" calcext:value-type="float">
            <text:p>16224193</text:p>
          </table:table-cell>
          <table:table-cell table:formula="of:=[.F150]" office:value-type="float" office:value="22724363" calcext:value-type="float">
            <text:p>22724363</text:p>
          </table:table-cell>
          <table:table-cell table:formula="of:=[.G150]" office:value-type="float" office:value="21417252" calcext:value-type="float">
            <text:p>21417252</text:p>
          </table:table-cell>
          <table:table-cell table:formula="of:=[.H150]+[.A150]" office:value-type="float" office:value="24168810" calcext:value-type="float">
            <text:p>24168810</text:p>
          </table:table-cell>
          <table:table-cell table:formula="of:=[.I150]" office:value-type="float" office:value="12321805" calcext:value-type="float">
            <text:p>12321805</text:p>
          </table:table-cell>
          <table:table-cell table:formula="of:=[.A150]" office:value-type="float" office:value="12340228" calcext:value-type="float">
            <text:p>12340228</text:p>
          </table:table-cell>
          <table:table-cell table:formula="of:=SUM([.A151:.I151])" office:value-type="float" office:value="159050427" calcext:value-type="float">
            <text:p>159050427</text:p>
          </table:table-cell>
        </table:table-row>
        <table:table-row table:style-name="ro1">
          <table:table-cell table:formula="of:=[.B151]" office:value-type="float" office:value="13420323" calcext:value-type="float">
            <text:p>13420323</text:p>
          </table:table-cell>
          <table:table-cell table:formula="of:=[.C151]" office:value-type="float" office:value="20106599" calcext:value-type="float">
            <text:p>20106599</text:p>
          </table:table-cell>
          <table:table-cell table:formula="of:=[.D151]" office:value-type="float" office:value="16224193" calcext:value-type="float">
            <text:p>16224193</text:p>
          </table:table-cell>
          <table:table-cell table:formula="of:=[.E151]" office:value-type="float" office:value="22724363" calcext:value-type="float">
            <text:p>22724363</text:p>
          </table:table-cell>
          <table:table-cell table:formula="of:=[.F151]" office:value-type="float" office:value="21417252" calcext:value-type="float">
            <text:p>21417252</text:p>
          </table:table-cell>
          <table:table-cell table:formula="of:=[.G151]" office:value-type="float" office:value="24168810" calcext:value-type="float">
            <text:p>24168810</text:p>
          </table:table-cell>
          <table:table-cell table:formula="of:=[.H151]+[.A151]" office:value-type="float" office:value="28648659" calcext:value-type="float">
            <text:p>28648659</text:p>
          </table:table-cell>
          <table:table-cell table:formula="of:=[.I151]" office:value-type="float" office:value="12340228" calcext:value-type="float">
            <text:p>12340228</text:p>
          </table:table-cell>
          <table:table-cell table:formula="of:=[.A151]" office:value-type="float" office:value="16326854" calcext:value-type="float">
            <text:p>16326854</text:p>
          </table:table-cell>
          <table:table-cell table:formula="of:=SUM([.A152:.I152])" office:value-type="float" office:value="175377281" calcext:value-type="float">
            <text:p>175377281</text:p>
          </table:table-cell>
        </table:table-row>
        <table:table-row table:style-name="ro1">
          <table:table-cell table:formula="of:=[.B152]" office:value-type="float" office:value="20106599" calcext:value-type="float">
            <text:p>20106599</text:p>
          </table:table-cell>
          <table:table-cell table:formula="of:=[.C152]" office:value-type="float" office:value="16224193" calcext:value-type="float">
            <text:p>16224193</text:p>
          </table:table-cell>
          <table:table-cell table:formula="of:=[.D152]" office:value-type="float" office:value="22724363" calcext:value-type="float">
            <text:p>22724363</text:p>
          </table:table-cell>
          <table:table-cell table:formula="of:=[.E152]" office:value-type="float" office:value="21417252" calcext:value-type="float">
            <text:p>21417252</text:p>
          </table:table-cell>
          <table:table-cell table:formula="of:=[.F152]" office:value-type="float" office:value="24168810" calcext:value-type="float">
            <text:p>24168810</text:p>
          </table:table-cell>
          <table:table-cell table:formula="of:=[.G152]" office:value-type="float" office:value="28648659" calcext:value-type="float">
            <text:p>28648659</text:p>
          </table:table-cell>
          <table:table-cell table:formula="of:=[.H152]+[.A152]" office:value-type="float" office:value="25760551" calcext:value-type="float">
            <text:p>25760551</text:p>
          </table:table-cell>
          <table:table-cell table:formula="of:=[.I152]" office:value-type="float" office:value="16326854" calcext:value-type="float">
            <text:p>16326854</text:p>
          </table:table-cell>
          <table:table-cell table:formula="of:=[.A152]" office:value-type="float" office:value="13420323" calcext:value-type="float">
            <text:p>13420323</text:p>
          </table:table-cell>
          <table:table-cell table:formula="of:=SUM([.A153:.I153])" office:value-type="float" office:value="188797604" calcext:value-type="float">
            <text:p>188797604</text:p>
          </table:table-cell>
        </table:table-row>
        <table:table-row table:style-name="ro1">
          <table:table-cell table:formula="of:=[.B153]" office:value-type="float" office:value="16224193" calcext:value-type="float">
            <text:p>16224193</text:p>
          </table:table-cell>
          <table:table-cell table:formula="of:=[.C153]" office:value-type="float" office:value="22724363" calcext:value-type="float">
            <text:p>22724363</text:p>
          </table:table-cell>
          <table:table-cell table:formula="of:=[.D153]" office:value-type="float" office:value="21417252" calcext:value-type="float">
            <text:p>21417252</text:p>
          </table:table-cell>
          <table:table-cell table:formula="of:=[.E153]" office:value-type="float" office:value="24168810" calcext:value-type="float">
            <text:p>24168810</text:p>
          </table:table-cell>
          <table:table-cell table:formula="of:=[.F153]" office:value-type="float" office:value="28648659" calcext:value-type="float">
            <text:p>28648659</text:p>
          </table:table-cell>
          <table:table-cell table:formula="of:=[.G153]" office:value-type="float" office:value="25760551" calcext:value-type="float">
            <text:p>25760551</text:p>
          </table:table-cell>
          <table:table-cell table:formula="of:=[.H153]+[.A153]" office:value-type="float" office:value="36433453" calcext:value-type="float">
            <text:p>36433453</text:p>
          </table:table-cell>
          <table:table-cell table:formula="of:=[.I153]" office:value-type="float" office:value="13420323" calcext:value-type="float">
            <text:p>13420323</text:p>
          </table:table-cell>
          <table:table-cell table:formula="of:=[.A153]" office:value-type="float" office:value="20106599" calcext:value-type="float">
            <text:p>20106599</text:p>
          </table:table-cell>
          <table:table-cell table:formula="of:=SUM([.A154:.I154])" office:value-type="float" office:value="208904203" calcext:value-type="float">
            <text:p>208904203</text:p>
          </table:table-cell>
        </table:table-row>
        <table:table-row table:style-name="ro1">
          <table:table-cell table:formula="of:=[.B154]" office:value-type="float" office:value="22724363" calcext:value-type="float">
            <text:p>22724363</text:p>
          </table:table-cell>
          <table:table-cell table:formula="of:=[.C154]" office:value-type="float" office:value="21417252" calcext:value-type="float">
            <text:p>21417252</text:p>
          </table:table-cell>
          <table:table-cell table:formula="of:=[.D154]" office:value-type="float" office:value="24168810" calcext:value-type="float">
            <text:p>24168810</text:p>
          </table:table-cell>
          <table:table-cell table:formula="of:=[.E154]" office:value-type="float" office:value="28648659" calcext:value-type="float">
            <text:p>28648659</text:p>
          </table:table-cell>
          <table:table-cell table:formula="of:=[.F154]" office:value-type="float" office:value="25760551" calcext:value-type="float">
            <text:p>25760551</text:p>
          </table:table-cell>
          <table:table-cell table:formula="of:=[.G154]" office:value-type="float" office:value="36433453" calcext:value-type="float">
            <text:p>36433453</text:p>
          </table:table-cell>
          <table:table-cell table:formula="of:=[.H154]+[.A154]" office:value-type="float" office:value="29644516" calcext:value-type="float">
            <text:p>29644516</text:p>
          </table:table-cell>
          <table:table-cell table:formula="of:=[.I154]" office:value-type="float" office:value="20106599" calcext:value-type="float">
            <text:p>20106599</text:p>
          </table:table-cell>
          <table:table-cell table:formula="of:=[.A154]" office:value-type="float" office:value="16224193" calcext:value-type="float">
            <text:p>16224193</text:p>
          </table:table-cell>
          <table:table-cell table:formula="of:=SUM([.A155:.I155])" office:value-type="float" office:value="225128396" calcext:value-type="float">
            <text:p>225128396</text:p>
          </table:table-cell>
        </table:table-row>
        <table:table-row table:style-name="ro1">
          <table:table-cell table:formula="of:=[.B155]" office:value-type="float" office:value="21417252" calcext:value-type="float">
            <text:p>21417252</text:p>
          </table:table-cell>
          <table:table-cell table:formula="of:=[.C155]" office:value-type="float" office:value="24168810" calcext:value-type="float">
            <text:p>24168810</text:p>
          </table:table-cell>
          <table:table-cell table:formula="of:=[.D155]" office:value-type="float" office:value="28648659" calcext:value-type="float">
            <text:p>28648659</text:p>
          </table:table-cell>
          <table:table-cell table:formula="of:=[.E155]" office:value-type="float" office:value="25760551" calcext:value-type="float">
            <text:p>25760551</text:p>
          </table:table-cell>
          <table:table-cell table:formula="of:=[.F155]" office:value-type="float" office:value="36433453" calcext:value-type="float">
            <text:p>36433453</text:p>
          </table:table-cell>
          <table:table-cell table:formula="of:=[.G155]" office:value-type="float" office:value="29644516" calcext:value-type="float">
            <text:p>29644516</text:p>
          </table:table-cell>
          <table:table-cell table:formula="of:=[.H155]+[.A155]" office:value-type="float" office:value="42830962" calcext:value-type="float">
            <text:p>42830962</text:p>
          </table:table-cell>
          <table:table-cell table:formula="of:=[.I155]" office:value-type="float" office:value="16224193" calcext:value-type="float">
            <text:p>16224193</text:p>
          </table:table-cell>
          <table:table-cell table:formula="of:=[.A155]" office:value-type="float" office:value="22724363" calcext:value-type="float">
            <text:p>22724363</text:p>
          </table:table-cell>
          <table:table-cell table:formula="of:=SUM([.A156:.I156])" office:value-type="float" office:value="247852759" calcext:value-type="float">
            <text:p>247852759</text:p>
          </table:table-cell>
        </table:table-row>
        <table:table-row table:style-name="ro1">
          <table:table-cell table:formula="of:=[.B156]" office:value-type="float" office:value="24168810" calcext:value-type="float">
            <text:p>24168810</text:p>
          </table:table-cell>
          <table:table-cell table:formula="of:=[.C156]" office:value-type="float" office:value="28648659" calcext:value-type="float">
            <text:p>28648659</text:p>
          </table:table-cell>
          <table:table-cell table:formula="of:=[.D156]" office:value-type="float" office:value="25760551" calcext:value-type="float">
            <text:p>25760551</text:p>
          </table:table-cell>
          <table:table-cell table:formula="of:=[.E156]" office:value-type="float" office:value="36433453" calcext:value-type="float">
            <text:p>36433453</text:p>
          </table:table-cell>
          <table:table-cell table:formula="of:=[.F156]" office:value-type="float" office:value="29644516" calcext:value-type="float">
            <text:p>29644516</text:p>
          </table:table-cell>
          <table:table-cell table:formula="of:=[.G156]" office:value-type="float" office:value="42830962" calcext:value-type="float">
            <text:p>42830962</text:p>
          </table:table-cell>
          <table:table-cell table:formula="of:=[.H156]+[.A156]" office:value-type="float" office:value="37641445" calcext:value-type="float">
            <text:p>37641445</text:p>
          </table:table-cell>
          <table:table-cell table:formula="of:=[.I156]" office:value-type="float" office:value="22724363" calcext:value-type="float">
            <text:p>22724363</text:p>
          </table:table-cell>
          <table:table-cell table:formula="of:=[.A156]" office:value-type="float" office:value="21417252" calcext:value-type="float">
            <text:p>21417252</text:p>
          </table:table-cell>
          <table:table-cell table:formula="of:=SUM([.A157:.I157])" office:value-type="float" office:value="269270011" calcext:value-type="float">
            <text:p>269270011</text:p>
          </table:table-cell>
        </table:table-row>
        <table:table-row table:style-name="ro1">
          <table:table-cell table:formula="of:=[.B157]" office:value-type="float" office:value="28648659" calcext:value-type="float">
            <text:p>28648659</text:p>
          </table:table-cell>
          <table:table-cell table:formula="of:=[.C157]" office:value-type="float" office:value="25760551" calcext:value-type="float">
            <text:p>25760551</text:p>
          </table:table-cell>
          <table:table-cell table:formula="of:=[.D157]" office:value-type="float" office:value="36433453" calcext:value-type="float">
            <text:p>36433453</text:p>
          </table:table-cell>
          <table:table-cell table:formula="of:=[.E157]" office:value-type="float" office:value="29644516" calcext:value-type="float">
            <text:p>29644516</text:p>
          </table:table-cell>
          <table:table-cell table:formula="of:=[.F157]" office:value-type="float" office:value="42830962" calcext:value-type="float">
            <text:p>42830962</text:p>
          </table:table-cell>
          <table:table-cell table:formula="of:=[.G157]" office:value-type="float" office:value="37641445" calcext:value-type="float">
            <text:p>37641445</text:p>
          </table:table-cell>
          <table:table-cell table:formula="of:=[.H157]+[.A157]" office:value-type="float" office:value="46893173" calcext:value-type="float">
            <text:p>46893173</text:p>
          </table:table-cell>
          <table:table-cell table:formula="of:=[.I157]" office:value-type="float" office:value="21417252" calcext:value-type="float">
            <text:p>21417252</text:p>
          </table:table-cell>
          <table:table-cell table:formula="of:=[.A157]" office:value-type="float" office:value="24168810" calcext:value-type="float">
            <text:p>24168810</text:p>
          </table:table-cell>
          <table:table-cell table:formula="of:=SUM([.A158:.I158])" office:value-type="float" office:value="293438821" calcext:value-type="float">
            <text:p>293438821</text:p>
          </table:table-cell>
        </table:table-row>
        <table:table-row table:style-name="ro1">
          <table:table-cell table:formula="of:=[.B158]" office:value-type="float" office:value="25760551" calcext:value-type="float">
            <text:p>25760551</text:p>
          </table:table-cell>
          <table:table-cell table:formula="of:=[.C158]" office:value-type="float" office:value="36433453" calcext:value-type="float">
            <text:p>36433453</text:p>
          </table:table-cell>
          <table:table-cell table:formula="of:=[.D158]" office:value-type="float" office:value="29644516" calcext:value-type="float">
            <text:p>29644516</text:p>
          </table:table-cell>
          <table:table-cell table:formula="of:=[.E158]" office:value-type="float" office:value="42830962" calcext:value-type="float">
            <text:p>42830962</text:p>
          </table:table-cell>
          <table:table-cell table:formula="of:=[.F158]" office:value-type="float" office:value="37641445" calcext:value-type="float">
            <text:p>37641445</text:p>
          </table:table-cell>
          <table:table-cell table:formula="of:=[.G158]" office:value-type="float" office:value="46893173" calcext:value-type="float">
            <text:p>46893173</text:p>
          </table:table-cell>
          <table:table-cell table:formula="of:=[.H158]+[.A158]" office:value-type="float" office:value="50065911" calcext:value-type="float">
            <text:p>50065911</text:p>
          </table:table-cell>
          <table:table-cell table:formula="of:=[.I158]" office:value-type="float" office:value="24168810" calcext:value-type="float">
            <text:p>24168810</text:p>
          </table:table-cell>
          <table:table-cell table:formula="of:=[.A158]" office:value-type="float" office:value="28648659" calcext:value-type="float">
            <text:p>28648659</text:p>
          </table:table-cell>
          <table:table-cell table:formula="of:=SUM([.A159:.I159])" office:value-type="float" office:value="322087480" calcext:value-type="float">
            <text:p>322087480</text:p>
          </table:table-cell>
        </table:table-row>
        <table:table-row table:style-name="ro1">
          <table:table-cell table:formula="of:=[.B159]" office:value-type="float" office:value="36433453" calcext:value-type="float">
            <text:p>36433453</text:p>
          </table:table-cell>
          <table:table-cell table:formula="of:=[.C159]" office:value-type="float" office:value="29644516" calcext:value-type="float">
            <text:p>29644516</text:p>
          </table:table-cell>
          <table:table-cell table:formula="of:=[.D159]" office:value-type="float" office:value="42830962" calcext:value-type="float">
            <text:p>42830962</text:p>
          </table:table-cell>
          <table:table-cell table:formula="of:=[.E159]" office:value-type="float" office:value="37641445" calcext:value-type="float">
            <text:p>37641445</text:p>
          </table:table-cell>
          <table:table-cell table:formula="of:=[.F159]" office:value-type="float" office:value="46893173" calcext:value-type="float">
            <text:p>46893173</text:p>
          </table:table-cell>
          <table:table-cell table:formula="of:=[.G159]" office:value-type="float" office:value="50065911" calcext:value-type="float">
            <text:p>50065911</text:p>
          </table:table-cell>
          <table:table-cell table:formula="of:=[.H159]+[.A159]" office:value-type="float" office:value="49929361" calcext:value-type="float">
            <text:p>49929361</text:p>
          </table:table-cell>
          <table:table-cell table:formula="of:=[.I159]" office:value-type="float" office:value="28648659" calcext:value-type="float">
            <text:p>28648659</text:p>
          </table:table-cell>
          <table:table-cell table:formula="of:=[.A159]" office:value-type="float" office:value="25760551" calcext:value-type="float">
            <text:p>25760551</text:p>
          </table:table-cell>
          <table:table-cell table:formula="of:=SUM([.A160:.I160])" office:value-type="float" office:value="347848031" calcext:value-type="float">
            <text:p>347848031</text:p>
          </table:table-cell>
        </table:table-row>
        <table:table-row table:style-name="ro1">
          <table:table-cell table:formula="of:=[.B160]" office:value-type="float" office:value="29644516" calcext:value-type="float">
            <text:p>29644516</text:p>
          </table:table-cell>
          <table:table-cell table:formula="of:=[.C160]" office:value-type="float" office:value="42830962" calcext:value-type="float">
            <text:p>42830962</text:p>
          </table:table-cell>
          <table:table-cell table:formula="of:=[.D160]" office:value-type="float" office:value="37641445" calcext:value-type="float">
            <text:p>37641445</text:p>
          </table:table-cell>
          <table:table-cell table:formula="of:=[.E160]" office:value-type="float" office:value="46893173" calcext:value-type="float">
            <text:p>46893173</text:p>
          </table:table-cell>
          <table:table-cell table:formula="of:=[.F160]" office:value-type="float" office:value="50065911" calcext:value-type="float">
            <text:p>50065911</text:p>
          </table:table-cell>
          <table:table-cell table:formula="of:=[.G160]" office:value-type="float" office:value="49929361" calcext:value-type="float">
            <text:p>49929361</text:p>
          </table:table-cell>
          <table:table-cell table:formula="of:=[.H160]+[.A160]" office:value-type="float" office:value="65082112" calcext:value-type="float">
            <text:p>65082112</text:p>
          </table:table-cell>
          <table:table-cell table:formula="of:=[.I160]" office:value-type="float" office:value="25760551" calcext:value-type="float">
            <text:p>25760551</text:p>
          </table:table-cell>
          <table:table-cell table:formula="of:=[.A160]" office:value-type="float" office:value="36433453" calcext:value-type="float">
            <text:p>36433453</text:p>
          </table:table-cell>
          <table:table-cell table:formula="of:=SUM([.A161:.I161])" office:value-type="float" office:value="384281484" calcext:value-type="float">
            <text:p>384281484</text:p>
          </table:table-cell>
        </table:table-row>
        <table:table-row table:style-name="ro1">
          <table:table-cell table:formula="of:=[.B161]" office:value-type="float" office:value="42830962" calcext:value-type="float">
            <text:p>42830962</text:p>
          </table:table-cell>
          <table:table-cell table:formula="of:=[.C161]" office:value-type="float" office:value="37641445" calcext:value-type="float">
            <text:p>37641445</text:p>
          </table:table-cell>
          <table:table-cell table:formula="of:=[.D161]" office:value-type="float" office:value="46893173" calcext:value-type="float">
            <text:p>46893173</text:p>
          </table:table-cell>
          <table:table-cell table:formula="of:=[.E161]" office:value-type="float" office:value="50065911" calcext:value-type="float">
            <text:p>50065911</text:p>
          </table:table-cell>
          <table:table-cell table:formula="of:=[.F161]" office:value-type="float" office:value="49929361" calcext:value-type="float">
            <text:p>49929361</text:p>
          </table:table-cell>
          <table:table-cell table:formula="of:=[.G161]" office:value-type="float" office:value="65082112" calcext:value-type="float">
            <text:p>65082112</text:p>
          </table:table-cell>
          <table:table-cell table:formula="of:=[.H161]+[.A161]" office:value-type="float" office:value="55405067" calcext:value-type="float">
            <text:p>55405067</text:p>
          </table:table-cell>
          <table:table-cell table:formula="of:=[.I161]" office:value-type="float" office:value="36433453" calcext:value-type="float">
            <text:p>36433453</text:p>
          </table:table-cell>
          <table:table-cell table:formula="of:=[.A161]" office:value-type="float" office:value="29644516" calcext:value-type="float">
            <text:p>29644516</text:p>
          </table:table-cell>
          <table:table-cell table:formula="of:=SUM([.A162:.I162])" office:value-type="float" office:value="413926000" calcext:value-type="float">
            <text:p>413926000</text:p>
          </table:table-cell>
        </table:table-row>
        <table:table-row table:style-name="ro1">
          <table:table-cell table:formula="of:=[.B162]" office:value-type="float" office:value="37641445" calcext:value-type="float">
            <text:p>37641445</text:p>
          </table:table-cell>
          <table:table-cell table:formula="of:=[.C162]" office:value-type="float" office:value="46893173" calcext:value-type="float">
            <text:p>46893173</text:p>
          </table:table-cell>
          <table:table-cell table:formula="of:=[.D162]" office:value-type="float" office:value="50065911" calcext:value-type="float">
            <text:p>50065911</text:p>
          </table:table-cell>
          <table:table-cell table:formula="of:=[.E162]" office:value-type="float" office:value="49929361" calcext:value-type="float">
            <text:p>49929361</text:p>
          </table:table-cell>
          <table:table-cell table:formula="of:=[.F162]" office:value-type="float" office:value="65082112" calcext:value-type="float">
            <text:p>65082112</text:p>
          </table:table-cell>
          <table:table-cell table:formula="of:=[.G162]" office:value-type="float" office:value="55405067" calcext:value-type="float">
            <text:p>55405067</text:p>
          </table:table-cell>
          <table:table-cell table:formula="of:=[.H162]+[.A162]" office:value-type="float" office:value="79264415" calcext:value-type="float">
            <text:p>79264415</text:p>
          </table:table-cell>
          <table:table-cell table:formula="of:=[.I162]" office:value-type="float" office:value="29644516" calcext:value-type="float">
            <text:p>29644516</text:p>
          </table:table-cell>
          <table:table-cell table:formula="of:=[.A162]" office:value-type="float" office:value="42830962" calcext:value-type="float">
            <text:p>42830962</text:p>
          </table:table-cell>
          <table:table-cell table:formula="of:=SUM([.A163:.I163])" office:value-type="float" office:value="456756962" calcext:value-type="float">
            <text:p>456756962</text:p>
          </table:table-cell>
        </table:table-row>
        <table:table-row table:style-name="ro1">
          <table:table-cell table:formula="of:=[.B163]" office:value-type="float" office:value="46893173" calcext:value-type="float">
            <text:p>46893173</text:p>
          </table:table-cell>
          <table:table-cell table:formula="of:=[.C163]" office:value-type="float" office:value="50065911" calcext:value-type="float">
            <text:p>50065911</text:p>
          </table:table-cell>
          <table:table-cell table:formula="of:=[.D163]" office:value-type="float" office:value="49929361" calcext:value-type="float">
            <text:p>49929361</text:p>
          </table:table-cell>
          <table:table-cell table:formula="of:=[.E163]" office:value-type="float" office:value="65082112" calcext:value-type="float">
            <text:p>65082112</text:p>
          </table:table-cell>
          <table:table-cell table:formula="of:=[.F163]" office:value-type="float" office:value="55405067" calcext:value-type="float">
            <text:p>55405067</text:p>
          </table:table-cell>
          <table:table-cell table:formula="of:=[.G163]" office:value-type="float" office:value="79264415" calcext:value-type="float">
            <text:p>79264415</text:p>
          </table:table-cell>
          <table:table-cell table:formula="of:=[.H163]+[.A163]" office:value-type="float" office:value="67285961" calcext:value-type="float">
            <text:p>67285961</text:p>
          </table:table-cell>
          <table:table-cell table:formula="of:=[.I163]" office:value-type="float" office:value="42830962" calcext:value-type="float">
            <text:p>42830962</text:p>
          </table:table-cell>
          <table:table-cell table:formula="of:=[.A163]" office:value-type="float" office:value="37641445" calcext:value-type="float">
            <text:p>37641445</text:p>
          </table:table-cell>
          <table:table-cell table:formula="of:=SUM([.A164:.I164])" office:value-type="float" office:value="494398407" calcext:value-type="float">
            <text:p>494398407</text:p>
          </table:table-cell>
        </table:table-row>
        <table:table-row table:style-name="ro1">
          <table:table-cell table:formula="of:=[.B164]" office:value-type="float" office:value="50065911" calcext:value-type="float">
            <text:p>50065911</text:p>
          </table:table-cell>
          <table:table-cell table:formula="of:=[.C164]" office:value-type="float" office:value="49929361" calcext:value-type="float">
            <text:p>49929361</text:p>
          </table:table-cell>
          <table:table-cell table:formula="of:=[.D164]" office:value-type="float" office:value="65082112" calcext:value-type="float">
            <text:p>65082112</text:p>
          </table:table-cell>
          <table:table-cell table:formula="of:=[.E164]" office:value-type="float" office:value="55405067" calcext:value-type="float">
            <text:p>55405067</text:p>
          </table:table-cell>
          <table:table-cell table:formula="of:=[.F164]" office:value-type="float" office:value="79264415" calcext:value-type="float">
            <text:p>79264415</text:p>
          </table:table-cell>
          <table:table-cell table:formula="of:=[.G164]" office:value-type="float" office:value="67285961" calcext:value-type="float">
            <text:p>67285961</text:p>
          </table:table-cell>
          <table:table-cell table:formula="of:=[.H164]+[.A164]" office:value-type="float" office:value="89724135" calcext:value-type="float">
            <text:p>89724135</text:p>
          </table:table-cell>
          <table:table-cell table:formula="of:=[.I164]" office:value-type="float" office:value="37641445" calcext:value-type="float">
            <text:p>37641445</text:p>
          </table:table-cell>
          <table:table-cell table:formula="of:=[.A164]" office:value-type="float" office:value="46893173" calcext:value-type="float">
            <text:p>46893173</text:p>
          </table:table-cell>
          <table:table-cell table:formula="of:=SUM([.A165:.I165])" office:value-type="float" office:value="541291580" calcext:value-type="float">
            <text:p>541291580</text:p>
          </table:table-cell>
        </table:table-row>
        <table:table-row table:style-name="ro1">
          <table:table-cell table:formula="of:=[.B165]" office:value-type="float" office:value="49929361" calcext:value-type="float">
            <text:p>49929361</text:p>
          </table:table-cell>
          <table:table-cell table:formula="of:=[.C165]" office:value-type="float" office:value="65082112" calcext:value-type="float">
            <text:p>65082112</text:p>
          </table:table-cell>
          <table:table-cell table:formula="of:=[.D165]" office:value-type="float" office:value="55405067" calcext:value-type="float">
            <text:p>55405067</text:p>
          </table:table-cell>
          <table:table-cell table:formula="of:=[.E165]" office:value-type="float" office:value="79264415" calcext:value-type="float">
            <text:p>79264415</text:p>
          </table:table-cell>
          <table:table-cell table:formula="of:=[.F165]" office:value-type="float" office:value="67285961" calcext:value-type="float">
            <text:p>67285961</text:p>
          </table:table-cell>
          <table:table-cell table:formula="of:=[.G165]" office:value-type="float" office:value="89724135" calcext:value-type="float">
            <text:p>89724135</text:p>
          </table:table-cell>
          <table:table-cell table:formula="of:=[.H165]+[.A165]" office:value-type="float" office:value="87707356" calcext:value-type="float">
            <text:p>87707356</text:p>
          </table:table-cell>
          <table:table-cell table:formula="of:=[.I165]" office:value-type="float" office:value="46893173" calcext:value-type="float">
            <text:p>46893173</text:p>
          </table:table-cell>
          <table:table-cell table:formula="of:=[.A165]" office:value-type="float" office:value="50065911" calcext:value-type="float">
            <text:p>50065911</text:p>
          </table:table-cell>
          <table:table-cell table:formula="of:=SUM([.A166:.I166])" office:value-type="float" office:value="591357491" calcext:value-type="float">
            <text:p>591357491</text:p>
          </table:table-cell>
        </table:table-row>
        <table:table-row table:style-name="ro1">
          <table:table-cell table:formula="of:=[.B166]" office:value-type="float" office:value="65082112" calcext:value-type="float">
            <text:p>65082112</text:p>
          </table:table-cell>
          <table:table-cell table:formula="of:=[.C166]" office:value-type="float" office:value="55405067" calcext:value-type="float">
            <text:p>55405067</text:p>
          </table:table-cell>
          <table:table-cell table:formula="of:=[.D166]" office:value-type="float" office:value="79264415" calcext:value-type="float">
            <text:p>79264415</text:p>
          </table:table-cell>
          <table:table-cell table:formula="of:=[.E166]" office:value-type="float" office:value="67285961" calcext:value-type="float">
            <text:p>67285961</text:p>
          </table:table-cell>
          <table:table-cell table:formula="of:=[.F166]" office:value-type="float" office:value="89724135" calcext:value-type="float">
            <text:p>89724135</text:p>
          </table:table-cell>
          <table:table-cell table:formula="of:=[.G166]" office:value-type="float" office:value="87707356" calcext:value-type="float">
            <text:p>87707356</text:p>
          </table:table-cell>
          <table:table-cell table:formula="of:=[.H166]+[.A166]" office:value-type="float" office:value="96822534" calcext:value-type="float">
            <text:p>96822534</text:p>
          </table:table-cell>
          <table:table-cell table:formula="of:=[.I166]" office:value-type="float" office:value="50065911" calcext:value-type="float">
            <text:p>50065911</text:p>
          </table:table-cell>
          <table:table-cell table:formula="of:=[.A166]" office:value-type="float" office:value="49929361" calcext:value-type="float">
            <text:p>49929361</text:p>
          </table:table-cell>
          <table:table-cell table:formula="of:=SUM([.A167:.I167])" office:value-type="float" office:value="641286852" calcext:value-type="float">
            <text:p>641286852</text:p>
          </table:table-cell>
        </table:table-row>
        <table:table-row table:style-name="ro1">
          <table:table-cell table:formula="of:=[.B167]" office:value-type="float" office:value="55405067" calcext:value-type="float">
            <text:p>55405067</text:p>
          </table:table-cell>
          <table:table-cell table:formula="of:=[.C167]" office:value-type="float" office:value="79264415" calcext:value-type="float">
            <text:p>79264415</text:p>
          </table:table-cell>
          <table:table-cell table:formula="of:=[.D167]" office:value-type="float" office:value="67285961" calcext:value-type="float">
            <text:p>67285961</text:p>
          </table:table-cell>
          <table:table-cell table:formula="of:=[.E167]" office:value-type="float" office:value="89724135" calcext:value-type="float">
            <text:p>89724135</text:p>
          </table:table-cell>
          <table:table-cell table:formula="of:=[.F167]" office:value-type="float" office:value="87707356" calcext:value-type="float">
            <text:p>87707356</text:p>
          </table:table-cell>
          <table:table-cell table:formula="of:=[.G167]" office:value-type="float" office:value="96822534" calcext:value-type="float">
            <text:p>96822534</text:p>
          </table:table-cell>
          <table:table-cell table:formula="of:=[.H167]+[.A167]" office:value-type="float" office:value="115148023" calcext:value-type="float">
            <text:p>115148023</text:p>
          </table:table-cell>
          <table:table-cell table:formula="of:=[.I167]" office:value-type="float" office:value="49929361" calcext:value-type="float">
            <text:p>49929361</text:p>
          </table:table-cell>
          <table:table-cell table:formula="of:=[.A167]" office:value-type="float" office:value="65082112" calcext:value-type="float">
            <text:p>65082112</text:p>
          </table:table-cell>
          <table:table-cell table:formula="of:=SUM([.A168:.I168])" office:value-type="float" office:value="706368964" calcext:value-type="float">
            <text:p>706368964</text:p>
          </table:table-cell>
        </table:table-row>
        <table:table-row table:style-name="ro1">
          <table:table-cell table:formula="of:=[.B168]" office:value-type="float" office:value="79264415" calcext:value-type="float">
            <text:p>79264415</text:p>
          </table:table-cell>
          <table:table-cell table:formula="of:=[.C168]" office:value-type="float" office:value="67285961" calcext:value-type="float">
            <text:p>67285961</text:p>
          </table:table-cell>
          <table:table-cell table:formula="of:=[.D168]" office:value-type="float" office:value="89724135" calcext:value-type="float">
            <text:p>89724135</text:p>
          </table:table-cell>
          <table:table-cell table:formula="of:=[.E168]" office:value-type="float" office:value="87707356" calcext:value-type="float">
            <text:p>87707356</text:p>
          </table:table-cell>
          <table:table-cell table:formula="of:=[.F168]" office:value-type="float" office:value="96822534" calcext:value-type="float">
            <text:p>96822534</text:p>
          </table:table-cell>
          <table:table-cell table:formula="of:=[.G168]" office:value-type="float" office:value="115148023" calcext:value-type="float">
            <text:p>115148023</text:p>
          </table:table-cell>
          <table:table-cell table:formula="of:=[.H168]+[.A168]" office:value-type="float" office:value="105334428" calcext:value-type="float">
            <text:p>105334428</text:p>
          </table:table-cell>
          <table:table-cell table:formula="of:=[.I168]" office:value-type="float" office:value="65082112" calcext:value-type="float">
            <text:p>65082112</text:p>
          </table:table-cell>
          <table:table-cell table:formula="of:=[.A168]" office:value-type="float" office:value="55405067" calcext:value-type="float">
            <text:p>55405067</text:p>
          </table:table-cell>
          <table:table-cell table:formula="of:=SUM([.A169:.I169])" office:value-type="float" office:value="761774031" calcext:value-type="float">
            <text:p>761774031</text:p>
          </table:table-cell>
        </table:table-row>
        <table:table-row table:style-name="ro1">
          <table:table-cell table:formula="of:=[.B169]" office:value-type="float" office:value="67285961" calcext:value-type="float">
            <text:p>67285961</text:p>
          </table:table-cell>
          <table:table-cell table:formula="of:=[.C169]" office:value-type="float" office:value="89724135" calcext:value-type="float">
            <text:p>89724135</text:p>
          </table:table-cell>
          <table:table-cell table:formula="of:=[.D169]" office:value-type="float" office:value="87707356" calcext:value-type="float">
            <text:p>87707356</text:p>
          </table:table-cell>
          <table:table-cell table:formula="of:=[.E169]" office:value-type="float" office:value="96822534" calcext:value-type="float">
            <text:p>96822534</text:p>
          </table:table-cell>
          <table:table-cell table:formula="of:=[.F169]" office:value-type="float" office:value="115148023" calcext:value-type="float">
            <text:p>115148023</text:p>
          </table:table-cell>
          <table:table-cell table:formula="of:=[.G169]" office:value-type="float" office:value="105334428" calcext:value-type="float">
            <text:p>105334428</text:p>
          </table:table-cell>
          <table:table-cell table:formula="of:=[.H169]+[.A169]" office:value-type="float" office:value="144346527" calcext:value-type="float">
            <text:p>144346527</text:p>
          </table:table-cell>
          <table:table-cell table:formula="of:=[.I169]" office:value-type="float" office:value="55405067" calcext:value-type="float">
            <text:p>55405067</text:p>
          </table:table-cell>
          <table:table-cell table:formula="of:=[.A169]" office:value-type="float" office:value="79264415" calcext:value-type="float">
            <text:p>79264415</text:p>
          </table:table-cell>
          <table:table-cell table:formula="of:=SUM([.A170:.I170])" office:value-type="float" office:value="841038446" calcext:value-type="float">
            <text:p>841038446</text:p>
          </table:table-cell>
        </table:table-row>
        <table:table-row table:style-name="ro1">
          <table:table-cell table:formula="of:=[.B170]" office:value-type="float" office:value="89724135" calcext:value-type="float">
            <text:p>89724135</text:p>
          </table:table-cell>
          <table:table-cell table:formula="of:=[.C170]" office:value-type="float" office:value="87707356" calcext:value-type="float">
            <text:p>87707356</text:p>
          </table:table-cell>
          <table:table-cell table:formula="of:=[.D170]" office:value-type="float" office:value="96822534" calcext:value-type="float">
            <text:p>96822534</text:p>
          </table:table-cell>
          <table:table-cell table:formula="of:=[.E170]" office:value-type="float" office:value="115148023" calcext:value-type="float">
            <text:p>115148023</text:p>
          </table:table-cell>
          <table:table-cell table:formula="of:=[.F170]" office:value-type="float" office:value="105334428" calcext:value-type="float">
            <text:p>105334428</text:p>
          </table:table-cell>
          <table:table-cell table:formula="of:=[.G170]" office:value-type="float" office:value="144346527" calcext:value-type="float">
            <text:p>144346527</text:p>
          </table:table-cell>
          <table:table-cell table:formula="of:=[.H170]+[.A170]" office:value-type="float" office:value="122691028" calcext:value-type="float">
            <text:p>122691028</text:p>
          </table:table-cell>
          <table:table-cell table:formula="of:=[.I170]" office:value-type="float" office:value="79264415" calcext:value-type="float">
            <text:p>79264415</text:p>
          </table:table-cell>
          <table:table-cell table:formula="of:=[.A170]" office:value-type="float" office:value="67285961" calcext:value-type="float">
            <text:p>67285961</text:p>
          </table:table-cell>
          <table:table-cell table:formula="of:=SUM([.A171:.I171])" office:value-type="float" office:value="908324407" calcext:value-type="float">
            <text:p>908324407</text:p>
          </table:table-cell>
        </table:table-row>
        <table:table-row table:style-name="ro1">
          <table:table-cell table:formula="of:=[.B171]" office:value-type="float" office:value="87707356" calcext:value-type="float">
            <text:p>87707356</text:p>
          </table:table-cell>
          <table:table-cell table:formula="of:=[.C171]" office:value-type="float" office:value="96822534" calcext:value-type="float">
            <text:p>96822534</text:p>
          </table:table-cell>
          <table:table-cell table:formula="of:=[.D171]" office:value-type="float" office:value="115148023" calcext:value-type="float">
            <text:p>115148023</text:p>
          </table:table-cell>
          <table:table-cell table:formula="of:=[.E171]" office:value-type="float" office:value="105334428" calcext:value-type="float">
            <text:p>105334428</text:p>
          </table:table-cell>
          <table:table-cell table:formula="of:=[.F171]" office:value-type="float" office:value="144346527" calcext:value-type="float">
            <text:p>144346527</text:p>
          </table:table-cell>
          <table:table-cell table:formula="of:=[.G171]" office:value-type="float" office:value="122691028" calcext:value-type="float">
            <text:p>122691028</text:p>
          </table:table-cell>
          <table:table-cell table:formula="of:=[.H171]+[.A171]" office:value-type="float" office:value="168988550" calcext:value-type="float">
            <text:p>168988550</text:p>
          </table:table-cell>
          <table:table-cell table:formula="of:=[.I171]" office:value-type="float" office:value="67285961" calcext:value-type="float">
            <text:p>67285961</text:p>
          </table:table-cell>
          <table:table-cell table:formula="of:=[.A171]" office:value-type="float" office:value="89724135" calcext:value-type="float">
            <text:p>89724135</text:p>
          </table:table-cell>
          <table:table-cell table:formula="of:=SUM([.A172:.I172])" office:value-type="float" office:value="998048542" calcext:value-type="float">
            <text:p>998048542</text:p>
          </table:table-cell>
        </table:table-row>
        <table:table-row table:style-name="ro1">
          <table:table-cell table:formula="of:=[.B172]" office:value-type="float" office:value="96822534" calcext:value-type="float">
            <text:p>96822534</text:p>
          </table:table-cell>
          <table:table-cell table:formula="of:=[.C172]" office:value-type="float" office:value="115148023" calcext:value-type="float">
            <text:p>115148023</text:p>
          </table:table-cell>
          <table:table-cell table:formula="of:=[.D172]" office:value-type="float" office:value="105334428" calcext:value-type="float">
            <text:p>105334428</text:p>
          </table:table-cell>
          <table:table-cell table:formula="of:=[.E172]" office:value-type="float" office:value="144346527" calcext:value-type="float">
            <text:p>144346527</text:p>
          </table:table-cell>
          <table:table-cell table:formula="of:=[.F172]" office:value-type="float" office:value="122691028" calcext:value-type="float">
            <text:p>122691028</text:p>
          </table:table-cell>
          <table:table-cell table:formula="of:=[.G172]" office:value-type="float" office:value="168988550" calcext:value-type="float">
            <text:p>168988550</text:p>
          </table:table-cell>
          <table:table-cell table:formula="of:=[.H172]+[.A172]" office:value-type="float" office:value="154993317" calcext:value-type="float">
            <text:p>154993317</text:p>
          </table:table-cell>
          <table:table-cell table:formula="of:=[.I172]" office:value-type="float" office:value="89724135" calcext:value-type="float">
            <text:p>89724135</text:p>
          </table:table-cell>
          <table:table-cell table:formula="of:=[.A172]" office:value-type="float" office:value="87707356" calcext:value-type="float">
            <text:p>87707356</text:p>
          </table:table-cell>
          <table:table-cell table:formula="of:=SUM([.A173:.I173])" office:value-type="float" office:value="1085755898" calcext:value-type="float">
            <text:p>1085755898</text:p>
          </table:table-cell>
        </table:table-row>
        <table:table-row table:style-name="ro1">
          <table:table-cell table:formula="of:=[.B173]" office:value-type="float" office:value="115148023" calcext:value-type="float">
            <text:p>115148023</text:p>
          </table:table-cell>
          <table:table-cell table:formula="of:=[.C173]" office:value-type="float" office:value="105334428" calcext:value-type="float">
            <text:p>105334428</text:p>
          </table:table-cell>
          <table:table-cell table:formula="of:=[.D173]" office:value-type="float" office:value="144346527" calcext:value-type="float">
            <text:p>144346527</text:p>
          </table:table-cell>
          <table:table-cell table:formula="of:=[.E173]" office:value-type="float" office:value="122691028" calcext:value-type="float">
            <text:p>122691028</text:p>
          </table:table-cell>
          <table:table-cell table:formula="of:=[.F173]" office:value-type="float" office:value="168988550" calcext:value-type="float">
            <text:p>168988550</text:p>
          </table:table-cell>
          <table:table-cell table:formula="of:=[.G173]" office:value-type="float" office:value="154993317" calcext:value-type="float">
            <text:p>154993317</text:p>
          </table:table-cell>
          <table:table-cell table:formula="of:=[.H173]+[.A173]" office:value-type="float" office:value="186546669" calcext:value-type="float">
            <text:p>186546669</text:p>
          </table:table-cell>
          <table:table-cell table:formula="of:=[.I173]" office:value-type="float" office:value="87707356" calcext:value-type="float">
            <text:p>87707356</text:p>
          </table:table-cell>
          <table:table-cell table:formula="of:=[.A173]" office:value-type="float" office:value="96822534" calcext:value-type="float">
            <text:p>96822534</text:p>
          </table:table-cell>
          <table:table-cell table:formula="of:=SUM([.A174:.I174])" office:value-type="float" office:value="1182578432" calcext:value-type="float">
            <text:p>1182578432</text:p>
          </table:table-cell>
        </table:table-row>
        <table:table-row table:style-name="ro1">
          <table:table-cell table:formula="of:=[.B174]" office:value-type="float" office:value="105334428" calcext:value-type="float">
            <text:p>105334428</text:p>
          </table:table-cell>
          <table:table-cell table:formula="of:=[.C174]" office:value-type="float" office:value="144346527" calcext:value-type="float">
            <text:p>144346527</text:p>
          </table:table-cell>
          <table:table-cell table:formula="of:=[.D174]" office:value-type="float" office:value="122691028" calcext:value-type="float">
            <text:p>122691028</text:p>
          </table:table-cell>
          <table:table-cell table:formula="of:=[.E174]" office:value-type="float" office:value="168988550" calcext:value-type="float">
            <text:p>168988550</text:p>
          </table:table-cell>
          <table:table-cell table:formula="of:=[.F174]" office:value-type="float" office:value="154993317" calcext:value-type="float">
            <text:p>154993317</text:p>
          </table:table-cell>
          <table:table-cell table:formula="of:=[.G174]" office:value-type="float" office:value="186546669" calcext:value-type="float">
            <text:p>186546669</text:p>
          </table:table-cell>
          <table:table-cell table:formula="of:=[.H174]+[.A174]" office:value-type="float" office:value="202855379" calcext:value-type="float">
            <text:p>202855379</text:p>
          </table:table-cell>
          <table:table-cell table:formula="of:=[.I174]" office:value-type="float" office:value="96822534" calcext:value-type="float">
            <text:p>96822534</text:p>
          </table:table-cell>
          <table:table-cell table:formula="of:=[.A174]" office:value-type="float" office:value="115148023" calcext:value-type="float">
            <text:p>115148023</text:p>
          </table:table-cell>
          <table:table-cell table:formula="of:=SUM([.A175:.I175])" office:value-type="float" office:value="1297726455" calcext:value-type="float">
            <text:p>1297726455</text:p>
          </table:table-cell>
        </table:table-row>
        <table:table-row table:style-name="ro1">
          <table:table-cell table:formula="of:=[.B175]" office:value-type="float" office:value="144346527" calcext:value-type="float">
            <text:p>144346527</text:p>
          </table:table-cell>
          <table:table-cell table:formula="of:=[.C175]" office:value-type="float" office:value="122691028" calcext:value-type="float">
            <text:p>122691028</text:p>
          </table:table-cell>
          <table:table-cell table:formula="of:=[.D175]" office:value-type="float" office:value="168988550" calcext:value-type="float">
            <text:p>168988550</text:p>
          </table:table-cell>
          <table:table-cell table:formula="of:=[.E175]" office:value-type="float" office:value="154993317" calcext:value-type="float">
            <text:p>154993317</text:p>
          </table:table-cell>
          <table:table-cell table:formula="of:=[.F175]" office:value-type="float" office:value="186546669" calcext:value-type="float">
            <text:p>186546669</text:p>
          </table:table-cell>
          <table:table-cell table:formula="of:=[.G175]" office:value-type="float" office:value="202855379" calcext:value-type="float">
            <text:p>202855379</text:p>
          </table:table-cell>
          <table:table-cell table:formula="of:=[.H175]+[.A175]" office:value-type="float" office:value="202156962" calcext:value-type="float">
            <text:p>202156962</text:p>
          </table:table-cell>
          <table:table-cell table:formula="of:=[.I175]" office:value-type="float" office:value="115148023" calcext:value-type="float">
            <text:p>115148023</text:p>
          </table:table-cell>
          <table:table-cell table:formula="of:=[.A175]" office:value-type="float" office:value="105334428" calcext:value-type="float">
            <text:p>105334428</text:p>
          </table:table-cell>
          <table:table-cell table:formula="of:=SUM([.A176:.I176])" office:value-type="float" office:value="1403060883" calcext:value-type="float">
            <text:p>1403060883</text:p>
          </table:table-cell>
        </table:table-row>
        <table:table-row table:style-name="ro1">
          <table:table-cell table:formula="of:=[.B176]" office:value-type="float" office:value="122691028" calcext:value-type="float">
            <text:p>122691028</text:p>
          </table:table-cell>
          <table:table-cell table:formula="of:=[.C176]" office:value-type="float" office:value="168988550" calcext:value-type="float">
            <text:p>168988550</text:p>
          </table:table-cell>
          <table:table-cell table:formula="of:=[.D176]" office:value-type="float" office:value="154993317" calcext:value-type="float">
            <text:p>154993317</text:p>
          </table:table-cell>
          <table:table-cell table:formula="of:=[.E176]" office:value-type="float" office:value="186546669" calcext:value-type="float">
            <text:p>186546669</text:p>
          </table:table-cell>
          <table:table-cell table:formula="of:=[.F176]" office:value-type="float" office:value="202855379" calcext:value-type="float">
            <text:p>202855379</text:p>
          </table:table-cell>
          <table:table-cell table:formula="of:=[.G176]" office:value-type="float" office:value="202156962" calcext:value-type="float">
            <text:p>202156962</text:p>
          </table:table-cell>
          <table:table-cell table:formula="of:=[.H176]+[.A176]" office:value-type="float" office:value="259494550" calcext:value-type="float">
            <text:p>259494550</text:p>
          </table:table-cell>
          <table:table-cell table:formula="of:=[.I176]" office:value-type="float" office:value="105334428" calcext:value-type="float">
            <text:p>105334428</text:p>
          </table:table-cell>
          <table:table-cell table:formula="of:=[.A176]" office:value-type="float" office:value="144346527" calcext:value-type="float">
            <text:p>144346527</text:p>
          </table:table-cell>
          <table:table-cell table:formula="of:=SUM([.A177:.I177])" office:value-type="float" office:value="1547407410" calcext:value-type="float">
            <text:p>1547407410</text:p>
          </table:table-cell>
        </table:table-row>
        <table:table-row table:style-name="ro1">
          <table:table-cell table:formula="of:=[.B177]" office:value-type="float" office:value="168988550" calcext:value-type="float">
            <text:p>168988550</text:p>
          </table:table-cell>
          <table:table-cell table:formula="of:=[.C177]" office:value-type="float" office:value="154993317" calcext:value-type="float">
            <text:p>154993317</text:p>
          </table:table-cell>
          <table:table-cell table:formula="of:=[.D177]" office:value-type="float" office:value="186546669" calcext:value-type="float">
            <text:p>186546669</text:p>
          </table:table-cell>
          <table:table-cell table:formula="of:=[.E177]" office:value-type="float" office:value="202855379" calcext:value-type="float">
            <text:p>202855379</text:p>
          </table:table-cell>
          <table:table-cell table:formula="of:=[.F177]" office:value-type="float" office:value="202156962" calcext:value-type="float">
            <text:p>202156962</text:p>
          </table:table-cell>
          <table:table-cell table:formula="of:=[.G177]" office:value-type="float" office:value="259494550" calcext:value-type="float">
            <text:p>259494550</text:p>
          </table:table-cell>
          <table:table-cell table:formula="of:=[.H177]+[.A177]" office:value-type="float" office:value="228025456" calcext:value-type="float">
            <text:p>228025456</text:p>
          </table:table-cell>
          <table:table-cell table:formula="of:=[.I177]" office:value-type="float" office:value="144346527" calcext:value-type="float">
            <text:p>144346527</text:p>
          </table:table-cell>
          <table:table-cell table:formula="of:=[.A177]" office:value-type="float" office:value="122691028" calcext:value-type="float">
            <text:p>122691028</text:p>
          </table:table-cell>
          <table:table-cell table:formula="of:=SUM([.A178:.I178])" office:value-type="float" office:value="1670098438" calcext:value-type="float">
            <text:p>1670098438</text:p>
          </table:table-cell>
        </table:table-row>
        <table:table-row table:style-name="ro1">
          <table:table-cell table:formula="of:=[.B178]" office:value-type="float" office:value="154993317" calcext:value-type="float">
            <text:p>154993317</text:p>
          </table:table-cell>
          <table:table-cell table:formula="of:=[.C178]" office:value-type="float" office:value="186546669" calcext:value-type="float">
            <text:p>186546669</text:p>
          </table:table-cell>
          <table:table-cell table:formula="of:=[.D178]" office:value-type="float" office:value="202855379" calcext:value-type="float">
            <text:p>202855379</text:p>
          </table:table-cell>
          <table:table-cell table:formula="of:=[.E178]" office:value-type="float" office:value="202156962" calcext:value-type="float">
            <text:p>202156962</text:p>
          </table:table-cell>
          <table:table-cell table:formula="of:=[.F178]" office:value-type="float" office:value="259494550" calcext:value-type="float">
            <text:p>259494550</text:p>
          </table:table-cell>
          <table:table-cell table:formula="of:=[.G178]" office:value-type="float" office:value="228025456" calcext:value-type="float">
            <text:p>228025456</text:p>
          </table:table-cell>
          <table:table-cell table:formula="of:=[.H178]+[.A178]" office:value-type="float" office:value="313335077" calcext:value-type="float">
            <text:p>313335077</text:p>
          </table:table-cell>
          <table:table-cell table:formula="of:=[.I178]" office:value-type="float" office:value="122691028" calcext:value-type="float">
            <text:p>122691028</text:p>
          </table:table-cell>
          <table:table-cell table:formula="of:=[.A178]" office:value-type="float" office:value="168988550" calcext:value-type="float">
            <text:p>168988550</text:p>
          </table:table-cell>
          <table:table-cell table:formula="of:=SUM([.A179:.I179])" office:value-type="float" office:value="1839086988" calcext:value-type="float">
            <text:p>1839086988</text:p>
          </table:table-cell>
        </table:table-row>
        <table:table-row table:style-name="ro1">
          <table:table-cell table:formula="of:=[.B179]" office:value-type="float" office:value="186546669" calcext:value-type="float">
            <text:p>186546669</text:p>
          </table:table-cell>
          <table:table-cell table:formula="of:=[.C179]" office:value-type="float" office:value="202855379" calcext:value-type="float">
            <text:p>202855379</text:p>
          </table:table-cell>
          <table:table-cell table:formula="of:=[.D179]" office:value-type="float" office:value="202156962" calcext:value-type="float">
            <text:p>202156962</text:p>
          </table:table-cell>
          <table:table-cell table:formula="of:=[.E179]" office:value-type="float" office:value="259494550" calcext:value-type="float">
            <text:p>259494550</text:p>
          </table:table-cell>
          <table:table-cell table:formula="of:=[.F179]" office:value-type="float" office:value="228025456" calcext:value-type="float">
            <text:p>228025456</text:p>
          </table:table-cell>
          <table:table-cell table:formula="of:=[.G179]" office:value-type="float" office:value="313335077" calcext:value-type="float">
            <text:p>313335077</text:p>
          </table:table-cell>
          <table:table-cell table:formula="of:=[.H179]+[.A179]" office:value-type="float" office:value="277684345" calcext:value-type="float">
            <text:p>277684345</text:p>
          </table:table-cell>
          <table:table-cell table:formula="of:=[.I179]" office:value-type="float" office:value="168988550" calcext:value-type="float">
            <text:p>168988550</text:p>
          </table:table-cell>
          <table:table-cell table:formula="of:=[.A179]" office:value-type="float" office:value="154993317" calcext:value-type="float">
            <text:p>154993317</text:p>
          </table:table-cell>
          <table:table-cell table:formula="of:=SUM([.A180:.I180])" office:value-type="float" office:value="1994080305" calcext:value-type="float">
            <text:p>1994080305</text:p>
          </table:table-cell>
        </table:table-row>
        <table:table-row table:style-name="ro1">
          <table:table-cell table:formula="of:=[.B180]" office:value-type="float" office:value="202855379" calcext:value-type="float">
            <text:p>202855379</text:p>
          </table:table-cell>
          <table:table-cell table:formula="of:=[.C180]" office:value-type="float" office:value="202156962" calcext:value-type="float">
            <text:p>202156962</text:p>
          </table:table-cell>
          <table:table-cell table:formula="of:=[.D180]" office:value-type="float" office:value="259494550" calcext:value-type="float">
            <text:p>259494550</text:p>
          </table:table-cell>
          <table:table-cell table:formula="of:=[.E180]" office:value-type="float" office:value="228025456" calcext:value-type="float">
            <text:p>228025456</text:p>
          </table:table-cell>
          <table:table-cell table:formula="of:=[.F180]" office:value-type="float" office:value="313335077" calcext:value-type="float">
            <text:p>313335077</text:p>
          </table:table-cell>
          <table:table-cell table:formula="of:=[.G180]" office:value-type="float" office:value="277684345" calcext:value-type="float">
            <text:p>277684345</text:p>
          </table:table-cell>
          <table:table-cell table:formula="of:=[.H180]+[.A180]" office:value-type="float" office:value="355535219" calcext:value-type="float">
            <text:p>355535219</text:p>
          </table:table-cell>
          <table:table-cell table:formula="of:=[.I180]" office:value-type="float" office:value="154993317" calcext:value-type="float">
            <text:p>154993317</text:p>
          </table:table-cell>
          <table:table-cell table:formula="of:=[.A180]" office:value-type="float" office:value="186546669" calcext:value-type="float">
            <text:p>186546669</text:p>
          </table:table-cell>
          <table:table-cell table:formula="of:=SUM([.A181:.I181])" office:value-type="float" office:value="2180626974" calcext:value-type="float">
            <text:p>2180626974</text:p>
          </table:table-cell>
        </table:table-row>
        <table:table-row table:style-name="ro1">
          <table:table-cell table:formula="of:=[.B181]" office:value-type="float" office:value="202156962" calcext:value-type="float">
            <text:p>202156962</text:p>
          </table:table-cell>
          <table:table-cell table:formula="of:=[.C181]" office:value-type="float" office:value="259494550" calcext:value-type="float">
            <text:p>259494550</text:p>
          </table:table-cell>
          <table:table-cell table:formula="of:=[.D181]" office:value-type="float" office:value="228025456" calcext:value-type="float">
            <text:p>228025456</text:p>
          </table:table-cell>
          <table:table-cell table:formula="of:=[.E181]" office:value-type="float" office:value="313335077" calcext:value-type="float">
            <text:p>313335077</text:p>
          </table:table-cell>
          <table:table-cell table:formula="of:=[.F181]" office:value-type="float" office:value="277684345" calcext:value-type="float">
            <text:p>277684345</text:p>
          </table:table-cell>
          <table:table-cell table:formula="of:=[.G181]" office:value-type="float" office:value="355535219" calcext:value-type="float">
            <text:p>355535219</text:p>
          </table:table-cell>
          <table:table-cell table:formula="of:=[.H181]+[.A181]" office:value-type="float" office:value="357848696" calcext:value-type="float">
            <text:p>357848696</text:p>
          </table:table-cell>
          <table:table-cell table:formula="of:=[.I181]" office:value-type="float" office:value="186546669" calcext:value-type="float">
            <text:p>186546669</text:p>
          </table:table-cell>
          <table:table-cell table:formula="of:=[.A181]" office:value-type="float" office:value="202855379" calcext:value-type="float">
            <text:p>202855379</text:p>
          </table:table-cell>
          <table:table-cell table:formula="of:=SUM([.A182:.I182])" office:value-type="float" office:value="2383482353" calcext:value-type="float">
            <text:p>2383482353</text:p>
          </table:table-cell>
        </table:table-row>
        <table:table-row table:style-name="ro1">
          <table:table-cell table:formula="of:=[.B182]" office:value-type="float" office:value="259494550" calcext:value-type="float">
            <text:p>259494550</text:p>
          </table:table-cell>
          <table:table-cell table:formula="of:=[.C182]" office:value-type="float" office:value="228025456" calcext:value-type="float">
            <text:p>228025456</text:p>
          </table:table-cell>
          <table:table-cell table:formula="of:=[.D182]" office:value-type="float" office:value="313335077" calcext:value-type="float">
            <text:p>313335077</text:p>
          </table:table-cell>
          <table:table-cell table:formula="of:=[.E182]" office:value-type="float" office:value="277684345" calcext:value-type="float">
            <text:p>277684345</text:p>
          </table:table-cell>
          <table:table-cell table:formula="of:=[.F182]" office:value-type="float" office:value="355535219" calcext:value-type="float">
            <text:p>355535219</text:p>
          </table:table-cell>
          <table:table-cell table:formula="of:=[.G182]" office:value-type="float" office:value="357848696" calcext:value-type="float">
            <text:p>357848696</text:p>
          </table:table-cell>
          <table:table-cell table:formula="of:=[.H182]+[.A182]" office:value-type="float" office:value="388703631" calcext:value-type="float">
            <text:p>388703631</text:p>
          </table:table-cell>
          <table:table-cell table:formula="of:=[.I182]" office:value-type="float" office:value="202855379" calcext:value-type="float">
            <text:p>202855379</text:p>
          </table:table-cell>
          <table:table-cell table:formula="of:=[.A182]" office:value-type="float" office:value="202156962" calcext:value-type="float">
            <text:p>202156962</text:p>
          </table:table-cell>
          <table:table-cell table:formula="of:=SUM([.A183:.I183])" office:value-type="float" office:value="2585639315" calcext:value-type="float">
            <text:p>2585639315</text:p>
          </table:table-cell>
        </table:table-row>
        <table:table-row table:style-name="ro1">
          <table:table-cell table:formula="of:=[.B183]" office:value-type="float" office:value="228025456" calcext:value-type="float">
            <text:p>228025456</text:p>
          </table:table-cell>
          <table:table-cell table:formula="of:=[.C183]" office:value-type="float" office:value="313335077" calcext:value-type="float">
            <text:p>313335077</text:p>
          </table:table-cell>
          <table:table-cell table:formula="of:=[.D183]" office:value-type="float" office:value="277684345" calcext:value-type="float">
            <text:p>277684345</text:p>
          </table:table-cell>
          <table:table-cell table:formula="of:=[.E183]" office:value-type="float" office:value="355535219" calcext:value-type="float">
            <text:p>355535219</text:p>
          </table:table-cell>
          <table:table-cell table:formula="of:=[.F183]" office:value-type="float" office:value="357848696" calcext:value-type="float">
            <text:p>357848696</text:p>
          </table:table-cell>
          <table:table-cell table:formula="of:=[.G183]" office:value-type="float" office:value="388703631" calcext:value-type="float">
            <text:p>388703631</text:p>
          </table:table-cell>
          <table:table-cell table:formula="of:=[.H183]+[.A183]" office:value-type="float" office:value="462349929" calcext:value-type="float">
            <text:p>462349929</text:p>
          </table:table-cell>
          <table:table-cell table:formula="of:=[.I183]" office:value-type="float" office:value="202156962" calcext:value-type="float">
            <text:p>202156962</text:p>
          </table:table-cell>
          <table:table-cell table:formula="of:=[.A183]" office:value-type="float" office:value="259494550" calcext:value-type="float">
            <text:p>259494550</text:p>
          </table:table-cell>
          <table:table-cell table:formula="of:=SUM([.A184:.I184])" office:value-type="float" office:value="2845133865" calcext:value-type="float">
            <text:p>2845133865</text:p>
          </table:table-cell>
        </table:table-row>
        <table:table-row table:style-name="ro1">
          <table:table-cell table:formula="of:=[.B184]" office:value-type="float" office:value="313335077" calcext:value-type="float">
            <text:p>313335077</text:p>
          </table:table-cell>
          <table:table-cell table:formula="of:=[.C184]" office:value-type="float" office:value="277684345" calcext:value-type="float">
            <text:p>277684345</text:p>
          </table:table-cell>
          <table:table-cell table:formula="of:=[.D184]" office:value-type="float" office:value="355535219" calcext:value-type="float">
            <text:p>355535219</text:p>
          </table:table-cell>
          <table:table-cell table:formula="of:=[.E184]" office:value-type="float" office:value="357848696" calcext:value-type="float">
            <text:p>357848696</text:p>
          </table:table-cell>
          <table:table-cell table:formula="of:=[.F184]" office:value-type="float" office:value="388703631" calcext:value-type="float">
            <text:p>388703631</text:p>
          </table:table-cell>
          <table:table-cell table:formula="of:=[.G184]" office:value-type="float" office:value="462349929" calcext:value-type="float">
            <text:p>462349929</text:p>
          </table:table-cell>
          <table:table-cell table:formula="of:=[.H184]+[.A184]" office:value-type="float" office:value="430182418" calcext:value-type="float">
            <text:p>430182418</text:p>
          </table:table-cell>
          <table:table-cell table:formula="of:=[.I184]" office:value-type="float" office:value="259494550" calcext:value-type="float">
            <text:p>259494550</text:p>
          </table:table-cell>
          <table:table-cell table:formula="of:=[.A184]" office:value-type="float" office:value="228025456" calcext:value-type="float">
            <text:p>228025456</text:p>
          </table:table-cell>
          <table:table-cell table:formula="of:=SUM([.A185:.I185])" office:value-type="float" office:value="3073159321" calcext:value-type="float">
            <text:p>3073159321</text:p>
          </table:table-cell>
        </table:table-row>
        <table:table-row table:style-name="ro1">
          <table:table-cell table:formula="of:=[.B185]" office:value-type="float" office:value="277684345" calcext:value-type="float">
            <text:p>277684345</text:p>
          </table:table-cell>
          <table:table-cell table:formula="of:=[.C185]" office:value-type="float" office:value="355535219" calcext:value-type="float">
            <text:p>355535219</text:p>
          </table:table-cell>
          <table:table-cell table:formula="of:=[.D185]" office:value-type="float" office:value="357848696" calcext:value-type="float">
            <text:p>357848696</text:p>
          </table:table-cell>
          <table:table-cell table:formula="of:=[.E185]" office:value-type="float" office:value="388703631" calcext:value-type="float">
            <text:p>388703631</text:p>
          </table:table-cell>
          <table:table-cell table:formula="of:=[.F185]" office:value-type="float" office:value="462349929" calcext:value-type="float">
            <text:p>462349929</text:p>
          </table:table-cell>
          <table:table-cell table:formula="of:=[.G185]" office:value-type="float" office:value="430182418" calcext:value-type="float">
            <text:p>430182418</text:p>
          </table:table-cell>
          <table:table-cell table:formula="of:=[.H185]+[.A185]" office:value-type="float" office:value="572829627" calcext:value-type="float">
            <text:p>572829627</text:p>
          </table:table-cell>
          <table:table-cell table:formula="of:=[.I185]" office:value-type="float" office:value="228025456" calcext:value-type="float">
            <text:p>228025456</text:p>
          </table:table-cell>
          <table:table-cell table:formula="of:=[.A185]" office:value-type="float" office:value="313335077" calcext:value-type="float">
            <text:p>313335077</text:p>
          </table:table-cell>
          <table:table-cell table:formula="of:=SUM([.A186:.I186])" office:value-type="float" office:value="3386494398" calcext:value-type="float">
            <text:p>3386494398</text:p>
          </table:table-cell>
        </table:table-row>
        <table:table-row table:style-name="ro1">
          <table:table-cell table:formula="of:=[.B186]" office:value-type="float" office:value="355535219" calcext:value-type="float">
            <text:p>355535219</text:p>
          </table:table-cell>
          <table:table-cell table:formula="of:=[.C186]" office:value-type="float" office:value="357848696" calcext:value-type="float">
            <text:p>357848696</text:p>
          </table:table-cell>
          <table:table-cell table:formula="of:=[.D186]" office:value-type="float" office:value="388703631" calcext:value-type="float">
            <text:p>388703631</text:p>
          </table:table-cell>
          <table:table-cell table:formula="of:=[.E186]" office:value-type="float" office:value="462349929" calcext:value-type="float">
            <text:p>462349929</text:p>
          </table:table-cell>
          <table:table-cell table:formula="of:=[.F186]" office:value-type="float" office:value="430182418" calcext:value-type="float">
            <text:p>430182418</text:p>
          </table:table-cell>
          <table:table-cell table:formula="of:=[.G186]" office:value-type="float" office:value="572829627" calcext:value-type="float">
            <text:p>572829627</text:p>
          </table:table-cell>
          <table:table-cell table:formula="of:=[.H186]+[.A186]" office:value-type="float" office:value="505709801" calcext:value-type="float">
            <text:p>505709801</text:p>
          </table:table-cell>
          <table:table-cell table:formula="of:=[.I186]" office:value-type="float" office:value="313335077" calcext:value-type="float">
            <text:p>313335077</text:p>
          </table:table-cell>
          <table:table-cell table:formula="of:=[.A186]" office:value-type="float" office:value="277684345" calcext:value-type="float">
            <text:p>277684345</text:p>
          </table:table-cell>
          <table:table-cell table:formula="of:=SUM([.A187:.I187])" office:value-type="float" office:value="3664178743" calcext:value-type="float">
            <text:p>3664178743</text:p>
          </table:table-cell>
        </table:table-row>
        <table:table-row table:style-name="ro1">
          <table:table-cell table:formula="of:=[.B187]" office:value-type="float" office:value="357848696" calcext:value-type="float">
            <text:p>357848696</text:p>
          </table:table-cell>
          <table:table-cell table:formula="of:=[.C187]" office:value-type="float" office:value="388703631" calcext:value-type="float">
            <text:p>388703631</text:p>
          </table:table-cell>
          <table:table-cell table:formula="of:=[.D187]" office:value-type="float" office:value="462349929" calcext:value-type="float">
            <text:p>462349929</text:p>
          </table:table-cell>
          <table:table-cell table:formula="of:=[.E187]" office:value-type="float" office:value="430182418" calcext:value-type="float">
            <text:p>430182418</text:p>
          </table:table-cell>
          <table:table-cell table:formula="of:=[.F187]" office:value-type="float" office:value="572829627" calcext:value-type="float">
            <text:p>572829627</text:p>
          </table:table-cell>
          <table:table-cell table:formula="of:=[.G187]" office:value-type="float" office:value="505709801" calcext:value-type="float">
            <text:p>505709801</text:p>
          </table:table-cell>
          <table:table-cell table:formula="of:=[.H187]+[.A187]" office:value-type="float" office:value="668870296" calcext:value-type="float">
            <text:p>668870296</text:p>
          </table:table-cell>
          <table:table-cell table:formula="of:=[.I187]" office:value-type="float" office:value="277684345" calcext:value-type="float">
            <text:p>277684345</text:p>
          </table:table-cell>
          <table:table-cell table:formula="of:=[.A187]" office:value-type="float" office:value="355535219" calcext:value-type="float">
            <text:p>355535219</text:p>
          </table:table-cell>
          <table:table-cell table:formula="of:=SUM([.A188:.I188])" office:value-type="float" office:value="4019713962" calcext:value-type="float">
            <text:p>4019713962</text:p>
          </table:table-cell>
        </table:table-row>
        <table:table-row table:style-name="ro1">
          <table:table-cell table:formula="of:=[.B188]" office:value-type="float" office:value="388703631" calcext:value-type="float">
            <text:p>388703631</text:p>
          </table:table-cell>
          <table:table-cell table:formula="of:=[.C188]" office:value-type="float" office:value="462349929" calcext:value-type="float">
            <text:p>462349929</text:p>
          </table:table-cell>
          <table:table-cell table:formula="of:=[.D188]" office:value-type="float" office:value="430182418" calcext:value-type="float">
            <text:p>430182418</text:p>
          </table:table-cell>
          <table:table-cell table:formula="of:=[.E188]" office:value-type="float" office:value="572829627" calcext:value-type="float">
            <text:p>572829627</text:p>
          </table:table-cell>
          <table:table-cell table:formula="of:=[.F188]" office:value-type="float" office:value="505709801" calcext:value-type="float">
            <text:p>505709801</text:p>
          </table:table-cell>
          <table:table-cell table:formula="of:=[.G188]" office:value-type="float" office:value="668870296" calcext:value-type="float">
            <text:p>668870296</text:p>
          </table:table-cell>
          <table:table-cell table:formula="of:=[.H188]+[.A188]" office:value-type="float" office:value="635533041" calcext:value-type="float">
            <text:p>635533041</text:p>
          </table:table-cell>
          <table:table-cell table:formula="of:=[.I188]" office:value-type="float" office:value="355535219" calcext:value-type="float">
            <text:p>355535219</text:p>
          </table:table-cell>
          <table:table-cell table:formula="of:=[.A188]" office:value-type="float" office:value="357848696" calcext:value-type="float">
            <text:p>357848696</text:p>
          </table:table-cell>
          <table:table-cell table:formula="of:=SUM([.A189:.I189])" office:value-type="float" office:value="4377562658" calcext:value-type="float">
            <text:p>4377562658</text:p>
          </table:table-cell>
        </table:table-row>
        <table:table-row table:style-name="ro1">
          <table:table-cell table:formula="of:=[.B189]" office:value-type="float" office:value="462349929" calcext:value-type="float">
            <text:p>462349929</text:p>
          </table:table-cell>
          <table:table-cell table:formula="of:=[.C189]" office:value-type="float" office:value="430182418" calcext:value-type="float">
            <text:p>430182418</text:p>
          </table:table-cell>
          <table:table-cell table:formula="of:=[.D189]" office:value-type="float" office:value="572829627" calcext:value-type="float">
            <text:p>572829627</text:p>
          </table:table-cell>
          <table:table-cell table:formula="of:=[.E189]" office:value-type="float" office:value="505709801" calcext:value-type="float">
            <text:p>505709801</text:p>
          </table:table-cell>
          <table:table-cell table:formula="of:=[.F189]" office:value-type="float" office:value="668870296" calcext:value-type="float">
            <text:p>668870296</text:p>
          </table:table-cell>
          <table:table-cell table:formula="of:=[.G189]" office:value-type="float" office:value="635533041" calcext:value-type="float">
            <text:p>635533041</text:p>
          </table:table-cell>
          <table:table-cell table:formula="of:=[.H189]+[.A189]" office:value-type="float" office:value="744238850" calcext:value-type="float">
            <text:p>744238850</text:p>
          </table:table-cell>
          <table:table-cell table:formula="of:=[.I189]" office:value-type="float" office:value="357848696" calcext:value-type="float">
            <text:p>357848696</text:p>
          </table:table-cell>
          <table:table-cell table:formula="of:=[.A189]" office:value-type="float" office:value="388703631" calcext:value-type="float">
            <text:p>388703631</text:p>
          </table:table-cell>
          <table:table-cell table:formula="of:=SUM([.A190:.I190])" office:value-type="float" office:value="4766266289" calcext:value-type="float">
            <text:p>4766266289</text:p>
          </table:table-cell>
        </table:table-row>
        <table:table-row table:style-name="ro1">
          <table:table-cell table:formula="of:=[.B190]" office:value-type="float" office:value="430182418" calcext:value-type="float">
            <text:p>430182418</text:p>
          </table:table-cell>
          <table:table-cell table:formula="of:=[.C190]" office:value-type="float" office:value="572829627" calcext:value-type="float">
            <text:p>572829627</text:p>
          </table:table-cell>
          <table:table-cell table:formula="of:=[.D190]" office:value-type="float" office:value="505709801" calcext:value-type="float">
            <text:p>505709801</text:p>
          </table:table-cell>
          <table:table-cell table:formula="of:=[.E190]" office:value-type="float" office:value="668870296" calcext:value-type="float">
            <text:p>668870296</text:p>
          </table:table-cell>
          <table:table-cell table:formula="of:=[.F190]" office:value-type="float" office:value="635533041" calcext:value-type="float">
            <text:p>635533041</text:p>
          </table:table-cell>
          <table:table-cell table:formula="of:=[.G190]" office:value-type="float" office:value="744238850" calcext:value-type="float">
            <text:p>744238850</text:p>
          </table:table-cell>
          <table:table-cell table:formula="of:=[.H190]+[.A190]" office:value-type="float" office:value="820198625" calcext:value-type="float">
            <text:p>820198625</text:p>
          </table:table-cell>
          <table:table-cell table:formula="of:=[.I190]" office:value-type="float" office:value="388703631" calcext:value-type="float">
            <text:p>388703631</text:p>
          </table:table-cell>
          <table:table-cell table:formula="of:=[.A190]" office:value-type="float" office:value="462349929" calcext:value-type="float">
            <text:p>462349929</text:p>
          </table:table-cell>
          <table:table-cell table:formula="of:=SUM([.A191:.I191])" office:value-type="float" office:value="5228616218" calcext:value-type="float">
            <text:p>5228616218</text:p>
          </table:table-cell>
        </table:table-row>
        <table:table-row table:style-name="ro1">
          <table:table-cell table:formula="of:=[.B191]" office:value-type="float" office:value="572829627" calcext:value-type="float">
            <text:p>572829627</text:p>
          </table:table-cell>
          <table:table-cell table:formula="of:=[.C191]" office:value-type="float" office:value="505709801" calcext:value-type="float">
            <text:p>505709801</text:p>
          </table:table-cell>
          <table:table-cell table:formula="of:=[.D191]" office:value-type="float" office:value="668870296" calcext:value-type="float">
            <text:p>668870296</text:p>
          </table:table-cell>
          <table:table-cell table:formula="of:=[.E191]" office:value-type="float" office:value="635533041" calcext:value-type="float">
            <text:p>635533041</text:p>
          </table:table-cell>
          <table:table-cell table:formula="of:=[.F191]" office:value-type="float" office:value="744238850" calcext:value-type="float">
            <text:p>744238850</text:p>
          </table:table-cell>
          <table:table-cell table:formula="of:=[.G191]" office:value-type="float" office:value="820198625" calcext:value-type="float">
            <text:p>820198625</text:p>
          </table:table-cell>
          <table:table-cell table:formula="of:=[.H191]+[.A191]" office:value-type="float" office:value="818886049" calcext:value-type="float">
            <text:p>818886049</text:p>
          </table:table-cell>
          <table:table-cell table:formula="of:=[.I191]" office:value-type="float" office:value="462349929" calcext:value-type="float">
            <text:p>462349929</text:p>
          </table:table-cell>
          <table:table-cell table:formula="of:=[.A191]" office:value-type="float" office:value="430182418" calcext:value-type="float">
            <text:p>430182418</text:p>
          </table:table-cell>
          <table:table-cell table:formula="of:=SUM([.A192:.I192])" office:value-type="float" office:value="5658798636" calcext:value-type="float">
            <text:p>5658798636</text:p>
          </table:table-cell>
        </table:table-row>
        <table:table-row table:style-name="ro1">
          <table:table-cell table:formula="of:=[.B192]" office:value-type="float" office:value="505709801" calcext:value-type="float">
            <text:p>505709801</text:p>
          </table:table-cell>
          <table:table-cell table:formula="of:=[.C192]" office:value-type="float" office:value="668870296" calcext:value-type="float">
            <text:p>668870296</text:p>
          </table:table-cell>
          <table:table-cell table:formula="of:=[.D192]" office:value-type="float" office:value="635533041" calcext:value-type="float">
            <text:p>635533041</text:p>
          </table:table-cell>
          <table:table-cell table:formula="of:=[.E192]" office:value-type="float" office:value="744238850" calcext:value-type="float">
            <text:p>744238850</text:p>
          </table:table-cell>
          <table:table-cell table:formula="of:=[.F192]" office:value-type="float" office:value="820198625" calcext:value-type="float">
            <text:p>820198625</text:p>
          </table:table-cell>
          <table:table-cell table:formula="of:=[.G192]" office:value-type="float" office:value="818886049" calcext:value-type="float">
            <text:p>818886049</text:p>
          </table:table-cell>
          <table:table-cell table:formula="of:=[.H192]+[.A192]" office:value-type="float" office:value="1035179556" calcext:value-type="float">
            <text:p>1035179556</text:p>
          </table:table-cell>
          <table:table-cell table:formula="of:=[.I192]" office:value-type="float" office:value="430182418" calcext:value-type="float">
            <text:p>430182418</text:p>
          </table:table-cell>
          <table:table-cell table:formula="of:=[.A192]" office:value-type="float" office:value="572829627" calcext:value-type="float">
            <text:p>572829627</text:p>
          </table:table-cell>
          <table:table-cell table:formula="of:=SUM([.A193:.I193])" office:value-type="float" office:value="6231628263" calcext:value-type="float">
            <text:p>6231628263</text:p>
          </table:table-cell>
        </table:table-row>
        <table:table-row table:style-name="ro1">
          <table:table-cell table:formula="of:=[.B193]" office:value-type="float" office:value="668870296" calcext:value-type="float">
            <text:p>668870296</text:p>
          </table:table-cell>
          <table:table-cell table:formula="of:=[.C193]" office:value-type="float" office:value="635533041" calcext:value-type="float">
            <text:p>635533041</text:p>
          </table:table-cell>
          <table:table-cell table:formula="of:=[.D193]" office:value-type="float" office:value="744238850" calcext:value-type="float">
            <text:p>744238850</text:p>
          </table:table-cell>
          <table:table-cell table:formula="of:=[.E193]" office:value-type="float" office:value="820198625" calcext:value-type="float">
            <text:p>820198625</text:p>
          </table:table-cell>
          <table:table-cell table:formula="of:=[.F193]" office:value-type="float" office:value="818886049" calcext:value-type="float">
            <text:p>818886049</text:p>
          </table:table-cell>
          <table:table-cell table:formula="of:=[.G193]" office:value-type="float" office:value="1035179556" calcext:value-type="float">
            <text:p>1035179556</text:p>
          </table:table-cell>
          <table:table-cell table:formula="of:=[.H193]+[.A193]" office:value-type="float" office:value="935892219" calcext:value-type="float">
            <text:p>935892219</text:p>
          </table:table-cell>
          <table:table-cell table:formula="of:=[.I193]" office:value-type="float" office:value="572829627" calcext:value-type="float">
            <text:p>572829627</text:p>
          </table:table-cell>
          <table:table-cell table:formula="of:=[.A193]" office:value-type="float" office:value="505709801" calcext:value-type="float">
            <text:p>505709801</text:p>
          </table:table-cell>
          <table:table-cell table:formula="of:=SUM([.A194:.I194])" office:value-type="float" office:value="6737338064" calcext:value-type="float">
            <text:p>6737338064</text:p>
          </table:table-cell>
        </table:table-row>
        <table:table-row table:style-name="ro1">
          <table:table-cell table:formula="of:=[.B194]" office:value-type="float" office:value="635533041" calcext:value-type="float">
            <text:p>635533041</text:p>
          </table:table-cell>
          <table:table-cell table:formula="of:=[.C194]" office:value-type="float" office:value="744238850" calcext:value-type="float">
            <text:p>744238850</text:p>
          </table:table-cell>
          <table:table-cell table:formula="of:=[.D194]" office:value-type="float" office:value="820198625" calcext:value-type="float">
            <text:p>820198625</text:p>
          </table:table-cell>
          <table:table-cell table:formula="of:=[.E194]" office:value-type="float" office:value="818886049" calcext:value-type="float">
            <text:p>818886049</text:p>
          </table:table-cell>
          <table:table-cell table:formula="of:=[.F194]" office:value-type="float" office:value="1035179556" calcext:value-type="float">
            <text:p>1035179556</text:p>
          </table:table-cell>
          <table:table-cell table:formula="of:=[.G194]" office:value-type="float" office:value="935892219" calcext:value-type="float">
            <text:p>935892219</text:p>
          </table:table-cell>
          <table:table-cell table:formula="of:=[.H194]+[.A194]" office:value-type="float" office:value="1241699923" calcext:value-type="float">
            <text:p>1241699923</text:p>
          </table:table-cell>
          <table:table-cell table:formula="of:=[.I194]" office:value-type="float" office:value="505709801" calcext:value-type="float">
            <text:p>505709801</text:p>
          </table:table-cell>
          <table:table-cell table:formula="of:=[.A194]" office:value-type="float" office:value="668870296" calcext:value-type="float">
            <text:p>668870296</text:p>
          </table:table-cell>
          <table:table-cell table:formula="of:=SUM([.A195:.I195])" office:value-type="float" office:value="7406208360" calcext:value-type="float">
            <text:p>7406208360</text:p>
          </table:table-cell>
        </table:table-row>
        <table:table-row table:style-name="ro1">
          <table:table-cell table:formula="of:=[.B195]" office:value-type="float" office:value="744238850" calcext:value-type="float">
            <text:p>744238850</text:p>
          </table:table-cell>
          <table:table-cell table:formula="of:=[.C195]" office:value-type="float" office:value="820198625" calcext:value-type="float">
            <text:p>820198625</text:p>
          </table:table-cell>
          <table:table-cell table:formula="of:=[.D195]" office:value-type="float" office:value="818886049" calcext:value-type="float">
            <text:p>818886049</text:p>
          </table:table-cell>
          <table:table-cell table:formula="of:=[.E195]" office:value-type="float" office:value="1035179556" calcext:value-type="float">
            <text:p>1035179556</text:p>
          </table:table-cell>
          <table:table-cell table:formula="of:=[.F195]" office:value-type="float" office:value="935892219" calcext:value-type="float">
            <text:p>935892219</text:p>
          </table:table-cell>
          <table:table-cell table:formula="of:=[.G195]" office:value-type="float" office:value="1241699923" calcext:value-type="float">
            <text:p>1241699923</text:p>
          </table:table-cell>
          <table:table-cell table:formula="of:=[.H195]+[.A195]" office:value-type="float" office:value="1141242842" calcext:value-type="float">
            <text:p>1141242842</text:p>
          </table:table-cell>
          <table:table-cell table:formula="of:=[.I195]" office:value-type="float" office:value="668870296" calcext:value-type="float">
            <text:p>668870296</text:p>
          </table:table-cell>
          <table:table-cell table:formula="of:=[.A195]" office:value-type="float" office:value="635533041" calcext:value-type="float">
            <text:p>635533041</text:p>
          </table:table-cell>
          <table:table-cell table:formula="of:=SUM([.A196:.I196])" office:value-type="float" office:value="8041741401" calcext:value-type="float">
            <text:p>8041741401</text:p>
          </table:table-cell>
        </table:table-row>
        <table:table-row table:style-name="ro1">
          <table:table-cell table:formula="of:=[.B196]" office:value-type="float" office:value="820198625" calcext:value-type="float">
            <text:p>820198625</text:p>
          </table:table-cell>
          <table:table-cell table:formula="of:=[.C196]" office:value-type="float" office:value="818886049" calcext:value-type="float">
            <text:p>818886049</text:p>
          </table:table-cell>
          <table:table-cell table:formula="of:=[.D196]" office:value-type="float" office:value="1035179556" calcext:value-type="float">
            <text:p>1035179556</text:p>
          </table:table-cell>
          <table:table-cell table:formula="of:=[.E196]" office:value-type="float" office:value="935892219" calcext:value-type="float">
            <text:p>935892219</text:p>
          </table:table-cell>
          <table:table-cell table:formula="of:=[.F196]" office:value-type="float" office:value="1241699923" calcext:value-type="float">
            <text:p>1241699923</text:p>
          </table:table-cell>
          <table:table-cell table:formula="of:=[.G196]" office:value-type="float" office:value="1141242842" calcext:value-type="float">
            <text:p>1141242842</text:p>
          </table:table-cell>
          <table:table-cell table:formula="of:=[.H196]+[.A196]" office:value-type="float" office:value="1413109146" calcext:value-type="float">
            <text:p>1413109146</text:p>
          </table:table-cell>
          <table:table-cell table:formula="of:=[.I196]" office:value-type="float" office:value="635533041" calcext:value-type="float">
            <text:p>635533041</text:p>
          </table:table-cell>
          <table:table-cell table:formula="of:=[.A196]" office:value-type="float" office:value="744238850" calcext:value-type="float">
            <text:p>744238850</text:p>
          </table:table-cell>
          <table:table-cell table:formula="of:=SUM([.A197:.I197])" office:value-type="float" office:value="8785980251" calcext:value-type="float">
            <text:p>8785980251</text:p>
          </table:table-cell>
        </table:table-row>
        <table:table-row table:style-name="ro1">
          <table:table-cell table:formula="of:=[.B197]" office:value-type="float" office:value="818886049" calcext:value-type="float">
            <text:p>818886049</text:p>
          </table:table-cell>
          <table:table-cell table:formula="of:=[.C197]" office:value-type="float" office:value="1035179556" calcext:value-type="float">
            <text:p>1035179556</text:p>
          </table:table-cell>
          <table:table-cell table:formula="of:=[.D197]" office:value-type="float" office:value="935892219" calcext:value-type="float">
            <text:p>935892219</text:p>
          </table:table-cell>
          <table:table-cell table:formula="of:=[.E197]" office:value-type="float" office:value="1241699923" calcext:value-type="float">
            <text:p>1241699923</text:p>
          </table:table-cell>
          <table:table-cell table:formula="of:=[.F197]" office:value-type="float" office:value="1141242842" calcext:value-type="float">
            <text:p>1141242842</text:p>
          </table:table-cell>
          <table:table-cell table:formula="of:=[.G197]" office:value-type="float" office:value="1413109146" calcext:value-type="float">
            <text:p>1413109146</text:p>
          </table:table-cell>
          <table:table-cell table:formula="of:=[.H197]+[.A197]" office:value-type="float" office:value="1455731666" calcext:value-type="float">
            <text:p>1455731666</text:p>
          </table:table-cell>
          <table:table-cell table:formula="of:=[.I197]" office:value-type="float" office:value="744238850" calcext:value-type="float">
            <text:p>744238850</text:p>
          </table:table-cell>
          <table:table-cell table:formula="of:=[.A197]" office:value-type="float" office:value="820198625" calcext:value-type="float">
            <text:p>820198625</text:p>
          </table:table-cell>
          <table:table-cell table:formula="of:=SUM([.A198:.I198])" office:value-type="float" office:value="9606178876" calcext:value-type="float">
            <text:p>9606178876</text:p>
          </table:table-cell>
        </table:table-row>
        <table:table-row table:style-name="ro1">
          <table:table-cell table:formula="of:=[.B198]" office:value-type="float" office:value="1035179556" calcext:value-type="float">
            <text:p>1035179556</text:p>
          </table:table-cell>
          <table:table-cell table:formula="of:=[.C198]" office:value-type="float" office:value="935892219" calcext:value-type="float">
            <text:p>935892219</text:p>
          </table:table-cell>
          <table:table-cell table:formula="of:=[.D198]" office:value-type="float" office:value="1241699923" calcext:value-type="float">
            <text:p>1241699923</text:p>
          </table:table-cell>
          <table:table-cell table:formula="of:=[.E198]" office:value-type="float" office:value="1141242842" calcext:value-type="float">
            <text:p>1141242842</text:p>
          </table:table-cell>
          <table:table-cell table:formula="of:=[.F198]" office:value-type="float" office:value="1413109146" calcext:value-type="float">
            <text:p>1413109146</text:p>
          </table:table-cell>
          <table:table-cell table:formula="of:=[.G198]" office:value-type="float" office:value="1455731666" calcext:value-type="float">
            <text:p>1455731666</text:p>
          </table:table-cell>
          <table:table-cell table:formula="of:=[.H198]+[.A198]" office:value-type="float" office:value="1563124899" calcext:value-type="float">
            <text:p>1563124899</text:p>
          </table:table-cell>
          <table:table-cell table:formula="of:=[.I198]" office:value-type="float" office:value="820198625" calcext:value-type="float">
            <text:p>820198625</text:p>
          </table:table-cell>
          <table:table-cell table:formula="of:=[.A198]" office:value-type="float" office:value="818886049" calcext:value-type="float">
            <text:p>818886049</text:p>
          </table:table-cell>
          <table:table-cell table:formula="of:=SUM([.A199:.I199])" office:value-type="float" office:value="10425064925" calcext:value-type="float">
            <text:p>10425064925</text:p>
          </table:table-cell>
        </table:table-row>
        <table:table-row table:style-name="ro1">
          <table:table-cell table:formula="of:=[.B199]" office:value-type="float" office:value="935892219" calcext:value-type="float">
            <text:p>935892219</text:p>
          </table:table-cell>
          <table:table-cell table:formula="of:=[.C199]" office:value-type="float" office:value="1241699923" calcext:value-type="float">
            <text:p>1241699923</text:p>
          </table:table-cell>
          <table:table-cell table:formula="of:=[.D199]" office:value-type="float" office:value="1141242842" calcext:value-type="float">
            <text:p>1141242842</text:p>
          </table:table-cell>
          <table:table-cell table:formula="of:=[.E199]" office:value-type="float" office:value="1413109146" calcext:value-type="float">
            <text:p>1413109146</text:p>
          </table:table-cell>
          <table:table-cell table:formula="of:=[.F199]" office:value-type="float" office:value="1455731666" calcext:value-type="float">
            <text:p>1455731666</text:p>
          </table:table-cell>
          <table:table-cell table:formula="of:=[.G199]" office:value-type="float" office:value="1563124899" calcext:value-type="float">
            <text:p>1563124899</text:p>
          </table:table-cell>
          <table:table-cell table:formula="of:=[.H199]+[.A199]" office:value-type="float" office:value="1855378181" calcext:value-type="float">
            <text:p>1855378181</text:p>
          </table:table-cell>
          <table:table-cell table:formula="of:=[.I199]" office:value-type="float" office:value="818886049" calcext:value-type="float">
            <text:p>818886049</text:p>
          </table:table-cell>
          <table:table-cell table:formula="of:=[.A199]" office:value-type="float" office:value="1035179556" calcext:value-type="float">
            <text:p>1035179556</text:p>
          </table:table-cell>
          <table:table-cell table:formula="of:=SUM([.A200:.I200])" office:value-type="float" office:value="11460244481" calcext:value-type="float">
            <text:p>11460244481</text:p>
          </table:table-cell>
        </table:table-row>
        <table:table-row table:style-name="ro1">
          <table:table-cell table:formula="of:=[.B200]" office:value-type="float" office:value="1241699923" calcext:value-type="float">
            <text:p>1241699923</text:p>
          </table:table-cell>
          <table:table-cell table:formula="of:=[.C200]" office:value-type="float" office:value="1141242842" calcext:value-type="float">
            <text:p>1141242842</text:p>
          </table:table-cell>
          <table:table-cell table:formula="of:=[.D200]" office:value-type="float" office:value="1413109146" calcext:value-type="float">
            <text:p>1413109146</text:p>
          </table:table-cell>
          <table:table-cell table:formula="of:=[.E200]" office:value-type="float" office:value="1455731666" calcext:value-type="float">
            <text:p>1455731666</text:p>
          </table:table-cell>
          <table:table-cell table:formula="of:=[.F200]" office:value-type="float" office:value="1563124899" calcext:value-type="float">
            <text:p>1563124899</text:p>
          </table:table-cell>
          <table:table-cell table:formula="of:=[.G200]" office:value-type="float" office:value="1855378181" calcext:value-type="float">
            <text:p>1855378181</text:p>
          </table:table-cell>
          <table:table-cell table:formula="of:=[.H200]+[.A200]" office:value-type="float" office:value="1754778268" calcext:value-type="float">
            <text:p>1754778268</text:p>
          </table:table-cell>
          <table:table-cell table:formula="of:=[.I200]" office:value-type="float" office:value="1035179556" calcext:value-type="float">
            <text:p>1035179556</text:p>
          </table:table-cell>
          <table:table-cell table:formula="of:=[.A200]" office:value-type="float" office:value="935892219" calcext:value-type="float">
            <text:p>935892219</text:p>
          </table:table-cell>
          <table:table-cell table:formula="of:=SUM([.A201:.I201])" office:value-type="float" office:value="12396136700" calcext:value-type="float">
            <text:p>12396136700</text:p>
          </table:table-cell>
        </table:table-row>
        <table:table-row table:style-name="ro1">
          <table:table-cell table:formula="of:=[.B201]" office:value-type="float" office:value="1141242842" calcext:value-type="float">
            <text:p>1141242842</text:p>
          </table:table-cell>
          <table:table-cell table:formula="of:=[.C201]" office:value-type="float" office:value="1413109146" calcext:value-type="float">
            <text:p>1413109146</text:p>
          </table:table-cell>
          <table:table-cell table:formula="of:=[.D201]" office:value-type="float" office:value="1455731666" calcext:value-type="float">
            <text:p>1455731666</text:p>
          </table:table-cell>
          <table:table-cell table:formula="of:=[.E201]" office:value-type="float" office:value="1563124899" calcext:value-type="float">
            <text:p>1563124899</text:p>
          </table:table-cell>
          <table:table-cell table:formula="of:=[.F201]" office:value-type="float" office:value="1855378181" calcext:value-type="float">
            <text:p>1855378181</text:p>
          </table:table-cell>
          <table:table-cell table:formula="of:=[.G201]" office:value-type="float" office:value="1754778268" calcext:value-type="float">
            <text:p>1754778268</text:p>
          </table:table-cell>
          <table:table-cell table:formula="of:=[.H201]+[.A201]" office:value-type="float" office:value="2276879479" calcext:value-type="float">
            <text:p>2276879479</text:p>
          </table:table-cell>
          <table:table-cell table:formula="of:=[.I201]" office:value-type="float" office:value="935892219" calcext:value-type="float">
            <text:p>935892219</text:p>
          </table:table-cell>
          <table:table-cell table:formula="of:=[.A201]" office:value-type="float" office:value="1241699923" calcext:value-type="float">
            <text:p>1241699923</text:p>
          </table:table-cell>
          <table:table-cell table:formula="of:=SUM([.A202:.I202])" office:value-type="float" office:value="13637836623" calcext:value-type="float">
            <text:p>13637836623</text:p>
          </table:table-cell>
        </table:table-row>
        <table:table-row table:style-name="ro1">
          <table:table-cell table:formula="of:=[.B202]" office:value-type="float" office:value="1413109146" calcext:value-type="float">
            <text:p>1413109146</text:p>
          </table:table-cell>
          <table:table-cell table:formula="of:=[.C202]" office:value-type="float" office:value="1455731666" calcext:value-type="float">
            <text:p>1455731666</text:p>
          </table:table-cell>
          <table:table-cell table:formula="of:=[.D202]" office:value-type="float" office:value="1563124899" calcext:value-type="float">
            <text:p>1563124899</text:p>
          </table:table-cell>
          <table:table-cell table:formula="of:=[.E202]" office:value-type="float" office:value="1855378181" calcext:value-type="float">
            <text:p>1855378181</text:p>
          </table:table-cell>
          <table:table-cell table:formula="of:=[.F202]" office:value-type="float" office:value="1754778268" calcext:value-type="float">
            <text:p>1754778268</text:p>
          </table:table-cell>
          <table:table-cell table:formula="of:=[.G202]" office:value-type="float" office:value="2276879479" calcext:value-type="float">
            <text:p>2276879479</text:p>
          </table:table-cell>
          <table:table-cell table:formula="of:=[.H202]+[.A202]" office:value-type="float" office:value="2077135061" calcext:value-type="float">
            <text:p>2077135061</text:p>
          </table:table-cell>
          <table:table-cell table:formula="of:=[.I202]" office:value-type="float" office:value="1241699923" calcext:value-type="float">
            <text:p>1241699923</text:p>
          </table:table-cell>
          <table:table-cell table:formula="of:=[.A202]" office:value-type="float" office:value="1141242842" calcext:value-type="float">
            <text:p>1141242842</text:p>
          </table:table-cell>
          <table:table-cell table:formula="of:=SUM([.A203:.I203])" office:value-type="float" office:value="14779079465" calcext:value-type="float">
            <text:p>14779079465</text:p>
          </table:table-cell>
        </table:table-row>
        <table:table-row table:style-name="ro1">
          <table:table-cell table:formula="of:=[.B203]" office:value-type="float" office:value="1455731666" calcext:value-type="float">
            <text:p>1455731666</text:p>
          </table:table-cell>
          <table:table-cell table:formula="of:=[.C203]" office:value-type="float" office:value="1563124899" calcext:value-type="float">
            <text:p>1563124899</text:p>
          </table:table-cell>
          <table:table-cell table:formula="of:=[.D203]" office:value-type="float" office:value="1855378181" calcext:value-type="float">
            <text:p>1855378181</text:p>
          </table:table-cell>
          <table:table-cell table:formula="of:=[.E203]" office:value-type="float" office:value="1754778268" calcext:value-type="float">
            <text:p>1754778268</text:p>
          </table:table-cell>
          <table:table-cell table:formula="of:=[.F203]" office:value-type="float" office:value="2276879479" calcext:value-type="float">
            <text:p>2276879479</text:p>
          </table:table-cell>
          <table:table-cell table:formula="of:=[.G203]" office:value-type="float" office:value="2077135061" calcext:value-type="float">
            <text:p>2077135061</text:p>
          </table:table-cell>
          <table:table-cell table:formula="of:=[.H203]+[.A203]" office:value-type="float" office:value="2654809069" calcext:value-type="float">
            <text:p>2654809069</text:p>
          </table:table-cell>
          <table:table-cell table:formula="of:=[.I203]" office:value-type="float" office:value="1141242842" calcext:value-type="float">
            <text:p>1141242842</text:p>
          </table:table-cell>
          <table:table-cell table:formula="of:=[.A203]" office:value-type="float" office:value="1413109146" calcext:value-type="float">
            <text:p>1413109146</text:p>
          </table:table-cell>
          <table:table-cell table:formula="of:=SUM([.A204:.I204])" office:value-type="float" office:value="16192188611" calcext:value-type="float">
            <text:p>16192188611</text:p>
          </table:table-cell>
        </table:table-row>
        <table:table-row table:style-name="ro1">
          <table:table-cell table:formula="of:=[.B204]" office:value-type="float" office:value="1563124899" calcext:value-type="float">
            <text:p>1563124899</text:p>
          </table:table-cell>
          <table:table-cell table:formula="of:=[.C204]" office:value-type="float" office:value="1855378181" calcext:value-type="float">
            <text:p>1855378181</text:p>
          </table:table-cell>
          <table:table-cell table:formula="of:=[.D204]" office:value-type="float" office:value="1754778268" calcext:value-type="float">
            <text:p>1754778268</text:p>
          </table:table-cell>
          <table:table-cell table:formula="of:=[.E204]" office:value-type="float" office:value="2276879479" calcext:value-type="float">
            <text:p>2276879479</text:p>
          </table:table-cell>
          <table:table-cell table:formula="of:=[.F204]" office:value-type="float" office:value="2077135061" calcext:value-type="float">
            <text:p>2077135061</text:p>
          </table:table-cell>
          <table:table-cell table:formula="of:=[.G204]" office:value-type="float" office:value="2654809069" calcext:value-type="float">
            <text:p>2654809069</text:p>
          </table:table-cell>
          <table:table-cell table:formula="of:=[.H204]+[.A204]" office:value-type="float" office:value="2596974508" calcext:value-type="float">
            <text:p>2596974508</text:p>
          </table:table-cell>
          <table:table-cell table:formula="of:=[.I204]" office:value-type="float" office:value="1413109146" calcext:value-type="float">
            <text:p>1413109146</text:p>
          </table:table-cell>
          <table:table-cell table:formula="of:=[.A204]" office:value-type="float" office:value="1455731666" calcext:value-type="float">
            <text:p>1455731666</text:p>
          </table:table-cell>
          <table:table-cell table:formula="of:=SUM([.A205:.I205])" office:value-type="float" office:value="17647920277" calcext:value-type="float">
            <text:p>17647920277</text:p>
          </table:table-cell>
        </table:table-row>
        <table:table-row table:style-name="ro1">
          <table:table-cell table:formula="of:=[.B205]" office:value-type="float" office:value="1855378181" calcext:value-type="float">
            <text:p>1855378181</text:p>
          </table:table-cell>
          <table:table-cell table:formula="of:=[.C205]" office:value-type="float" office:value="1754778268" calcext:value-type="float">
            <text:p>1754778268</text:p>
          </table:table-cell>
          <table:table-cell table:formula="of:=[.D205]" office:value-type="float" office:value="2276879479" calcext:value-type="float">
            <text:p>2276879479</text:p>
          </table:table-cell>
          <table:table-cell table:formula="of:=[.E205]" office:value-type="float" office:value="2077135061" calcext:value-type="float">
            <text:p>2077135061</text:p>
          </table:table-cell>
          <table:table-cell table:formula="of:=[.F205]" office:value-type="float" office:value="2654809069" calcext:value-type="float">
            <text:p>2654809069</text:p>
          </table:table-cell>
          <table:table-cell table:formula="of:=[.G205]" office:value-type="float" office:value="2596974508" calcext:value-type="float">
            <text:p>2596974508</text:p>
          </table:table-cell>
          <table:table-cell table:formula="of:=[.H205]+[.A205]" office:value-type="float" office:value="2976234045" calcext:value-type="float">
            <text:p>2976234045</text:p>
          </table:table-cell>
          <table:table-cell table:formula="of:=[.I205]" office:value-type="float" office:value="1455731666" calcext:value-type="float">
            <text:p>1455731666</text:p>
          </table:table-cell>
          <table:table-cell table:formula="of:=[.A205]" office:value-type="float" office:value="1563124899" calcext:value-type="float">
            <text:p>1563124899</text:p>
          </table:table-cell>
          <table:table-cell table:formula="of:=SUM([.A206:.I206])" office:value-type="float" office:value="19211045176" calcext:value-type="float">
            <text:p>19211045176</text:p>
          </table:table-cell>
        </table:table-row>
        <table:table-row table:style-name="ro1">
          <table:table-cell table:formula="of:=[.B206]" office:value-type="float" office:value="1754778268" calcext:value-type="float">
            <text:p>1754778268</text:p>
          </table:table-cell>
          <table:table-cell table:formula="of:=[.C206]" office:value-type="float" office:value="2276879479" calcext:value-type="float">
            <text:p>2276879479</text:p>
          </table:table-cell>
          <table:table-cell table:formula="of:=[.D206]" office:value-type="float" office:value="2077135061" calcext:value-type="float">
            <text:p>2077135061</text:p>
          </table:table-cell>
          <table:table-cell table:formula="of:=[.E206]" office:value-type="float" office:value="2654809069" calcext:value-type="float">
            <text:p>2654809069</text:p>
          </table:table-cell>
          <table:table-cell table:formula="of:=[.F206]" office:value-type="float" office:value="2596974508" calcext:value-type="float">
            <text:p>2596974508</text:p>
          </table:table-cell>
          <table:table-cell table:formula="of:=[.G206]" office:value-type="float" office:value="2976234045" calcext:value-type="float">
            <text:p>2976234045</text:p>
          </table:table-cell>
          <table:table-cell table:formula="of:=[.H206]+[.A206]" office:value-type="float" office:value="3311109847" calcext:value-type="float">
            <text:p>3311109847</text:p>
          </table:table-cell>
          <table:table-cell table:formula="of:=[.I206]" office:value-type="float" office:value="1563124899" calcext:value-type="float">
            <text:p>1563124899</text:p>
          </table:table-cell>
          <table:table-cell table:formula="of:=[.A206]" office:value-type="float" office:value="1855378181" calcext:value-type="float">
            <text:p>1855378181</text:p>
          </table:table-cell>
          <table:table-cell table:formula="of:=SUM([.A207:.I207])" office:value-type="float" office:value="21066423357" calcext:value-type="float">
            <text:p>21066423357</text:p>
          </table:table-cell>
        </table:table-row>
        <table:table-row table:style-name="ro1">
          <table:table-cell table:formula="of:=[.B207]" office:value-type="float" office:value="2276879479" calcext:value-type="float">
            <text:p>2276879479</text:p>
          </table:table-cell>
          <table:table-cell table:formula="of:=[.C207]" office:value-type="float" office:value="2077135061" calcext:value-type="float">
            <text:p>2077135061</text:p>
          </table:table-cell>
          <table:table-cell table:formula="of:=[.D207]" office:value-type="float" office:value="2654809069" calcext:value-type="float">
            <text:p>2654809069</text:p>
          </table:table-cell>
          <table:table-cell table:formula="of:=[.E207]" office:value-type="float" office:value="2596974508" calcext:value-type="float">
            <text:p>2596974508</text:p>
          </table:table-cell>
          <table:table-cell table:formula="of:=[.F207]" office:value-type="float" office:value="2976234045" calcext:value-type="float">
            <text:p>2976234045</text:p>
          </table:table-cell>
          <table:table-cell table:formula="of:=[.G207]" office:value-type="float" office:value="3311109847" calcext:value-type="float">
            <text:p>3311109847</text:p>
          </table:table-cell>
          <table:table-cell table:formula="of:=[.H207]+[.A207]" office:value-type="float" office:value="3317903167" calcext:value-type="float">
            <text:p>3317903167</text:p>
          </table:table-cell>
          <table:table-cell table:formula="of:=[.I207]" office:value-type="float" office:value="1855378181" calcext:value-type="float">
            <text:p>1855378181</text:p>
          </table:table-cell>
          <table:table-cell table:formula="of:=[.A207]" office:value-type="float" office:value="1754778268" calcext:value-type="float">
            <text:p>1754778268</text:p>
          </table:table-cell>
          <table:table-cell table:formula="of:=SUM([.A208:.I208])" office:value-type="float" office:value="22821201625" calcext:value-type="float">
            <text:p>22821201625</text:p>
          </table:table-cell>
        </table:table-row>
        <table:table-row table:style-name="ro1">
          <table:table-cell table:formula="of:=[.B208]" office:value-type="float" office:value="2077135061" calcext:value-type="float">
            <text:p>2077135061</text:p>
          </table:table-cell>
          <table:table-cell table:formula="of:=[.C208]" office:value-type="float" office:value="2654809069" calcext:value-type="float">
            <text:p>2654809069</text:p>
          </table:table-cell>
          <table:table-cell table:formula="of:=[.D208]" office:value-type="float" office:value="2596974508" calcext:value-type="float">
            <text:p>2596974508</text:p>
          </table:table-cell>
          <table:table-cell table:formula="of:=[.E208]" office:value-type="float" office:value="2976234045" calcext:value-type="float">
            <text:p>2976234045</text:p>
          </table:table-cell>
          <table:table-cell table:formula="of:=[.F208]" office:value-type="float" office:value="3311109847" calcext:value-type="float">
            <text:p>3311109847</text:p>
          </table:table-cell>
          <table:table-cell table:formula="of:=[.G208]" office:value-type="float" office:value="3317903167" calcext:value-type="float">
            <text:p>3317903167</text:p>
          </table:table-cell>
          <table:table-cell table:formula="of:=[.H208]+[.A208]" office:value-type="float" office:value="4132257660" calcext:value-type="float">
            <text:p>4132257660</text:p>
          </table:table-cell>
          <table:table-cell table:formula="of:=[.I208]" office:value-type="float" office:value="1754778268" calcext:value-type="float">
            <text:p>1754778268</text:p>
          </table:table-cell>
          <table:table-cell table:formula="of:=[.A208]" office:value-type="float" office:value="2276879479" calcext:value-type="float">
            <text:p>2276879479</text:p>
          </table:table-cell>
          <table:table-cell table:formula="of:=SUM([.A209:.I209])" office:value-type="float" office:value="25098081104" calcext:value-type="float">
            <text:p>25098081104</text:p>
          </table:table-cell>
        </table:table-row>
        <table:table-row table:style-name="ro1">
          <table:table-cell table:formula="of:=[.B209]" office:value-type="float" office:value="2654809069" calcext:value-type="float">
            <text:p>2654809069</text:p>
          </table:table-cell>
          <table:table-cell table:formula="of:=[.C209]" office:value-type="float" office:value="2596974508" calcext:value-type="float">
            <text:p>2596974508</text:p>
          </table:table-cell>
          <table:table-cell table:formula="of:=[.D209]" office:value-type="float" office:value="2976234045" calcext:value-type="float">
            <text:p>2976234045</text:p>
          </table:table-cell>
          <table:table-cell table:formula="of:=[.E209]" office:value-type="float" office:value="3311109847" calcext:value-type="float">
            <text:p>3311109847</text:p>
          </table:table-cell>
          <table:table-cell table:formula="of:=[.F209]" office:value-type="float" office:value="3317903167" calcext:value-type="float">
            <text:p>3317903167</text:p>
          </table:table-cell>
          <table:table-cell table:formula="of:=[.G209]" office:value-type="float" office:value="4132257660" calcext:value-type="float">
            <text:p>4132257660</text:p>
          </table:table-cell>
          <table:table-cell table:formula="of:=[.H209]+[.A209]" office:value-type="float" office:value="3831913329" calcext:value-type="float">
            <text:p>3831913329</text:p>
          </table:table-cell>
          <table:table-cell table:formula="of:=[.I209]" office:value-type="float" office:value="2276879479" calcext:value-type="float">
            <text:p>2276879479</text:p>
          </table:table-cell>
          <table:table-cell table:formula="of:=[.A209]" office:value-type="float" office:value="2077135061" calcext:value-type="float">
            <text:p>2077135061</text:p>
          </table:table-cell>
          <table:table-cell table:formula="of:=SUM([.A210:.I210])" office:value-type="float" office:value="27175216165" calcext:value-type="float">
            <text:p>27175216165</text:p>
          </table:table-cell>
        </table:table-row>
        <table:table-row table:style-name="ro1">
          <table:table-cell table:formula="of:=[.B210]" office:value-type="float" office:value="2596974508" calcext:value-type="float">
            <text:p>2596974508</text:p>
          </table:table-cell>
          <table:table-cell table:formula="of:=[.C210]" office:value-type="float" office:value="2976234045" calcext:value-type="float">
            <text:p>2976234045</text:p>
          </table:table-cell>
          <table:table-cell table:formula="of:=[.D210]" office:value-type="float" office:value="3311109847" calcext:value-type="float">
            <text:p>3311109847</text:p>
          </table:table-cell>
          <table:table-cell table:formula="of:=[.E210]" office:value-type="float" office:value="3317903167" calcext:value-type="float">
            <text:p>3317903167</text:p>
          </table:table-cell>
          <table:table-cell table:formula="of:=[.F210]" office:value-type="float" office:value="4132257660" calcext:value-type="float">
            <text:p>4132257660</text:p>
          </table:table-cell>
          <table:table-cell table:formula="of:=[.G210]" office:value-type="float" office:value="3831913329" calcext:value-type="float">
            <text:p>3831913329</text:p>
          </table:table-cell>
          <table:table-cell table:formula="of:=[.H210]+[.A210]" office:value-type="float" office:value="4931688548" calcext:value-type="float">
            <text:p>4931688548</text:p>
          </table:table-cell>
          <table:table-cell table:formula="of:=[.I210]" office:value-type="float" office:value="2077135061" calcext:value-type="float">
            <text:p>2077135061</text:p>
          </table:table-cell>
          <table:table-cell table:formula="of:=[.A210]" office:value-type="float" office:value="2654809069" calcext:value-type="float">
            <text:p>2654809069</text:p>
          </table:table-cell>
          <table:table-cell table:formula="of:=SUM([.A211:.I211])" office:value-type="float" office:value="29830025234" calcext:value-type="float">
            <text:p>29830025234</text:p>
          </table:table-cell>
        </table:table-row>
        <table:table-row table:style-name="ro1">
          <table:table-cell table:formula="of:=[.B211]" office:value-type="float" office:value="2976234045" calcext:value-type="float">
            <text:p>2976234045</text:p>
          </table:table-cell>
          <table:table-cell table:formula="of:=[.C211]" office:value-type="float" office:value="3311109847" calcext:value-type="float">
            <text:p>3311109847</text:p>
          </table:table-cell>
          <table:table-cell table:formula="of:=[.D211]" office:value-type="float" office:value="3317903167" calcext:value-type="float">
            <text:p>3317903167</text:p>
          </table:table-cell>
          <table:table-cell table:formula="of:=[.E211]" office:value-type="float" office:value="4132257660" calcext:value-type="float">
            <text:p>4132257660</text:p>
          </table:table-cell>
          <table:table-cell table:formula="of:=[.F211]" office:value-type="float" office:value="3831913329" calcext:value-type="float">
            <text:p>3831913329</text:p>
          </table:table-cell>
          <table:table-cell table:formula="of:=[.G211]" office:value-type="float" office:value="4931688548" calcext:value-type="float">
            <text:p>4931688548</text:p>
          </table:table-cell>
          <table:table-cell table:formula="of:=[.H211]+[.A211]" office:value-type="float" office:value="4674109569" calcext:value-type="float">
            <text:p>4674109569</text:p>
          </table:table-cell>
          <table:table-cell table:formula="of:=[.I211]" office:value-type="float" office:value="2654809069" calcext:value-type="float">
            <text:p>2654809069</text:p>
          </table:table-cell>
          <table:table-cell table:formula="of:=[.A211]" office:value-type="float" office:value="2596974508" calcext:value-type="float">
            <text:p>2596974508</text:p>
          </table:table-cell>
          <table:table-cell table:formula="of:=SUM([.A212:.I212])" office:value-type="float" office:value="32426999742" calcext:value-type="float">
            <text:p>32426999742</text:p>
          </table:table-cell>
        </table:table-row>
        <table:table-row table:style-name="ro1">
          <table:table-cell table:formula="of:=[.B212]" office:value-type="float" office:value="3311109847" calcext:value-type="float">
            <text:p>3311109847</text:p>
          </table:table-cell>
          <table:table-cell table:formula="of:=[.C212]" office:value-type="float" office:value="3317903167" calcext:value-type="float">
            <text:p>3317903167</text:p>
          </table:table-cell>
          <table:table-cell table:formula="of:=[.D212]" office:value-type="float" office:value="4132257660" calcext:value-type="float">
            <text:p>4132257660</text:p>
          </table:table-cell>
          <table:table-cell table:formula="of:=[.E212]" office:value-type="float" office:value="3831913329" calcext:value-type="float">
            <text:p>3831913329</text:p>
          </table:table-cell>
          <table:table-cell table:formula="of:=[.F212]" office:value-type="float" office:value="4931688548" calcext:value-type="float">
            <text:p>4931688548</text:p>
          </table:table-cell>
          <table:table-cell table:formula="of:=[.G212]" office:value-type="float" office:value="4674109569" calcext:value-type="float">
            <text:p>4674109569</text:p>
          </table:table-cell>
          <table:table-cell table:formula="of:=[.H212]+[.A212]" office:value-type="float" office:value="5631043114" calcext:value-type="float">
            <text:p>5631043114</text:p>
          </table:table-cell>
          <table:table-cell table:formula="of:=[.I212]" office:value-type="float" office:value="2596974508" calcext:value-type="float">
            <text:p>2596974508</text:p>
          </table:table-cell>
          <table:table-cell table:formula="of:=[.A212]" office:value-type="float" office:value="2976234045" calcext:value-type="float">
            <text:p>2976234045</text:p>
          </table:table-cell>
          <table:table-cell table:formula="of:=SUM([.A213:.I213])" office:value-type="float" office:value="35403233787" calcext:value-type="float">
            <text:p>35403233787</text:p>
          </table:table-cell>
        </table:table-row>
        <table:table-row table:style-name="ro1">
          <table:table-cell table:formula="of:=[.B213]" office:value-type="float" office:value="3317903167" calcext:value-type="float">
            <text:p>3317903167</text:p>
          </table:table-cell>
          <table:table-cell table:formula="of:=[.C213]" office:value-type="float" office:value="4132257660" calcext:value-type="float">
            <text:p>4132257660</text:p>
          </table:table-cell>
          <table:table-cell table:formula="of:=[.D213]" office:value-type="float" office:value="3831913329" calcext:value-type="float">
            <text:p>3831913329</text:p>
          </table:table-cell>
          <table:table-cell table:formula="of:=[.E213]" office:value-type="float" office:value="4931688548" calcext:value-type="float">
            <text:p>4931688548</text:p>
          </table:table-cell>
          <table:table-cell table:formula="of:=[.F213]" office:value-type="float" office:value="4674109569" calcext:value-type="float">
            <text:p>4674109569</text:p>
          </table:table-cell>
          <table:table-cell table:formula="of:=[.G213]" office:value-type="float" office:value="5631043114" calcext:value-type="float">
            <text:p>5631043114</text:p>
          </table:table-cell>
          <table:table-cell table:formula="of:=[.H213]+[.A213]" office:value-type="float" office:value="5908084355" calcext:value-type="float">
            <text:p>5908084355</text:p>
          </table:table-cell>
          <table:table-cell table:formula="of:=[.I213]" office:value-type="float" office:value="2976234045" calcext:value-type="float">
            <text:p>2976234045</text:p>
          </table:table-cell>
          <table:table-cell table:formula="of:=[.A213]" office:value-type="float" office:value="3311109847" calcext:value-type="float">
            <text:p>3311109847</text:p>
          </table:table-cell>
          <table:table-cell table:formula="of:=SUM([.A214:.I214])" office:value-type="float" office:value="38714343634" calcext:value-type="float">
            <text:p>38714343634</text:p>
          </table:table-cell>
        </table:table-row>
        <table:table-row table:style-name="ro1">
          <table:table-cell table:formula="of:=[.B214]" office:value-type="float" office:value="4132257660" calcext:value-type="float">
            <text:p>4132257660</text:p>
          </table:table-cell>
          <table:table-cell table:formula="of:=[.C214]" office:value-type="float" office:value="3831913329" calcext:value-type="float">
            <text:p>3831913329</text:p>
          </table:table-cell>
          <table:table-cell table:formula="of:=[.D214]" office:value-type="float" office:value="4931688548" calcext:value-type="float">
            <text:p>4931688548</text:p>
          </table:table-cell>
          <table:table-cell table:formula="of:=[.E214]" office:value-type="float" office:value="4674109569" calcext:value-type="float">
            <text:p>4674109569</text:p>
          </table:table-cell>
          <table:table-cell table:formula="of:=[.F214]" office:value-type="float" office:value="5631043114" calcext:value-type="float">
            <text:p>5631043114</text:p>
          </table:table-cell>
          <table:table-cell table:formula="of:=[.G214]" office:value-type="float" office:value="5908084355" calcext:value-type="float">
            <text:p>5908084355</text:p>
          </table:table-cell>
          <table:table-cell table:formula="of:=[.H214]+[.A214]" office:value-type="float" office:value="6294137212" calcext:value-type="float">
            <text:p>6294137212</text:p>
          </table:table-cell>
          <table:table-cell table:formula="of:=[.I214]" office:value-type="float" office:value="3311109847" calcext:value-type="float">
            <text:p>3311109847</text:p>
          </table:table-cell>
          <table:table-cell table:formula="of:=[.A214]" office:value-type="float" office:value="3317903167" calcext:value-type="float">
            <text:p>3317903167</text:p>
          </table:table-cell>
          <table:table-cell table:formula="of:=SUM([.A215:.I215])" office:value-type="float" office:value="42032246801" calcext:value-type="float">
            <text:p>42032246801</text:p>
          </table:table-cell>
        </table:table-row>
        <table:table-row table:style-name="ro1">
          <table:table-cell table:formula="of:=[.B215]" office:value-type="float" office:value="3831913329" calcext:value-type="float">
            <text:p>3831913329</text:p>
          </table:table-cell>
          <table:table-cell table:formula="of:=[.C215]" office:value-type="float" office:value="4931688548" calcext:value-type="float">
            <text:p>4931688548</text:p>
          </table:table-cell>
          <table:table-cell table:formula="of:=[.D215]" office:value-type="float" office:value="4674109569" calcext:value-type="float">
            <text:p>4674109569</text:p>
          </table:table-cell>
          <table:table-cell table:formula="of:=[.E215]" office:value-type="float" office:value="5631043114" calcext:value-type="float">
            <text:p>5631043114</text:p>
          </table:table-cell>
          <table:table-cell table:formula="of:=[.F215]" office:value-type="float" office:value="5908084355" calcext:value-type="float">
            <text:p>5908084355</text:p>
          </table:table-cell>
          <table:table-cell table:formula="of:=[.G215]" office:value-type="float" office:value="6294137212" calcext:value-type="float">
            <text:p>6294137212</text:p>
          </table:table-cell>
          <table:table-cell table:formula="of:=[.H215]+[.A215]" office:value-type="float" office:value="7443367507" calcext:value-type="float">
            <text:p>7443367507</text:p>
          </table:table-cell>
          <table:table-cell table:formula="of:=[.I215]" office:value-type="float" office:value="3317903167" calcext:value-type="float">
            <text:p>3317903167</text:p>
          </table:table-cell>
          <table:table-cell table:formula="of:=[.A215]" office:value-type="float" office:value="4132257660" calcext:value-type="float">
            <text:p>4132257660</text:p>
          </table:table-cell>
          <table:table-cell table:formula="of:=SUM([.A216:.I216])" office:value-type="float" office:value="46164504461" calcext:value-type="float">
            <text:p>46164504461</text:p>
          </table:table-cell>
        </table:table-row>
        <table:table-row table:style-name="ro1">
          <table:table-cell table:formula="of:=[.B216]" office:value-type="float" office:value="4931688548" calcext:value-type="float">
            <text:p>4931688548</text:p>
          </table:table-cell>
          <table:table-cell table:formula="of:=[.C216]" office:value-type="float" office:value="4674109569" calcext:value-type="float">
            <text:p>4674109569</text:p>
          </table:table-cell>
          <table:table-cell table:formula="of:=[.D216]" office:value-type="float" office:value="5631043114" calcext:value-type="float">
            <text:p>5631043114</text:p>
          </table:table-cell>
          <table:table-cell table:formula="of:=[.E216]" office:value-type="float" office:value="5908084355" calcext:value-type="float">
            <text:p>5908084355</text:p>
          </table:table-cell>
          <table:table-cell table:formula="of:=[.F216]" office:value-type="float" office:value="6294137212" calcext:value-type="float">
            <text:p>6294137212</text:p>
          </table:table-cell>
          <table:table-cell table:formula="of:=[.G216]" office:value-type="float" office:value="7443367507" calcext:value-type="float">
            <text:p>7443367507</text:p>
          </table:table-cell>
          <table:table-cell table:formula="of:=[.H216]+[.A216]" office:value-type="float" office:value="7149816496" calcext:value-type="float">
            <text:p>7149816496</text:p>
          </table:table-cell>
          <table:table-cell table:formula="of:=[.I216]" office:value-type="float" office:value="4132257660" calcext:value-type="float">
            <text:p>4132257660</text:p>
          </table:table-cell>
          <table:table-cell table:formula="of:=[.A216]" office:value-type="float" office:value="3831913329" calcext:value-type="float">
            <text:p>3831913329</text:p>
          </table:table-cell>
          <table:table-cell table:formula="of:=SUM([.A217:.I217])" office:value-type="float" office:value="49996417790" calcext:value-type="float">
            <text:p>49996417790</text:p>
          </table:table-cell>
        </table:table-row>
        <table:table-row table:style-name="ro1">
          <table:table-cell table:formula="of:=[.B217]" office:value-type="float" office:value="4674109569" calcext:value-type="float">
            <text:p>4674109569</text:p>
          </table:table-cell>
          <table:table-cell table:formula="of:=[.C217]" office:value-type="float" office:value="5631043114" calcext:value-type="float">
            <text:p>5631043114</text:p>
          </table:table-cell>
          <table:table-cell table:formula="of:=[.D217]" office:value-type="float" office:value="5908084355" calcext:value-type="float">
            <text:p>5908084355</text:p>
          </table:table-cell>
          <table:table-cell table:formula="of:=[.E217]" office:value-type="float" office:value="6294137212" calcext:value-type="float">
            <text:p>6294137212</text:p>
          </table:table-cell>
          <table:table-cell table:formula="of:=[.F217]" office:value-type="float" office:value="7443367507" calcext:value-type="float">
            <text:p>7443367507</text:p>
          </table:table-cell>
          <table:table-cell table:formula="of:=[.G217]" office:value-type="float" office:value="7149816496" calcext:value-type="float">
            <text:p>7149816496</text:p>
          </table:table-cell>
          <table:table-cell table:formula="of:=[.H217]+[.A217]" office:value-type="float" office:value="9063946208" calcext:value-type="float">
            <text:p>9063946208</text:p>
          </table:table-cell>
          <table:table-cell table:formula="of:=[.I217]" office:value-type="float" office:value="3831913329" calcext:value-type="float">
            <text:p>3831913329</text:p>
          </table:table-cell>
          <table:table-cell table:formula="of:=[.A217]" office:value-type="float" office:value="4931688548" calcext:value-type="float">
            <text:p>4931688548</text:p>
          </table:table-cell>
          <table:table-cell table:formula="of:=SUM([.A218:.I218])" office:value-type="float" office:value="54928106338" calcext:value-type="float">
            <text:p>54928106338</text:p>
          </table:table-cell>
        </table:table-row>
        <table:table-row table:style-name="ro1">
          <table:table-cell table:formula="of:=[.B218]" office:value-type="float" office:value="5631043114" calcext:value-type="float">
            <text:p>5631043114</text:p>
          </table:table-cell>
          <table:table-cell table:formula="of:=[.C218]" office:value-type="float" office:value="5908084355" calcext:value-type="float">
            <text:p>5908084355</text:p>
          </table:table-cell>
          <table:table-cell table:formula="of:=[.D218]" office:value-type="float" office:value="6294137212" calcext:value-type="float">
            <text:p>6294137212</text:p>
          </table:table-cell>
          <table:table-cell table:formula="of:=[.E218]" office:value-type="float" office:value="7443367507" calcext:value-type="float">
            <text:p>7443367507</text:p>
          </table:table-cell>
          <table:table-cell table:formula="of:=[.F218]" office:value-type="float" office:value="7149816496" calcext:value-type="float">
            <text:p>7149816496</text:p>
          </table:table-cell>
          <table:table-cell table:formula="of:=[.G218]" office:value-type="float" office:value="9063946208" calcext:value-type="float">
            <text:p>9063946208</text:p>
          </table:table-cell>
          <table:table-cell table:formula="of:=[.H218]+[.A218]" office:value-type="float" office:value="8506022898" calcext:value-type="float">
            <text:p>8506022898</text:p>
          </table:table-cell>
          <table:table-cell table:formula="of:=[.I218]" office:value-type="float" office:value="4931688548" calcext:value-type="float">
            <text:p>4931688548</text:p>
          </table:table-cell>
          <table:table-cell table:formula="of:=[.A218]" office:value-type="float" office:value="4674109569" calcext:value-type="float">
            <text:p>4674109569</text:p>
          </table:table-cell>
          <table:table-cell table:formula="of:=SUM([.A219:.I219])" office:value-type="float" office:value="59602215907" calcext:value-type="float">
            <text:p>59602215907</text:p>
          </table:table-cell>
        </table:table-row>
        <table:table-row table:style-name="ro1">
          <table:table-cell table:formula="of:=[.B219]" office:value-type="float" office:value="5908084355" calcext:value-type="float">
            <text:p>5908084355</text:p>
          </table:table-cell>
          <table:table-cell table:formula="of:=[.C219]" office:value-type="float" office:value="6294137212" calcext:value-type="float">
            <text:p>6294137212</text:p>
          </table:table-cell>
          <table:table-cell table:formula="of:=[.D219]" office:value-type="float" office:value="7443367507" calcext:value-type="float">
            <text:p>7443367507</text:p>
          </table:table-cell>
          <table:table-cell table:formula="of:=[.E219]" office:value-type="float" office:value="7149816496" calcext:value-type="float">
            <text:p>7149816496</text:p>
          </table:table-cell>
          <table:table-cell table:formula="of:=[.F219]" office:value-type="float" office:value="9063946208" calcext:value-type="float">
            <text:p>9063946208</text:p>
          </table:table-cell>
          <table:table-cell table:formula="of:=[.G219]" office:value-type="float" office:value="8506022898" calcext:value-type="float">
            <text:p>8506022898</text:p>
          </table:table-cell>
          <table:table-cell table:formula="of:=[.H219]+[.A219]" office:value-type="float" office:value="10562731662" calcext:value-type="float">
            <text:p>10562731662</text:p>
          </table:table-cell>
          <table:table-cell table:formula="of:=[.I219]" office:value-type="float" office:value="4674109569" calcext:value-type="float">
            <text:p>4674109569</text:p>
          </table:table-cell>
          <table:table-cell table:formula="of:=[.A219]" office:value-type="float" office:value="5631043114" calcext:value-type="float">
            <text:p>5631043114</text:p>
          </table:table-cell>
          <table:table-cell table:formula="of:=SUM([.A220:.I220])" office:value-type="float" office:value="65233259021" calcext:value-type="float">
            <text:p>65233259021</text:p>
          </table:table-cell>
        </table:table-row>
        <table:table-row table:style-name="ro1">
          <table:table-cell table:formula="of:=[.B220]" office:value-type="float" office:value="6294137212" calcext:value-type="float">
            <text:p>6294137212</text:p>
          </table:table-cell>
          <table:table-cell table:formula="of:=[.C220]" office:value-type="float" office:value="7443367507" calcext:value-type="float">
            <text:p>7443367507</text:p>
          </table:table-cell>
          <table:table-cell table:formula="of:=[.D220]" office:value-type="float" office:value="7149816496" calcext:value-type="float">
            <text:p>7149816496</text:p>
          </table:table-cell>
          <table:table-cell table:formula="of:=[.E220]" office:value-type="float" office:value="9063946208" calcext:value-type="float">
            <text:p>9063946208</text:p>
          </table:table-cell>
          <table:table-cell table:formula="of:=[.F220]" office:value-type="float" office:value="8506022898" calcext:value-type="float">
            <text:p>8506022898</text:p>
          </table:table-cell>
          <table:table-cell table:formula="of:=[.G220]" office:value-type="float" office:value="10562731662" calcext:value-type="float">
            <text:p>10562731662</text:p>
          </table:table-cell>
          <table:table-cell table:formula="of:=[.H220]+[.A220]" office:value-type="float" office:value="10582193924" calcext:value-type="float">
            <text:p>10582193924</text:p>
          </table:table-cell>
          <table:table-cell table:formula="of:=[.I220]" office:value-type="float" office:value="5631043114" calcext:value-type="float">
            <text:p>5631043114</text:p>
          </table:table-cell>
          <table:table-cell table:formula="of:=[.A220]" office:value-type="float" office:value="5908084355" calcext:value-type="float">
            <text:p>5908084355</text:p>
          </table:table-cell>
          <table:table-cell table:formula="of:=SUM([.A221:.I221])" office:value-type="float" office:value="71141343376" calcext:value-type="float">
            <text:p>71141343376</text:p>
          </table:table-cell>
        </table:table-row>
        <table:table-row table:style-name="ro1">
          <table:table-cell table:formula="of:=[.B221]" office:value-type="float" office:value="7443367507" calcext:value-type="float">
            <text:p>7443367507</text:p>
          </table:table-cell>
          <table:table-cell table:formula="of:=[.C221]" office:value-type="float" office:value="7149816496" calcext:value-type="float">
            <text:p>7149816496</text:p>
          </table:table-cell>
          <table:table-cell table:formula="of:=[.D221]" office:value-type="float" office:value="9063946208" calcext:value-type="float">
            <text:p>9063946208</text:p>
          </table:table-cell>
          <table:table-cell table:formula="of:=[.E221]" office:value-type="float" office:value="8506022898" calcext:value-type="float">
            <text:p>8506022898</text:p>
          </table:table-cell>
          <table:table-cell table:formula="of:=[.F221]" office:value-type="float" office:value="10562731662" calcext:value-type="float">
            <text:p>10562731662</text:p>
          </table:table-cell>
          <table:table-cell table:formula="of:=[.G221]" office:value-type="float" office:value="10582193924" calcext:value-type="float">
            <text:p>10582193924</text:p>
          </table:table-cell>
          <table:table-cell table:formula="of:=[.H221]+[.A221]" office:value-type="float" office:value="11925180326" calcext:value-type="float">
            <text:p>11925180326</text:p>
          </table:table-cell>
          <table:table-cell table:formula="of:=[.I221]" office:value-type="float" office:value="5908084355" calcext:value-type="float">
            <text:p>5908084355</text:p>
          </table:table-cell>
          <table:table-cell table:formula="of:=[.A221]" office:value-type="float" office:value="6294137212" calcext:value-type="float">
            <text:p>6294137212</text:p>
          </table:table-cell>
          <table:table-cell table:formula="of:=SUM([.A222:.I222])" office:value-type="float" office:value="77435480588" calcext:value-type="float">
            <text:p>77435480588</text:p>
          </table:table-cell>
        </table:table-row>
        <table:table-row table:style-name="ro1">
          <table:table-cell table:formula="of:=[.B222]" office:value-type="float" office:value="7149816496" calcext:value-type="float">
            <text:p>7149816496</text:p>
          </table:table-cell>
          <table:table-cell table:formula="of:=[.C222]" office:value-type="float" office:value="9063946208" calcext:value-type="float">
            <text:p>9063946208</text:p>
          </table:table-cell>
          <table:table-cell table:formula="of:=[.D222]" office:value-type="float" office:value="8506022898" calcext:value-type="float">
            <text:p>8506022898</text:p>
          </table:table-cell>
          <table:table-cell table:formula="of:=[.E222]" office:value-type="float" office:value="10562731662" calcext:value-type="float">
            <text:p>10562731662</text:p>
          </table:table-cell>
          <table:table-cell table:formula="of:=[.F222]" office:value-type="float" office:value="10582193924" calcext:value-type="float">
            <text:p>10582193924</text:p>
          </table:table-cell>
          <table:table-cell table:formula="of:=[.G222]" office:value-type="float" office:value="11925180326" calcext:value-type="float">
            <text:p>11925180326</text:p>
          </table:table-cell>
          <table:table-cell table:formula="of:=[.H222]+[.A222]" office:value-type="float" office:value="13351451862" calcext:value-type="float">
            <text:p>13351451862</text:p>
          </table:table-cell>
          <table:table-cell table:formula="of:=[.I222]" office:value-type="float" office:value="6294137212" calcext:value-type="float">
            <text:p>6294137212</text:p>
          </table:table-cell>
          <table:table-cell table:formula="of:=[.A222]" office:value-type="float" office:value="7443367507" calcext:value-type="float">
            <text:p>7443367507</text:p>
          </table:table-cell>
          <table:table-cell table:formula="of:=SUM([.A223:.I223])" office:value-type="float" office:value="84878848095" calcext:value-type="float">
            <text:p>84878848095</text:p>
          </table:table-cell>
        </table:table-row>
        <table:table-row table:style-name="ro1">
          <table:table-cell table:formula="of:=[.B223]" office:value-type="float" office:value="9063946208" calcext:value-type="float">
            <text:p>9063946208</text:p>
          </table:table-cell>
          <table:table-cell table:formula="of:=[.C223]" office:value-type="float" office:value="8506022898" calcext:value-type="float">
            <text:p>8506022898</text:p>
          </table:table-cell>
          <table:table-cell table:formula="of:=[.D223]" office:value-type="float" office:value="10562731662" calcext:value-type="float">
            <text:p>10562731662</text:p>
          </table:table-cell>
          <table:table-cell table:formula="of:=[.E223]" office:value-type="float" office:value="10582193924" calcext:value-type="float">
            <text:p>10582193924</text:p>
          </table:table-cell>
          <table:table-cell table:formula="of:=[.F223]" office:value-type="float" office:value="11925180326" calcext:value-type="float">
            <text:p>11925180326</text:p>
          </table:table-cell>
          <table:table-cell table:formula="of:=[.G223]" office:value-type="float" office:value="13351451862" calcext:value-type="float">
            <text:p>13351451862</text:p>
          </table:table-cell>
          <table:table-cell table:formula="of:=[.H223]+[.A223]" office:value-type="float" office:value="13443953708" calcext:value-type="float">
            <text:p>13443953708</text:p>
          </table:table-cell>
          <table:table-cell table:formula="of:=[.I223]" office:value-type="float" office:value="7443367507" calcext:value-type="float">
            <text:p>7443367507</text:p>
          </table:table-cell>
          <table:table-cell table:formula="of:=[.A223]" office:value-type="float" office:value="7149816496" calcext:value-type="float">
            <text:p>7149816496</text:p>
          </table:table-cell>
          <table:table-cell table:formula="of:=SUM([.A224:.I224])" office:value-type="float" office:value="92028664591" calcext:value-type="float">
            <text:p>92028664591</text:p>
          </table:table-cell>
        </table:table-row>
        <table:table-row table:style-name="ro1">
          <table:table-cell table:formula="of:=[.B224]" office:value-type="float" office:value="8506022898" calcext:value-type="float">
            <text:p>8506022898</text:p>
          </table:table-cell>
          <table:table-cell table:formula="of:=[.C224]" office:value-type="float" office:value="10562731662" calcext:value-type="float">
            <text:p>10562731662</text:p>
          </table:table-cell>
          <table:table-cell table:formula="of:=[.D224]" office:value-type="float" office:value="10582193924" calcext:value-type="float">
            <text:p>10582193924</text:p>
          </table:table-cell>
          <table:table-cell table:formula="of:=[.E224]" office:value-type="float" office:value="11925180326" calcext:value-type="float">
            <text:p>11925180326</text:p>
          </table:table-cell>
          <table:table-cell table:formula="of:=[.F224]" office:value-type="float" office:value="13351451862" calcext:value-type="float">
            <text:p>13351451862</text:p>
          </table:table-cell>
          <table:table-cell table:formula="of:=[.G224]" office:value-type="float" office:value="13443953708" calcext:value-type="float">
            <text:p>13443953708</text:p>
          </table:table-cell>
          <table:table-cell table:formula="of:=[.H224]+[.A224]" office:value-type="float" office:value="16507313715" calcext:value-type="float">
            <text:p>16507313715</text:p>
          </table:table-cell>
          <table:table-cell table:formula="of:=[.I224]" office:value-type="float" office:value="7149816496" calcext:value-type="float">
            <text:p>7149816496</text:p>
          </table:table-cell>
          <table:table-cell table:formula="of:=[.A224]" office:value-type="float" office:value="9063946208" calcext:value-type="float">
            <text:p>9063946208</text:p>
          </table:table-cell>
          <table:table-cell table:formula="of:=SUM([.A225:.I225])" office:value-type="float" office:value="101092610799" calcext:value-type="float">
            <text:p>101092610799</text:p>
          </table:table-cell>
        </table:table-row>
        <table:table-row table:style-name="ro1">
          <table:table-cell table:formula="of:=[.B225]" office:value-type="float" office:value="10562731662" calcext:value-type="float">
            <text:p>10562731662</text:p>
          </table:table-cell>
          <table:table-cell table:formula="of:=[.C225]" office:value-type="float" office:value="10582193924" calcext:value-type="float">
            <text:p>10582193924</text:p>
          </table:table-cell>
          <table:table-cell table:formula="of:=[.D225]" office:value-type="float" office:value="11925180326" calcext:value-type="float">
            <text:p>11925180326</text:p>
          </table:table-cell>
          <table:table-cell table:formula="of:=[.E225]" office:value-type="float" office:value="13351451862" calcext:value-type="float">
            <text:p>13351451862</text:p>
          </table:table-cell>
          <table:table-cell table:formula="of:=[.F225]" office:value-type="float" office:value="13443953708" calcext:value-type="float">
            <text:p>13443953708</text:p>
          </table:table-cell>
          <table:table-cell table:formula="of:=[.G225]" office:value-type="float" office:value="16507313715" calcext:value-type="float">
            <text:p>16507313715</text:p>
          </table:table-cell>
          <table:table-cell table:formula="of:=[.H225]+[.A225]" office:value-type="float" office:value="15655839394" calcext:value-type="float">
            <text:p>15655839394</text:p>
          </table:table-cell>
          <table:table-cell table:formula="of:=[.I225]" office:value-type="float" office:value="9063946208" calcext:value-type="float">
            <text:p>9063946208</text:p>
          </table:table-cell>
          <table:table-cell table:formula="of:=[.A225]" office:value-type="float" office:value="8506022898" calcext:value-type="float">
            <text:p>8506022898</text:p>
          </table:table-cell>
          <table:table-cell table:formula="of:=SUM([.A226:.I226])" office:value-type="float" office:value="109598633697" calcext:value-type="float">
            <text:p>109598633697</text:p>
          </table:table-cell>
        </table:table-row>
        <table:table-row table:style-name="ro1">
          <table:table-cell table:formula="of:=[.B226]" office:value-type="float" office:value="10582193924" calcext:value-type="float">
            <text:p>10582193924</text:p>
          </table:table-cell>
          <table:table-cell table:formula="of:=[.C226]" office:value-type="float" office:value="11925180326" calcext:value-type="float">
            <text:p>11925180326</text:p>
          </table:table-cell>
          <table:table-cell table:formula="of:=[.D226]" office:value-type="float" office:value="13351451862" calcext:value-type="float">
            <text:p>13351451862</text:p>
          </table:table-cell>
          <table:table-cell table:formula="of:=[.E226]" office:value-type="float" office:value="13443953708" calcext:value-type="float">
            <text:p>13443953708</text:p>
          </table:table-cell>
          <table:table-cell table:formula="of:=[.F226]" office:value-type="float" office:value="16507313715" calcext:value-type="float">
            <text:p>16507313715</text:p>
          </table:table-cell>
          <table:table-cell table:formula="of:=[.G226]" office:value-type="float" office:value="15655839394" calcext:value-type="float">
            <text:p>15655839394</text:p>
          </table:table-cell>
          <table:table-cell table:formula="of:=[.H226]+[.A226]" office:value-type="float" office:value="19626677870" calcext:value-type="float">
            <text:p>19626677870</text:p>
          </table:table-cell>
          <table:table-cell table:formula="of:=[.I226]" office:value-type="float" office:value="8506022898" calcext:value-type="float">
            <text:p>8506022898</text:p>
          </table:table-cell>
          <table:table-cell table:formula="of:=[.A226]" office:value-type="float" office:value="10562731662" calcext:value-type="float">
            <text:p>10562731662</text:p>
          </table:table-cell>
          <table:table-cell table:formula="of:=SUM([.A227:.I227])" office:value-type="float" office:value="120161365359" calcext:value-type="float">
            <text:p>120161365359</text:p>
          </table:table-cell>
        </table:table-row>
        <table:table-row table:style-name="ro1">
          <table:table-cell table:formula="of:=[.B227]" office:value-type="float" office:value="11925180326" calcext:value-type="float">
            <text:p>11925180326</text:p>
          </table:table-cell>
          <table:table-cell table:formula="of:=[.C227]" office:value-type="float" office:value="13351451862" calcext:value-type="float">
            <text:p>13351451862</text:p>
          </table:table-cell>
          <table:table-cell table:formula="of:=[.D227]" office:value-type="float" office:value="13443953708" calcext:value-type="float">
            <text:p>13443953708</text:p>
          </table:table-cell>
          <table:table-cell table:formula="of:=[.E227]" office:value-type="float" office:value="16507313715" calcext:value-type="float">
            <text:p>16507313715</text:p>
          </table:table-cell>
          <table:table-cell table:formula="of:=[.F227]" office:value-type="float" office:value="15655839394" calcext:value-type="float">
            <text:p>15655839394</text:p>
          </table:table-cell>
          <table:table-cell table:formula="of:=[.G227]" office:value-type="float" office:value="19626677870" calcext:value-type="float">
            <text:p>19626677870</text:p>
          </table:table-cell>
          <table:table-cell table:formula="of:=[.H227]+[.A227]" office:value-type="float" office:value="19088216822" calcext:value-type="float">
            <text:p>19088216822</text:p>
          </table:table-cell>
          <table:table-cell table:formula="of:=[.I227]" office:value-type="float" office:value="10562731662" calcext:value-type="float">
            <text:p>10562731662</text:p>
          </table:table-cell>
          <table:table-cell table:formula="of:=[.A227]" office:value-type="float" office:value="10582193924" calcext:value-type="float">
            <text:p>10582193924</text:p>
          </table:table-cell>
          <table:table-cell table:formula="of:=SUM([.A228:.I228])" office:value-type="float" office:value="130743559283" calcext:value-type="float">
            <text:p>130743559283</text:p>
          </table:table-cell>
        </table:table-row>
        <table:table-row table:style-name="ro1">
          <table:table-cell table:formula="of:=[.B228]" office:value-type="float" office:value="13351451862" calcext:value-type="float">
            <text:p>13351451862</text:p>
          </table:table-cell>
          <table:table-cell table:formula="of:=[.C228]" office:value-type="float" office:value="13443953708" calcext:value-type="float">
            <text:p>13443953708</text:p>
          </table:table-cell>
          <table:table-cell table:formula="of:=[.D228]" office:value-type="float" office:value="16507313715" calcext:value-type="float">
            <text:p>16507313715</text:p>
          </table:table-cell>
          <table:table-cell table:formula="of:=[.E228]" office:value-type="float" office:value="15655839394" calcext:value-type="float">
            <text:p>15655839394</text:p>
          </table:table-cell>
          <table:table-cell table:formula="of:=[.F228]" office:value-type="float" office:value="19626677870" calcext:value-type="float">
            <text:p>19626677870</text:p>
          </table:table-cell>
          <table:table-cell table:formula="of:=[.G228]" office:value-type="float" office:value="19088216822" calcext:value-type="float">
            <text:p>19088216822</text:p>
          </table:table-cell>
          <table:table-cell table:formula="of:=[.H228]+[.A228]" office:value-type="float" office:value="22487911988" calcext:value-type="float">
            <text:p>22487911988</text:p>
          </table:table-cell>
          <table:table-cell table:formula="of:=[.I228]" office:value-type="float" office:value="10582193924" calcext:value-type="float">
            <text:p>10582193924</text:p>
          </table:table-cell>
          <table:table-cell table:formula="of:=[.A228]" office:value-type="float" office:value="11925180326" calcext:value-type="float">
            <text:p>11925180326</text:p>
          </table:table-cell>
          <table:table-cell table:formula="of:=SUM([.A229:.I229])" office:value-type="float" office:value="142668739609" calcext:value-type="float">
            <text:p>142668739609</text:p>
          </table:table-cell>
        </table:table-row>
        <table:table-row table:style-name="ro1">
          <table:table-cell table:formula="of:=[.B229]" office:value-type="float" office:value="13443953708" calcext:value-type="float">
            <text:p>13443953708</text:p>
          </table:table-cell>
          <table:table-cell table:formula="of:=[.C229]" office:value-type="float" office:value="16507313715" calcext:value-type="float">
            <text:p>16507313715</text:p>
          </table:table-cell>
          <table:table-cell table:formula="of:=[.D229]" office:value-type="float" office:value="15655839394" calcext:value-type="float">
            <text:p>15655839394</text:p>
          </table:table-cell>
          <table:table-cell table:formula="of:=[.E229]" office:value-type="float" office:value="19626677870" calcext:value-type="float">
            <text:p>19626677870</text:p>
          </table:table-cell>
          <table:table-cell table:formula="of:=[.F229]" office:value-type="float" office:value="19088216822" calcext:value-type="float">
            <text:p>19088216822</text:p>
          </table:table-cell>
          <table:table-cell table:formula="of:=[.G229]" office:value-type="float" office:value="22487911988" calcext:value-type="float">
            <text:p>22487911988</text:p>
          </table:table-cell>
          <table:table-cell table:formula="of:=[.H229]+[.A229]" office:value-type="float" office:value="23933645786" calcext:value-type="float">
            <text:p>23933645786</text:p>
          </table:table-cell>
          <table:table-cell table:formula="of:=[.I229]" office:value-type="float" office:value="11925180326" calcext:value-type="float">
            <text:p>11925180326</text:p>
          </table:table-cell>
          <table:table-cell table:formula="of:=[.A229]" office:value-type="float" office:value="13351451862" calcext:value-type="float">
            <text:p>13351451862</text:p>
          </table:table-cell>
          <table:table-cell table:formula="of:=SUM([.A230:.I230])" office:value-type="float" office:value="156020191471" calcext:value-type="float">
            <text:p>156020191471</text:p>
          </table:table-cell>
        </table:table-row>
        <table:table-row table:style-name="ro1">
          <table:table-cell table:formula="of:=[.B230]" office:value-type="float" office:value="16507313715" calcext:value-type="float">
            <text:p>16507313715</text:p>
          </table:table-cell>
          <table:table-cell table:formula="of:=[.C230]" office:value-type="float" office:value="15655839394" calcext:value-type="float">
            <text:p>15655839394</text:p>
          </table:table-cell>
          <table:table-cell table:formula="of:=[.D230]" office:value-type="float" office:value="19626677870" calcext:value-type="float">
            <text:p>19626677870</text:p>
          </table:table-cell>
          <table:table-cell table:formula="of:=[.E230]" office:value-type="float" office:value="19088216822" calcext:value-type="float">
            <text:p>19088216822</text:p>
          </table:table-cell>
          <table:table-cell table:formula="of:=[.F230]" office:value-type="float" office:value="22487911988" calcext:value-type="float">
            <text:p>22487911988</text:p>
          </table:table-cell>
          <table:table-cell table:formula="of:=[.G230]" office:value-type="float" office:value="23933645786" calcext:value-type="float">
            <text:p>23933645786</text:p>
          </table:table-cell>
          <table:table-cell table:formula="of:=[.H230]+[.A230]" office:value-type="float" office:value="25369134034" calcext:value-type="float">
            <text:p>25369134034</text:p>
          </table:table-cell>
          <table:table-cell table:formula="of:=[.I230]" office:value-type="float" office:value="13351451862" calcext:value-type="float">
            <text:p>13351451862</text:p>
          </table:table-cell>
          <table:table-cell table:formula="of:=[.A230]" office:value-type="float" office:value="13443953708" calcext:value-type="float">
            <text:p>13443953708</text:p>
          </table:table-cell>
          <table:table-cell table:formula="of:=SUM([.A231:.I231])" office:value-type="float" office:value="169464145179" calcext:value-type="float">
            <text:p>169464145179</text:p>
          </table:table-cell>
        </table:table-row>
        <table:table-row table:style-name="ro1">
          <table:table-cell table:formula="of:=[.B231]" office:value-type="float" office:value="15655839394" calcext:value-type="float">
            <text:p>15655839394</text:p>
          </table:table-cell>
          <table:table-cell table:formula="of:=[.C231]" office:value-type="float" office:value="19626677870" calcext:value-type="float">
            <text:p>19626677870</text:p>
          </table:table-cell>
          <table:table-cell table:formula="of:=[.D231]" office:value-type="float" office:value="19088216822" calcext:value-type="float">
            <text:p>19088216822</text:p>
          </table:table-cell>
          <table:table-cell table:formula="of:=[.E231]" office:value-type="float" office:value="22487911988" calcext:value-type="float">
            <text:p>22487911988</text:p>
          </table:table-cell>
          <table:table-cell table:formula="of:=[.F231]" office:value-type="float" office:value="23933645786" calcext:value-type="float">
            <text:p>23933645786</text:p>
          </table:table-cell>
          <table:table-cell table:formula="of:=[.G231]" office:value-type="float" office:value="25369134034" calcext:value-type="float">
            <text:p>25369134034</text:p>
          </table:table-cell>
          <table:table-cell table:formula="of:=[.H231]+[.A231]" office:value-type="float" office:value="29858765577" calcext:value-type="float">
            <text:p>29858765577</text:p>
          </table:table-cell>
          <table:table-cell table:formula="of:=[.I231]" office:value-type="float" office:value="13443953708" calcext:value-type="float">
            <text:p>13443953708</text:p>
          </table:table-cell>
          <table:table-cell table:formula="of:=[.A231]" office:value-type="float" office:value="16507313715" calcext:value-type="float">
            <text:p>16507313715</text:p>
          </table:table-cell>
          <table:table-cell table:formula="of:=SUM([.A232:.I232])" office:value-type="float" office:value="185971458894" calcext:value-type="float">
            <text:p>185971458894</text:p>
          </table:table-cell>
        </table:table-row>
        <table:table-row table:style-name="ro1">
          <table:table-cell table:formula="of:=[.B232]" office:value-type="float" office:value="19626677870" calcext:value-type="float">
            <text:p>19626677870</text:p>
          </table:table-cell>
          <table:table-cell table:formula="of:=[.C232]" office:value-type="float" office:value="19088216822" calcext:value-type="float">
            <text:p>19088216822</text:p>
          </table:table-cell>
          <table:table-cell table:formula="of:=[.D232]" office:value-type="float" office:value="22487911988" calcext:value-type="float">
            <text:p>22487911988</text:p>
          </table:table-cell>
          <table:table-cell table:formula="of:=[.E232]" office:value-type="float" office:value="23933645786" calcext:value-type="float">
            <text:p>23933645786</text:p>
          </table:table-cell>
          <table:table-cell table:formula="of:=[.F232]" office:value-type="float" office:value="25369134034" calcext:value-type="float">
            <text:p>25369134034</text:p>
          </table:table-cell>
          <table:table-cell table:formula="of:=[.G232]" office:value-type="float" office:value="29858765577" calcext:value-type="float">
            <text:p>29858765577</text:p>
          </table:table-cell>
          <table:table-cell table:formula="of:=[.H232]+[.A232]" office:value-type="float" office:value="29099793102" calcext:value-type="float">
            <text:p>29099793102</text:p>
          </table:table-cell>
          <table:table-cell table:formula="of:=[.I232]" office:value-type="float" office:value="16507313715" calcext:value-type="float">
            <text:p>16507313715</text:p>
          </table:table-cell>
          <table:table-cell table:formula="of:=[.A232]" office:value-type="float" office:value="15655839394" calcext:value-type="float">
            <text:p>15655839394</text:p>
          </table:table-cell>
          <table:table-cell table:formula="of:=SUM([.A233:.I233])" office:value-type="float" office:value="201627298288" calcext:value-type="float">
            <text:p>201627298288</text:p>
          </table:table-cell>
        </table:table-row>
        <table:table-row table:style-name="ro1">
          <table:table-cell table:formula="of:=[.B233]" office:value-type="float" office:value="19088216822" calcext:value-type="float">
            <text:p>19088216822</text:p>
          </table:table-cell>
          <table:table-cell table:formula="of:=[.C233]" office:value-type="float" office:value="22487911988" calcext:value-type="float">
            <text:p>22487911988</text:p>
          </table:table-cell>
          <table:table-cell table:formula="of:=[.D233]" office:value-type="float" office:value="23933645786" calcext:value-type="float">
            <text:p>23933645786</text:p>
          </table:table-cell>
          <table:table-cell table:formula="of:=[.E233]" office:value-type="float" office:value="25369134034" calcext:value-type="float">
            <text:p>25369134034</text:p>
          </table:table-cell>
          <table:table-cell table:formula="of:=[.F233]" office:value-type="float" office:value="29858765577" calcext:value-type="float">
            <text:p>29858765577</text:p>
          </table:table-cell>
          <table:table-cell table:formula="of:=[.G233]" office:value-type="float" office:value="29099793102" calcext:value-type="float">
            <text:p>29099793102</text:p>
          </table:table-cell>
          <table:table-cell table:formula="of:=[.H233]+[.A233]" office:value-type="float" office:value="36133991585" calcext:value-type="float">
            <text:p>36133991585</text:p>
          </table:table-cell>
          <table:table-cell table:formula="of:=[.I233]" office:value-type="float" office:value="15655839394" calcext:value-type="float">
            <text:p>15655839394</text:p>
          </table:table-cell>
          <table:table-cell table:formula="of:=[.A233]" office:value-type="float" office:value="19626677870" calcext:value-type="float">
            <text:p>19626677870</text:p>
          </table:table-cell>
          <table:table-cell table:formula="of:=SUM([.A234:.I234])" office:value-type="float" office:value="221253976158" calcext:value-type="float">
            <text:p>221253976158</text:p>
          </table:table-cell>
        </table:table-row>
        <table:table-row table:style-name="ro1">
          <table:table-cell table:formula="of:=[.B234]" office:value-type="float" office:value="22487911988" calcext:value-type="float">
            <text:p>22487911988</text:p>
          </table:table-cell>
          <table:table-cell table:formula="of:=[.C234]" office:value-type="float" office:value="23933645786" calcext:value-type="float">
            <text:p>23933645786</text:p>
          </table:table-cell>
          <table:table-cell table:formula="of:=[.D234]" office:value-type="float" office:value="25369134034" calcext:value-type="float">
            <text:p>25369134034</text:p>
          </table:table-cell>
          <table:table-cell table:formula="of:=[.E234]" office:value-type="float" office:value="29858765577" calcext:value-type="float">
            <text:p>29858765577</text:p>
          </table:table-cell>
          <table:table-cell table:formula="of:=[.F234]" office:value-type="float" office:value="29099793102" calcext:value-type="float">
            <text:p>29099793102</text:p>
          </table:table-cell>
          <table:table-cell table:formula="of:=[.G234]" office:value-type="float" office:value="36133991585" calcext:value-type="float">
            <text:p>36133991585</text:p>
          </table:table-cell>
          <table:table-cell table:formula="of:=[.H234]+[.A234]" office:value-type="float" office:value="34744056216" calcext:value-type="float">
            <text:p>34744056216</text:p>
          </table:table-cell>
          <table:table-cell table:formula="of:=[.I234]" office:value-type="float" office:value="19626677870" calcext:value-type="float">
            <text:p>19626677870</text:p>
          </table:table-cell>
          <table:table-cell table:formula="of:=[.A234]" office:value-type="float" office:value="19088216822" calcext:value-type="float">
            <text:p>19088216822</text:p>
          </table:table-cell>
          <table:table-cell table:formula="of:=SUM([.A235:.I235])" office:value-type="float" office:value="240342192980" calcext:value-type="float">
            <text:p>240342192980</text:p>
          </table:table-cell>
        </table:table-row>
        <table:table-row table:style-name="ro1">
          <table:table-cell table:formula="of:=[.B235]" office:value-type="float" office:value="23933645786" calcext:value-type="float">
            <text:p>23933645786</text:p>
          </table:table-cell>
          <table:table-cell table:formula="of:=[.C235]" office:value-type="float" office:value="25369134034" calcext:value-type="float">
            <text:p>25369134034</text:p>
          </table:table-cell>
          <table:table-cell table:formula="of:=[.D235]" office:value-type="float" office:value="29858765577" calcext:value-type="float">
            <text:p>29858765577</text:p>
          </table:table-cell>
          <table:table-cell table:formula="of:=[.E235]" office:value-type="float" office:value="29099793102" calcext:value-type="float">
            <text:p>29099793102</text:p>
          </table:table-cell>
          <table:table-cell table:formula="of:=[.F235]" office:value-type="float" office:value="36133991585" calcext:value-type="float">
            <text:p>36133991585</text:p>
          </table:table-cell>
          <table:table-cell table:formula="of:=[.G235]" office:value-type="float" office:value="34744056216" calcext:value-type="float">
            <text:p>34744056216</text:p>
          </table:table-cell>
          <table:table-cell table:formula="of:=[.H235]+[.A235]" office:value-type="float" office:value="42114589858" calcext:value-type="float">
            <text:p>42114589858</text:p>
          </table:table-cell>
          <table:table-cell table:formula="of:=[.I235]" office:value-type="float" office:value="19088216822" calcext:value-type="float">
            <text:p>19088216822</text:p>
          </table:table-cell>
          <table:table-cell table:formula="of:=[.A235]" office:value-type="float" office:value="22487911988" calcext:value-type="float">
            <text:p>22487911988</text:p>
          </table:table-cell>
          <table:table-cell table:formula="of:=SUM([.A236:.I236])" office:value-type="float" office:value="262830104968" calcext:value-type="float">
            <text:p>262830104968</text:p>
          </table:table-cell>
        </table:table-row>
        <table:table-row table:style-name="ro1">
          <table:table-cell table:formula="of:=[.B236]" office:value-type="float" office:value="25369134034" calcext:value-type="float">
            <text:p>25369134034</text:p>
          </table:table-cell>
          <table:table-cell table:formula="of:=[.C236]" office:value-type="float" office:value="29858765577" calcext:value-type="float">
            <text:p>29858765577</text:p>
          </table:table-cell>
          <table:table-cell table:formula="of:=[.D236]" office:value-type="float" office:value="29099793102" calcext:value-type="float">
            <text:p>29099793102</text:p>
          </table:table-cell>
          <table:table-cell table:formula="of:=[.E236]" office:value-type="float" office:value="36133991585" calcext:value-type="float">
            <text:p>36133991585</text:p>
          </table:table-cell>
          <table:table-cell table:formula="of:=[.F236]" office:value-type="float" office:value="34744056216" calcext:value-type="float">
            <text:p>34744056216</text:p>
          </table:table-cell>
          <table:table-cell table:formula="of:=[.G236]" office:value-type="float" office:value="42114589858" calcext:value-type="float">
            <text:p>42114589858</text:p>
          </table:table-cell>
          <table:table-cell table:formula="of:=[.H236]+[.A236]" office:value-type="float" office:value="43021862608" calcext:value-type="float">
            <text:p>43021862608</text:p>
          </table:table-cell>
          <table:table-cell table:formula="of:=[.I236]" office:value-type="float" office:value="22487911988" calcext:value-type="float">
            <text:p>22487911988</text:p>
          </table:table-cell>
          <table:table-cell table:formula="of:=[.A236]" office:value-type="float" office:value="23933645786" calcext:value-type="float">
            <text:p>23933645786</text:p>
          </table:table-cell>
          <table:table-cell table:formula="of:=SUM([.A237:.I237])" office:value-type="float" office:value="286763750754" calcext:value-type="float">
            <text:p>286763750754</text:p>
          </table:table-cell>
        </table:table-row>
        <table:table-row table:style-name="ro1">
          <table:table-cell table:formula="of:=[.B237]" office:value-type="float" office:value="29858765577" calcext:value-type="float">
            <text:p>29858765577</text:p>
          </table:table-cell>
          <table:table-cell table:formula="of:=[.C237]" office:value-type="float" office:value="29099793102" calcext:value-type="float">
            <text:p>29099793102</text:p>
          </table:table-cell>
          <table:table-cell table:formula="of:=[.D237]" office:value-type="float" office:value="36133991585" calcext:value-type="float">
            <text:p>36133991585</text:p>
          </table:table-cell>
          <table:table-cell table:formula="of:=[.E237]" office:value-type="float" office:value="34744056216" calcext:value-type="float">
            <text:p>34744056216</text:p>
          </table:table-cell>
          <table:table-cell table:formula="of:=[.F237]" office:value-type="float" office:value="42114589858" calcext:value-type="float">
            <text:p>42114589858</text:p>
          </table:table-cell>
          <table:table-cell table:formula="of:=[.G237]" office:value-type="float" office:value="43021862608" calcext:value-type="float">
            <text:p>43021862608</text:p>
          </table:table-cell>
          <table:table-cell table:formula="of:=[.H237]+[.A237]" office:value-type="float" office:value="47857046022" calcext:value-type="float">
            <text:p>47857046022</text:p>
          </table:table-cell>
          <table:table-cell table:formula="of:=[.I237]" office:value-type="float" office:value="23933645786" calcext:value-type="float">
            <text:p>23933645786</text:p>
          </table:table-cell>
          <table:table-cell table:formula="of:=[.A237]" office:value-type="float" office:value="25369134034" calcext:value-type="float">
            <text:p>25369134034</text:p>
          </table:table-cell>
          <table:table-cell table:formula="of:=SUM([.A238:.I238])" office:value-type="float" office:value="312132884788" calcext:value-type="float">
            <text:p>312132884788</text:p>
          </table:table-cell>
        </table:table-row>
        <table:table-row table:style-name="ro1">
          <table:table-cell table:formula="of:=[.B238]" office:value-type="float" office:value="29099793102" calcext:value-type="float">
            <text:p>29099793102</text:p>
          </table:table-cell>
          <table:table-cell table:formula="of:=[.C238]" office:value-type="float" office:value="36133991585" calcext:value-type="float">
            <text:p>36133991585</text:p>
          </table:table-cell>
          <table:table-cell table:formula="of:=[.D238]" office:value-type="float" office:value="34744056216" calcext:value-type="float">
            <text:p>34744056216</text:p>
          </table:table-cell>
          <table:table-cell table:formula="of:=[.E238]" office:value-type="float" office:value="42114589858" calcext:value-type="float">
            <text:p>42114589858</text:p>
          </table:table-cell>
          <table:table-cell table:formula="of:=[.F238]" office:value-type="float" office:value="43021862608" calcext:value-type="float">
            <text:p>43021862608</text:p>
          </table:table-cell>
          <table:table-cell table:formula="of:=[.G238]" office:value-type="float" office:value="47857046022" calcext:value-type="float">
            <text:p>47857046022</text:p>
          </table:table-cell>
          <table:table-cell table:formula="of:=[.H238]+[.A238]" office:value-type="float" office:value="53792411363" calcext:value-type="float">
            <text:p>53792411363</text:p>
          </table:table-cell>
          <table:table-cell table:formula="of:=[.I238]" office:value-type="float" office:value="25369134034" calcext:value-type="float">
            <text:p>25369134034</text:p>
          </table:table-cell>
          <table:table-cell table:formula="of:=[.A238]" office:value-type="float" office:value="29858765577" calcext:value-type="float">
            <text:p>29858765577</text:p>
          </table:table-cell>
          <table:table-cell table:formula="of:=SUM([.A239:.I239])" office:value-type="float" office:value="341991650365" calcext:value-type="float">
            <text:p>341991650365</text:p>
          </table:table-cell>
        </table:table-row>
        <table:table-row table:style-name="ro1">
          <table:table-cell table:formula="of:=[.B239]" office:value-type="float" office:value="36133991585" calcext:value-type="float">
            <text:p>36133991585</text:p>
          </table:table-cell>
          <table:table-cell table:formula="of:=[.C239]" office:value-type="float" office:value="34744056216" calcext:value-type="float">
            <text:p>34744056216</text:p>
          </table:table-cell>
          <table:table-cell table:formula="of:=[.D239]" office:value-type="float" office:value="42114589858" calcext:value-type="float">
            <text:p>42114589858</text:p>
          </table:table-cell>
          <table:table-cell table:formula="of:=[.E239]" office:value-type="float" office:value="43021862608" calcext:value-type="float">
            <text:p>43021862608</text:p>
          </table:table-cell>
          <table:table-cell table:formula="of:=[.F239]" office:value-type="float" office:value="47857046022" calcext:value-type="float">
            <text:p>47857046022</text:p>
          </table:table-cell>
          <table:table-cell table:formula="of:=[.G239]" office:value-type="float" office:value="53792411363" calcext:value-type="float">
            <text:p>53792411363</text:p>
          </table:table-cell>
          <table:table-cell table:formula="of:=[.H239]+[.A239]" office:value-type="float" office:value="54468927136" calcext:value-type="float">
            <text:p>54468927136</text:p>
          </table:table-cell>
          <table:table-cell table:formula="of:=[.I239]" office:value-type="float" office:value="29858765577" calcext:value-type="float">
            <text:p>29858765577</text:p>
          </table:table-cell>
          <table:table-cell table:formula="of:=[.A239]" office:value-type="float" office:value="29099793102" calcext:value-type="float">
            <text:p>29099793102</text:p>
          </table:table-cell>
          <table:table-cell table:formula="of:=SUM([.A240:.I240])" office:value-type="float" office:value="371091443467" calcext:value-type="float">
            <text:p>371091443467</text:p>
          </table:table-cell>
        </table:table-row>
        <table:table-row table:style-name="ro1">
          <table:table-cell table:formula="of:=[.B240]" office:value-type="float" office:value="34744056216" calcext:value-type="float">
            <text:p>34744056216</text:p>
          </table:table-cell>
          <table:table-cell table:formula="of:=[.C240]" office:value-type="float" office:value="42114589858" calcext:value-type="float">
            <text:p>42114589858</text:p>
          </table:table-cell>
          <table:table-cell table:formula="of:=[.D240]" office:value-type="float" office:value="43021862608" calcext:value-type="float">
            <text:p>43021862608</text:p>
          </table:table-cell>
          <table:table-cell table:formula="of:=[.E240]" office:value-type="float" office:value="47857046022" calcext:value-type="float">
            <text:p>47857046022</text:p>
          </table:table-cell>
          <table:table-cell table:formula="of:=[.F240]" office:value-type="float" office:value="53792411363" calcext:value-type="float">
            <text:p>53792411363</text:p>
          </table:table-cell>
          <table:table-cell table:formula="of:=[.G240]" office:value-type="float" office:value="54468927136" calcext:value-type="float">
            <text:p>54468927136</text:p>
          </table:table-cell>
          <table:table-cell table:formula="of:=[.H240]+[.A240]" office:value-type="float" office:value="65992757162" calcext:value-type="float">
            <text:p>65992757162</text:p>
          </table:table-cell>
          <table:table-cell table:formula="of:=[.I240]" office:value-type="float" office:value="29099793102" calcext:value-type="float">
            <text:p>29099793102</text:p>
          </table:table-cell>
          <table:table-cell table:formula="of:=[.A240]" office:value-type="float" office:value="36133991585" calcext:value-type="float">
            <text:p>36133991585</text:p>
          </table:table-cell>
          <table:table-cell table:formula="of:=SUM([.A241:.I241])" office:value-type="float" office:value="407225435052" calcext:value-type="float">
            <text:p>407225435052</text:p>
          </table:table-cell>
        </table:table-row>
        <table:table-row table:style-name="ro1">
          <table:table-cell table:formula="of:=[.B241]" office:value-type="float" office:value="42114589858" calcext:value-type="float">
            <text:p>42114589858</text:p>
          </table:table-cell>
          <table:table-cell table:formula="of:=[.C241]" office:value-type="float" office:value="43021862608" calcext:value-type="float">
            <text:p>43021862608</text:p>
          </table:table-cell>
          <table:table-cell table:formula="of:=[.D241]" office:value-type="float" office:value="47857046022" calcext:value-type="float">
            <text:p>47857046022</text:p>
          </table:table-cell>
          <table:table-cell table:formula="of:=[.E241]" office:value-type="float" office:value="53792411363" calcext:value-type="float">
            <text:p>53792411363</text:p>
          </table:table-cell>
          <table:table-cell table:formula="of:=[.F241]" office:value-type="float" office:value="54468927136" calcext:value-type="float">
            <text:p>54468927136</text:p>
          </table:table-cell>
          <table:table-cell table:formula="of:=[.G241]" office:value-type="float" office:value="65992757162" calcext:value-type="float">
            <text:p>65992757162</text:p>
          </table:table-cell>
          <table:table-cell table:formula="of:=[.H241]+[.A241]" office:value-type="float" office:value="63843849318" calcext:value-type="float">
            <text:p>63843849318</text:p>
          </table:table-cell>
          <table:table-cell table:formula="of:=[.I241]" office:value-type="float" office:value="36133991585" calcext:value-type="float">
            <text:p>36133991585</text:p>
          </table:table-cell>
          <table:table-cell table:formula="of:=[.A241]" office:value-type="float" office:value="34744056216" calcext:value-type="float">
            <text:p>34744056216</text:p>
          </table:table-cell>
          <table:table-cell table:formula="of:=SUM([.A242:.I242])" office:value-type="float" office:value="441969491268" calcext:value-type="float">
            <text:p>441969491268</text:p>
          </table:table-cell>
        </table:table-row>
        <table:table-row table:style-name="ro1">
          <table:table-cell table:formula="of:=[.B242]" office:value-type="float" office:value="43021862608" calcext:value-type="float">
            <text:p>43021862608</text:p>
          </table:table-cell>
          <table:table-cell table:formula="of:=[.C242]" office:value-type="float" office:value="47857046022" calcext:value-type="float">
            <text:p>47857046022</text:p>
          </table:table-cell>
          <table:table-cell table:formula="of:=[.D242]" office:value-type="float" office:value="53792411363" calcext:value-type="float">
            <text:p>53792411363</text:p>
          </table:table-cell>
          <table:table-cell table:formula="of:=[.E242]" office:value-type="float" office:value="54468927136" calcext:value-type="float">
            <text:p>54468927136</text:p>
          </table:table-cell>
          <table:table-cell table:formula="of:=[.F242]" office:value-type="float" office:value="65992757162" calcext:value-type="float">
            <text:p>65992757162</text:p>
          </table:table-cell>
          <table:table-cell table:formula="of:=[.G242]" office:value-type="float" office:value="63843849318" calcext:value-type="float">
            <text:p>63843849318</text:p>
          </table:table-cell>
          <table:table-cell table:formula="of:=[.H242]+[.A242]" office:value-type="float" office:value="78248581443" calcext:value-type="float">
            <text:p>78248581443</text:p>
          </table:table-cell>
          <table:table-cell table:formula="of:=[.I242]" office:value-type="float" office:value="34744056216" calcext:value-type="float">
            <text:p>34744056216</text:p>
          </table:table-cell>
          <table:table-cell table:formula="of:=[.A242]" office:value-type="float" office:value="42114589858" calcext:value-type="float">
            <text:p>42114589858</text:p>
          </table:table-cell>
          <table:table-cell table:formula="of:=SUM([.A243:.I243])" office:value-type="float" office:value="484084081126" calcext:value-type="float">
            <text:p>484084081126</text:p>
          </table:table-cell>
        </table:table-row>
        <table:table-row table:style-name="ro1">
          <table:table-cell table:formula="of:=[.B243]" office:value-type="float" office:value="47857046022" calcext:value-type="float">
            <text:p>47857046022</text:p>
          </table:table-cell>
          <table:table-cell table:formula="of:=[.C243]" office:value-type="float" office:value="53792411363" calcext:value-type="float">
            <text:p>53792411363</text:p>
          </table:table-cell>
          <table:table-cell table:formula="of:=[.D243]" office:value-type="float" office:value="54468927136" calcext:value-type="float">
            <text:p>54468927136</text:p>
          </table:table-cell>
          <table:table-cell table:formula="of:=[.E243]" office:value-type="float" office:value="65992757162" calcext:value-type="float">
            <text:p>65992757162</text:p>
          </table:table-cell>
          <table:table-cell table:formula="of:=[.F243]" office:value-type="float" office:value="63843849318" calcext:value-type="float">
            <text:p>63843849318</text:p>
          </table:table-cell>
          <table:table-cell table:formula="of:=[.G243]" office:value-type="float" office:value="78248581443" calcext:value-type="float">
            <text:p>78248581443</text:p>
          </table:table-cell>
          <table:table-cell table:formula="of:=[.H243]+[.A243]" office:value-type="float" office:value="77765918824" calcext:value-type="float">
            <text:p>77765918824</text:p>
          </table:table-cell>
          <table:table-cell table:formula="of:=[.I243]" office:value-type="float" office:value="42114589858" calcext:value-type="float">
            <text:p>42114589858</text:p>
          </table:table-cell>
          <table:table-cell table:formula="of:=[.A243]" office:value-type="float" office:value="43021862608" calcext:value-type="float">
            <text:p>43021862608</text:p>
          </table:table-cell>
          <table:table-cell table:formula="of:=SUM([.A244:.I244])" office:value-type="float" office:value="527105943734" calcext:value-type="float">
            <text:p>527105943734</text:p>
          </table:table-cell>
        </table:table-row>
        <table:table-row table:style-name="ro1">
          <table:table-cell table:formula="of:=[.B244]" office:value-type="float" office:value="53792411363" calcext:value-type="float">
            <text:p>53792411363</text:p>
          </table:table-cell>
          <table:table-cell table:formula="of:=[.C244]" office:value-type="float" office:value="54468927136" calcext:value-type="float">
            <text:p>54468927136</text:p>
          </table:table-cell>
          <table:table-cell table:formula="of:=[.D244]" office:value-type="float" office:value="65992757162" calcext:value-type="float">
            <text:p>65992757162</text:p>
          </table:table-cell>
          <table:table-cell table:formula="of:=[.E244]" office:value-type="float" office:value="63843849318" calcext:value-type="float">
            <text:p>63843849318</text:p>
          </table:table-cell>
          <table:table-cell table:formula="of:=[.F244]" office:value-type="float" office:value="78248581443" calcext:value-type="float">
            <text:p>78248581443</text:p>
          </table:table-cell>
          <table:table-cell table:formula="of:=[.G244]" office:value-type="float" office:value="77765918824" calcext:value-type="float">
            <text:p>77765918824</text:p>
          </table:table-cell>
          <table:table-cell table:formula="of:=[.H244]+[.A244]" office:value-type="float" office:value="89971635880" calcext:value-type="float">
            <text:p>89971635880</text:p>
          </table:table-cell>
          <table:table-cell table:formula="of:=[.I244]" office:value-type="float" office:value="43021862608" calcext:value-type="float">
            <text:p>43021862608</text:p>
          </table:table-cell>
          <table:table-cell table:formula="of:=[.A244]" office:value-type="float" office:value="47857046022" calcext:value-type="float">
            <text:p>47857046022</text:p>
          </table:table-cell>
          <table:table-cell table:formula="of:=SUM([.A245:.I245])" office:value-type="float" office:value="574962989756" calcext:value-type="float">
            <text:p>574962989756</text:p>
          </table:table-cell>
        </table:table-row>
        <table:table-row table:style-name="ro1">
          <table:table-cell table:formula="of:=[.B245]" office:value-type="float" office:value="54468927136" calcext:value-type="float">
            <text:p>54468927136</text:p>
          </table:table-cell>
          <table:table-cell table:formula="of:=[.C245]" office:value-type="float" office:value="65992757162" calcext:value-type="float">
            <text:p>65992757162</text:p>
          </table:table-cell>
          <table:table-cell table:formula="of:=[.D245]" office:value-type="float" office:value="63843849318" calcext:value-type="float">
            <text:p>63843849318</text:p>
          </table:table-cell>
          <table:table-cell table:formula="of:=[.E245]" office:value-type="float" office:value="78248581443" calcext:value-type="float">
            <text:p>78248581443</text:p>
          </table:table-cell>
          <table:table-cell table:formula="of:=[.F245]" office:value-type="float" office:value="77765918824" calcext:value-type="float">
            <text:p>77765918824</text:p>
          </table:table-cell>
          <table:table-cell table:formula="of:=[.G245]" office:value-type="float" office:value="89971635880" calcext:value-type="float">
            <text:p>89971635880</text:p>
          </table:table-cell>
          <table:table-cell table:formula="of:=[.H245]+[.A245]" office:value-type="float" office:value="96814273971" calcext:value-type="float">
            <text:p>96814273971</text:p>
          </table:table-cell>
          <table:table-cell table:formula="of:=[.I245]" office:value-type="float" office:value="47857046022" calcext:value-type="float">
            <text:p>47857046022</text:p>
          </table:table-cell>
          <table:table-cell table:formula="of:=[.A245]" office:value-type="float" office:value="53792411363" calcext:value-type="float">
            <text:p>53792411363</text:p>
          </table:table-cell>
          <table:table-cell table:formula="of:=SUM([.A246:.I246])" office:value-type="float" office:value="628755401119" calcext:value-type="float">
            <text:p>628755401119</text:p>
          </table:table-cell>
        </table:table-row>
        <table:table-row table:style-name="ro1">
          <table:table-cell table:formula="of:=[.B246]" office:value-type="float" office:value="65992757162" calcext:value-type="float">
            <text:p>65992757162</text:p>
          </table:table-cell>
          <table:table-cell table:formula="of:=[.C246]" office:value-type="float" office:value="63843849318" calcext:value-type="float">
            <text:p>63843849318</text:p>
          </table:table-cell>
          <table:table-cell table:formula="of:=[.D246]" office:value-type="float" office:value="78248581443" calcext:value-type="float">
            <text:p>78248581443</text:p>
          </table:table-cell>
          <table:table-cell table:formula="of:=[.E246]" office:value-type="float" office:value="77765918824" calcext:value-type="float">
            <text:p>77765918824</text:p>
          </table:table-cell>
          <table:table-cell table:formula="of:=[.F246]" office:value-type="float" office:value="89971635880" calcext:value-type="float">
            <text:p>89971635880</text:p>
          </table:table-cell>
          <table:table-cell table:formula="of:=[.G246]" office:value-type="float" office:value="96814273971" calcext:value-type="float">
            <text:p>96814273971</text:p>
          </table:table-cell>
          <table:table-cell table:formula="of:=[.H246]+[.A246]" office:value-type="float" office:value="102325973158" calcext:value-type="float">
            <text:p>102325973158</text:p>
          </table:table-cell>
          <table:table-cell table:formula="of:=[.I246]" office:value-type="float" office:value="53792411363" calcext:value-type="float">
            <text:p>53792411363</text:p>
          </table:table-cell>
          <table:table-cell table:formula="of:=[.A246]" office:value-type="float" office:value="54468927136" calcext:value-type="float">
            <text:p>54468927136</text:p>
          </table:table-cell>
          <table:table-cell table:formula="of:=SUM([.A247:.I247])" office:value-type="float" office:value="683224328255" calcext:value-type="float">
            <text:p>683224328255</text:p>
          </table:table-cell>
        </table:table-row>
        <table:table-row table:style-name="ro1">
          <table:table-cell table:formula="of:=[.B247]" office:value-type="float" office:value="63843849318" calcext:value-type="float">
            <text:p>63843849318</text:p>
          </table:table-cell>
          <table:table-cell table:formula="of:=[.C247]" office:value-type="float" office:value="78248581443" calcext:value-type="float">
            <text:p>78248581443</text:p>
          </table:table-cell>
          <table:table-cell table:formula="of:=[.D247]" office:value-type="float" office:value="77765918824" calcext:value-type="float">
            <text:p>77765918824</text:p>
          </table:table-cell>
          <table:table-cell table:formula="of:=[.E247]" office:value-type="float" office:value="89971635880" calcext:value-type="float">
            <text:p>89971635880</text:p>
          </table:table-cell>
          <table:table-cell table:formula="of:=[.F247]" office:value-type="float" office:value="96814273971" calcext:value-type="float">
            <text:p>96814273971</text:p>
          </table:table-cell>
          <table:table-cell table:formula="of:=[.G247]" office:value-type="float" office:value="102325973158" calcext:value-type="float">
            <text:p>102325973158</text:p>
          </table:table-cell>
          <table:table-cell table:formula="of:=[.H247]+[.A247]" office:value-type="float" office:value="119785168525" calcext:value-type="float">
            <text:p>119785168525</text:p>
          </table:table-cell>
          <table:table-cell table:formula="of:=[.I247]" office:value-type="float" office:value="54468927136" calcext:value-type="float">
            <text:p>54468927136</text:p>
          </table:table-cell>
          <table:table-cell table:formula="of:=[.A247]" office:value-type="float" office:value="65992757162" calcext:value-type="float">
            <text:p>65992757162</text:p>
          </table:table-cell>
          <table:table-cell table:formula="of:=SUM([.A248:.I248])" office:value-type="float" office:value="749217085417" calcext:value-type="float">
            <text:p>749217085417</text:p>
          </table:table-cell>
        </table:table-row>
        <table:table-row table:style-name="ro1">
          <table:table-cell table:formula="of:=[.B248]" office:value-type="float" office:value="78248581443" calcext:value-type="float">
            <text:p>78248581443</text:p>
          </table:table-cell>
          <table:table-cell table:formula="of:=[.C248]" office:value-type="float" office:value="77765918824" calcext:value-type="float">
            <text:p>77765918824</text:p>
          </table:table-cell>
          <table:table-cell table:formula="of:=[.D248]" office:value-type="float" office:value="89971635880" calcext:value-type="float">
            <text:p>89971635880</text:p>
          </table:table-cell>
          <table:table-cell table:formula="of:=[.E248]" office:value-type="float" office:value="96814273971" calcext:value-type="float">
            <text:p>96814273971</text:p>
          </table:table-cell>
          <table:table-cell table:formula="of:=[.F248]" office:value-type="float" office:value="102325973158" calcext:value-type="float">
            <text:p>102325973158</text:p>
          </table:table-cell>
          <table:table-cell table:formula="of:=[.G248]" office:value-type="float" office:value="119785168525" calcext:value-type="float">
            <text:p>119785168525</text:p>
          </table:table-cell>
          <table:table-cell table:formula="of:=[.H248]+[.A248]" office:value-type="float" office:value="118312776454" calcext:value-type="float">
            <text:p>118312776454</text:p>
          </table:table-cell>
          <table:table-cell table:formula="of:=[.I248]" office:value-type="float" office:value="65992757162" calcext:value-type="float">
            <text:p>65992757162</text:p>
          </table:table-cell>
          <table:table-cell table:formula="of:=[.A248]" office:value-type="float" office:value="63843849318" calcext:value-type="float">
            <text:p>63843849318</text:p>
          </table:table-cell>
          <table:table-cell table:formula="of:=SUM([.A249:.I249])" office:value-type="float" office:value="813060934735" calcext:value-type="float">
            <text:p>813060934735</text:p>
          </table:table-cell>
        </table:table-row>
        <table:table-row table:style-name="ro1">
          <table:table-cell table:formula="of:=[.B249]" office:value-type="float" office:value="77765918824" calcext:value-type="float">
            <text:p>77765918824</text:p>
          </table:table-cell>
          <table:table-cell table:formula="of:=[.C249]" office:value-type="float" office:value="89971635880" calcext:value-type="float">
            <text:p>89971635880</text:p>
          </table:table-cell>
          <table:table-cell table:formula="of:=[.D249]" office:value-type="float" office:value="96814273971" calcext:value-type="float">
            <text:p>96814273971</text:p>
          </table:table-cell>
          <table:table-cell table:formula="of:=[.E249]" office:value-type="float" office:value="102325973158" calcext:value-type="float">
            <text:p>102325973158</text:p>
          </table:table-cell>
          <table:table-cell table:formula="of:=[.F249]" office:value-type="float" office:value="119785168525" calcext:value-type="float">
            <text:p>119785168525</text:p>
          </table:table-cell>
          <table:table-cell table:formula="of:=[.G249]" office:value-type="float" office:value="118312776454" calcext:value-type="float">
            <text:p>118312776454</text:p>
          </table:table-cell>
          <table:table-cell table:formula="of:=[.H249]+[.A249]" office:value-type="float" office:value="144241338605" calcext:value-type="float">
            <text:p>144241338605</text:p>
          </table:table-cell>
          <table:table-cell table:formula="of:=[.I249]" office:value-type="float" office:value="63843849318" calcext:value-type="float">
            <text:p>63843849318</text:p>
          </table:table-cell>
          <table:table-cell table:formula="of:=[.A249]" office:value-type="float" office:value="78248581443" calcext:value-type="float">
            <text:p>78248581443</text:p>
          </table:table-cell>
          <table:table-cell table:formula="of:=SUM([.A250:.I250])" office:value-type="float" office:value="891309516178" calcext:value-type="float">
            <text:p>891309516178</text:p>
          </table:table-cell>
        </table:table-row>
        <table:table-row table:style-name="ro1">
          <table:table-cell table:formula="of:=[.B250]" office:value-type="float" office:value="89971635880" calcext:value-type="float">
            <text:p>89971635880</text:p>
          </table:table-cell>
          <table:table-cell table:formula="of:=[.C250]" office:value-type="float" office:value="96814273971" calcext:value-type="float">
            <text:p>96814273971</text:p>
          </table:table-cell>
          <table:table-cell table:formula="of:=[.D250]" office:value-type="float" office:value="102325973158" calcext:value-type="float">
            <text:p>102325973158</text:p>
          </table:table-cell>
          <table:table-cell table:formula="of:=[.E250]" office:value-type="float" office:value="119785168525" calcext:value-type="float">
            <text:p>119785168525</text:p>
          </table:table-cell>
          <table:table-cell table:formula="of:=[.F250]" office:value-type="float" office:value="118312776454" calcext:value-type="float">
            <text:p>118312776454</text:p>
          </table:table-cell>
          <table:table-cell table:formula="of:=[.G250]" office:value-type="float" office:value="144241338605" calcext:value-type="float">
            <text:p>144241338605</text:p>
          </table:table-cell>
          <table:table-cell table:formula="of:=[.H250]+[.A250]" office:value-type="float" office:value="141609768142" calcext:value-type="float">
            <text:p>141609768142</text:p>
          </table:table-cell>
          <table:table-cell table:formula="of:=[.I250]" office:value-type="float" office:value="78248581443" calcext:value-type="float">
            <text:p>78248581443</text:p>
          </table:table-cell>
          <table:table-cell table:formula="of:=[.A250]" office:value-type="float" office:value="77765918824" calcext:value-type="float">
            <text:p>77765918824</text:p>
          </table:table-cell>
          <table:table-cell table:formula="of:=SUM([.A251:.I251])" office:value-type="float" office:value="969075435002" calcext:value-type="float">
            <text:p>969075435002</text:p>
          </table:table-cell>
        </table:table-row>
        <table:table-row table:style-name="ro1">
          <table:table-cell table:formula="of:=[.B251]" office:value-type="float" office:value="96814273971" calcext:value-type="float">
            <text:p>96814273971</text:p>
          </table:table-cell>
          <table:table-cell table:formula="of:=[.C251]" office:value-type="float" office:value="102325973158" calcext:value-type="float">
            <text:p>102325973158</text:p>
          </table:table-cell>
          <table:table-cell table:formula="of:=[.D251]" office:value-type="float" office:value="119785168525" calcext:value-type="float">
            <text:p>119785168525</text:p>
          </table:table-cell>
          <table:table-cell table:formula="of:=[.E251]" office:value-type="float" office:value="118312776454" calcext:value-type="float">
            <text:p>118312776454</text:p>
          </table:table-cell>
          <table:table-cell table:formula="of:=[.F251]" office:value-type="float" office:value="144241338605" calcext:value-type="float">
            <text:p>144241338605</text:p>
          </table:table-cell>
          <table:table-cell table:formula="of:=[.G251]" office:value-type="float" office:value="141609768142" calcext:value-type="float">
            <text:p>141609768142</text:p>
          </table:table-cell>
          <table:table-cell table:formula="of:=[.H251]+[.A251]" office:value-type="float" office:value="168220217323" calcext:value-type="float">
            <text:p>168220217323</text:p>
          </table:table-cell>
          <table:table-cell table:formula="of:=[.I251]" office:value-type="float" office:value="77765918824" calcext:value-type="float">
            <text:p>77765918824</text:p>
          </table:table-cell>
          <table:table-cell table:formula="of:=[.A251]" office:value-type="float" office:value="89971635880" calcext:value-type="float">
            <text:p>89971635880</text:p>
          </table:table-cell>
          <table:table-cell table:formula="of:=SUM([.A252:.I252])" office:value-type="float" office:value="1059047070882" calcext:value-type="float">
            <text:p>1059047070882</text:p>
          </table:table-cell>
        </table:table-row>
        <table:table-row table:style-name="ro1">
          <table:table-cell table:formula="of:=[.B252]" office:value-type="float" office:value="102325973158" calcext:value-type="float">
            <text:p>102325973158</text:p>
          </table:table-cell>
          <table:table-cell table:formula="of:=[.C252]" office:value-type="float" office:value="119785168525" calcext:value-type="float">
            <text:p>119785168525</text:p>
          </table:table-cell>
          <table:table-cell table:formula="of:=[.D252]" office:value-type="float" office:value="118312776454" calcext:value-type="float">
            <text:p>118312776454</text:p>
          </table:table-cell>
          <table:table-cell table:formula="of:=[.E252]" office:value-type="float" office:value="144241338605" calcext:value-type="float">
            <text:p>144241338605</text:p>
          </table:table-cell>
          <table:table-cell table:formula="of:=[.F252]" office:value-type="float" office:value="141609768142" calcext:value-type="float">
            <text:p>141609768142</text:p>
          </table:table-cell>
          <table:table-cell table:formula="of:=[.G252]" office:value-type="float" office:value="168220217323" calcext:value-type="float">
            <text:p>168220217323</text:p>
          </table:table-cell>
          <table:table-cell table:formula="of:=[.H252]+[.A252]" office:value-type="float" office:value="174580192795" calcext:value-type="float">
            <text:p>174580192795</text:p>
          </table:table-cell>
          <table:table-cell table:formula="of:=[.I252]" office:value-type="float" office:value="89971635880" calcext:value-type="float">
            <text:p>89971635880</text:p>
          </table:table-cell>
          <table:table-cell table:formula="of:=[.A252]" office:value-type="float" office:value="96814273971" calcext:value-type="float">
            <text:p>96814273971</text:p>
          </table:table-cell>
          <table:table-cell table:formula="of:=SUM([.A253:.I253])" office:value-type="float" office:value="1155861344853" calcext:value-type="float">
            <text:p>1155861344853</text:p>
          </table:table-cell>
        </table:table-row>
        <table:table-row table:style-name="ro1">
          <table:table-cell table:formula="of:=[.B253]" office:value-type="float" office:value="119785168525" calcext:value-type="float">
            <text:p>119785168525</text:p>
          </table:table-cell>
          <table:table-cell table:formula="of:=[.C253]" office:value-type="float" office:value="118312776454" calcext:value-type="float">
            <text:p>118312776454</text:p>
          </table:table-cell>
          <table:table-cell table:formula="of:=[.D253]" office:value-type="float" office:value="144241338605" calcext:value-type="float">
            <text:p>144241338605</text:p>
          </table:table-cell>
          <table:table-cell table:formula="of:=[.E253]" office:value-type="float" office:value="141609768142" calcext:value-type="float">
            <text:p>141609768142</text:p>
          </table:table-cell>
          <table:table-cell table:formula="of:=[.F253]" office:value-type="float" office:value="168220217323" calcext:value-type="float">
            <text:p>168220217323</text:p>
          </table:table-cell>
          <table:table-cell table:formula="of:=[.G253]" office:value-type="float" office:value="174580192795" calcext:value-type="float">
            <text:p>174580192795</text:p>
          </table:table-cell>
          <table:table-cell table:formula="of:=[.H253]+[.A253]" office:value-type="float" office:value="192297609038" calcext:value-type="float">
            <text:p>192297609038</text:p>
          </table:table-cell>
          <table:table-cell table:formula="of:=[.I253]" office:value-type="float" office:value="96814273971" calcext:value-type="float">
            <text:p>96814273971</text:p>
          </table:table-cell>
          <table:table-cell table:formula="of:=[.A253]" office:value-type="float" office:value="102325973158" calcext:value-type="float">
            <text:p>102325973158</text:p>
          </table:table-cell>
          <table:table-cell table:formula="of:=SUM([.A254:.I254])" office:value-type="float" office:value="1258187318011" calcext:value-type="float">
            <text:p>1258187318011</text:p>
          </table:table-cell>
        </table:table-row>
        <table:table-row table:style-name="ro1">
          <table:table-cell table:formula="of:=[.B254]" office:value-type="float" office:value="118312776454" calcext:value-type="float">
            <text:p>118312776454</text:p>
          </table:table-cell>
          <table:table-cell table:formula="of:=[.C254]" office:value-type="float" office:value="144241338605" calcext:value-type="float">
            <text:p>144241338605</text:p>
          </table:table-cell>
          <table:table-cell table:formula="of:=[.D254]" office:value-type="float" office:value="141609768142" calcext:value-type="float">
            <text:p>141609768142</text:p>
          </table:table-cell>
          <table:table-cell table:formula="of:=[.E254]" office:value-type="float" office:value="168220217323" calcext:value-type="float">
            <text:p>168220217323</text:p>
          </table:table-cell>
          <table:table-cell table:formula="of:=[.F254]" office:value-type="float" office:value="174580192795" calcext:value-type="float">
            <text:p>174580192795</text:p>
          </table:table-cell>
          <table:table-cell table:formula="of:=[.G254]" office:value-type="float" office:value="192297609038" calcext:value-type="float">
            <text:p>192297609038</text:p>
          </table:table-cell>
          <table:table-cell table:formula="of:=[.H254]+[.A254]" office:value-type="float" office:value="216599442496" calcext:value-type="float">
            <text:p>216599442496</text:p>
          </table:table-cell>
          <table:table-cell table:formula="of:=[.I254]" office:value-type="float" office:value="102325973158" calcext:value-type="float">
            <text:p>102325973158</text:p>
          </table:table-cell>
          <table:table-cell table:formula="of:=[.A254]" office:value-type="float" office:value="119785168525" calcext:value-type="float">
            <text:p>119785168525</text:p>
          </table:table-cell>
          <table:table-cell table:formula="of:=SUM([.A255:.I255])" office:value-type="float" office:value="1377972486536" calcext:value-type="float">
            <text:p>1377972486536</text:p>
          </table:table-cell>
        </table:table-row>
        <table:table-row table:style-name="ro1">
          <table:table-cell table:formula="of:=[.B255]" office:value-type="float" office:value="144241338605" calcext:value-type="float">
            <text:p>144241338605</text:p>
          </table:table-cell>
          <table:table-cell table:formula="of:=[.C255]" office:value-type="float" office:value="141609768142" calcext:value-type="float">
            <text:p>141609768142</text:p>
          </table:table-cell>
          <table:table-cell table:formula="of:=[.D255]" office:value-type="float" office:value="168220217323" calcext:value-type="float">
            <text:p>168220217323</text:p>
          </table:table-cell>
          <table:table-cell table:formula="of:=[.E255]" office:value-type="float" office:value="174580192795" calcext:value-type="float">
            <text:p>174580192795</text:p>
          </table:table-cell>
          <table:table-cell table:formula="of:=[.F255]" office:value-type="float" office:value="192297609038" calcext:value-type="float">
            <text:p>192297609038</text:p>
          </table:table-cell>
          <table:table-cell table:formula="of:=[.G255]" office:value-type="float" office:value="216599442496" calcext:value-type="float">
            <text:p>216599442496</text:p>
          </table:table-cell>
          <table:table-cell table:formula="of:=[.H255]+[.A255]" office:value-type="float" office:value="220638749612" calcext:value-type="float">
            <text:p>220638749612</text:p>
          </table:table-cell>
          <table:table-cell table:formula="of:=[.I255]" office:value-type="float" office:value="119785168525" calcext:value-type="float">
            <text:p>119785168525</text:p>
          </table:table-cell>
          <table:table-cell table:formula="of:=[.A255]" office:value-type="float" office:value="118312776454" calcext:value-type="float">
            <text:p>118312776454</text:p>
          </table:table-cell>
          <table:table-cell table:formula="of:=SUM([.A256:.I256])" office:value-type="float" office:value="1496285262990" calcext:value-type="float">
            <text:p>1496285262990</text:p>
          </table:table-cell>
        </table:table-row>
        <table:table-row table:style-name="ro1">
          <table:table-cell table:formula="of:=[.B256]" office:value-type="float" office:value="141609768142" calcext:value-type="float">
            <text:p>141609768142</text:p>
          </table:table-cell>
          <table:table-cell table:formula="of:=[.C256]" office:value-type="float" office:value="168220217323" calcext:value-type="float">
            <text:p>168220217323</text:p>
          </table:table-cell>
          <table:table-cell table:formula="of:=[.D256]" office:value-type="float" office:value="174580192795" calcext:value-type="float">
            <text:p>174580192795</text:p>
          </table:table-cell>
          <table:table-cell table:formula="of:=[.E256]" office:value-type="float" office:value="192297609038" calcext:value-type="float">
            <text:p>192297609038</text:p>
          </table:table-cell>
          <table:table-cell table:formula="of:=[.F256]" office:value-type="float" office:value="216599442496" calcext:value-type="float">
            <text:p>216599442496</text:p>
          </table:table-cell>
          <table:table-cell table:formula="of:=[.G256]" office:value-type="float" office:value="220638749612" calcext:value-type="float">
            <text:p>220638749612</text:p>
          </table:table-cell>
          <table:table-cell table:formula="of:=[.H256]+[.A256]" office:value-type="float" office:value="264026507130" calcext:value-type="float">
            <text:p>264026507130</text:p>
          </table:table-cell>
          <table:table-cell table:formula="of:=[.I256]" office:value-type="float" office:value="118312776454" calcext:value-type="float">
            <text:p>118312776454</text:p>
          </table:table-cell>
          <table:table-cell table:formula="of:=[.A256]" office:value-type="float" office:value="144241338605" calcext:value-type="float">
            <text:p>144241338605</text:p>
          </table:table-cell>
          <table:table-cell table:formula="of:=SUM([.A257:.I257])" office:value-type="float" office:value="1640526601595" calcext:value-type="float">
            <text:p>1640526601595</text:p>
          </table:table-cell>
        </table:table-row>
        <table:table-row table:style-name="ro1" table:number-rows-repeated="10483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06:21:50.760666991</meta:creation-date>
    <dc:date>2021-12-06T06:30:15.616405233</dc:date>
    <meta:editing-duration>PT8M25S</meta:editing-duration>
    <meta:editing-cycles>1</meta:editing-cycles>
    <meta:document-statistic meta:table-count="2" meta:cell-count="2888" meta:object-count="0"/>
    <meta:generator>LibreOffice/7.2.3.1$Linux_X86_64 LibreOffice_project/20$Build-1</meta:generator>
  </office:meta>
</office:document-meta>
</file>